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5.8035in"/>
    </style:style>
    <style:style style:name="co8" style:family="table-column">
      <style:table-column-properties fo:break-before="auto" style:column-width="2.4799in"/>
    </style:style>
    <style:style style:name="co9" style:family="table-column">
      <style:table-column-properties fo:break-before="auto" style:column-width="2.0291in"/>
    </style:style>
    <style:style style:name="co10" style:family="table-column">
      <style:table-column-properties fo:break-before="auto" style:column-width="1.3008in"/>
    </style:style>
    <style:style style:name="co11" style:family="table-column">
      <style:table-column-properties fo:break-before="auto" style:column-width="5.4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4ea6b"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4ea6b" fo:wrap-option="no-wrap"/>
    </style:style>
    <style:style style:name="ce17" style:family="table-cell" style:parent-style-name="Default">
      <style:table-cell-properties fo:background-color="#d4ea6b" fo:wrap-option="no-wrap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7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6" table:default-cell-style-name="ce10"/>
        <table:table-column table:style-name="co11" table:default-cell-style-name="Default"/>
        <table:table-column table:style-name="co6" table:number-columns-repeated="1009" table:default-cell-style-name="ce10"/>
        <table:table-row table:style-name="ro1">
          <table:table-cell table:style-name="ce1" office:value-type="string" calcext:value-type="string" table:number-columns-spanned="5" table:number-rows-spanned="1">
            <text:p><text:a xlink:href="https://cloud.google.com/text-to-speech/docs/voices" xlink:type="simple">Source Data (CTRL + Click to visit site)</text:a></text:p>
          </table:table-cell>
          <table:covered-table-cell table:number-columns-repeated="4" table:style-name="ce12"/>
          <table:table-cell table:style-name="ce12"/>
          <table:table-cell table:style-name="ce16" office:value-type="string" calcext:value-type="string">
            <text:p>JS/TS Array Output</text:p>
          </table:table-cell>
          <table:table-cell table:style-name="ce12"/>
          <table:table-cell table:style-name="ce18" office:value-type="string" calcext:value-type="string" table:number-columns-spanned="3" table:number-rows-spanned="1">
            <text:p>JS Property Labels and Format Buffer</text:p>
          </table:table-cell>
          <table:covered-table-cell table:number-columns-repeated="2" table:style-name="ce19"/>
          <table:table-cell table:style-name="ce20"/>
          <table:table-cell/>
          <table:table-cell table:style-name="ce20" table:number-columns-repeated="1009"/>
        </table:table-row>
        <table:table-row table:style-name="ro1">
          <table:table-cell table:style-name="ce6" office:value-type="string" calcext:value-type="string">
            <text:p>Language</text:p>
          </table:table-cell>
          <table:table-cell table:style-name="ce6" office:value-type="string" calcext:value-type="string">
            <text:p>Voice type</text:p>
          </table:table-cell>
          <table:table-cell table:style-name="ce6" office:value-type="string" calcext:value-type="string">
            <text:p>Language code</text:p>
          </table:table-cell>
          <table:table-cell table:style-name="ce6" office:value-type="string" calcext:value-type="string">
            <text:p>Voice name</text:p>
          </table:table-cell>
          <table:table-cell table:style-name="ce6" office:value-type="string" calcext:value-type="string">
            <text:p>SSML Gender</text:p>
          </table:table-cell>
          <table:table-cell table:style-name="ce6"/>
          <table:table-cell table:style-name="ce14"/>
          <table:table-cell table:style-name="ce6"/>
          <table:table-cell office:value-type="string" calcext:value-type="string">
            <text:p>languag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Afrikaans (South Afric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af-ZA</text:p>
          </table:table-cell>
          <table:table-cell table:style-name="ce3" office:value-type="string" calcext:value-type="string">
            <text:p>af-ZA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]; &quot;, &quot;; [.J3]; &quot;, &quot;; [.K3]; &quot; },&quot;)" office:value-type="string" office:string-value="{ language: &quot;Afrikaans (South Africa)&quot;, name: &quot;af-ZA-Standard-A&quot;, gender: &quot;Female&quot; }," calcext:value-type="string">
            <text:p>{ language: "Afrikaans (South Africa)", name: "af-ZA-Standard-A", gender: "Female" },</text:p>
          </table:table-cell>
          <table:table-cell table:style-name="ce3"/>
          <table:table-cell table:formula="of:=COM.MICROSOFT.CONCAT([.I$2]; &quot;: &quot;; CHAR(34); [.A3]; CHAR(34))" office:value-type="string" office:string-value="language: &quot;Afrikaans (South Africa)&quot;" calcext:value-type="string">
            <text:p>language: "Afrikaans (South Africa)"</text:p>
          </table:table-cell>
          <table:table-cell table:formula="of:=COM.MICROSOFT.CONCAT([.J$2]; &quot;: &quot;; CHAR(34); [.D3]; CHAR(34))" office:value-type="string" office:string-value="name: &quot;af-ZA-Standard-A&quot;" calcext:value-type="string">
            <text:p>name: "af-ZA-Standard-A"</text:p>
          </table:table-cell>
          <table:table-cell table:formula="of:=COM.MICROSOFT.CONCAT([.K$2]; &quot;: &quot;; CHAR(34); IF([.E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Arabic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ar-XA</text:p>
          </table:table-cell>
          <table:table-cell table:style-name="ce3" office:value-type="string" calcext:value-type="string">
            <text:p>ar-XA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]; &quot;, &quot;; [.J4]; &quot;, &quot;; [.K4]; &quot; },&quot;)" office:value-type="string" office:string-value="{ language: &quot;Arabic&quot;, name: &quot;ar-XA-Standard-A&quot;, gender: &quot;Female&quot; }," calcext:value-type="string">
            <text:p>{ language: "Arabic", name: "ar-XA-Standard-A", gender: "Female" },</text:p>
          </table:table-cell>
          <table:table-cell table:style-name="ce3"/>
          <table:table-cell table:formula="of:=COM.MICROSOFT.CONCAT([.I$2]; &quot;: &quot;; CHAR(34); [.A4]; CHAR(34))" office:value-type="string" office:string-value="language: &quot;Arabic&quot;" calcext:value-type="string">
            <text:p>language: "Arabic"</text:p>
          </table:table-cell>
          <table:table-cell table:formula="of:=COM.MICROSOFT.CONCAT([.J$2]; &quot;: &quot;; CHAR(34); [.D4]; CHAR(34))" office:value-type="string" office:string-value="name: &quot;ar-XA-Standard-A&quot;" calcext:value-type="string">
            <text:p>name: "ar-XA-Standard-A"</text:p>
          </table:table-cell>
          <table:table-cell table:formula="of:=COM.MICROSOFT.CONCAT([.K$2]; &quot;: &quot;; CHAR(34); IF([.E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Arabic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ar-XA</text:p>
          </table:table-cell>
          <table:table-cell table:style-name="ce3" office:value-type="string" calcext:value-type="string">
            <text:p>ar-XA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5]; &quot;, &quot;; [.J5]; &quot;, &quot;; [.K5]; &quot; },&quot;)" office:value-type="string" office:string-value="{ language: &quot;Arabic&quot;, name: &quot;ar-XA-Standard-B&quot;, gender: &quot;Male&quot; }," calcext:value-type="string">
            <text:p>{ language: "Arabic", name: "ar-XA-Standard-B", gender: "Male" },</text:p>
          </table:table-cell>
          <table:table-cell table:style-name="ce3"/>
          <table:table-cell table:formula="of:=COM.MICROSOFT.CONCAT([.I$2]; &quot;: &quot;; CHAR(34); [.A5]; CHAR(34))" office:value-type="string" office:string-value="language: &quot;Arabic&quot;" calcext:value-type="string">
            <text:p>language: "Arabic"</text:p>
          </table:table-cell>
          <table:table-cell table:formula="of:=COM.MICROSOFT.CONCAT([.J$2]; &quot;: &quot;; CHAR(34); [.D5]; CHAR(34))" office:value-type="string" office:string-value="name: &quot;ar-XA-Standard-B&quot;" calcext:value-type="string">
            <text:p>name: "ar-XA-Standard-B"</text:p>
          </table:table-cell>
          <table:table-cell table:formula="of:=COM.MICROSOFT.CONCAT([.K$2]; &quot;: &quot;; CHAR(34); IF([.E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Arabic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ar-XA</text:p>
          </table:table-cell>
          <table:table-cell table:style-name="ce3" office:value-type="string" calcext:value-type="string">
            <text:p>ar-XA-Standard-C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6]; &quot;, &quot;; [.J6]; &quot;, &quot;; [.K6]; &quot; },&quot;)" office:value-type="string" office:string-value="{ language: &quot;Arabic&quot;, name: &quot;ar-XA-Standard-C&quot;, gender: &quot;Male&quot; }," calcext:value-type="string">
            <text:p>{ language: "Arabic", name: "ar-XA-Standard-C", gender: "Male" },</text:p>
          </table:table-cell>
          <table:table-cell table:style-name="ce3"/>
          <table:table-cell table:formula="of:=COM.MICROSOFT.CONCAT([.I$2]; &quot;: &quot;; CHAR(34); [.A6]; CHAR(34))" office:value-type="string" office:string-value="language: &quot;Arabic&quot;" calcext:value-type="string">
            <text:p>language: "Arabic"</text:p>
          </table:table-cell>
          <table:table-cell table:formula="of:=COM.MICROSOFT.CONCAT([.J$2]; &quot;: &quot;; CHAR(34); [.D6]; CHAR(34))" office:value-type="string" office:string-value="name: &quot;ar-XA-Standard-C&quot;" calcext:value-type="string">
            <text:p>name: "ar-XA-Standard-C"</text:p>
          </table:table-cell>
          <table:table-cell table:formula="of:=COM.MICROSOFT.CONCAT([.K$2]; &quot;: &quot;; CHAR(34); IF([.E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Arabic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ar-XA</text:p>
          </table:table-cell>
          <table:table-cell table:style-name="ce3" office:value-type="string" calcext:value-type="string">
            <text:p>ar-XA-Standard-D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7]; &quot;, &quot;; [.J7]; &quot;, &quot;; [.K7]; &quot; },&quot;)" office:value-type="string" office:string-value="{ language: &quot;Arabic&quot;, name: &quot;ar-XA-Standard-D&quot;, gender: &quot;Female&quot; }," calcext:value-type="string">
            <text:p>{ language: "Arabic", name: "ar-XA-Standard-D", gender: "Female" },</text:p>
          </table:table-cell>
          <table:table-cell table:style-name="ce3"/>
          <table:table-cell table:formula="of:=COM.MICROSOFT.CONCAT([.I$2]; &quot;: &quot;; CHAR(34); [.A7]; CHAR(34))" office:value-type="string" office:string-value="language: &quot;Arabic&quot;" calcext:value-type="string">
            <text:p>language: "Arabic"</text:p>
          </table:table-cell>
          <table:table-cell table:formula="of:=COM.MICROSOFT.CONCAT([.J$2]; &quot;: &quot;; CHAR(34); [.D7]; CHAR(34))" office:value-type="string" office:string-value="name: &quot;ar-XA-Standard-D&quot;" calcext:value-type="string">
            <text:p>name: "ar-XA-Standard-D"</text:p>
          </table:table-cell>
          <table:table-cell table:formula="of:=COM.MICROSOFT.CONCAT([.K$2]; &quot;: &quot;; CHAR(34); IF([.E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Arabic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ar-XA</text:p>
          </table:table-cell>
          <table:table-cell table:style-name="ce4" office:value-type="string" calcext:value-type="string">
            <text:p>ar-XA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8]; &quot;, &quot;; [.J8]; &quot;, &quot;; [.K8]; &quot; },&quot;)" office:value-type="string" office:string-value="{ language: &quot;Arabic&quot;, name: &quot;ar-XA-Wavenet-A&quot;, gender: &quot;Female&quot; }," calcext:value-type="string">
            <text:p>{ language: "Arabic", name: "ar-XA-Wavenet-A", gender: "Female" },</text:p>
          </table:table-cell>
          <table:table-cell table:style-name="ce4"/>
          <table:table-cell table:formula="of:=COM.MICROSOFT.CONCAT([.I$2]; &quot;: &quot;; CHAR(34); [.A8]; CHAR(34))" office:value-type="string" office:string-value="language: &quot;Arabic&quot;" calcext:value-type="string">
            <text:p>language: "Arabic"</text:p>
          </table:table-cell>
          <table:table-cell table:formula="of:=COM.MICROSOFT.CONCAT([.J$2]; &quot;: &quot;; CHAR(34); [.D8]; CHAR(34))" office:value-type="string" office:string-value="name: &quot;ar-XA-Wavenet-A&quot;" calcext:value-type="string">
            <text:p>name: "ar-XA-Wavenet-A"</text:p>
          </table:table-cell>
          <table:table-cell table:formula="of:=COM.MICROSOFT.CONCAT([.K$2]; &quot;: &quot;; CHAR(34); IF([.E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rabic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ar-XA</text:p>
          </table:table-cell>
          <table:table-cell table:style-name="ce4" office:value-type="string" calcext:value-type="string">
            <text:p>ar-XA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9]; &quot;, &quot;; [.J9]; &quot;, &quot;; [.K9]; &quot; },&quot;)" office:value-type="string" office:string-value="{ language: &quot;Arabic&quot;, name: &quot;ar-XA-Wavenet-B&quot;, gender: &quot;Male&quot; }," calcext:value-type="string">
            <text:p>{ language: "Arabic", name: "ar-XA-Wavenet-B", gender: "Male" },</text:p>
          </table:table-cell>
          <table:table-cell table:style-name="ce4"/>
          <table:table-cell table:formula="of:=COM.MICROSOFT.CONCAT([.I$2]; &quot;: &quot;; CHAR(34); [.A9]; CHAR(34))" office:value-type="string" office:string-value="language: &quot;Arabic&quot;" calcext:value-type="string">
            <text:p>language: "Arabic"</text:p>
          </table:table-cell>
          <table:table-cell table:formula="of:=COM.MICROSOFT.CONCAT([.J$2]; &quot;: &quot;; CHAR(34); [.D9]; CHAR(34))" office:value-type="string" office:string-value="name: &quot;ar-XA-Wavenet-B&quot;" calcext:value-type="string">
            <text:p>name: "ar-XA-Wavenet-B"</text:p>
          </table:table-cell>
          <table:table-cell table:formula="of:=COM.MICROSOFT.CONCAT([.K$2]; &quot;: &quot;; CHAR(34); IF([.E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rabic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ar-XA</text:p>
          </table:table-cell>
          <table:table-cell table:style-name="ce4" office:value-type="string" calcext:value-type="string">
            <text:p>ar-XA-Wavenet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0]; &quot;, &quot;; [.J10]; &quot;, &quot;; [.K10]; &quot; },&quot;)" office:value-type="string" office:string-value="{ language: &quot;Arabic&quot;, name: &quot;ar-XA-Wavenet-C&quot;, gender: &quot;Male&quot; }," calcext:value-type="string">
            <text:p>{ language: "Arabic", name: "ar-XA-Wavenet-C", gender: "Male" },</text:p>
          </table:table-cell>
          <table:table-cell table:style-name="ce4"/>
          <table:table-cell table:formula="of:=COM.MICROSOFT.CONCAT([.I$2]; &quot;: &quot;; CHAR(34); [.A10]; CHAR(34))" office:value-type="string" office:string-value="language: &quot;Arabic&quot;" calcext:value-type="string">
            <text:p>language: "Arabic"</text:p>
          </table:table-cell>
          <table:table-cell table:formula="of:=COM.MICROSOFT.CONCAT([.J$2]; &quot;: &quot;; CHAR(34); [.D10]; CHAR(34))" office:value-type="string" office:string-value="name: &quot;ar-XA-Wavenet-C&quot;" calcext:value-type="string">
            <text:p>name: "ar-XA-Wavenet-C"</text:p>
          </table:table-cell>
          <table:table-cell table:formula="of:=COM.MICROSOFT.CONCAT([.K$2]; &quot;: &quot;; CHAR(34); IF([.E1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rabic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ar-XA</text:p>
          </table:table-cell>
          <table:table-cell table:style-name="ce4" office:value-type="string" calcext:value-type="string">
            <text:p>ar-XA-Wavenet-D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1]; &quot;, &quot;; [.J11]; &quot;, &quot;; [.K11]; &quot; },&quot;)" office:value-type="string" office:string-value="{ language: &quot;Arabic&quot;, name: &quot;ar-XA-Wavenet-D&quot;, gender: &quot;Female&quot; }," calcext:value-type="string">
            <text:p>{ language: "Arabic", name: "ar-XA-Wavenet-D", gender: "Female" },</text:p>
          </table:table-cell>
          <table:table-cell table:style-name="ce4"/>
          <table:table-cell table:formula="of:=COM.MICROSOFT.CONCAT([.I$2]; &quot;: &quot;; CHAR(34); [.A11]; CHAR(34))" office:value-type="string" office:string-value="language: &quot;Arabic&quot;" calcext:value-type="string">
            <text:p>language: "Arabic"</text:p>
          </table:table-cell>
          <table:table-cell table:formula="of:=COM.MICROSOFT.CONCAT([.J$2]; &quot;: &quot;; CHAR(34); [.D11]; CHAR(34))" office:value-type="string" office:string-value="name: &quot;ar-XA-Wavenet-D&quot;" calcext:value-type="string">
            <text:p>name: "ar-XA-Wavenet-D"</text:p>
          </table:table-cell>
          <table:table-cell table:formula="of:=COM.MICROSOFT.CONCAT([.K$2]; &quot;: &quot;; CHAR(34); IF([.E1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Basque (Spain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u-ES</text:p>
          </table:table-cell>
          <table:table-cell table:style-name="ce3" office:value-type="string" calcext:value-type="string">
            <text:p>eu-ES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2]; &quot;, &quot;; [.J12]; &quot;, &quot;; [.K12]; &quot; },&quot;)" office:value-type="string" office:string-value="{ language: &quot;Basque (Spain)&quot;, name: &quot;eu-ES-Standard-A&quot;, gender: &quot;Female&quot; }," calcext:value-type="string">
            <text:p>{ language: "Basque (Spain)", name: "eu-ES-Standard-A", gender: "Female" },</text:p>
          </table:table-cell>
          <table:table-cell table:style-name="ce3"/>
          <table:table-cell table:formula="of:=COM.MICROSOFT.CONCAT([.I$2]; &quot;: &quot;; CHAR(34); [.A12]; CHAR(34))" office:value-type="string" office:string-value="language: &quot;Basque (Spain)&quot;" calcext:value-type="string">
            <text:p>language: "Basque (Spain)"</text:p>
          </table:table-cell>
          <table:table-cell table:formula="of:=COM.MICROSOFT.CONCAT([.J$2]; &quot;: &quot;; CHAR(34); [.D12]; CHAR(34))" office:value-type="string" office:string-value="name: &quot;eu-ES-Standard-A&quot;" calcext:value-type="string">
            <text:p>name: "eu-ES-Standard-A"</text:p>
          </table:table-cell>
          <table:table-cell table:formula="of:=COM.MICROSOFT.CONCAT([.K$2]; &quot;: &quot;; CHAR(34); IF([.E1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Bengal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bn-IN</text:p>
          </table:table-cell>
          <table:table-cell table:style-name="ce3" office:value-type="string" calcext:value-type="string">
            <text:p>bn-IN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3]; &quot;, &quot;; [.J13]; &quot;, &quot;; [.K13]; &quot; },&quot;)" office:value-type="string" office:string-value="{ language: &quot;Bengali (India)&quot;, name: &quot;bn-IN-Standard-A&quot;, gender: &quot;Female&quot; }," calcext:value-type="string">
            <text:p>{ language: "Bengali (India)", name: "bn-IN-Standard-A", gender: "Female" },</text:p>
          </table:table-cell>
          <table:table-cell table:style-name="ce3"/>
          <table:table-cell table:formula="of:=COM.MICROSOFT.CONCAT([.I$2]; &quot;: &quot;; CHAR(34); [.A13]; CHAR(34))" office:value-type="string" office:string-value="language: &quot;Bengali (India)&quot;" calcext:value-type="string">
            <text:p>language: "Bengali (India)"</text:p>
          </table:table-cell>
          <table:table-cell table:formula="of:=COM.MICROSOFT.CONCAT([.J$2]; &quot;: &quot;; CHAR(34); [.D13]; CHAR(34))" office:value-type="string" office:string-value="name: &quot;bn-IN-Standard-A&quot;" calcext:value-type="string">
            <text:p>name: "bn-IN-Standard-A"</text:p>
          </table:table-cell>
          <table:table-cell table:formula="of:=COM.MICROSOFT.CONCAT([.K$2]; &quot;: &quot;; CHAR(34); IF([.E1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Bengal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bn-IN</text:p>
          </table:table-cell>
          <table:table-cell table:style-name="ce3" office:value-type="string" calcext:value-type="string">
            <text:p>bn-IN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4]; &quot;, &quot;; [.J14]; &quot;, &quot;; [.K14]; &quot; },&quot;)" office:value-type="string" office:string-value="{ language: &quot;Bengali (India)&quot;, name: &quot;bn-IN-Standard-B&quot;, gender: &quot;Male&quot; }," calcext:value-type="string">
            <text:p>{ language: "Bengali (India)", name: "bn-IN-Standard-B", gender: "Male" },</text:p>
          </table:table-cell>
          <table:table-cell table:style-name="ce3"/>
          <table:table-cell table:formula="of:=COM.MICROSOFT.CONCAT([.I$2]; &quot;: &quot;; CHAR(34); [.A14]; CHAR(34))" office:value-type="string" office:string-value="language: &quot;Bengali (India)&quot;" calcext:value-type="string">
            <text:p>language: "Bengali (India)"</text:p>
          </table:table-cell>
          <table:table-cell table:formula="of:=COM.MICROSOFT.CONCAT([.J$2]; &quot;: &quot;; CHAR(34); [.D14]; CHAR(34))" office:value-type="string" office:string-value="name: &quot;bn-IN-Standard-B&quot;" calcext:value-type="string">
            <text:p>name: "bn-IN-Standard-B"</text:p>
          </table:table-cell>
          <table:table-cell table:formula="of:=COM.MICROSOFT.CONCAT([.K$2]; &quot;: &quot;; CHAR(34); IF([.E1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Bengal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bn-IN</text:p>
          </table:table-cell>
          <table:table-cell table:style-name="ce3" office:value-type="string" calcext:value-type="string">
            <text:p>bn-IN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5]; &quot;, &quot;; [.J15]; &quot;, &quot;; [.K15]; &quot; },&quot;)" office:value-type="string" office:string-value="{ language: &quot;Bengali (India)&quot;, name: &quot;bn-IN-Standard-C&quot;, gender: &quot;Female&quot; }," calcext:value-type="string">
            <text:p>{ language: "Bengali (India)", name: "bn-IN-Standard-C", gender: "Female" },</text:p>
          </table:table-cell>
          <table:table-cell table:style-name="ce3"/>
          <table:table-cell table:formula="of:=COM.MICROSOFT.CONCAT([.I$2]; &quot;: &quot;; CHAR(34); [.A15]; CHAR(34))" office:value-type="string" office:string-value="language: &quot;Bengali (India)&quot;" calcext:value-type="string">
            <text:p>language: "Bengali (India)"</text:p>
          </table:table-cell>
          <table:table-cell table:formula="of:=COM.MICROSOFT.CONCAT([.J$2]; &quot;: &quot;; CHAR(34); [.D15]; CHAR(34))" office:value-type="string" office:string-value="name: &quot;bn-IN-Standard-C&quot;" calcext:value-type="string">
            <text:p>name: "bn-IN-Standard-C"</text:p>
          </table:table-cell>
          <table:table-cell table:formula="of:=COM.MICROSOFT.CONCAT([.K$2]; &quot;: &quot;; CHAR(34); IF([.E1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Bengal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bn-IN</text:p>
          </table:table-cell>
          <table:table-cell table:style-name="ce3" office:value-type="string" calcext:value-type="string">
            <text:p>bn-IN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6]; &quot;, &quot;; [.J16]; &quot;, &quot;; [.K16]; &quot; },&quot;)" office:value-type="string" office:string-value="{ language: &quot;Bengali (India)&quot;, name: &quot;bn-IN-Standard-D&quot;, gender: &quot;Male&quot; }," calcext:value-type="string">
            <text:p>{ language: "Bengali (India)", name: "bn-IN-Standard-D", gender: "Male" },</text:p>
          </table:table-cell>
          <table:table-cell table:style-name="ce3"/>
          <table:table-cell table:formula="of:=COM.MICROSOFT.CONCAT([.I$2]; &quot;: &quot;; CHAR(34); [.A16]; CHAR(34))" office:value-type="string" office:string-value="language: &quot;Bengali (India)&quot;" calcext:value-type="string">
            <text:p>language: "Bengali (India)"</text:p>
          </table:table-cell>
          <table:table-cell table:formula="of:=COM.MICROSOFT.CONCAT([.J$2]; &quot;: &quot;; CHAR(34); [.D16]; CHAR(34))" office:value-type="string" office:string-value="name: &quot;bn-IN-Standard-D&quot;" calcext:value-type="string">
            <text:p>name: "bn-IN-Standard-D"</text:p>
          </table:table-cell>
          <table:table-cell table:formula="of:=COM.MICROSOFT.CONCAT([.K$2]; &quot;: &quot;; CHAR(34); IF([.E1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Bengal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bn-IN</text:p>
          </table:table-cell>
          <table:table-cell table:style-name="ce4" office:value-type="string" calcext:value-type="string">
            <text:p>bn-IN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7]; &quot;, &quot;; [.J17]; &quot;, &quot;; [.K17]; &quot; },&quot;)" office:value-type="string" office:string-value="{ language: &quot;Bengali (India)&quot;, name: &quot;bn-IN-Wavenet-A&quot;, gender: &quot;Female&quot; }," calcext:value-type="string">
            <text:p>{ language: "Bengali (India)", name: "bn-IN-Wavenet-A", gender: "Female" },</text:p>
          </table:table-cell>
          <table:table-cell table:style-name="ce4"/>
          <table:table-cell table:formula="of:=COM.MICROSOFT.CONCAT([.I$2]; &quot;: &quot;; CHAR(34); [.A17]; CHAR(34))" office:value-type="string" office:string-value="language: &quot;Bengali (India)&quot;" calcext:value-type="string">
            <text:p>language: "Bengali (India)"</text:p>
          </table:table-cell>
          <table:table-cell table:formula="of:=COM.MICROSOFT.CONCAT([.J$2]; &quot;: &quot;; CHAR(34); [.D17]; CHAR(34))" office:value-type="string" office:string-value="name: &quot;bn-IN-Wavenet-A&quot;" calcext:value-type="string">
            <text:p>name: "bn-IN-Wavenet-A"</text:p>
          </table:table-cell>
          <table:table-cell table:formula="of:=COM.MICROSOFT.CONCAT([.K$2]; &quot;: &quot;; CHAR(34); IF([.E1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engal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bn-IN</text:p>
          </table:table-cell>
          <table:table-cell table:style-name="ce4" office:value-type="string" calcext:value-type="string">
            <text:p>bn-IN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8]; &quot;, &quot;; [.J18]; &quot;, &quot;; [.K18]; &quot; },&quot;)" office:value-type="string" office:string-value="{ language: &quot;Bengali (India)&quot;, name: &quot;bn-IN-Wavenet-B&quot;, gender: &quot;Male&quot; }," calcext:value-type="string">
            <text:p>{ language: "Bengali (India)", name: "bn-IN-Wavenet-B", gender: "Male" },</text:p>
          </table:table-cell>
          <table:table-cell table:style-name="ce4"/>
          <table:table-cell table:formula="of:=COM.MICROSOFT.CONCAT([.I$2]; &quot;: &quot;; CHAR(34); [.A18]; CHAR(34))" office:value-type="string" office:string-value="language: &quot;Bengali (India)&quot;" calcext:value-type="string">
            <text:p>language: "Bengali (India)"</text:p>
          </table:table-cell>
          <table:table-cell table:formula="of:=COM.MICROSOFT.CONCAT([.J$2]; &quot;: &quot;; CHAR(34); [.D18]; CHAR(34))" office:value-type="string" office:string-value="name: &quot;bn-IN-Wavenet-B&quot;" calcext:value-type="string">
            <text:p>name: "bn-IN-Wavenet-B"</text:p>
          </table:table-cell>
          <table:table-cell table:formula="of:=COM.MICROSOFT.CONCAT([.K$2]; &quot;: &quot;; CHAR(34); IF([.E1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engal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bn-IN</text:p>
          </table:table-cell>
          <table:table-cell table:style-name="ce4" office:value-type="string" calcext:value-type="string">
            <text:p>bn-IN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9]; &quot;, &quot;; [.J19]; &quot;, &quot;; [.K19]; &quot; },&quot;)" office:value-type="string" office:string-value="{ language: &quot;Bengali (India)&quot;, name: &quot;bn-IN-Wavenet-C&quot;, gender: &quot;Female&quot; }," calcext:value-type="string">
            <text:p>{ language: "Bengali (India)", name: "bn-IN-Wavenet-C", gender: "Female" },</text:p>
          </table:table-cell>
          <table:table-cell table:style-name="ce4"/>
          <table:table-cell table:formula="of:=COM.MICROSOFT.CONCAT([.I$2]; &quot;: &quot;; CHAR(34); [.A19]; CHAR(34))" office:value-type="string" office:string-value="language: &quot;Bengali (India)&quot;" calcext:value-type="string">
            <text:p>language: "Bengali (India)"</text:p>
          </table:table-cell>
          <table:table-cell table:formula="of:=COM.MICROSOFT.CONCAT([.J$2]; &quot;: &quot;; CHAR(34); [.D19]; CHAR(34))" office:value-type="string" office:string-value="name: &quot;bn-IN-Wavenet-C&quot;" calcext:value-type="string">
            <text:p>name: "bn-IN-Wavenet-C"</text:p>
          </table:table-cell>
          <table:table-cell table:formula="of:=COM.MICROSOFT.CONCAT([.K$2]; &quot;: &quot;; CHAR(34); IF([.E1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engal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bn-IN</text:p>
          </table:table-cell>
          <table:table-cell table:style-name="ce4" office:value-type="string" calcext:value-type="string">
            <text:p>bn-IN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0]; &quot;, &quot;; [.J20]; &quot;, &quot;; [.K20]; &quot; },&quot;)" office:value-type="string" office:string-value="{ language: &quot;Bengali (India)&quot;, name: &quot;bn-IN-Wavenet-D&quot;, gender: &quot;Male&quot; }," calcext:value-type="string">
            <text:p>{ language: "Bengali (India)", name: "bn-IN-Wavenet-D", gender: "Male" },</text:p>
          </table:table-cell>
          <table:table-cell table:style-name="ce4"/>
          <table:table-cell table:formula="of:=COM.MICROSOFT.CONCAT([.I$2]; &quot;: &quot;; CHAR(34); [.A20]; CHAR(34))" office:value-type="string" office:string-value="language: &quot;Bengali (India)&quot;" calcext:value-type="string">
            <text:p>language: "Bengali (India)"</text:p>
          </table:table-cell>
          <table:table-cell table:formula="of:=COM.MICROSOFT.CONCAT([.J$2]; &quot;: &quot;; CHAR(34); [.D20]; CHAR(34))" office:value-type="string" office:string-value="name: &quot;bn-IN-Wavenet-D&quot;" calcext:value-type="string">
            <text:p>name: "bn-IN-Wavenet-D"</text:p>
          </table:table-cell>
          <table:table-cell table:formula="of:=COM.MICROSOFT.CONCAT([.K$2]; &quot;: &quot;; CHAR(34); IF([.E2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Bulgarian (Bulgar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bg-BG</text:p>
          </table:table-cell>
          <table:table-cell table:style-name="ce3" office:value-type="string" calcext:value-type="string">
            <text:p>bg-BG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1]; &quot;, &quot;; [.J21]; &quot;, &quot;; [.K21]; &quot; },&quot;)" office:value-type="string" office:string-value="{ language: &quot;Bulgarian (Bulgaria)&quot;, name: &quot;bg-BG-Standard-A&quot;, gender: &quot;Female&quot; }," calcext:value-type="string">
            <text:p>{ language: "Bulgarian (Bulgaria)", name: "bg-BG-Standard-A", gender: "Female" },</text:p>
          </table:table-cell>
          <table:table-cell table:style-name="ce3"/>
          <table:table-cell table:formula="of:=COM.MICROSOFT.CONCAT([.I$2]; &quot;: &quot;; CHAR(34); [.A21]; CHAR(34))" office:value-type="string" office:string-value="language: &quot;Bulgarian (Bulgaria)&quot;" calcext:value-type="string">
            <text:p>language: "Bulgarian (Bulgaria)"</text:p>
          </table:table-cell>
          <table:table-cell table:formula="of:=COM.MICROSOFT.CONCAT([.J$2]; &quot;: &quot;; CHAR(34); [.D21]; CHAR(34))" office:value-type="string" office:string-value="name: &quot;bg-BG-Standard-A&quot;" calcext:value-type="string">
            <text:p>name: "bg-BG-Standard-A"</text:p>
          </table:table-cell>
          <table:table-cell table:formula="of:=COM.MICROSOFT.CONCAT([.K$2]; &quot;: &quot;; CHAR(34); IF([.E2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Catalan (Spain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ca-ES</text:p>
          </table:table-cell>
          <table:table-cell table:style-name="ce3" office:value-type="string" calcext:value-type="string">
            <text:p>ca-ES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2]; &quot;, &quot;; [.J22]; &quot;, &quot;; [.K22]; &quot; },&quot;)" office:value-type="string" office:string-value="{ language: &quot;Catalan (Spain)&quot;, name: &quot;ca-ES-Standard-A&quot;, gender: &quot;Female&quot; }," calcext:value-type="string">
            <text:p>{ language: "Catalan (Spain)", name: "ca-ES-Standard-A", gender: "Female" },</text:p>
          </table:table-cell>
          <table:table-cell table:style-name="ce3"/>
          <table:table-cell table:formula="of:=COM.MICROSOFT.CONCAT([.I$2]; &quot;: &quot;; CHAR(34); [.A22]; CHAR(34))" office:value-type="string" office:string-value="language: &quot;Catalan (Spain)&quot;" calcext:value-type="string">
            <text:p>language: "Catalan (Spain)"</text:p>
          </table:table-cell>
          <table:table-cell table:formula="of:=COM.MICROSOFT.CONCAT([.J$2]; &quot;: &quot;; CHAR(34); [.D22]; CHAR(34))" office:value-type="string" office:string-value="name: &quot;ca-ES-Standard-A&quot;" calcext:value-type="string">
            <text:p>name: "ca-ES-Standard-A"</text:p>
          </table:table-cell>
          <table:table-cell table:formula="of:=COM.MICROSOFT.CONCAT([.K$2]; &quot;: &quot;; CHAR(34); IF([.E2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Chinese (Hong Kong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yue-HK</text:p>
          </table:table-cell>
          <table:table-cell table:style-name="ce3" office:value-type="string" calcext:value-type="string">
            <text:p>yue-HK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3]; &quot;, &quot;; [.J23]; &quot;, &quot;; [.K23]; &quot; },&quot;)" office:value-type="string" office:string-value="{ language: &quot;Chinese (Hong Kong)&quot;, name: &quot;yue-HK-Standard-A&quot;, gender: &quot;Female&quot; }," calcext:value-type="string">
            <text:p>{ language: "Chinese (Hong Kong)", name: "yue-HK-Standard-A", gender: "Female" },</text:p>
          </table:table-cell>
          <table:table-cell table:style-name="ce3"/>
          <table:table-cell table:formula="of:=COM.MICROSOFT.CONCAT([.I$2]; &quot;: &quot;; CHAR(34); [.A23]; CHAR(34))" office:value-type="string" office:string-value="language: &quot;Chinese (Hong Kong)&quot;" calcext:value-type="string">
            <text:p>language: "Chinese (Hong Kong)"</text:p>
          </table:table-cell>
          <table:table-cell table:formula="of:=COM.MICROSOFT.CONCAT([.J$2]; &quot;: &quot;; CHAR(34); [.D23]; CHAR(34))" office:value-type="string" office:string-value="name: &quot;yue-HK-Standard-A&quot;" calcext:value-type="string">
            <text:p>name: "yue-HK-Standard-A"</text:p>
          </table:table-cell>
          <table:table-cell table:formula="of:=COM.MICROSOFT.CONCAT([.K$2]; &quot;: &quot;; CHAR(34); IF([.E2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Chinese (Hong Kong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yue-HK</text:p>
          </table:table-cell>
          <table:table-cell table:style-name="ce3" office:value-type="string" calcext:value-type="string">
            <text:p>yue-HK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4]; &quot;, &quot;; [.J24]; &quot;, &quot;; [.K24]; &quot; },&quot;)" office:value-type="string" office:string-value="{ language: &quot;Chinese (Hong Kong)&quot;, name: &quot;yue-HK-Standard-B&quot;, gender: &quot;Male&quot; }," calcext:value-type="string">
            <text:p>{ language: "Chinese (Hong Kong)", name: "yue-HK-Standard-B", gender: "Male" },</text:p>
          </table:table-cell>
          <table:table-cell table:style-name="ce3"/>
          <table:table-cell table:formula="of:=COM.MICROSOFT.CONCAT([.I$2]; &quot;: &quot;; CHAR(34); [.A24]; CHAR(34))" office:value-type="string" office:string-value="language: &quot;Chinese (Hong Kong)&quot;" calcext:value-type="string">
            <text:p>language: "Chinese (Hong Kong)"</text:p>
          </table:table-cell>
          <table:table-cell table:formula="of:=COM.MICROSOFT.CONCAT([.J$2]; &quot;: &quot;; CHAR(34); [.D24]; CHAR(34))" office:value-type="string" office:string-value="name: &quot;yue-HK-Standard-B&quot;" calcext:value-type="string">
            <text:p>name: "yue-HK-Standard-B"</text:p>
          </table:table-cell>
          <table:table-cell table:formula="of:=COM.MICROSOFT.CONCAT([.K$2]; &quot;: &quot;; CHAR(34); IF([.E2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Chinese (Hong Kong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yue-HK</text:p>
          </table:table-cell>
          <table:table-cell table:style-name="ce3" office:value-type="string" calcext:value-type="string">
            <text:p>yue-HK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5]; &quot;, &quot;; [.J25]; &quot;, &quot;; [.K25]; &quot; },&quot;)" office:value-type="string" office:string-value="{ language: &quot;Chinese (Hong Kong)&quot;, name: &quot;yue-HK-Standard-C&quot;, gender: &quot;Female&quot; }," calcext:value-type="string">
            <text:p>{ language: "Chinese (Hong Kong)", name: "yue-HK-Standard-C", gender: "Female" },</text:p>
          </table:table-cell>
          <table:table-cell table:style-name="ce3"/>
          <table:table-cell table:formula="of:=COM.MICROSOFT.CONCAT([.I$2]; &quot;: &quot;; CHAR(34); [.A25]; CHAR(34))" office:value-type="string" office:string-value="language: &quot;Chinese (Hong Kong)&quot;" calcext:value-type="string">
            <text:p>language: "Chinese (Hong Kong)"</text:p>
          </table:table-cell>
          <table:table-cell table:formula="of:=COM.MICROSOFT.CONCAT([.J$2]; &quot;: &quot;; CHAR(34); [.D25]; CHAR(34))" office:value-type="string" office:string-value="name: &quot;yue-HK-Standard-C&quot;" calcext:value-type="string">
            <text:p>name: "yue-HK-Standard-C"</text:p>
          </table:table-cell>
          <table:table-cell table:formula="of:=COM.MICROSOFT.CONCAT([.K$2]; &quot;: &quot;; CHAR(34); IF([.E2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Chinese (Hong Kong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yue-HK</text:p>
          </table:table-cell>
          <table:table-cell table:style-name="ce3" office:value-type="string" calcext:value-type="string">
            <text:p>yue-HK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6]; &quot;, &quot;; [.J26]; &quot;, &quot;; [.K26]; &quot; },&quot;)" office:value-type="string" office:string-value="{ language: &quot;Chinese (Hong Kong)&quot;, name: &quot;yue-HK-Standard-D&quot;, gender: &quot;Male&quot; }," calcext:value-type="string">
            <text:p>{ language: "Chinese (Hong Kong)", name: "yue-HK-Standard-D", gender: "Male" },</text:p>
          </table:table-cell>
          <table:table-cell table:style-name="ce3"/>
          <table:table-cell table:formula="of:=COM.MICROSOFT.CONCAT([.I$2]; &quot;: &quot;; CHAR(34); [.A26]; CHAR(34))" office:value-type="string" office:string-value="language: &quot;Chinese (Hong Kong)&quot;" calcext:value-type="string">
            <text:p>language: "Chinese (Hong Kong)"</text:p>
          </table:table-cell>
          <table:table-cell table:formula="of:=COM.MICROSOFT.CONCAT([.J$2]; &quot;: &quot;; CHAR(34); [.D26]; CHAR(34))" office:value-type="string" office:string-value="name: &quot;yue-HK-Standard-D&quot;" calcext:value-type="string">
            <text:p>name: "yue-HK-Standard-D"</text:p>
          </table:table-cell>
          <table:table-cell table:formula="of:=COM.MICROSOFT.CONCAT([.K$2]; &quot;: &quot;; CHAR(34); IF([.E2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Czech (Czech Republic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cs-CZ</text:p>
          </table:table-cell>
          <table:table-cell table:style-name="ce3" office:value-type="string" calcext:value-type="string">
            <text:p>cs-CZ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7]; &quot;, &quot;; [.J27]; &quot;, &quot;; [.K27]; &quot; },&quot;)" office:value-type="string" office:string-value="{ language: &quot;Czech (Czech Republic)&quot;, name: &quot;cs-CZ-Standard-A&quot;, gender: &quot;Female&quot; }," calcext:value-type="string">
            <text:p>{ language: "Czech (Czech Republic)", name: "cs-CZ-Standard-A", gender: "Female" },</text:p>
          </table:table-cell>
          <table:table-cell table:style-name="ce3"/>
          <table:table-cell table:formula="of:=COM.MICROSOFT.CONCAT([.I$2]; &quot;: &quot;; CHAR(34); [.A27]; CHAR(34))" office:value-type="string" office:string-value="language: &quot;Czech (Czech Republic)&quot;" calcext:value-type="string">
            <text:p>language: "Czech (Czech Republic)"</text:p>
          </table:table-cell>
          <table:table-cell table:formula="of:=COM.MICROSOFT.CONCAT([.J$2]; &quot;: &quot;; CHAR(34); [.D27]; CHAR(34))" office:value-type="string" office:string-value="name: &quot;cs-CZ-Standard-A&quot;" calcext:value-type="string">
            <text:p>name: "cs-CZ-Standard-A"</text:p>
          </table:table-cell>
          <table:table-cell table:formula="of:=COM.MICROSOFT.CONCAT([.K$2]; &quot;: &quot;; CHAR(34); IF([.E2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Czech (Czech Republic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cs-CZ</text:p>
          </table:table-cell>
          <table:table-cell table:style-name="ce4" office:value-type="string" calcext:value-type="string">
            <text:p>cs-CZ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8]; &quot;, &quot;; [.J28]; &quot;, &quot;; [.K28]; &quot; },&quot;)" office:value-type="string" office:string-value="{ language: &quot;Czech (Czech Republic)&quot;, name: &quot;cs-CZ-Wavenet-A&quot;, gender: &quot;Female&quot; }," calcext:value-type="string">
            <text:p>{ language: "Czech (Czech Republic)", name: "cs-CZ-Wavenet-A", gender: "Female" },</text:p>
          </table:table-cell>
          <table:table-cell table:style-name="ce4"/>
          <table:table-cell table:formula="of:=COM.MICROSOFT.CONCAT([.I$2]; &quot;: &quot;; CHAR(34); [.A28]; CHAR(34))" office:value-type="string" office:string-value="language: &quot;Czech (Czech Republic)&quot;" calcext:value-type="string">
            <text:p>language: "Czech (Czech Republic)"</text:p>
          </table:table-cell>
          <table:table-cell table:formula="of:=COM.MICROSOFT.CONCAT([.J$2]; &quot;: &quot;; CHAR(34); [.D28]; CHAR(34))" office:value-type="string" office:string-value="name: &quot;cs-CZ-Wavenet-A&quot;" calcext:value-type="string">
            <text:p>name: "cs-CZ-Wavenet-A"</text:p>
          </table:table-cell>
          <table:table-cell table:formula="of:=COM.MICROSOFT.CONCAT([.K$2]; &quot;: &quot;; CHAR(34); IF([.E2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anish (Denmar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a-DK</text:p>
          </table:table-cell>
          <table:table-cell table:style-name="ce4" office:value-type="string" calcext:value-type="string">
            <text:p>da-DK-Neural2-D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9]; &quot;, &quot;; [.J29]; &quot;, &quot;; [.K29]; &quot; },&quot;)" office:value-type="string" office:string-value="{ language: &quot;Danish (Denmark)&quot;, name: &quot;da-DK-Neural2-D&quot;, gender: &quot;Female&quot; }," calcext:value-type="string">
            <text:p>{ language: "Danish (Denmark)", name: "da-DK-Neural2-D", gender: "Female" },</text:p>
          </table:table-cell>
          <table:table-cell table:style-name="ce4"/>
          <table:table-cell table:formula="of:=COM.MICROSOFT.CONCAT([.I$2]; &quot;: &quot;; CHAR(34); [.A29]; CHAR(34))" office:value-type="string" office:string-value="language: &quot;Danish (Denmark)&quot;" calcext:value-type="string">
            <text:p>language: "Danish (Denmark)"</text:p>
          </table:table-cell>
          <table:table-cell table:formula="of:=COM.MICROSOFT.CONCAT([.J$2]; &quot;: &quot;; CHAR(34); [.D29]; CHAR(34))" office:value-type="string" office:string-value="name: &quot;da-DK-Neural2-D&quot;" calcext:value-type="string">
            <text:p>name: "da-DK-Neural2-D"</text:p>
          </table:table-cell>
          <table:table-cell table:formula="of:=COM.MICROSOFT.CONCAT([.K$2]; &quot;: &quot;; CHAR(34); IF([.E2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anish (Denmark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a-DK</text:p>
          </table:table-cell>
          <table:table-cell table:style-name="ce3" office:value-type="string" calcext:value-type="string">
            <text:p>da-DK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0]; &quot;, &quot;; [.J30]; &quot;, &quot;; [.K30]; &quot; },&quot;)" office:value-type="string" office:string-value="{ language: &quot;Danish (Denmark)&quot;, name: &quot;da-DK-Standard-A&quot;, gender: &quot;Female&quot; }," calcext:value-type="string">
            <text:p>{ language: "Danish (Denmark)", name: "da-DK-Standard-A", gender: "Female" },</text:p>
          </table:table-cell>
          <table:table-cell table:style-name="ce3"/>
          <table:table-cell table:formula="of:=COM.MICROSOFT.CONCAT([.I$2]; &quot;: &quot;; CHAR(34); [.A30]; CHAR(34))" office:value-type="string" office:string-value="language: &quot;Danish (Denmark)&quot;" calcext:value-type="string">
            <text:p>language: "Danish (Denmark)"</text:p>
          </table:table-cell>
          <table:table-cell table:formula="of:=COM.MICROSOFT.CONCAT([.J$2]; &quot;: &quot;; CHAR(34); [.D30]; CHAR(34))" office:value-type="string" office:string-value="name: &quot;da-DK-Standard-A&quot;" calcext:value-type="string">
            <text:p>name: "da-DK-Standard-A"</text:p>
          </table:table-cell>
          <table:table-cell table:formula="of:=COM.MICROSOFT.CONCAT([.K$2]; &quot;: &quot;; CHAR(34); IF([.E3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Danish (Denmark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a-DK</text:p>
          </table:table-cell>
          <table:table-cell table:style-name="ce3" office:value-type="string" calcext:value-type="string">
            <text:p>da-DK-Standard-C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1]; &quot;, &quot;; [.J31]; &quot;, &quot;; [.K31]; &quot; },&quot;)" office:value-type="string" office:string-value="{ language: &quot;Danish (Denmark)&quot;, name: &quot;da-DK-Standard-C&quot;, gender: &quot;Male&quot; }," calcext:value-type="string">
            <text:p>{ language: "Danish (Denmark)", name: "da-DK-Standard-C", gender: "Male" },</text:p>
          </table:table-cell>
          <table:table-cell table:style-name="ce3"/>
          <table:table-cell table:formula="of:=COM.MICROSOFT.CONCAT([.I$2]; &quot;: &quot;; CHAR(34); [.A31]; CHAR(34))" office:value-type="string" office:string-value="language: &quot;Danish (Denmark)&quot;" calcext:value-type="string">
            <text:p>language: "Danish (Denmark)"</text:p>
          </table:table-cell>
          <table:table-cell table:formula="of:=COM.MICROSOFT.CONCAT([.J$2]; &quot;: &quot;; CHAR(34); [.D31]; CHAR(34))" office:value-type="string" office:string-value="name: &quot;da-DK-Standard-C&quot;" calcext:value-type="string">
            <text:p>name: "da-DK-Standard-C"</text:p>
          </table:table-cell>
          <table:table-cell table:formula="of:=COM.MICROSOFT.CONCAT([.K$2]; &quot;: &quot;; CHAR(34); IF([.E3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Danish (Denmark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a-DK</text:p>
          </table:table-cell>
          <table:table-cell table:style-name="ce3" office:value-type="string" calcext:value-type="string">
            <text:p>da-DK-Standard-D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2]; &quot;, &quot;; [.J32]; &quot;, &quot;; [.K32]; &quot; },&quot;)" office:value-type="string" office:string-value="{ language: &quot;Danish (Denmark)&quot;, name: &quot;da-DK-Standard-D&quot;, gender: &quot;Female&quot; }," calcext:value-type="string">
            <text:p>{ language: "Danish (Denmark)", name: "da-DK-Standard-D", gender: "Female" },</text:p>
          </table:table-cell>
          <table:table-cell table:style-name="ce3"/>
          <table:table-cell table:formula="of:=COM.MICROSOFT.CONCAT([.I$2]; &quot;: &quot;; CHAR(34); [.A32]; CHAR(34))" office:value-type="string" office:string-value="language: &quot;Danish (Denmark)&quot;" calcext:value-type="string">
            <text:p>language: "Danish (Denmark)"</text:p>
          </table:table-cell>
          <table:table-cell table:formula="of:=COM.MICROSOFT.CONCAT([.J$2]; &quot;: &quot;; CHAR(34); [.D32]; CHAR(34))" office:value-type="string" office:string-value="name: &quot;da-DK-Standard-D&quot;" calcext:value-type="string">
            <text:p>name: "da-DK-Standard-D"</text:p>
          </table:table-cell>
          <table:table-cell table:formula="of:=COM.MICROSOFT.CONCAT([.K$2]; &quot;: &quot;; CHAR(34); IF([.E3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Danish (Denmark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a-DK</text:p>
          </table:table-cell>
          <table:table-cell table:style-name="ce3" office:value-type="string" calcext:value-type="string">
            <text:p>da-DK-Standard-E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3]; &quot;, &quot;; [.J33]; &quot;, &quot;; [.K33]; &quot; },&quot;)" office:value-type="string" office:string-value="{ language: &quot;Danish (Denmark)&quot;, name: &quot;da-DK-Standard-E&quot;, gender: &quot;Female&quot; }," calcext:value-type="string">
            <text:p>{ language: "Danish (Denmark)", name: "da-DK-Standard-E", gender: "Female" },</text:p>
          </table:table-cell>
          <table:table-cell table:style-name="ce3"/>
          <table:table-cell table:formula="of:=COM.MICROSOFT.CONCAT([.I$2]; &quot;: &quot;; CHAR(34); [.A33]; CHAR(34))" office:value-type="string" office:string-value="language: &quot;Danish (Denmark)&quot;" calcext:value-type="string">
            <text:p>language: "Danish (Denmark)"</text:p>
          </table:table-cell>
          <table:table-cell table:formula="of:=COM.MICROSOFT.CONCAT([.J$2]; &quot;: &quot;; CHAR(34); [.D33]; CHAR(34))" office:value-type="string" office:string-value="name: &quot;da-DK-Standard-E&quot;" calcext:value-type="string">
            <text:p>name: "da-DK-Standard-E"</text:p>
          </table:table-cell>
          <table:table-cell table:formula="of:=COM.MICROSOFT.CONCAT([.K$2]; &quot;: &quot;; CHAR(34); IF([.E3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Danish (Denmar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a-DK</text:p>
          </table:table-cell>
          <table:table-cell table:style-name="ce4" office:value-type="string" calcext:value-type="string">
            <text:p>da-DK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4]; &quot;, &quot;; [.J34]; &quot;, &quot;; [.K34]; &quot; },&quot;)" office:value-type="string" office:string-value="{ language: &quot;Danish (Denmark)&quot;, name: &quot;da-DK-Wavenet-A&quot;, gender: &quot;Female&quot; }," calcext:value-type="string">
            <text:p>{ language: "Danish (Denmark)", name: "da-DK-Wavenet-A", gender: "Female" },</text:p>
          </table:table-cell>
          <table:table-cell table:style-name="ce4"/>
          <table:table-cell table:formula="of:=COM.MICROSOFT.CONCAT([.I$2]; &quot;: &quot;; CHAR(34); [.A34]; CHAR(34))" office:value-type="string" office:string-value="language: &quot;Danish (Denmark)&quot;" calcext:value-type="string">
            <text:p>language: "Danish (Denmark)"</text:p>
          </table:table-cell>
          <table:table-cell table:formula="of:=COM.MICROSOFT.CONCAT([.J$2]; &quot;: &quot;; CHAR(34); [.D34]; CHAR(34))" office:value-type="string" office:string-value="name: &quot;da-DK-Wavenet-A&quot;" calcext:value-type="string">
            <text:p>name: "da-DK-Wavenet-A"</text:p>
          </table:table-cell>
          <table:table-cell table:formula="of:=COM.MICROSOFT.CONCAT([.K$2]; &quot;: &quot;; CHAR(34); IF([.E3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anish (Denmar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a-DK</text:p>
          </table:table-cell>
          <table:table-cell table:style-name="ce4" office:value-type="string" calcext:value-type="string">
            <text:p>da-DK-Wavenet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5]; &quot;, &quot;; [.J35]; &quot;, &quot;; [.K35]; &quot; },&quot;)" office:value-type="string" office:string-value="{ language: &quot;Danish (Denmark)&quot;, name: &quot;da-DK-Wavenet-C&quot;, gender: &quot;Male&quot; }," calcext:value-type="string">
            <text:p>{ language: "Danish (Denmark)", name: "da-DK-Wavenet-C", gender: "Male" },</text:p>
          </table:table-cell>
          <table:table-cell table:style-name="ce4"/>
          <table:table-cell table:formula="of:=COM.MICROSOFT.CONCAT([.I$2]; &quot;: &quot;; CHAR(34); [.A35]; CHAR(34))" office:value-type="string" office:string-value="language: &quot;Danish (Denmark)&quot;" calcext:value-type="string">
            <text:p>language: "Danish (Denmark)"</text:p>
          </table:table-cell>
          <table:table-cell table:formula="of:=COM.MICROSOFT.CONCAT([.J$2]; &quot;: &quot;; CHAR(34); [.D35]; CHAR(34))" office:value-type="string" office:string-value="name: &quot;da-DK-Wavenet-C&quot;" calcext:value-type="string">
            <text:p>name: "da-DK-Wavenet-C"</text:p>
          </table:table-cell>
          <table:table-cell table:formula="of:=COM.MICROSOFT.CONCAT([.K$2]; &quot;: &quot;; CHAR(34); IF([.E3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anish (Denmar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a-DK</text:p>
          </table:table-cell>
          <table:table-cell table:style-name="ce4" office:value-type="string" calcext:value-type="string">
            <text:p>da-DK-Wavenet-D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6]; &quot;, &quot;; [.J36]; &quot;, &quot;; [.K36]; &quot; },&quot;)" office:value-type="string" office:string-value="{ language: &quot;Danish (Denmark)&quot;, name: &quot;da-DK-Wavenet-D&quot;, gender: &quot;Female&quot; }," calcext:value-type="string">
            <text:p>{ language: "Danish (Denmark)", name: "da-DK-Wavenet-D", gender: "Female" },</text:p>
          </table:table-cell>
          <table:table-cell table:style-name="ce4"/>
          <table:table-cell table:formula="of:=COM.MICROSOFT.CONCAT([.I$2]; &quot;: &quot;; CHAR(34); [.A36]; CHAR(34))" office:value-type="string" office:string-value="language: &quot;Danish (Denmark)&quot;" calcext:value-type="string">
            <text:p>language: "Danish (Denmark)"</text:p>
          </table:table-cell>
          <table:table-cell table:formula="of:=COM.MICROSOFT.CONCAT([.J$2]; &quot;: &quot;; CHAR(34); [.D36]; CHAR(34))" office:value-type="string" office:string-value="name: &quot;da-DK-Wavenet-D&quot;" calcext:value-type="string">
            <text:p>name: "da-DK-Wavenet-D"</text:p>
          </table:table-cell>
          <table:table-cell table:formula="of:=COM.MICROSOFT.CONCAT([.K$2]; &quot;: &quot;; CHAR(34); IF([.E3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anish (Denmar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a-DK</text:p>
          </table:table-cell>
          <table:table-cell table:style-name="ce4" office:value-type="string" calcext:value-type="string">
            <text:p>da-DK-Wavenet-E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7]; &quot;, &quot;; [.J37]; &quot;, &quot;; [.K37]; &quot; },&quot;)" office:value-type="string" office:string-value="{ language: &quot;Danish (Denmark)&quot;, name: &quot;da-DK-Wavenet-E&quot;, gender: &quot;Female&quot; }," calcext:value-type="string">
            <text:p>{ language: "Danish (Denmark)", name: "da-DK-Wavenet-E", gender: "Female" },</text:p>
          </table:table-cell>
          <table:table-cell table:style-name="ce4"/>
          <table:table-cell table:formula="of:=COM.MICROSOFT.CONCAT([.I$2]; &quot;: &quot;; CHAR(34); [.A37]; CHAR(34))" office:value-type="string" office:string-value="language: &quot;Danish (Denmark)&quot;" calcext:value-type="string">
            <text:p>language: "Danish (Denmark)"</text:p>
          </table:table-cell>
          <table:table-cell table:formula="of:=COM.MICROSOFT.CONCAT([.J$2]; &quot;: &quot;; CHAR(34); [.D37]; CHAR(34))" office:value-type="string" office:string-value="name: &quot;da-DK-Wavenet-E&quot;" calcext:value-type="string">
            <text:p>name: "da-DK-Wavenet-E"</text:p>
          </table:table-cell>
          <table:table-cell table:formula="of:=COM.MICROSOFT.CONCAT([.K$2]; &quot;: &quot;; CHAR(34); IF([.E3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utch (Belgium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nl-BE</text:p>
          </table:table-cell>
          <table:table-cell table:style-name="ce3" office:value-type="string" calcext:value-type="string">
            <text:p>nl-BE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8]; &quot;, &quot;; [.J38]; &quot;, &quot;; [.K38]; &quot; },&quot;)" office:value-type="string" office:string-value="{ language: &quot;Dutch (Belgium)&quot;, name: &quot;nl-BE-Standard-A&quot;, gender: &quot;Female&quot; }," calcext:value-type="string">
            <text:p>{ language: "Dutch (Belgium)", name: "nl-BE-Standard-A", gender: "Female" },</text:p>
          </table:table-cell>
          <table:table-cell table:style-name="ce3"/>
          <table:table-cell table:formula="of:=COM.MICROSOFT.CONCAT([.I$2]; &quot;: &quot;; CHAR(34); [.A38]; CHAR(34))" office:value-type="string" office:string-value="language: &quot;Dutch (Belgium)&quot;" calcext:value-type="string">
            <text:p>language: "Dutch (Belgium)"</text:p>
          </table:table-cell>
          <table:table-cell table:formula="of:=COM.MICROSOFT.CONCAT([.J$2]; &quot;: &quot;; CHAR(34); [.D38]; CHAR(34))" office:value-type="string" office:string-value="name: &quot;nl-BE-Standard-A&quot;" calcext:value-type="string">
            <text:p>name: "nl-BE-Standard-A"</text:p>
          </table:table-cell>
          <table:table-cell table:formula="of:=COM.MICROSOFT.CONCAT([.K$2]; &quot;: &quot;; CHAR(34); IF([.E3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Dutch (Belgium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nl-BE</text:p>
          </table:table-cell>
          <table:table-cell table:style-name="ce3" office:value-type="string" calcext:value-type="string">
            <text:p>nl-BE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9]; &quot;, &quot;; [.J39]; &quot;, &quot;; [.K39]; &quot; },&quot;)" office:value-type="string" office:string-value="{ language: &quot;Dutch (Belgium)&quot;, name: &quot;nl-BE-Standard-B&quot;, gender: &quot;Male&quot; }," calcext:value-type="string">
            <text:p>{ language: "Dutch (Belgium)", name: "nl-BE-Standard-B", gender: "Male" },</text:p>
          </table:table-cell>
          <table:table-cell table:style-name="ce3"/>
          <table:table-cell table:formula="of:=COM.MICROSOFT.CONCAT([.I$2]; &quot;: &quot;; CHAR(34); [.A39]; CHAR(34))" office:value-type="string" office:string-value="language: &quot;Dutch (Belgium)&quot;" calcext:value-type="string">
            <text:p>language: "Dutch (Belgium)"</text:p>
          </table:table-cell>
          <table:table-cell table:formula="of:=COM.MICROSOFT.CONCAT([.J$2]; &quot;: &quot;; CHAR(34); [.D39]; CHAR(34))" office:value-type="string" office:string-value="name: &quot;nl-BE-Standard-B&quot;" calcext:value-type="string">
            <text:p>name: "nl-BE-Standard-B"</text:p>
          </table:table-cell>
          <table:table-cell table:formula="of:=COM.MICROSOFT.CONCAT([.K$2]; &quot;: &quot;; CHAR(34); IF([.E3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Dutch (Belgium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nl-BE</text:p>
          </table:table-cell>
          <table:table-cell table:style-name="ce4" office:value-type="string" calcext:value-type="string">
            <text:p>nl-BE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0]; &quot;, &quot;; [.J40]; &quot;, &quot;; [.K40]; &quot; },&quot;)" office:value-type="string" office:string-value="{ language: &quot;Dutch (Belgium)&quot;, name: &quot;nl-BE-Wavenet-A&quot;, gender: &quot;Female&quot; }," calcext:value-type="string">
            <text:p>{ language: "Dutch (Belgium)", name: "nl-BE-Wavenet-A", gender: "Female" },</text:p>
          </table:table-cell>
          <table:table-cell table:style-name="ce4"/>
          <table:table-cell table:formula="of:=COM.MICROSOFT.CONCAT([.I$2]; &quot;: &quot;; CHAR(34); [.A40]; CHAR(34))" office:value-type="string" office:string-value="language: &quot;Dutch (Belgium)&quot;" calcext:value-type="string">
            <text:p>language: "Dutch (Belgium)"</text:p>
          </table:table-cell>
          <table:table-cell table:formula="of:=COM.MICROSOFT.CONCAT([.J$2]; &quot;: &quot;; CHAR(34); [.D40]; CHAR(34))" office:value-type="string" office:string-value="name: &quot;nl-BE-Wavenet-A&quot;" calcext:value-type="string">
            <text:p>name: "nl-BE-Wavenet-A"</text:p>
          </table:table-cell>
          <table:table-cell table:formula="of:=COM.MICROSOFT.CONCAT([.K$2]; &quot;: &quot;; CHAR(34); IF([.E4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utch (Belgium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nl-BE</text:p>
          </table:table-cell>
          <table:table-cell table:style-name="ce4" office:value-type="string" calcext:value-type="string">
            <text:p>nl-BE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1]; &quot;, &quot;; [.J41]; &quot;, &quot;; [.K41]; &quot; },&quot;)" office:value-type="string" office:string-value="{ language: &quot;Dutch (Belgium)&quot;, name: &quot;nl-BE-Wavenet-B&quot;, gender: &quot;Male&quot; }," calcext:value-type="string">
            <text:p>{ language: "Dutch (Belgium)", name: "nl-BE-Wavenet-B", gender: "Male" },</text:p>
          </table:table-cell>
          <table:table-cell table:style-name="ce4"/>
          <table:table-cell table:formula="of:=COM.MICROSOFT.CONCAT([.I$2]; &quot;: &quot;; CHAR(34); [.A41]; CHAR(34))" office:value-type="string" office:string-value="language: &quot;Dutch (Belgium)&quot;" calcext:value-type="string">
            <text:p>language: "Dutch (Belgium)"</text:p>
          </table:table-cell>
          <table:table-cell table:formula="of:=COM.MICROSOFT.CONCAT([.J$2]; &quot;: &quot;; CHAR(34); [.D41]; CHAR(34))" office:value-type="string" office:string-value="name: &quot;nl-BE-Wavenet-B&quot;" calcext:value-type="string">
            <text:p>name: "nl-BE-Wavenet-B"</text:p>
          </table:table-cell>
          <table:table-cell table:formula="of:=COM.MICROSOFT.CONCAT([.K$2]; &quot;: &quot;; CHAR(34); IF([.E4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Dutch (Netherland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nl-NL</text:p>
          </table:table-cell>
          <table:table-cell table:style-name="ce3" office:value-type="string" calcext:value-type="string">
            <text:p>nl-NL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2]; &quot;, &quot;; [.J42]; &quot;, &quot;; [.K42]; &quot; },&quot;)" office:value-type="string" office:string-value="{ language: &quot;Dutch (Netherlands)&quot;, name: &quot;nl-NL-Standard-A&quot;, gender: &quot;Female&quot; }," calcext:value-type="string">
            <text:p>{ language: "Dutch (Netherlands)", name: "nl-NL-Standard-A", gender: "Female" },</text:p>
          </table:table-cell>
          <table:table-cell table:style-name="ce3"/>
          <table:table-cell table:formula="of:=COM.MICROSOFT.CONCAT([.I$2]; &quot;: &quot;; CHAR(34); [.A42]; CHAR(34))" office:value-type="string" office:string-value="language: &quot;Dutch (Netherlands)&quot;" calcext:value-type="string">
            <text:p>language: "Dutch (Netherlands)"</text:p>
          </table:table-cell>
          <table:table-cell table:formula="of:=COM.MICROSOFT.CONCAT([.J$2]; &quot;: &quot;; CHAR(34); [.D42]; CHAR(34))" office:value-type="string" office:string-value="name: &quot;nl-NL-Standard-A&quot;" calcext:value-type="string">
            <text:p>name: "nl-NL-Standard-A"</text:p>
          </table:table-cell>
          <table:table-cell table:formula="of:=COM.MICROSOFT.CONCAT([.K$2]; &quot;: &quot;; CHAR(34); IF([.E4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Dutch (Netherland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nl-NL</text:p>
          </table:table-cell>
          <table:table-cell table:style-name="ce3" office:value-type="string" calcext:value-type="string">
            <text:p>nl-NL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43]; &quot;, &quot;; [.J43]; &quot;, &quot;; [.K43]; &quot; },&quot;)" office:value-type="string" office:string-value="{ language: &quot;Dutch (Netherlands)&quot;, name: &quot;nl-NL-Standard-B&quot;, gender: &quot;Male&quot; }," calcext:value-type="string">
            <text:p>{ language: "Dutch (Netherlands)", name: "nl-NL-Standard-B", gender: "Male" },</text:p>
          </table:table-cell>
          <table:table-cell table:style-name="ce3"/>
          <table:table-cell table:formula="of:=COM.MICROSOFT.CONCAT([.I$2]; &quot;: &quot;; CHAR(34); [.A43]; CHAR(34))" office:value-type="string" office:string-value="language: &quot;Dutch (Netherlands)&quot;" calcext:value-type="string">
            <text:p>language: "Dutch (Netherlands)"</text:p>
          </table:table-cell>
          <table:table-cell table:formula="of:=COM.MICROSOFT.CONCAT([.J$2]; &quot;: &quot;; CHAR(34); [.D43]; CHAR(34))" office:value-type="string" office:string-value="name: &quot;nl-NL-Standard-B&quot;" calcext:value-type="string">
            <text:p>name: "nl-NL-Standard-B"</text:p>
          </table:table-cell>
          <table:table-cell table:formula="of:=COM.MICROSOFT.CONCAT([.K$2]; &quot;: &quot;; CHAR(34); IF([.E4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Dutch (Netherland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nl-NL</text:p>
          </table:table-cell>
          <table:table-cell table:style-name="ce3" office:value-type="string" calcext:value-type="string">
            <text:p>nl-NL-Standard-C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44]; &quot;, &quot;; [.J44]; &quot;, &quot;; [.K44]; &quot; },&quot;)" office:value-type="string" office:string-value="{ language: &quot;Dutch (Netherlands)&quot;, name: &quot;nl-NL-Standard-C&quot;, gender: &quot;Male&quot; }," calcext:value-type="string">
            <text:p>{ language: "Dutch (Netherlands)", name: "nl-NL-Standard-C", gender: "Male" },</text:p>
          </table:table-cell>
          <table:table-cell table:style-name="ce3"/>
          <table:table-cell table:formula="of:=COM.MICROSOFT.CONCAT([.I$2]; &quot;: &quot;; CHAR(34); [.A44]; CHAR(34))" office:value-type="string" office:string-value="language: &quot;Dutch (Netherlands)&quot;" calcext:value-type="string">
            <text:p>language: "Dutch (Netherlands)"</text:p>
          </table:table-cell>
          <table:table-cell table:formula="of:=COM.MICROSOFT.CONCAT([.J$2]; &quot;: &quot;; CHAR(34); [.D44]; CHAR(34))" office:value-type="string" office:string-value="name: &quot;nl-NL-Standard-C&quot;" calcext:value-type="string">
            <text:p>name: "nl-NL-Standard-C"</text:p>
          </table:table-cell>
          <table:table-cell table:formula="of:=COM.MICROSOFT.CONCAT([.K$2]; &quot;: &quot;; CHAR(34); IF([.E4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Dutch (Netherland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nl-NL</text:p>
          </table:table-cell>
          <table:table-cell table:style-name="ce3" office:value-type="string" calcext:value-type="string">
            <text:p>nl-NL-Standard-D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5]; &quot;, &quot;; [.J45]; &quot;, &quot;; [.K45]; &quot; },&quot;)" office:value-type="string" office:string-value="{ language: &quot;Dutch (Netherlands)&quot;, name: &quot;nl-NL-Standard-D&quot;, gender: &quot;Female&quot; }," calcext:value-type="string">
            <text:p>{ language: "Dutch (Netherlands)", name: "nl-NL-Standard-D", gender: "Female" },</text:p>
          </table:table-cell>
          <table:table-cell table:style-name="ce3"/>
          <table:table-cell table:formula="of:=COM.MICROSOFT.CONCAT([.I$2]; &quot;: &quot;; CHAR(34); [.A45]; CHAR(34))" office:value-type="string" office:string-value="language: &quot;Dutch (Netherlands)&quot;" calcext:value-type="string">
            <text:p>language: "Dutch (Netherlands)"</text:p>
          </table:table-cell>
          <table:table-cell table:formula="of:=COM.MICROSOFT.CONCAT([.J$2]; &quot;: &quot;; CHAR(34); [.D45]; CHAR(34))" office:value-type="string" office:string-value="name: &quot;nl-NL-Standard-D&quot;" calcext:value-type="string">
            <text:p>name: "nl-NL-Standard-D"</text:p>
          </table:table-cell>
          <table:table-cell table:formula="of:=COM.MICROSOFT.CONCAT([.K$2]; &quot;: &quot;; CHAR(34); IF([.E4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Dutch (Netherland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nl-NL</text:p>
          </table:table-cell>
          <table:table-cell table:style-name="ce3" office:value-type="string" calcext:value-type="string">
            <text:p>nl-NL-Standard-E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6]; &quot;, &quot;; [.J46]; &quot;, &quot;; [.K46]; &quot; },&quot;)" office:value-type="string" office:string-value="{ language: &quot;Dutch (Netherlands)&quot;, name: &quot;nl-NL-Standard-E&quot;, gender: &quot;Female&quot; }," calcext:value-type="string">
            <text:p>{ language: "Dutch (Netherlands)", name: "nl-NL-Standard-E", gender: "Female" },</text:p>
          </table:table-cell>
          <table:table-cell table:style-name="ce3"/>
          <table:table-cell table:formula="of:=COM.MICROSOFT.CONCAT([.I$2]; &quot;: &quot;; CHAR(34); [.A46]; CHAR(34))" office:value-type="string" office:string-value="language: &quot;Dutch (Netherlands)&quot;" calcext:value-type="string">
            <text:p>language: "Dutch (Netherlands)"</text:p>
          </table:table-cell>
          <table:table-cell table:formula="of:=COM.MICROSOFT.CONCAT([.J$2]; &quot;: &quot;; CHAR(34); [.D46]; CHAR(34))" office:value-type="string" office:string-value="name: &quot;nl-NL-Standard-E&quot;" calcext:value-type="string">
            <text:p>name: "nl-NL-Standard-E"</text:p>
          </table:table-cell>
          <table:table-cell table:formula="of:=COM.MICROSOFT.CONCAT([.K$2]; &quot;: &quot;; CHAR(34); IF([.E4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Dutch (Netherland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nl-NL</text:p>
          </table:table-cell>
          <table:table-cell table:style-name="ce4" office:value-type="string" calcext:value-type="string">
            <text:p>nl-NL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7]; &quot;, &quot;; [.J47]; &quot;, &quot;; [.K47]; &quot; },&quot;)" office:value-type="string" office:string-value="{ language: &quot;Dutch (Netherlands)&quot;, name: &quot;nl-NL-Wavenet-A&quot;, gender: &quot;Female&quot; }," calcext:value-type="string">
            <text:p>{ language: "Dutch (Netherlands)", name: "nl-NL-Wavenet-A", gender: "Female" },</text:p>
          </table:table-cell>
          <table:table-cell table:style-name="ce4"/>
          <table:table-cell table:formula="of:=COM.MICROSOFT.CONCAT([.I$2]; &quot;: &quot;; CHAR(34); [.A47]; CHAR(34))" office:value-type="string" office:string-value="language: &quot;Dutch (Netherlands)&quot;" calcext:value-type="string">
            <text:p>language: "Dutch (Netherlands)"</text:p>
          </table:table-cell>
          <table:table-cell table:formula="of:=COM.MICROSOFT.CONCAT([.J$2]; &quot;: &quot;; CHAR(34); [.D47]; CHAR(34))" office:value-type="string" office:string-value="name: &quot;nl-NL-Wavenet-A&quot;" calcext:value-type="string">
            <text:p>name: "nl-NL-Wavenet-A"</text:p>
          </table:table-cell>
          <table:table-cell table:formula="of:=COM.MICROSOFT.CONCAT([.K$2]; &quot;: &quot;; CHAR(34); IF([.E4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utch (Netherland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nl-NL</text:p>
          </table:table-cell>
          <table:table-cell table:style-name="ce4" office:value-type="string" calcext:value-type="string">
            <text:p>nl-NL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8]; &quot;, &quot;; [.J48]; &quot;, &quot;; [.K48]; &quot; },&quot;)" office:value-type="string" office:string-value="{ language: &quot;Dutch (Netherlands)&quot;, name: &quot;nl-NL-Wavenet-B&quot;, gender: &quot;Male&quot; }," calcext:value-type="string">
            <text:p>{ language: "Dutch (Netherlands)", name: "nl-NL-Wavenet-B", gender: "Male" },</text:p>
          </table:table-cell>
          <table:table-cell table:style-name="ce4"/>
          <table:table-cell table:formula="of:=COM.MICROSOFT.CONCAT([.I$2]; &quot;: &quot;; CHAR(34); [.A48]; CHAR(34))" office:value-type="string" office:string-value="language: &quot;Dutch (Netherlands)&quot;" calcext:value-type="string">
            <text:p>language: "Dutch (Netherlands)"</text:p>
          </table:table-cell>
          <table:table-cell table:formula="of:=COM.MICROSOFT.CONCAT([.J$2]; &quot;: &quot;; CHAR(34); [.D48]; CHAR(34))" office:value-type="string" office:string-value="name: &quot;nl-NL-Wavenet-B&quot;" calcext:value-type="string">
            <text:p>name: "nl-NL-Wavenet-B"</text:p>
          </table:table-cell>
          <table:table-cell table:formula="of:=COM.MICROSOFT.CONCAT([.K$2]; &quot;: &quot;; CHAR(34); IF([.E4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utch (Netherland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nl-NL</text:p>
          </table:table-cell>
          <table:table-cell table:style-name="ce4" office:value-type="string" calcext:value-type="string">
            <text:p>nl-NL-Wavenet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9]; &quot;, &quot;; [.J49]; &quot;, &quot;; [.K49]; &quot; },&quot;)" office:value-type="string" office:string-value="{ language: &quot;Dutch (Netherlands)&quot;, name: &quot;nl-NL-Wavenet-C&quot;, gender: &quot;Male&quot; }," calcext:value-type="string">
            <text:p>{ language: "Dutch (Netherlands)", name: "nl-NL-Wavenet-C", gender: "Male" },</text:p>
          </table:table-cell>
          <table:table-cell table:style-name="ce4"/>
          <table:table-cell table:formula="of:=COM.MICROSOFT.CONCAT([.I$2]; &quot;: &quot;; CHAR(34); [.A49]; CHAR(34))" office:value-type="string" office:string-value="language: &quot;Dutch (Netherlands)&quot;" calcext:value-type="string">
            <text:p>language: "Dutch (Netherlands)"</text:p>
          </table:table-cell>
          <table:table-cell table:formula="of:=COM.MICROSOFT.CONCAT([.J$2]; &quot;: &quot;; CHAR(34); [.D49]; CHAR(34))" office:value-type="string" office:string-value="name: &quot;nl-NL-Wavenet-C&quot;" calcext:value-type="string">
            <text:p>name: "nl-NL-Wavenet-C"</text:p>
          </table:table-cell>
          <table:table-cell table:formula="of:=COM.MICROSOFT.CONCAT([.K$2]; &quot;: &quot;; CHAR(34); IF([.E4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utch (Netherland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nl-NL</text:p>
          </table:table-cell>
          <table:table-cell table:style-name="ce4" office:value-type="string" calcext:value-type="string">
            <text:p>nl-NL-Wavenet-D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50]; &quot;, &quot;; [.J50]; &quot;, &quot;; [.K50]; &quot; },&quot;)" office:value-type="string" office:string-value="{ language: &quot;Dutch (Netherlands)&quot;, name: &quot;nl-NL-Wavenet-D&quot;, gender: &quot;Female&quot; }," calcext:value-type="string">
            <text:p>{ language: "Dutch (Netherlands)", name: "nl-NL-Wavenet-D", gender: "Female" },</text:p>
          </table:table-cell>
          <table:table-cell table:style-name="ce4"/>
          <table:table-cell table:formula="of:=COM.MICROSOFT.CONCAT([.I$2]; &quot;: &quot;; CHAR(34); [.A50]; CHAR(34))" office:value-type="string" office:string-value="language: &quot;Dutch (Netherlands)&quot;" calcext:value-type="string">
            <text:p>language: "Dutch (Netherlands)"</text:p>
          </table:table-cell>
          <table:table-cell table:formula="of:=COM.MICROSOFT.CONCAT([.J$2]; &quot;: &quot;; CHAR(34); [.D50]; CHAR(34))" office:value-type="string" office:string-value="name: &quot;nl-NL-Wavenet-D&quot;" calcext:value-type="string">
            <text:p>name: "nl-NL-Wavenet-D"</text:p>
          </table:table-cell>
          <table:table-cell table:formula="of:=COM.MICROSOFT.CONCAT([.K$2]; &quot;: &quot;; CHAR(34); IF([.E5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Dutch (Netherland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nl-NL</text:p>
          </table:table-cell>
          <table:table-cell table:style-name="ce4" office:value-type="string" calcext:value-type="string">
            <text:p>nl-NL-Wavenet-E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51]; &quot;, &quot;; [.J51]; &quot;, &quot;; [.K51]; &quot; },&quot;)" office:value-type="string" office:string-value="{ language: &quot;Dutch (Netherlands)&quot;, name: &quot;nl-NL-Wavenet-E&quot;, gender: &quot;Female&quot; }," calcext:value-type="string">
            <text:p>{ language: "Dutch (Netherlands)", name: "nl-NL-Wavenet-E", gender: "Female" },</text:p>
          </table:table-cell>
          <table:table-cell table:style-name="ce4"/>
          <table:table-cell table:formula="of:=COM.MICROSOFT.CONCAT([.I$2]; &quot;: &quot;; CHAR(34); [.A51]; CHAR(34))" office:value-type="string" office:string-value="language: &quot;Dutch (Netherlands)&quot;" calcext:value-type="string">
            <text:p>language: "Dutch (Netherlands)"</text:p>
          </table:table-cell>
          <table:table-cell table:formula="of:=COM.MICROSOFT.CONCAT([.J$2]; &quot;: &quot;; CHAR(34); [.D51]; CHAR(34))" office:value-type="string" office:string-value="name: &quot;nl-NL-Wavenet-E&quot;" calcext:value-type="string">
            <text:p>name: "nl-NL-Wavenet-E"</text:p>
          </table:table-cell>
          <table:table-cell table:formula="of:=COM.MICROSOFT.CONCAT([.K$2]; &quot;: &quot;; CHAR(34); IF([.E5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Austral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AU</text:p>
          </table:table-cell>
          <table:table-cell table:style-name="ce4" office:value-type="string" calcext:value-type="string">
            <text:p>en-AU-Neural2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52]; &quot;, &quot;; [.J52]; &quot;, &quot;; [.K52]; &quot; },&quot;)" office:value-type="string" office:string-value="{ language: &quot;English (Australia)&quot;, name: &quot;en-AU-Neural2-A&quot;, gender: &quot;Female&quot; }," calcext:value-type="string">
            <text:p>{ language: "English (Australia)", name: "en-AU-Neural2-A", gender: "Female" },</text:p>
          </table:table-cell>
          <table:table-cell table:style-name="ce4"/>
          <table:table-cell table:formula="of:=COM.MICROSOFT.CONCAT([.I$2]; &quot;: &quot;; CHAR(34); [.A52]; CHAR(34))" office:value-type="string" office:string-value="language: &quot;English (Australia)&quot;" calcext:value-type="string">
            <text:p>language: "English (Australia)"</text:p>
          </table:table-cell>
          <table:table-cell table:formula="of:=COM.MICROSOFT.CONCAT([.J$2]; &quot;: &quot;; CHAR(34); [.D52]; CHAR(34))" office:value-type="string" office:string-value="name: &quot;en-AU-Neural2-A&quot;" calcext:value-type="string">
            <text:p>name: "en-AU-Neural2-A"</text:p>
          </table:table-cell>
          <table:table-cell table:formula="of:=COM.MICROSOFT.CONCAT([.K$2]; &quot;: &quot;; CHAR(34); IF([.E5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Austral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AU</text:p>
          </table:table-cell>
          <table:table-cell table:style-name="ce4" office:value-type="string" calcext:value-type="string">
            <text:p>en-AU-Neural2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53]; &quot;, &quot;; [.J53]; &quot;, &quot;; [.K53]; &quot; },&quot;)" office:value-type="string" office:string-value="{ language: &quot;English (Australia)&quot;, name: &quot;en-AU-Neural2-B&quot;, gender: &quot;Male&quot; }," calcext:value-type="string">
            <text:p>{ language: "English (Australia)", name: "en-AU-Neural2-B", gender: "Male" },</text:p>
          </table:table-cell>
          <table:table-cell table:style-name="ce4"/>
          <table:table-cell table:formula="of:=COM.MICROSOFT.CONCAT([.I$2]; &quot;: &quot;; CHAR(34); [.A53]; CHAR(34))" office:value-type="string" office:string-value="language: &quot;English (Australia)&quot;" calcext:value-type="string">
            <text:p>language: "English (Australia)"</text:p>
          </table:table-cell>
          <table:table-cell table:formula="of:=COM.MICROSOFT.CONCAT([.J$2]; &quot;: &quot;; CHAR(34); [.D53]; CHAR(34))" office:value-type="string" office:string-value="name: &quot;en-AU-Neural2-B&quot;" calcext:value-type="string">
            <text:p>name: "en-AU-Neural2-B"</text:p>
          </table:table-cell>
          <table:table-cell table:formula="of:=COM.MICROSOFT.CONCAT([.K$2]; &quot;: &quot;; CHAR(34); IF([.E5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Austral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AU</text:p>
          </table:table-cell>
          <table:table-cell table:style-name="ce4" office:value-type="string" calcext:value-type="string">
            <text:p>en-AU-Neural2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54]; &quot;, &quot;; [.J54]; &quot;, &quot;; [.K54]; &quot; },&quot;)" office:value-type="string" office:string-value="{ language: &quot;English (Australia)&quot;, name: &quot;en-AU-Neural2-C&quot;, gender: &quot;Female&quot; }," calcext:value-type="string">
            <text:p>{ language: "English (Australia)", name: "en-AU-Neural2-C", gender: "Female" },</text:p>
          </table:table-cell>
          <table:table-cell table:style-name="ce4"/>
          <table:table-cell table:formula="of:=COM.MICROSOFT.CONCAT([.I$2]; &quot;: &quot;; CHAR(34); [.A54]; CHAR(34))" office:value-type="string" office:string-value="language: &quot;English (Australia)&quot;" calcext:value-type="string">
            <text:p>language: "English (Australia)"</text:p>
          </table:table-cell>
          <table:table-cell table:formula="of:=COM.MICROSOFT.CONCAT([.J$2]; &quot;: &quot;; CHAR(34); [.D54]; CHAR(34))" office:value-type="string" office:string-value="name: &quot;en-AU-Neural2-C&quot;" calcext:value-type="string">
            <text:p>name: "en-AU-Neural2-C"</text:p>
          </table:table-cell>
          <table:table-cell table:formula="of:=COM.MICROSOFT.CONCAT([.K$2]; &quot;: &quot;; CHAR(34); IF([.E5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Austral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AU</text:p>
          </table:table-cell>
          <table:table-cell table:style-name="ce4" office:value-type="string" calcext:value-type="string">
            <text:p>en-AU-Neural2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55]; &quot;, &quot;; [.J55]; &quot;, &quot;; [.K55]; &quot; },&quot;)" office:value-type="string" office:string-value="{ language: &quot;English (Australia)&quot;, name: &quot;en-AU-Neural2-D&quot;, gender: &quot;Male&quot; }," calcext:value-type="string">
            <text:p>{ language: "English (Australia)", name: "en-AU-Neural2-D", gender: "Male" },</text:p>
          </table:table-cell>
          <table:table-cell table:style-name="ce4"/>
          <table:table-cell table:formula="of:=COM.MICROSOFT.CONCAT([.I$2]; &quot;: &quot;; CHAR(34); [.A55]; CHAR(34))" office:value-type="string" office:string-value="language: &quot;English (Australia)&quot;" calcext:value-type="string">
            <text:p>language: "English (Australia)"</text:p>
          </table:table-cell>
          <table:table-cell table:formula="of:=COM.MICROSOFT.CONCAT([.J$2]; &quot;: &quot;; CHAR(34); [.D55]; CHAR(34))" office:value-type="string" office:string-value="name: &quot;en-AU-Neural2-D&quot;" calcext:value-type="string">
            <text:p>name: "en-AU-Neural2-D"</text:p>
          </table:table-cell>
          <table:table-cell table:formula="of:=COM.MICROSOFT.CONCAT([.K$2]; &quot;: &quot;; CHAR(34); IF([.E5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Austral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AU</text:p>
          </table:table-cell>
          <table:table-cell table:style-name="ce4" office:value-type="string" calcext:value-type="string">
            <text:p>en-AU-News-E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56]; &quot;, &quot;; [.J56]; &quot;, &quot;; [.K56]; &quot; },&quot;)" office:value-type="string" office:string-value="{ language: &quot;English (Australia)&quot;, name: &quot;en-AU-News-E&quot;, gender: &quot;Female&quot; }," calcext:value-type="string">
            <text:p>{ language: "English (Australia)", name: "en-AU-News-E", gender: "Female" },</text:p>
          </table:table-cell>
          <table:table-cell table:style-name="ce4"/>
          <table:table-cell table:formula="of:=COM.MICROSOFT.CONCAT([.I$2]; &quot;: &quot;; CHAR(34); [.A56]; CHAR(34))" office:value-type="string" office:string-value="language: &quot;English (Australia)&quot;" calcext:value-type="string">
            <text:p>language: "English (Australia)"</text:p>
          </table:table-cell>
          <table:table-cell table:formula="of:=COM.MICROSOFT.CONCAT([.J$2]; &quot;: &quot;; CHAR(34); [.D56]; CHAR(34))" office:value-type="string" office:string-value="name: &quot;en-AU-News-E&quot;" calcext:value-type="string">
            <text:p>name: "en-AU-News-E"</text:p>
          </table:table-cell>
          <table:table-cell table:formula="of:=COM.MICROSOFT.CONCAT([.K$2]; &quot;: &quot;; CHAR(34); IF([.E5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Austral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AU</text:p>
          </table:table-cell>
          <table:table-cell table:style-name="ce4" office:value-type="string" calcext:value-type="string">
            <text:p>en-AU-News-F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57]; &quot;, &quot;; [.J57]; &quot;, &quot;; [.K57]; &quot; },&quot;)" office:value-type="string" office:string-value="{ language: &quot;English (Australia)&quot;, name: &quot;en-AU-News-F&quot;, gender: &quot;Female&quot; }," calcext:value-type="string">
            <text:p>{ language: "English (Australia)", name: "en-AU-News-F", gender: "Female" },</text:p>
          </table:table-cell>
          <table:table-cell table:style-name="ce4"/>
          <table:table-cell table:formula="of:=COM.MICROSOFT.CONCAT([.I$2]; &quot;: &quot;; CHAR(34); [.A57]; CHAR(34))" office:value-type="string" office:string-value="language: &quot;English (Australia)&quot;" calcext:value-type="string">
            <text:p>language: "English (Australia)"</text:p>
          </table:table-cell>
          <table:table-cell table:formula="of:=COM.MICROSOFT.CONCAT([.J$2]; &quot;: &quot;; CHAR(34); [.D57]; CHAR(34))" office:value-type="string" office:string-value="name: &quot;en-AU-News-F&quot;" calcext:value-type="string">
            <text:p>name: "en-AU-News-F"</text:p>
          </table:table-cell>
          <table:table-cell table:formula="of:=COM.MICROSOFT.CONCAT([.K$2]; &quot;: &quot;; CHAR(34); IF([.E5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Austral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AU</text:p>
          </table:table-cell>
          <table:table-cell table:style-name="ce4" office:value-type="string" calcext:value-type="string">
            <text:p>en-AU-News-G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58]; &quot;, &quot;; [.J58]; &quot;, &quot;; [.K58]; &quot; },&quot;)" office:value-type="string" office:string-value="{ language: &quot;English (Australia)&quot;, name: &quot;en-AU-News-G&quot;, gender: &quot;Male&quot; }," calcext:value-type="string">
            <text:p>{ language: "English (Australia)", name: "en-AU-News-G", gender: "Male" },</text:p>
          </table:table-cell>
          <table:table-cell table:style-name="ce4"/>
          <table:table-cell table:formula="of:=COM.MICROSOFT.CONCAT([.I$2]; &quot;: &quot;; CHAR(34); [.A58]; CHAR(34))" office:value-type="string" office:string-value="language: &quot;English (Australia)&quot;" calcext:value-type="string">
            <text:p>language: "English (Australia)"</text:p>
          </table:table-cell>
          <table:table-cell table:formula="of:=COM.MICROSOFT.CONCAT([.J$2]; &quot;: &quot;; CHAR(34); [.D58]; CHAR(34))" office:value-type="string" office:string-value="name: &quot;en-AU-News-G&quot;" calcext:value-type="string">
            <text:p>name: "en-AU-News-G"</text:p>
          </table:table-cell>
          <table:table-cell table:formula="of:=COM.MICROSOFT.CONCAT([.K$2]; &quot;: &quot;; CHAR(34); IF([.E5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Austral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AU</text:p>
          </table:table-cell>
          <table:table-cell table:style-name="ce4" office:value-type="string" calcext:value-type="string">
            <text:p>en-AU-Polyglot-1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59]; &quot;, &quot;; [.J59]; &quot;, &quot;; [.K59]; &quot; },&quot;)" office:value-type="string" office:string-value="{ language: &quot;English (Australia)&quot;, name: &quot;en-AU-Polyglot-1&quot;, gender: &quot;Male&quot; }," calcext:value-type="string">
            <text:p>{ language: "English (Australia)", name: "en-AU-Polyglot-1", gender: "Male" },</text:p>
          </table:table-cell>
          <table:table-cell table:style-name="ce4"/>
          <table:table-cell table:formula="of:=COM.MICROSOFT.CONCAT([.I$2]; &quot;: &quot;; CHAR(34); [.A59]; CHAR(34))" office:value-type="string" office:string-value="language: &quot;English (Australia)&quot;" calcext:value-type="string">
            <text:p>language: "English (Australia)"</text:p>
          </table:table-cell>
          <table:table-cell table:formula="of:=COM.MICROSOFT.CONCAT([.J$2]; &quot;: &quot;; CHAR(34); [.D59]; CHAR(34))" office:value-type="string" office:string-value="name: &quot;en-AU-Polyglot-1&quot;" calcext:value-type="string">
            <text:p>name: "en-AU-Polyglot-1"</text:p>
          </table:table-cell>
          <table:table-cell table:formula="of:=COM.MICROSOFT.CONCAT([.K$2]; &quot;: &quot;; CHAR(34); IF([.E5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English (Austral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AU</text:p>
          </table:table-cell>
          <table:table-cell table:style-name="ce3" office:value-type="string" calcext:value-type="string">
            <text:p>en-AU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60]; &quot;, &quot;; [.J60]; &quot;, &quot;; [.K60]; &quot; },&quot;)" office:value-type="string" office:string-value="{ language: &quot;English (Australia)&quot;, name: &quot;en-AU-Standard-A&quot;, gender: &quot;Female&quot; }," calcext:value-type="string">
            <text:p>{ language: "English (Australia)", name: "en-AU-Standard-A", gender: "Female" },</text:p>
          </table:table-cell>
          <table:table-cell table:style-name="ce3"/>
          <table:table-cell table:formula="of:=COM.MICROSOFT.CONCAT([.I$2]; &quot;: &quot;; CHAR(34); [.A60]; CHAR(34))" office:value-type="string" office:string-value="language: &quot;English (Australia)&quot;" calcext:value-type="string">
            <text:p>language: "English (Australia)"</text:p>
          </table:table-cell>
          <table:table-cell table:formula="of:=COM.MICROSOFT.CONCAT([.J$2]; &quot;: &quot;; CHAR(34); [.D60]; CHAR(34))" office:value-type="string" office:string-value="name: &quot;en-AU-Standard-A&quot;" calcext:value-type="string">
            <text:p>name: "en-AU-Standard-A"</text:p>
          </table:table-cell>
          <table:table-cell table:formula="of:=COM.MICROSOFT.CONCAT([.K$2]; &quot;: &quot;; CHAR(34); IF([.E6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Austral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AU</text:p>
          </table:table-cell>
          <table:table-cell table:style-name="ce3" office:value-type="string" calcext:value-type="string">
            <text:p>en-AU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61]; &quot;, &quot;; [.J61]; &quot;, &quot;; [.K61]; &quot; },&quot;)" office:value-type="string" office:string-value="{ language: &quot;English (Australia)&quot;, name: &quot;en-AU-Standard-B&quot;, gender: &quot;Male&quot; }," calcext:value-type="string">
            <text:p>{ language: "English (Australia)", name: "en-AU-Standard-B", gender: "Male" },</text:p>
          </table:table-cell>
          <table:table-cell table:style-name="ce3"/>
          <table:table-cell table:formula="of:=COM.MICROSOFT.CONCAT([.I$2]; &quot;: &quot;; CHAR(34); [.A61]; CHAR(34))" office:value-type="string" office:string-value="language: &quot;English (Australia)&quot;" calcext:value-type="string">
            <text:p>language: "English (Australia)"</text:p>
          </table:table-cell>
          <table:table-cell table:formula="of:=COM.MICROSOFT.CONCAT([.J$2]; &quot;: &quot;; CHAR(34); [.D61]; CHAR(34))" office:value-type="string" office:string-value="name: &quot;en-AU-Standard-B&quot;" calcext:value-type="string">
            <text:p>name: "en-AU-Standard-B"</text:p>
          </table:table-cell>
          <table:table-cell table:formula="of:=COM.MICROSOFT.CONCAT([.K$2]; &quot;: &quot;; CHAR(34); IF([.E6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Austral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AU</text:p>
          </table:table-cell>
          <table:table-cell table:style-name="ce3" office:value-type="string" calcext:value-type="string">
            <text:p>en-AU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62]; &quot;, &quot;; [.J62]; &quot;, &quot;; [.K62]; &quot; },&quot;)" office:value-type="string" office:string-value="{ language: &quot;English (Australia)&quot;, name: &quot;en-AU-Standard-C&quot;, gender: &quot;Female&quot; }," calcext:value-type="string">
            <text:p>{ language: "English (Australia)", name: "en-AU-Standard-C", gender: "Female" },</text:p>
          </table:table-cell>
          <table:table-cell table:style-name="ce3"/>
          <table:table-cell table:formula="of:=COM.MICROSOFT.CONCAT([.I$2]; &quot;: &quot;; CHAR(34); [.A62]; CHAR(34))" office:value-type="string" office:string-value="language: &quot;English (Australia)&quot;" calcext:value-type="string">
            <text:p>language: "English (Australia)"</text:p>
          </table:table-cell>
          <table:table-cell table:formula="of:=COM.MICROSOFT.CONCAT([.J$2]; &quot;: &quot;; CHAR(34); [.D62]; CHAR(34))" office:value-type="string" office:string-value="name: &quot;en-AU-Standard-C&quot;" calcext:value-type="string">
            <text:p>name: "en-AU-Standard-C"</text:p>
          </table:table-cell>
          <table:table-cell table:formula="of:=COM.MICROSOFT.CONCAT([.K$2]; &quot;: &quot;; CHAR(34); IF([.E6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Austral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AU</text:p>
          </table:table-cell>
          <table:table-cell table:style-name="ce3" office:value-type="string" calcext:value-type="string">
            <text:p>en-AU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63]; &quot;, &quot;; [.J63]; &quot;, &quot;; [.K63]; &quot; },&quot;)" office:value-type="string" office:string-value="{ language: &quot;English (Australia)&quot;, name: &quot;en-AU-Standard-D&quot;, gender: &quot;Male&quot; }," calcext:value-type="string">
            <text:p>{ language: "English (Australia)", name: "en-AU-Standard-D", gender: "Male" },</text:p>
          </table:table-cell>
          <table:table-cell table:style-name="ce3"/>
          <table:table-cell table:formula="of:=COM.MICROSOFT.CONCAT([.I$2]; &quot;: &quot;; CHAR(34); [.A63]; CHAR(34))" office:value-type="string" office:string-value="language: &quot;English (Australia)&quot;" calcext:value-type="string">
            <text:p>language: "English (Australia)"</text:p>
          </table:table-cell>
          <table:table-cell table:formula="of:=COM.MICROSOFT.CONCAT([.J$2]; &quot;: &quot;; CHAR(34); [.D63]; CHAR(34))" office:value-type="string" office:string-value="name: &quot;en-AU-Standard-D&quot;" calcext:value-type="string">
            <text:p>name: "en-AU-Standard-D"</text:p>
          </table:table-cell>
          <table:table-cell table:formula="of:=COM.MICROSOFT.CONCAT([.K$2]; &quot;: &quot;; CHAR(34); IF([.E6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English (Austral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AU</text:p>
          </table:table-cell>
          <table:table-cell table:style-name="ce4" office:value-type="string" calcext:value-type="string">
            <text:p>en-AU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64]; &quot;, &quot;; [.J64]; &quot;, &quot;; [.K64]; &quot; },&quot;)" office:value-type="string" office:string-value="{ language: &quot;English (Australia)&quot;, name: &quot;en-AU-Wavenet-A&quot;, gender: &quot;Female&quot; }," calcext:value-type="string">
            <text:p>{ language: "English (Australia)", name: "en-AU-Wavenet-A", gender: "Female" },</text:p>
          </table:table-cell>
          <table:table-cell table:style-name="ce4"/>
          <table:table-cell table:formula="of:=COM.MICROSOFT.CONCAT([.I$2]; &quot;: &quot;; CHAR(34); [.A64]; CHAR(34))" office:value-type="string" office:string-value="language: &quot;English (Australia)&quot;" calcext:value-type="string">
            <text:p>language: "English (Australia)"</text:p>
          </table:table-cell>
          <table:table-cell table:formula="of:=COM.MICROSOFT.CONCAT([.J$2]; &quot;: &quot;; CHAR(34); [.D64]; CHAR(34))" office:value-type="string" office:string-value="name: &quot;en-AU-Wavenet-A&quot;" calcext:value-type="string">
            <text:p>name: "en-AU-Wavenet-A"</text:p>
          </table:table-cell>
          <table:table-cell table:formula="of:=COM.MICROSOFT.CONCAT([.K$2]; &quot;: &quot;; CHAR(34); IF([.E6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Austral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AU</text:p>
          </table:table-cell>
          <table:table-cell table:style-name="ce4" office:value-type="string" calcext:value-type="string">
            <text:p>en-AU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65]; &quot;, &quot;; [.J65]; &quot;, &quot;; [.K65]; &quot; },&quot;)" office:value-type="string" office:string-value="{ language: &quot;English (Australia)&quot;, name: &quot;en-AU-Wavenet-B&quot;, gender: &quot;Male&quot; }," calcext:value-type="string">
            <text:p>{ language: "English (Australia)", name: "en-AU-Wavenet-B", gender: "Male" },</text:p>
          </table:table-cell>
          <table:table-cell table:style-name="ce4"/>
          <table:table-cell table:formula="of:=COM.MICROSOFT.CONCAT([.I$2]; &quot;: &quot;; CHAR(34); [.A65]; CHAR(34))" office:value-type="string" office:string-value="language: &quot;English (Australia)&quot;" calcext:value-type="string">
            <text:p>language: "English (Australia)"</text:p>
          </table:table-cell>
          <table:table-cell table:formula="of:=COM.MICROSOFT.CONCAT([.J$2]; &quot;: &quot;; CHAR(34); [.D65]; CHAR(34))" office:value-type="string" office:string-value="name: &quot;en-AU-Wavenet-B&quot;" calcext:value-type="string">
            <text:p>name: "en-AU-Wavenet-B"</text:p>
          </table:table-cell>
          <table:table-cell table:formula="of:=COM.MICROSOFT.CONCAT([.K$2]; &quot;: &quot;; CHAR(34); IF([.E6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Austral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AU</text:p>
          </table:table-cell>
          <table:table-cell table:style-name="ce4" office:value-type="string" calcext:value-type="string">
            <text:p>en-AU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66]; &quot;, &quot;; [.J66]; &quot;, &quot;; [.K66]; &quot; },&quot;)" office:value-type="string" office:string-value="{ language: &quot;English (Australia)&quot;, name: &quot;en-AU-Wavenet-C&quot;, gender: &quot;Female&quot; }," calcext:value-type="string">
            <text:p>{ language: "English (Australia)", name: "en-AU-Wavenet-C", gender: "Female" },</text:p>
          </table:table-cell>
          <table:table-cell table:style-name="ce4"/>
          <table:table-cell table:formula="of:=COM.MICROSOFT.CONCAT([.I$2]; &quot;: &quot;; CHAR(34); [.A66]; CHAR(34))" office:value-type="string" office:string-value="language: &quot;English (Australia)&quot;" calcext:value-type="string">
            <text:p>language: "English (Australia)"</text:p>
          </table:table-cell>
          <table:table-cell table:formula="of:=COM.MICROSOFT.CONCAT([.J$2]; &quot;: &quot;; CHAR(34); [.D66]; CHAR(34))" office:value-type="string" office:string-value="name: &quot;en-AU-Wavenet-C&quot;" calcext:value-type="string">
            <text:p>name: "en-AU-Wavenet-C"</text:p>
          </table:table-cell>
          <table:table-cell table:formula="of:=COM.MICROSOFT.CONCAT([.K$2]; &quot;: &quot;; CHAR(34); IF([.E6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Austral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AU</text:p>
          </table:table-cell>
          <table:table-cell table:style-name="ce4" office:value-type="string" calcext:value-type="string">
            <text:p>en-AU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67]; &quot;, &quot;; [.J67]; &quot;, &quot;; [.K67]; &quot; },&quot;)" office:value-type="string" office:string-value="{ language: &quot;English (Australia)&quot;, name: &quot;en-AU-Wavenet-D&quot;, gender: &quot;Male&quot; }," calcext:value-type="string">
            <text:p>{ language: "English (Australia)", name: "en-AU-Wavenet-D", gender: "Male" },</text:p>
          </table:table-cell>
          <table:table-cell table:style-name="ce4"/>
          <table:table-cell table:formula="of:=COM.MICROSOFT.CONCAT([.I$2]; &quot;: &quot;; CHAR(34); [.A67]; CHAR(34))" office:value-type="string" office:string-value="language: &quot;English (Australia)&quot;" calcext:value-type="string">
            <text:p>language: "English (Australia)"</text:p>
          </table:table-cell>
          <table:table-cell table:formula="of:=COM.MICROSOFT.CONCAT([.J$2]; &quot;: &quot;; CHAR(34); [.D67]; CHAR(34))" office:value-type="string" office:string-value="name: &quot;en-AU-Wavenet-D&quot;" calcext:value-type="string">
            <text:p>name: "en-AU-Wavenet-D"</text:p>
          </table:table-cell>
          <table:table-cell table:formula="of:=COM.MICROSOFT.CONCAT([.K$2]; &quot;: &quot;; CHAR(34); IF([.E6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IN</text:p>
          </table:table-cell>
          <table:table-cell table:style-name="ce4" office:value-type="string" calcext:value-type="string">
            <text:p>en-IN-Neural2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68]; &quot;, &quot;; [.J68]; &quot;, &quot;; [.K68]; &quot; },&quot;)" office:value-type="string" office:string-value="{ language: &quot;English (India)&quot;, name: &quot;en-IN-Neural2-A&quot;, gender: &quot;Female&quot; }," calcext:value-type="string">
            <text:p>{ language: "English (India)", name: "en-IN-Neural2-A", gender: "Female" },</text:p>
          </table:table-cell>
          <table:table-cell table:style-name="ce4"/>
          <table:table-cell table:formula="of:=COM.MICROSOFT.CONCAT([.I$2]; &quot;: &quot;; CHAR(34); [.A68]; CHAR(34))" office:value-type="string" office:string-value="language: &quot;English (India)&quot;" calcext:value-type="string">
            <text:p>language: "English (India)"</text:p>
          </table:table-cell>
          <table:table-cell table:formula="of:=COM.MICROSOFT.CONCAT([.J$2]; &quot;: &quot;; CHAR(34); [.D68]; CHAR(34))" office:value-type="string" office:string-value="name: &quot;en-IN-Neural2-A&quot;" calcext:value-type="string">
            <text:p>name: "en-IN-Neural2-A"</text:p>
          </table:table-cell>
          <table:table-cell table:formula="of:=COM.MICROSOFT.CONCAT([.K$2]; &quot;: &quot;; CHAR(34); IF([.E6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IN</text:p>
          </table:table-cell>
          <table:table-cell table:style-name="ce4" office:value-type="string" calcext:value-type="string">
            <text:p>en-IN-Neural2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69]; &quot;, &quot;; [.J69]; &quot;, &quot;; [.K69]; &quot; },&quot;)" office:value-type="string" office:string-value="{ language: &quot;English (India)&quot;, name: &quot;en-IN-Neural2-B&quot;, gender: &quot;Male&quot; }," calcext:value-type="string">
            <text:p>{ language: "English (India)", name: "en-IN-Neural2-B", gender: "Male" },</text:p>
          </table:table-cell>
          <table:table-cell table:style-name="ce4"/>
          <table:table-cell table:formula="of:=COM.MICROSOFT.CONCAT([.I$2]; &quot;: &quot;; CHAR(34); [.A69]; CHAR(34))" office:value-type="string" office:string-value="language: &quot;English (India)&quot;" calcext:value-type="string">
            <text:p>language: "English (India)"</text:p>
          </table:table-cell>
          <table:table-cell table:formula="of:=COM.MICROSOFT.CONCAT([.J$2]; &quot;: &quot;; CHAR(34); [.D69]; CHAR(34))" office:value-type="string" office:string-value="name: &quot;en-IN-Neural2-B&quot;" calcext:value-type="string">
            <text:p>name: "en-IN-Neural2-B"</text:p>
          </table:table-cell>
          <table:table-cell table:formula="of:=COM.MICROSOFT.CONCAT([.K$2]; &quot;: &quot;; CHAR(34); IF([.E6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IN</text:p>
          </table:table-cell>
          <table:table-cell table:style-name="ce4" office:value-type="string" calcext:value-type="string">
            <text:p>en-IN-Neural2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70]; &quot;, &quot;; [.J70]; &quot;, &quot;; [.K70]; &quot; },&quot;)" office:value-type="string" office:string-value="{ language: &quot;English (India)&quot;, name: &quot;en-IN-Neural2-C&quot;, gender: &quot;Male&quot; }," calcext:value-type="string">
            <text:p>{ language: "English (India)", name: "en-IN-Neural2-C", gender: "Male" },</text:p>
          </table:table-cell>
          <table:table-cell table:style-name="ce4"/>
          <table:table-cell table:formula="of:=COM.MICROSOFT.CONCAT([.I$2]; &quot;: &quot;; CHAR(34); [.A70]; CHAR(34))" office:value-type="string" office:string-value="language: &quot;English (India)&quot;" calcext:value-type="string">
            <text:p>language: "English (India)"</text:p>
          </table:table-cell>
          <table:table-cell table:formula="of:=COM.MICROSOFT.CONCAT([.J$2]; &quot;: &quot;; CHAR(34); [.D70]; CHAR(34))" office:value-type="string" office:string-value="name: &quot;en-IN-Neural2-C&quot;" calcext:value-type="string">
            <text:p>name: "en-IN-Neural2-C"</text:p>
          </table:table-cell>
          <table:table-cell table:formula="of:=COM.MICROSOFT.CONCAT([.K$2]; &quot;: &quot;; CHAR(34); IF([.E7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IN</text:p>
          </table:table-cell>
          <table:table-cell table:style-name="ce4" office:value-type="string" calcext:value-type="string">
            <text:p>en-IN-Neural2-D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71]; &quot;, &quot;; [.J71]; &quot;, &quot;; [.K71]; &quot; },&quot;)" office:value-type="string" office:string-value="{ language: &quot;English (India)&quot;, name: &quot;en-IN-Neural2-D&quot;, gender: &quot;Female&quot; }," calcext:value-type="string">
            <text:p>{ language: "English (India)", name: "en-IN-Neural2-D", gender: "Female" },</text:p>
          </table:table-cell>
          <table:table-cell table:style-name="ce4"/>
          <table:table-cell table:formula="of:=COM.MICROSOFT.CONCAT([.I$2]; &quot;: &quot;; CHAR(34); [.A71]; CHAR(34))" office:value-type="string" office:string-value="language: &quot;English (India)&quot;" calcext:value-type="string">
            <text:p>language: "English (India)"</text:p>
          </table:table-cell>
          <table:table-cell table:formula="of:=COM.MICROSOFT.CONCAT([.J$2]; &quot;: &quot;; CHAR(34); [.D71]; CHAR(34))" office:value-type="string" office:string-value="name: &quot;en-IN-Neural2-D&quot;" calcext:value-type="string">
            <text:p>name: "en-IN-Neural2-D"</text:p>
          </table:table-cell>
          <table:table-cell table:formula="of:=COM.MICROSOFT.CONCAT([.K$2]; &quot;: &quot;; CHAR(34); IF([.E7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English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IN</text:p>
          </table:table-cell>
          <table:table-cell table:style-name="ce3" office:value-type="string" calcext:value-type="string">
            <text:p>en-IN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72]; &quot;, &quot;; [.J72]; &quot;, &quot;; [.K72]; &quot; },&quot;)" office:value-type="string" office:string-value="{ language: &quot;English (India)&quot;, name: &quot;en-IN-Standard-A&quot;, gender: &quot;Female&quot; }," calcext:value-type="string">
            <text:p>{ language: "English (India)", name: "en-IN-Standard-A", gender: "Female" },</text:p>
          </table:table-cell>
          <table:table-cell table:style-name="ce3"/>
          <table:table-cell table:formula="of:=COM.MICROSOFT.CONCAT([.I$2]; &quot;: &quot;; CHAR(34); [.A72]; CHAR(34))" office:value-type="string" office:string-value="language: &quot;English (India)&quot;" calcext:value-type="string">
            <text:p>language: "English (India)"</text:p>
          </table:table-cell>
          <table:table-cell table:formula="of:=COM.MICROSOFT.CONCAT([.J$2]; &quot;: &quot;; CHAR(34); [.D72]; CHAR(34))" office:value-type="string" office:string-value="name: &quot;en-IN-Standard-A&quot;" calcext:value-type="string">
            <text:p>name: "en-IN-Standard-A"</text:p>
          </table:table-cell>
          <table:table-cell table:formula="of:=COM.MICROSOFT.CONCAT([.K$2]; &quot;: &quot;; CHAR(34); IF([.E7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IN</text:p>
          </table:table-cell>
          <table:table-cell table:style-name="ce3" office:value-type="string" calcext:value-type="string">
            <text:p>en-IN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73]; &quot;, &quot;; [.J73]; &quot;, &quot;; [.K73]; &quot; },&quot;)" office:value-type="string" office:string-value="{ language: &quot;English (India)&quot;, name: &quot;en-IN-Standard-B&quot;, gender: &quot;Male&quot; }," calcext:value-type="string">
            <text:p>{ language: "English (India)", name: "en-IN-Standard-B", gender: "Male" },</text:p>
          </table:table-cell>
          <table:table-cell table:style-name="ce3"/>
          <table:table-cell table:formula="of:=COM.MICROSOFT.CONCAT([.I$2]; &quot;: &quot;; CHAR(34); [.A73]; CHAR(34))" office:value-type="string" office:string-value="language: &quot;English (India)&quot;" calcext:value-type="string">
            <text:p>language: "English (India)"</text:p>
          </table:table-cell>
          <table:table-cell table:formula="of:=COM.MICROSOFT.CONCAT([.J$2]; &quot;: &quot;; CHAR(34); [.D73]; CHAR(34))" office:value-type="string" office:string-value="name: &quot;en-IN-Standard-B&quot;" calcext:value-type="string">
            <text:p>name: "en-IN-Standard-B"</text:p>
          </table:table-cell>
          <table:table-cell table:formula="of:=COM.MICROSOFT.CONCAT([.K$2]; &quot;: &quot;; CHAR(34); IF([.E7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IN</text:p>
          </table:table-cell>
          <table:table-cell table:style-name="ce3" office:value-type="string" calcext:value-type="string">
            <text:p>en-IN-Standard-C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74]; &quot;, &quot;; [.J74]; &quot;, &quot;; [.K74]; &quot; },&quot;)" office:value-type="string" office:string-value="{ language: &quot;English (India)&quot;, name: &quot;en-IN-Standard-C&quot;, gender: &quot;Male&quot; }," calcext:value-type="string">
            <text:p>{ language: "English (India)", name: "en-IN-Standard-C", gender: "Male" },</text:p>
          </table:table-cell>
          <table:table-cell table:style-name="ce3"/>
          <table:table-cell table:formula="of:=COM.MICROSOFT.CONCAT([.I$2]; &quot;: &quot;; CHAR(34); [.A74]; CHAR(34))" office:value-type="string" office:string-value="language: &quot;English (India)&quot;" calcext:value-type="string">
            <text:p>language: "English (India)"</text:p>
          </table:table-cell>
          <table:table-cell table:formula="of:=COM.MICROSOFT.CONCAT([.J$2]; &quot;: &quot;; CHAR(34); [.D74]; CHAR(34))" office:value-type="string" office:string-value="name: &quot;en-IN-Standard-C&quot;" calcext:value-type="string">
            <text:p>name: "en-IN-Standard-C"</text:p>
          </table:table-cell>
          <table:table-cell table:formula="of:=COM.MICROSOFT.CONCAT([.K$2]; &quot;: &quot;; CHAR(34); IF([.E7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IN</text:p>
          </table:table-cell>
          <table:table-cell table:style-name="ce3" office:value-type="string" calcext:value-type="string">
            <text:p>en-IN-Standard-D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75]; &quot;, &quot;; [.J75]; &quot;, &quot;; [.K75]; &quot; },&quot;)" office:value-type="string" office:string-value="{ language: &quot;English (India)&quot;, name: &quot;en-IN-Standard-D&quot;, gender: &quot;Female&quot; }," calcext:value-type="string">
            <text:p>{ language: "English (India)", name: "en-IN-Standard-D", gender: "Female" },</text:p>
          </table:table-cell>
          <table:table-cell table:style-name="ce3"/>
          <table:table-cell table:formula="of:=COM.MICROSOFT.CONCAT([.I$2]; &quot;: &quot;; CHAR(34); [.A75]; CHAR(34))" office:value-type="string" office:string-value="language: &quot;English (India)&quot;" calcext:value-type="string">
            <text:p>language: "English (India)"</text:p>
          </table:table-cell>
          <table:table-cell table:formula="of:=COM.MICROSOFT.CONCAT([.J$2]; &quot;: &quot;; CHAR(34); [.D75]; CHAR(34))" office:value-type="string" office:string-value="name: &quot;en-IN-Standard-D&quot;" calcext:value-type="string">
            <text:p>name: "en-IN-Standard-D"</text:p>
          </table:table-cell>
          <table:table-cell table:formula="of:=COM.MICROSOFT.CONCAT([.K$2]; &quot;: &quot;; CHAR(34); IF([.E7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English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IN</text:p>
          </table:table-cell>
          <table:table-cell table:style-name="ce4" office:value-type="string" calcext:value-type="string">
            <text:p>en-IN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76]; &quot;, &quot;; [.J76]; &quot;, &quot;; [.K76]; &quot; },&quot;)" office:value-type="string" office:string-value="{ language: &quot;English (India)&quot;, name: &quot;en-IN-Wavenet-A&quot;, gender: &quot;Female&quot; }," calcext:value-type="string">
            <text:p>{ language: "English (India)", name: "en-IN-Wavenet-A", gender: "Female" },</text:p>
          </table:table-cell>
          <table:table-cell table:style-name="ce4"/>
          <table:table-cell table:formula="of:=COM.MICROSOFT.CONCAT([.I$2]; &quot;: &quot;; CHAR(34); [.A76]; CHAR(34))" office:value-type="string" office:string-value="language: &quot;English (India)&quot;" calcext:value-type="string">
            <text:p>language: "English (India)"</text:p>
          </table:table-cell>
          <table:table-cell table:formula="of:=COM.MICROSOFT.CONCAT([.J$2]; &quot;: &quot;; CHAR(34); [.D76]; CHAR(34))" office:value-type="string" office:string-value="name: &quot;en-IN-Wavenet-A&quot;" calcext:value-type="string">
            <text:p>name: "en-IN-Wavenet-A"</text:p>
          </table:table-cell>
          <table:table-cell table:formula="of:=COM.MICROSOFT.CONCAT([.K$2]; &quot;: &quot;; CHAR(34); IF([.E7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IN</text:p>
          </table:table-cell>
          <table:table-cell table:style-name="ce4" office:value-type="string" calcext:value-type="string">
            <text:p>en-IN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77]; &quot;, &quot;; [.J77]; &quot;, &quot;; [.K77]; &quot; },&quot;)" office:value-type="string" office:string-value="{ language: &quot;English (India)&quot;, name: &quot;en-IN-Wavenet-B&quot;, gender: &quot;Male&quot; }," calcext:value-type="string">
            <text:p>{ language: "English (India)", name: "en-IN-Wavenet-B", gender: "Male" },</text:p>
          </table:table-cell>
          <table:table-cell table:style-name="ce4"/>
          <table:table-cell table:formula="of:=COM.MICROSOFT.CONCAT([.I$2]; &quot;: &quot;; CHAR(34); [.A77]; CHAR(34))" office:value-type="string" office:string-value="language: &quot;English (India)&quot;" calcext:value-type="string">
            <text:p>language: "English (India)"</text:p>
          </table:table-cell>
          <table:table-cell table:formula="of:=COM.MICROSOFT.CONCAT([.J$2]; &quot;: &quot;; CHAR(34); [.D77]; CHAR(34))" office:value-type="string" office:string-value="name: &quot;en-IN-Wavenet-B&quot;" calcext:value-type="string">
            <text:p>name: "en-IN-Wavenet-B"</text:p>
          </table:table-cell>
          <table:table-cell table:formula="of:=COM.MICROSOFT.CONCAT([.K$2]; &quot;: &quot;; CHAR(34); IF([.E7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IN</text:p>
          </table:table-cell>
          <table:table-cell table:style-name="ce4" office:value-type="string" calcext:value-type="string">
            <text:p>en-IN-Wavenet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78]; &quot;, &quot;; [.J78]; &quot;, &quot;; [.K78]; &quot; },&quot;)" office:value-type="string" office:string-value="{ language: &quot;English (India)&quot;, name: &quot;en-IN-Wavenet-C&quot;, gender: &quot;Male&quot; }," calcext:value-type="string">
            <text:p>{ language: "English (India)", name: "en-IN-Wavenet-C", gender: "Male" },</text:p>
          </table:table-cell>
          <table:table-cell table:style-name="ce4"/>
          <table:table-cell table:formula="of:=COM.MICROSOFT.CONCAT([.I$2]; &quot;: &quot;; CHAR(34); [.A78]; CHAR(34))" office:value-type="string" office:string-value="language: &quot;English (India)&quot;" calcext:value-type="string">
            <text:p>language: "English (India)"</text:p>
          </table:table-cell>
          <table:table-cell table:formula="of:=COM.MICROSOFT.CONCAT([.J$2]; &quot;: &quot;; CHAR(34); [.D78]; CHAR(34))" office:value-type="string" office:string-value="name: &quot;en-IN-Wavenet-C&quot;" calcext:value-type="string">
            <text:p>name: "en-IN-Wavenet-C"</text:p>
          </table:table-cell>
          <table:table-cell table:formula="of:=COM.MICROSOFT.CONCAT([.K$2]; &quot;: &quot;; CHAR(34); IF([.E7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IN</text:p>
          </table:table-cell>
          <table:table-cell table:style-name="ce4" office:value-type="string" calcext:value-type="string">
            <text:p>en-IN-Wavenet-D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79]; &quot;, &quot;; [.J79]; &quot;, &quot;; [.K79]; &quot; },&quot;)" office:value-type="string" office:string-value="{ language: &quot;English (India)&quot;, name: &quot;en-IN-Wavenet-D&quot;, gender: &quot;Female&quot; }," calcext:value-type="string">
            <text:p>{ language: "English (India)", name: "en-IN-Wavenet-D", gender: "Female" },</text:p>
          </table:table-cell>
          <table:table-cell table:style-name="ce4"/>
          <table:table-cell table:formula="of:=COM.MICROSOFT.CONCAT([.I$2]; &quot;: &quot;; CHAR(34); [.A79]; CHAR(34))" office:value-type="string" office:string-value="language: &quot;English (India)&quot;" calcext:value-type="string">
            <text:p>language: "English (India)"</text:p>
          </table:table-cell>
          <table:table-cell table:formula="of:=COM.MICROSOFT.CONCAT([.J$2]; &quot;: &quot;; CHAR(34); [.D79]; CHAR(34))" office:value-type="string" office:string-value="name: &quot;en-IN-Wavenet-D&quot;" calcext:value-type="string">
            <text:p>name: "en-IN-Wavenet-D"</text:p>
          </table:table-cell>
          <table:table-cell table:formula="of:=COM.MICROSOFT.CONCAT([.K$2]; &quot;: &quot;; CHAR(34); IF([.E7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Neural2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80]; &quot;, &quot;; [.J80]; &quot;, &quot;; [.K80]; &quot; },&quot;)" office:value-type="string" office:string-value="{ language: &quot;English (UK)&quot;, name: &quot;en-GB-Neural2-A&quot;, gender: &quot;Female&quot; }," calcext:value-type="string">
            <text:p>{ language: "English (UK)", name: "en-GB-Neural2-A", gender: "Female" },</text:p>
          </table:table-cell>
          <table:table-cell table:style-name="ce4"/>
          <table:table-cell table:formula="of:=COM.MICROSOFT.CONCAT([.I$2]; &quot;: &quot;; CHAR(34); [.A80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80]; CHAR(34))" office:value-type="string" office:string-value="name: &quot;en-GB-Neural2-A&quot;" calcext:value-type="string">
            <text:p>name: "en-GB-Neural2-A"</text:p>
          </table:table-cell>
          <table:table-cell table:formula="of:=COM.MICROSOFT.CONCAT([.K$2]; &quot;: &quot;; CHAR(34); IF([.E8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Neural2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81]; &quot;, &quot;; [.J81]; &quot;, &quot;; [.K81]; &quot; },&quot;)" office:value-type="string" office:string-value="{ language: &quot;English (UK)&quot;, name: &quot;en-GB-Neural2-B&quot;, gender: &quot;Male&quot; }," calcext:value-type="string">
            <text:p>{ language: "English (UK)", name: "en-GB-Neural2-B", gender: "Male" },</text:p>
          </table:table-cell>
          <table:table-cell table:style-name="ce4"/>
          <table:table-cell table:formula="of:=COM.MICROSOFT.CONCAT([.I$2]; &quot;: &quot;; CHAR(34); [.A81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81]; CHAR(34))" office:value-type="string" office:string-value="name: &quot;en-GB-Neural2-B&quot;" calcext:value-type="string">
            <text:p>name: "en-GB-Neural2-B"</text:p>
          </table:table-cell>
          <table:table-cell table:formula="of:=COM.MICROSOFT.CONCAT([.K$2]; &quot;: &quot;; CHAR(34); IF([.E8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Neural2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82]; &quot;, &quot;; [.J82]; &quot;, &quot;; [.K82]; &quot; },&quot;)" office:value-type="string" office:string-value="{ language: &quot;English (UK)&quot;, name: &quot;en-GB-Neural2-C&quot;, gender: &quot;Female&quot; }," calcext:value-type="string">
            <text:p>{ language: "English (UK)", name: "en-GB-Neural2-C", gender: "Female" },</text:p>
          </table:table-cell>
          <table:table-cell table:style-name="ce4"/>
          <table:table-cell table:formula="of:=COM.MICROSOFT.CONCAT([.I$2]; &quot;: &quot;; CHAR(34); [.A82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82]; CHAR(34))" office:value-type="string" office:string-value="name: &quot;en-GB-Neural2-C&quot;" calcext:value-type="string">
            <text:p>name: "en-GB-Neural2-C"</text:p>
          </table:table-cell>
          <table:table-cell table:formula="of:=COM.MICROSOFT.CONCAT([.K$2]; &quot;: &quot;; CHAR(34); IF([.E8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Neural2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83]; &quot;, &quot;; [.J83]; &quot;, &quot;; [.K83]; &quot; },&quot;)" office:value-type="string" office:string-value="{ language: &quot;English (UK)&quot;, name: &quot;en-GB-Neural2-D&quot;, gender: &quot;Male&quot; }," calcext:value-type="string">
            <text:p>{ language: "English (UK)", name: "en-GB-Neural2-D", gender: "Male" },</text:p>
          </table:table-cell>
          <table:table-cell table:style-name="ce4"/>
          <table:table-cell table:formula="of:=COM.MICROSOFT.CONCAT([.I$2]; &quot;: &quot;; CHAR(34); [.A83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83]; CHAR(34))" office:value-type="string" office:string-value="name: &quot;en-GB-Neural2-D&quot;" calcext:value-type="string">
            <text:p>name: "en-GB-Neural2-D"</text:p>
          </table:table-cell>
          <table:table-cell table:formula="of:=COM.MICROSOFT.CONCAT([.K$2]; &quot;: &quot;; CHAR(34); IF([.E8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Neural2-F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84]; &quot;, &quot;; [.J84]; &quot;, &quot;; [.K84]; &quot; },&quot;)" office:value-type="string" office:string-value="{ language: &quot;English (UK)&quot;, name: &quot;en-GB-Neural2-F&quot;, gender: &quot;Female&quot; }," calcext:value-type="string">
            <text:p>{ language: "English (UK)", name: "en-GB-Neural2-F", gender: "Female" },</text:p>
          </table:table-cell>
          <table:table-cell table:style-name="ce4"/>
          <table:table-cell table:formula="of:=COM.MICROSOFT.CONCAT([.I$2]; &quot;: &quot;; CHAR(34); [.A84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84]; CHAR(34))" office:value-type="string" office:string-value="name: &quot;en-GB-Neural2-F&quot;" calcext:value-type="string">
            <text:p>name: "en-GB-Neural2-F"</text:p>
          </table:table-cell>
          <table:table-cell table:formula="of:=COM.MICROSOFT.CONCAT([.K$2]; &quot;: &quot;; CHAR(34); IF([.E8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News-G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85]; &quot;, &quot;; [.J85]; &quot;, &quot;; [.K85]; &quot; },&quot;)" office:value-type="string" office:string-value="{ language: &quot;English (UK)&quot;, name: &quot;en-GB-News-G&quot;, gender: &quot;Female&quot; }," calcext:value-type="string">
            <text:p>{ language: "English (UK)", name: "en-GB-News-G", gender: "Female" },</text:p>
          </table:table-cell>
          <table:table-cell table:style-name="ce4"/>
          <table:table-cell table:formula="of:=COM.MICROSOFT.CONCAT([.I$2]; &quot;: &quot;; CHAR(34); [.A85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85]; CHAR(34))" office:value-type="string" office:string-value="name: &quot;en-GB-News-G&quot;" calcext:value-type="string">
            <text:p>name: "en-GB-News-G"</text:p>
          </table:table-cell>
          <table:table-cell table:formula="of:=COM.MICROSOFT.CONCAT([.K$2]; &quot;: &quot;; CHAR(34); IF([.E8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News-H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86]; &quot;, &quot;; [.J86]; &quot;, &quot;; [.K86]; &quot; },&quot;)" office:value-type="string" office:string-value="{ language: &quot;English (UK)&quot;, name: &quot;en-GB-News-H&quot;, gender: &quot;Female&quot; }," calcext:value-type="string">
            <text:p>{ language: "English (UK)", name: "en-GB-News-H", gender: "Female" },</text:p>
          </table:table-cell>
          <table:table-cell table:style-name="ce4"/>
          <table:table-cell table:formula="of:=COM.MICROSOFT.CONCAT([.I$2]; &quot;: &quot;; CHAR(34); [.A86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86]; CHAR(34))" office:value-type="string" office:string-value="name: &quot;en-GB-News-H&quot;" calcext:value-type="string">
            <text:p>name: "en-GB-News-H"</text:p>
          </table:table-cell>
          <table:table-cell table:formula="of:=COM.MICROSOFT.CONCAT([.K$2]; &quot;: &quot;; CHAR(34); IF([.E8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News-I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87]; &quot;, &quot;; [.J87]; &quot;, &quot;; [.K87]; &quot; },&quot;)" office:value-type="string" office:string-value="{ language: &quot;English (UK)&quot;, name: &quot;en-GB-News-I&quot;, gender: &quot;Female&quot; }," calcext:value-type="string">
            <text:p>{ language: "English (UK)", name: "en-GB-News-I", gender: "Female" },</text:p>
          </table:table-cell>
          <table:table-cell table:style-name="ce4"/>
          <table:table-cell table:formula="of:=COM.MICROSOFT.CONCAT([.I$2]; &quot;: &quot;; CHAR(34); [.A87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87]; CHAR(34))" office:value-type="string" office:string-value="name: &quot;en-GB-News-I&quot;" calcext:value-type="string">
            <text:p>name: "en-GB-News-I"</text:p>
          </table:table-cell>
          <table:table-cell table:formula="of:=COM.MICROSOFT.CONCAT([.K$2]; &quot;: &quot;; CHAR(34); IF([.E8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News-J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88]; &quot;, &quot;; [.J88]; &quot;, &quot;; [.K88]; &quot; },&quot;)" office:value-type="string" office:string-value="{ language: &quot;English (UK)&quot;, name: &quot;en-GB-News-J&quot;, gender: &quot;Male&quot; }," calcext:value-type="string">
            <text:p>{ language: "English (UK)", name: "en-GB-News-J", gender: "Male" },</text:p>
          </table:table-cell>
          <table:table-cell table:style-name="ce4"/>
          <table:table-cell table:formula="of:=COM.MICROSOFT.CONCAT([.I$2]; &quot;: &quot;; CHAR(34); [.A88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88]; CHAR(34))" office:value-type="string" office:string-value="name: &quot;en-GB-News-J&quot;" calcext:value-type="string">
            <text:p>name: "en-GB-News-J"</text:p>
          </table:table-cell>
          <table:table-cell table:formula="of:=COM.MICROSOFT.CONCAT([.K$2]; &quot;: &quot;; CHAR(34); IF([.E8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News-K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89]; &quot;, &quot;; [.J89]; &quot;, &quot;; [.K89]; &quot; },&quot;)" office:value-type="string" office:string-value="{ language: &quot;English (UK)&quot;, name: &quot;en-GB-News-K&quot;, gender: &quot;Male&quot; }," calcext:value-type="string">
            <text:p>{ language: "English (UK)", name: "en-GB-News-K", gender: "Male" },</text:p>
          </table:table-cell>
          <table:table-cell table:style-name="ce4"/>
          <table:table-cell table:formula="of:=COM.MICROSOFT.CONCAT([.I$2]; &quot;: &quot;; CHAR(34); [.A89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89]; CHAR(34))" office:value-type="string" office:string-value="name: &quot;en-GB-News-K&quot;" calcext:value-type="string">
            <text:p>name: "en-GB-News-K"</text:p>
          </table:table-cell>
          <table:table-cell table:formula="of:=COM.MICROSOFT.CONCAT([.K$2]; &quot;: &quot;; CHAR(34); IF([.E8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News-L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90]; &quot;, &quot;; [.J90]; &quot;, &quot;; [.K90]; &quot; },&quot;)" office:value-type="string" office:string-value="{ language: &quot;English (UK)&quot;, name: &quot;en-GB-News-L&quot;, gender: &quot;Male&quot; }," calcext:value-type="string">
            <text:p>{ language: "English (UK)", name: "en-GB-News-L", gender: "Male" },</text:p>
          </table:table-cell>
          <table:table-cell table:style-name="ce4"/>
          <table:table-cell table:formula="of:=COM.MICROSOFT.CONCAT([.I$2]; &quot;: &quot;; CHAR(34); [.A90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90]; CHAR(34))" office:value-type="string" office:string-value="name: &quot;en-GB-News-L&quot;" calcext:value-type="string">
            <text:p>name: "en-GB-News-L"</text:p>
          </table:table-cell>
          <table:table-cell table:formula="of:=COM.MICROSOFT.CONCAT([.K$2]; &quot;: &quot;; CHAR(34); IF([.E9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News-M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91]; &quot;, &quot;; [.J91]; &quot;, &quot;; [.K91]; &quot; },&quot;)" office:value-type="string" office:string-value="{ language: &quot;English (UK)&quot;, name: &quot;en-GB-News-M&quot;, gender: &quot;Male&quot; }," calcext:value-type="string">
            <text:p>{ language: "English (UK)", name: "en-GB-News-M", gender: "Male" },</text:p>
          </table:table-cell>
          <table:table-cell table:style-name="ce4"/>
          <table:table-cell table:formula="of:=COM.MICROSOFT.CONCAT([.I$2]; &quot;: &quot;; CHAR(34); [.A91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91]; CHAR(34))" office:value-type="string" office:string-value="name: &quot;en-GB-News-M&quot;" calcext:value-type="string">
            <text:p>name: "en-GB-News-M"</text:p>
          </table:table-cell>
          <table:table-cell table:formula="of:=COM.MICROSOFT.CONCAT([.K$2]; &quot;: &quot;; CHAR(34); IF([.E9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English (UK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GB</text:p>
          </table:table-cell>
          <table:table-cell table:style-name="ce3" office:value-type="string" calcext:value-type="string">
            <text:p>en-GB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92]; &quot;, &quot;; [.J92]; &quot;, &quot;; [.K92]; &quot; },&quot;)" office:value-type="string" office:string-value="{ language: &quot;English (UK)&quot;, name: &quot;en-GB-Standard-A&quot;, gender: &quot;Female&quot; }," calcext:value-type="string">
            <text:p>{ language: "English (UK)", name: "en-GB-Standard-A", gender: "Female" },</text:p>
          </table:table-cell>
          <table:table-cell table:style-name="ce3"/>
          <table:table-cell table:formula="of:=COM.MICROSOFT.CONCAT([.I$2]; &quot;: &quot;; CHAR(34); [.A92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92]; CHAR(34))" office:value-type="string" office:string-value="name: &quot;en-GB-Standard-A&quot;" calcext:value-type="string">
            <text:p>name: "en-GB-Standard-A"</text:p>
          </table:table-cell>
          <table:table-cell table:formula="of:=COM.MICROSOFT.CONCAT([.K$2]; &quot;: &quot;; CHAR(34); IF([.E9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K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GB</text:p>
          </table:table-cell>
          <table:table-cell table:style-name="ce3" office:value-type="string" calcext:value-type="string">
            <text:p>en-GB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93]; &quot;, &quot;; [.J93]; &quot;, &quot;; [.K93]; &quot; },&quot;)" office:value-type="string" office:string-value="{ language: &quot;English (UK)&quot;, name: &quot;en-GB-Standard-B&quot;, gender: &quot;Male&quot; }," calcext:value-type="string">
            <text:p>{ language: "English (UK)", name: "en-GB-Standard-B", gender: "Male" },</text:p>
          </table:table-cell>
          <table:table-cell table:style-name="ce3"/>
          <table:table-cell table:formula="of:=COM.MICROSOFT.CONCAT([.I$2]; &quot;: &quot;; CHAR(34); [.A93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93]; CHAR(34))" office:value-type="string" office:string-value="name: &quot;en-GB-Standard-B&quot;" calcext:value-type="string">
            <text:p>name: "en-GB-Standard-B"</text:p>
          </table:table-cell>
          <table:table-cell table:formula="of:=COM.MICROSOFT.CONCAT([.K$2]; &quot;: &quot;; CHAR(34); IF([.E9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K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GB</text:p>
          </table:table-cell>
          <table:table-cell table:style-name="ce3" office:value-type="string" calcext:value-type="string">
            <text:p>en-GB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94]; &quot;, &quot;; [.J94]; &quot;, &quot;; [.K94]; &quot; },&quot;)" office:value-type="string" office:string-value="{ language: &quot;English (UK)&quot;, name: &quot;en-GB-Standard-C&quot;, gender: &quot;Female&quot; }," calcext:value-type="string">
            <text:p>{ language: "English (UK)", name: "en-GB-Standard-C", gender: "Female" },</text:p>
          </table:table-cell>
          <table:table-cell table:style-name="ce3"/>
          <table:table-cell table:formula="of:=COM.MICROSOFT.CONCAT([.I$2]; &quot;: &quot;; CHAR(34); [.A94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94]; CHAR(34))" office:value-type="string" office:string-value="name: &quot;en-GB-Standard-C&quot;" calcext:value-type="string">
            <text:p>name: "en-GB-Standard-C"</text:p>
          </table:table-cell>
          <table:table-cell table:formula="of:=COM.MICROSOFT.CONCAT([.K$2]; &quot;: &quot;; CHAR(34); IF([.E9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K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GB</text:p>
          </table:table-cell>
          <table:table-cell table:style-name="ce3" office:value-type="string" calcext:value-type="string">
            <text:p>en-GB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95]; &quot;, &quot;; [.J95]; &quot;, &quot;; [.K95]; &quot; },&quot;)" office:value-type="string" office:string-value="{ language: &quot;English (UK)&quot;, name: &quot;en-GB-Standard-D&quot;, gender: &quot;Male&quot; }," calcext:value-type="string">
            <text:p>{ language: "English (UK)", name: "en-GB-Standard-D", gender: "Male" },</text:p>
          </table:table-cell>
          <table:table-cell table:style-name="ce3"/>
          <table:table-cell table:formula="of:=COM.MICROSOFT.CONCAT([.I$2]; &quot;: &quot;; CHAR(34); [.A95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95]; CHAR(34))" office:value-type="string" office:string-value="name: &quot;en-GB-Standard-D&quot;" calcext:value-type="string">
            <text:p>name: "en-GB-Standard-D"</text:p>
          </table:table-cell>
          <table:table-cell table:formula="of:=COM.MICROSOFT.CONCAT([.K$2]; &quot;: &quot;; CHAR(34); IF([.E9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K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GB</text:p>
          </table:table-cell>
          <table:table-cell table:style-name="ce3" office:value-type="string" calcext:value-type="string">
            <text:p>en-GB-Standard-F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96]; &quot;, &quot;; [.J96]; &quot;, &quot;; [.K96]; &quot; },&quot;)" office:value-type="string" office:string-value="{ language: &quot;English (UK)&quot;, name: &quot;en-GB-Standard-F&quot;, gender: &quot;Female&quot; }," calcext:value-type="string">
            <text:p>{ language: "English (UK)", name: "en-GB-Standard-F", gender: "Female" },</text:p>
          </table:table-cell>
          <table:table-cell table:style-name="ce3"/>
          <table:table-cell table:formula="of:=COM.MICROSOFT.CONCAT([.I$2]; &quot;: &quot;; CHAR(34); [.A96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96]; CHAR(34))" office:value-type="string" office:string-value="name: &quot;en-GB-Standard-F&quot;" calcext:value-type="string">
            <text:p>name: "en-GB-Standard-F"</text:p>
          </table:table-cell>
          <table:table-cell table:formula="of:=COM.MICROSOFT.CONCAT([.K$2]; &quot;: &quot;; CHAR(34); IF([.E9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K)</text:p>
          </table:table-cell>
          <table:table-cell table:style-name="ce3" office:value-type="string" calcext:value-type="string">
            <text:p>Studio</text:p>
          </table:table-cell>
          <table:table-cell table:style-name="ce3" office:value-type="string" calcext:value-type="string">
            <text:p>en-GB</text:p>
          </table:table-cell>
          <table:table-cell table:style-name="ce3" office:value-type="string" calcext:value-type="string">
            <text:p>en-GB-Studio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97]; &quot;, &quot;; [.J97]; &quot;, &quot;; [.K97]; &quot; },&quot;)" office:value-type="string" office:string-value="{ language: &quot;English (UK)&quot;, name: &quot;en-GB-Studio-B&quot;, gender: &quot;Male&quot; }," calcext:value-type="string">
            <text:p>{ language: "English (UK)", name: "en-GB-Studio-B", gender: "Male" },</text:p>
          </table:table-cell>
          <table:table-cell table:style-name="ce3"/>
          <table:table-cell table:formula="of:=COM.MICROSOFT.CONCAT([.I$2]; &quot;: &quot;; CHAR(34); [.A97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97]; CHAR(34))" office:value-type="string" office:string-value="name: &quot;en-GB-Studio-B&quot;" calcext:value-type="string">
            <text:p>name: "en-GB-Studio-B"</text:p>
          </table:table-cell>
          <table:table-cell table:formula="of:=COM.MICROSOFT.CONCAT([.K$2]; &quot;: &quot;; CHAR(34); IF([.E9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K)</text:p>
          </table:table-cell>
          <table:table-cell table:style-name="ce3" office:value-type="string" calcext:value-type="string">
            <text:p>Studio</text:p>
          </table:table-cell>
          <table:table-cell table:style-name="ce3" office:value-type="string" calcext:value-type="string">
            <text:p>en-GB</text:p>
          </table:table-cell>
          <table:table-cell table:style-name="ce3" office:value-type="string" calcext:value-type="string">
            <text:p>en-GB-Studio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98]; &quot;, &quot;; [.J98]; &quot;, &quot;; [.K98]; &quot; },&quot;)" office:value-type="string" office:string-value="{ language: &quot;English (UK)&quot;, name: &quot;en-GB-Studio-C&quot;, gender: &quot;Female&quot; }," calcext:value-type="string">
            <text:p>{ language: "English (UK)", name: "en-GB-Studio-C", gender: "Female" },</text:p>
          </table:table-cell>
          <table:table-cell table:style-name="ce3"/>
          <table:table-cell table:formula="of:=COM.MICROSOFT.CONCAT([.I$2]; &quot;: &quot;; CHAR(34); [.A98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98]; CHAR(34))" office:value-type="string" office:string-value="name: &quot;en-GB-Studio-C&quot;" calcext:value-type="string">
            <text:p>name: "en-GB-Studio-C"</text:p>
          </table:table-cell>
          <table:table-cell table:formula="of:=COM.MICROSOFT.CONCAT([.K$2]; &quot;: &quot;; CHAR(34); IF([.E9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99]; &quot;, &quot;; [.J99]; &quot;, &quot;; [.K99]; &quot; },&quot;)" office:value-type="string" office:string-value="{ language: &quot;English (UK)&quot;, name: &quot;en-GB-Wavenet-A&quot;, gender: &quot;Female&quot; }," calcext:value-type="string">
            <text:p>{ language: "English (UK)", name: "en-GB-Wavenet-A", gender: "Female" },</text:p>
          </table:table-cell>
          <table:table-cell table:style-name="ce4"/>
          <table:table-cell table:formula="of:=COM.MICROSOFT.CONCAT([.I$2]; &quot;: &quot;; CHAR(34); [.A99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99]; CHAR(34))" office:value-type="string" office:string-value="name: &quot;en-GB-Wavenet-A&quot;" calcext:value-type="string">
            <text:p>name: "en-GB-Wavenet-A"</text:p>
          </table:table-cell>
          <table:table-cell table:formula="of:=COM.MICROSOFT.CONCAT([.K$2]; &quot;: &quot;; CHAR(34); IF([.E9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00]; &quot;, &quot;; [.J100]; &quot;, &quot;; [.K100]; &quot; },&quot;)" office:value-type="string" office:string-value="{ language: &quot;English (UK)&quot;, name: &quot;en-GB-Wavenet-B&quot;, gender: &quot;Male&quot; }," calcext:value-type="string">
            <text:p>{ language: "English (UK)", name: "en-GB-Wavenet-B", gender: "Male" },</text:p>
          </table:table-cell>
          <table:table-cell table:style-name="ce4"/>
          <table:table-cell table:formula="of:=COM.MICROSOFT.CONCAT([.I$2]; &quot;: &quot;; CHAR(34); [.A100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100]; CHAR(34))" office:value-type="string" office:string-value="name: &quot;en-GB-Wavenet-B&quot;" calcext:value-type="string">
            <text:p>name: "en-GB-Wavenet-B"</text:p>
          </table:table-cell>
          <table:table-cell table:formula="of:=COM.MICROSOFT.CONCAT([.K$2]; &quot;: &quot;; CHAR(34); IF([.E10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01]; &quot;, &quot;; [.J101]; &quot;, &quot;; [.K101]; &quot; },&quot;)" office:value-type="string" office:string-value="{ language: &quot;English (UK)&quot;, name: &quot;en-GB-Wavenet-C&quot;, gender: &quot;Female&quot; }," calcext:value-type="string">
            <text:p>{ language: "English (UK)", name: "en-GB-Wavenet-C", gender: "Female" },</text:p>
          </table:table-cell>
          <table:table-cell table:style-name="ce4"/>
          <table:table-cell table:formula="of:=COM.MICROSOFT.CONCAT([.I$2]; &quot;: &quot;; CHAR(34); [.A101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101]; CHAR(34))" office:value-type="string" office:string-value="name: &quot;en-GB-Wavenet-C&quot;" calcext:value-type="string">
            <text:p>name: "en-GB-Wavenet-C"</text:p>
          </table:table-cell>
          <table:table-cell table:formula="of:=COM.MICROSOFT.CONCAT([.K$2]; &quot;: &quot;; CHAR(34); IF([.E10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02]; &quot;, &quot;; [.J102]; &quot;, &quot;; [.K102]; &quot; },&quot;)" office:value-type="string" office:string-value="{ language: &quot;English (UK)&quot;, name: &quot;en-GB-Wavenet-D&quot;, gender: &quot;Male&quot; }," calcext:value-type="string">
            <text:p>{ language: "English (UK)", name: "en-GB-Wavenet-D", gender: "Male" },</text:p>
          </table:table-cell>
          <table:table-cell table:style-name="ce4"/>
          <table:table-cell table:formula="of:=COM.MICROSOFT.CONCAT([.I$2]; &quot;: &quot;; CHAR(34); [.A102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102]; CHAR(34))" office:value-type="string" office:string-value="name: &quot;en-GB-Wavenet-D&quot;" calcext:value-type="string">
            <text:p>name: "en-GB-Wavenet-D"</text:p>
          </table:table-cell>
          <table:table-cell table:formula="of:=COM.MICROSOFT.CONCAT([.K$2]; &quot;: &quot;; CHAR(34); IF([.E10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K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GB</text:p>
          </table:table-cell>
          <table:table-cell table:style-name="ce4" office:value-type="string" calcext:value-type="string">
            <text:p>en-GB-Wavenet-F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03]; &quot;, &quot;; [.J103]; &quot;, &quot;; [.K103]; &quot; },&quot;)" office:value-type="string" office:string-value="{ language: &quot;English (UK)&quot;, name: &quot;en-GB-Wavenet-F&quot;, gender: &quot;Female&quot; }," calcext:value-type="string">
            <text:p>{ language: "English (UK)", name: "en-GB-Wavenet-F", gender: "Female" },</text:p>
          </table:table-cell>
          <table:table-cell table:style-name="ce4"/>
          <table:table-cell table:formula="of:=COM.MICROSOFT.CONCAT([.I$2]; &quot;: &quot;; CHAR(34); [.A103]; CHAR(34))" office:value-type="string" office:string-value="language: &quot;English (UK)&quot;" calcext:value-type="string">
            <text:p>language: "English (UK)"</text:p>
          </table:table-cell>
          <table:table-cell table:formula="of:=COM.MICROSOFT.CONCAT([.J$2]; &quot;: &quot;; CHAR(34); [.D103]; CHAR(34))" office:value-type="string" office:string-value="name: &quot;en-GB-Wavenet-F&quot;" calcext:value-type="string">
            <text:p>name: "en-GB-Wavenet-F"</text:p>
          </table:table-cell>
          <table:table-cell table:formula="of:=COM.MICROSOFT.CONCAT([.K$2]; &quot;: &quot;; CHAR(34); IF([.E10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Casual-K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04]; &quot;, &quot;; [.J104]; &quot;, &quot;; [.K104]; &quot; },&quot;)" office:value-type="string" office:string-value="{ language: &quot;English (US)&quot;, name: &quot;en-US-Casual-K&quot;, gender: &quot;Male&quot; }," calcext:value-type="string">
            <text:p>{ language: "English (US)", name: "en-US-Casual-K", gender: "Male" },</text:p>
          </table:table-cell>
          <table:table-cell table:style-name="ce4"/>
          <table:table-cell table:formula="of:=COM.MICROSOFT.CONCAT([.I$2]; &quot;: &quot;; CHAR(34); [.A104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04]; CHAR(34))" office:value-type="string" office:string-value="name: &quot;en-US-Casual-K&quot;" calcext:value-type="string">
            <text:p>name: "en-US-Casual-K"</text:p>
          </table:table-cell>
          <table:table-cell table:formula="of:=COM.MICROSOFT.CONCAT([.K$2]; &quot;: &quot;; CHAR(34); IF([.E10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Journey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05]; &quot;, &quot;; [.J105]; &quot;, &quot;; [.K105]; &quot; },&quot;)" office:value-type="string" office:string-value="{ language: &quot;English (US)&quot;, name: &quot;en-US-Journey-D&quot;, gender: &quot;Male&quot; }," calcext:value-type="string">
            <text:p>{ language: "English (US)", name: "en-US-Journey-D", gender: "Male" },</text:p>
          </table:table-cell>
          <table:table-cell table:style-name="ce4"/>
          <table:table-cell table:formula="of:=COM.MICROSOFT.CONCAT([.I$2]; &quot;: &quot;; CHAR(34); [.A105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05]; CHAR(34))" office:value-type="string" office:string-value="name: &quot;en-US-Journey-D&quot;" calcext:value-type="string">
            <text:p>name: "en-US-Journey-D"</text:p>
          </table:table-cell>
          <table:table-cell table:formula="of:=COM.MICROSOFT.CONCAT([.K$2]; &quot;: &quot;; CHAR(34); IF([.E10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Journey-F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06]; &quot;, &quot;; [.J106]; &quot;, &quot;; [.K106]; &quot; },&quot;)" office:value-type="string" office:string-value="{ language: &quot;English (US)&quot;, name: &quot;en-US-Journey-F&quot;, gender: &quot;Female&quot; }," calcext:value-type="string">
            <text:p>{ language: "English (US)", name: "en-US-Journey-F", gender: "Female" },</text:p>
          </table:table-cell>
          <table:table-cell table:style-name="ce4"/>
          <table:table-cell table:formula="of:=COM.MICROSOFT.CONCAT([.I$2]; &quot;: &quot;; CHAR(34); [.A106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06]; CHAR(34))" office:value-type="string" office:string-value="name: &quot;en-US-Journey-F&quot;" calcext:value-type="string">
            <text:p>name: "en-US-Journey-F"</text:p>
          </table:table-cell>
          <table:table-cell table:formula="of:=COM.MICROSOFT.CONCAT([.K$2]; &quot;: &quot;; CHAR(34); IF([.E10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Journey-O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07]; &quot;, &quot;; [.J107]; &quot;, &quot;; [.K107]; &quot; },&quot;)" office:value-type="string" office:string-value="{ language: &quot;English (US)&quot;, name: &quot;en-US-Journey-O&quot;, gender: &quot;Female&quot; }," calcext:value-type="string">
            <text:p>{ language: "English (US)", name: "en-US-Journey-O", gender: "Female" },</text:p>
          </table:table-cell>
          <table:table-cell table:style-name="ce4"/>
          <table:table-cell table:formula="of:=COM.MICROSOFT.CONCAT([.I$2]; &quot;: &quot;; CHAR(34); [.A107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07]; CHAR(34))" office:value-type="string" office:string-value="name: &quot;en-US-Journey-O&quot;" calcext:value-type="string">
            <text:p>name: "en-US-Journey-O"</text:p>
          </table:table-cell>
          <table:table-cell table:formula="of:=COM.MICROSOFT.CONCAT([.K$2]; &quot;: &quot;; CHAR(34); IF([.E10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Neural2-A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08]; &quot;, &quot;; [.J108]; &quot;, &quot;; [.K108]; &quot; },&quot;)" office:value-type="string" office:string-value="{ language: &quot;English (US)&quot;, name: &quot;en-US-Neural2-A&quot;, gender: &quot;Male&quot; }," calcext:value-type="string">
            <text:p>{ language: "English (US)", name: "en-US-Neural2-A", gender: "Male" },</text:p>
          </table:table-cell>
          <table:table-cell table:style-name="ce4"/>
          <table:table-cell table:formula="of:=COM.MICROSOFT.CONCAT([.I$2]; &quot;: &quot;; CHAR(34); [.A108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08]; CHAR(34))" office:value-type="string" office:string-value="name: &quot;en-US-Neural2-A&quot;" calcext:value-type="string">
            <text:p>name: "en-US-Neural2-A"</text:p>
          </table:table-cell>
          <table:table-cell table:formula="of:=COM.MICROSOFT.CONCAT([.K$2]; &quot;: &quot;; CHAR(34); IF([.E10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Neural2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09]; &quot;, &quot;; [.J109]; &quot;, &quot;; [.K109]; &quot; },&quot;)" office:value-type="string" office:string-value="{ language: &quot;English (US)&quot;, name: &quot;en-US-Neural2-C&quot;, gender: &quot;Female&quot; }," calcext:value-type="string">
            <text:p>{ language: "English (US)", name: "en-US-Neural2-C", gender: "Female" },</text:p>
          </table:table-cell>
          <table:table-cell table:style-name="ce4"/>
          <table:table-cell table:formula="of:=COM.MICROSOFT.CONCAT([.I$2]; &quot;: &quot;; CHAR(34); [.A109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09]; CHAR(34))" office:value-type="string" office:string-value="name: &quot;en-US-Neural2-C&quot;" calcext:value-type="string">
            <text:p>name: "en-US-Neural2-C"</text:p>
          </table:table-cell>
          <table:table-cell table:formula="of:=COM.MICROSOFT.CONCAT([.K$2]; &quot;: &quot;; CHAR(34); IF([.E10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Neural2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10]; &quot;, &quot;; [.J110]; &quot;, &quot;; [.K110]; &quot; },&quot;)" office:value-type="string" office:string-value="{ language: &quot;English (US)&quot;, name: &quot;en-US-Neural2-D&quot;, gender: &quot;Male&quot; }," calcext:value-type="string">
            <text:p>{ language: "English (US)", name: "en-US-Neural2-D", gender: "Male" },</text:p>
          </table:table-cell>
          <table:table-cell table:style-name="ce4"/>
          <table:table-cell table:formula="of:=COM.MICROSOFT.CONCAT([.I$2]; &quot;: &quot;; CHAR(34); [.A110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10]; CHAR(34))" office:value-type="string" office:string-value="name: &quot;en-US-Neural2-D&quot;" calcext:value-type="string">
            <text:p>name: "en-US-Neural2-D"</text:p>
          </table:table-cell>
          <table:table-cell table:formula="of:=COM.MICROSOFT.CONCAT([.K$2]; &quot;: &quot;; CHAR(34); IF([.E11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Neural2-E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11]; &quot;, &quot;; [.J111]; &quot;, &quot;; [.K111]; &quot; },&quot;)" office:value-type="string" office:string-value="{ language: &quot;English (US)&quot;, name: &quot;en-US-Neural2-E&quot;, gender: &quot;Female&quot; }," calcext:value-type="string">
            <text:p>{ language: "English (US)", name: "en-US-Neural2-E", gender: "Female" },</text:p>
          </table:table-cell>
          <table:table-cell table:style-name="ce4"/>
          <table:table-cell table:formula="of:=COM.MICROSOFT.CONCAT([.I$2]; &quot;: &quot;; CHAR(34); [.A111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11]; CHAR(34))" office:value-type="string" office:string-value="name: &quot;en-US-Neural2-E&quot;" calcext:value-type="string">
            <text:p>name: "en-US-Neural2-E"</text:p>
          </table:table-cell>
          <table:table-cell table:formula="of:=COM.MICROSOFT.CONCAT([.K$2]; &quot;: &quot;; CHAR(34); IF([.E11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Neural2-F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12]; &quot;, &quot;; [.J112]; &quot;, &quot;; [.K112]; &quot; },&quot;)" office:value-type="string" office:string-value="{ language: &quot;English (US)&quot;, name: &quot;en-US-Neural2-F&quot;, gender: &quot;Female&quot; }," calcext:value-type="string">
            <text:p>{ language: "English (US)", name: "en-US-Neural2-F", gender: "Female" },</text:p>
          </table:table-cell>
          <table:table-cell table:style-name="ce4"/>
          <table:table-cell table:formula="of:=COM.MICROSOFT.CONCAT([.I$2]; &quot;: &quot;; CHAR(34); [.A112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12]; CHAR(34))" office:value-type="string" office:string-value="name: &quot;en-US-Neural2-F&quot;" calcext:value-type="string">
            <text:p>name: "en-US-Neural2-F"</text:p>
          </table:table-cell>
          <table:table-cell table:formula="of:=COM.MICROSOFT.CONCAT([.K$2]; &quot;: &quot;; CHAR(34); IF([.E11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Neural2-G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13]; &quot;, &quot;; [.J113]; &quot;, &quot;; [.K113]; &quot; },&quot;)" office:value-type="string" office:string-value="{ language: &quot;English (US)&quot;, name: &quot;en-US-Neural2-G&quot;, gender: &quot;Female&quot; }," calcext:value-type="string">
            <text:p>{ language: "English (US)", name: "en-US-Neural2-G", gender: "Female" },</text:p>
          </table:table-cell>
          <table:table-cell table:style-name="ce4"/>
          <table:table-cell table:formula="of:=COM.MICROSOFT.CONCAT([.I$2]; &quot;: &quot;; CHAR(34); [.A113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13]; CHAR(34))" office:value-type="string" office:string-value="name: &quot;en-US-Neural2-G&quot;" calcext:value-type="string">
            <text:p>name: "en-US-Neural2-G"</text:p>
          </table:table-cell>
          <table:table-cell table:formula="of:=COM.MICROSOFT.CONCAT([.K$2]; &quot;: &quot;; CHAR(34); IF([.E11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Neural2-H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14]; &quot;, &quot;; [.J114]; &quot;, &quot;; [.K114]; &quot; },&quot;)" office:value-type="string" office:string-value="{ language: &quot;English (US)&quot;, name: &quot;en-US-Neural2-H&quot;, gender: &quot;Female&quot; }," calcext:value-type="string">
            <text:p>{ language: "English (US)", name: "en-US-Neural2-H", gender: "Female" },</text:p>
          </table:table-cell>
          <table:table-cell table:style-name="ce4"/>
          <table:table-cell table:formula="of:=COM.MICROSOFT.CONCAT([.I$2]; &quot;: &quot;; CHAR(34); [.A114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14]; CHAR(34))" office:value-type="string" office:string-value="name: &quot;en-US-Neural2-H&quot;" calcext:value-type="string">
            <text:p>name: "en-US-Neural2-H"</text:p>
          </table:table-cell>
          <table:table-cell table:formula="of:=COM.MICROSOFT.CONCAT([.K$2]; &quot;: &quot;; CHAR(34); IF([.E11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Neural2-I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15]; &quot;, &quot;; [.J115]; &quot;, &quot;; [.K115]; &quot; },&quot;)" office:value-type="string" office:string-value="{ language: &quot;English (US)&quot;, name: &quot;en-US-Neural2-I&quot;, gender: &quot;Male&quot; }," calcext:value-type="string">
            <text:p>{ language: "English (US)", name: "en-US-Neural2-I", gender: "Male" },</text:p>
          </table:table-cell>
          <table:table-cell table:style-name="ce4"/>
          <table:table-cell table:formula="of:=COM.MICROSOFT.CONCAT([.I$2]; &quot;: &quot;; CHAR(34); [.A115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15]; CHAR(34))" office:value-type="string" office:string-value="name: &quot;en-US-Neural2-I&quot;" calcext:value-type="string">
            <text:p>name: "en-US-Neural2-I"</text:p>
          </table:table-cell>
          <table:table-cell table:formula="of:=COM.MICROSOFT.CONCAT([.K$2]; &quot;: &quot;; CHAR(34); IF([.E11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Neural2-J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16]; &quot;, &quot;; [.J116]; &quot;, &quot;; [.K116]; &quot; },&quot;)" office:value-type="string" office:string-value="{ language: &quot;English (US)&quot;, name: &quot;en-US-Neural2-J&quot;, gender: &quot;Male&quot; }," calcext:value-type="string">
            <text:p>{ language: "English (US)", name: "en-US-Neural2-J", gender: "Male" },</text:p>
          </table:table-cell>
          <table:table-cell table:style-name="ce4"/>
          <table:table-cell table:formula="of:=COM.MICROSOFT.CONCAT([.I$2]; &quot;: &quot;; CHAR(34); [.A116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16]; CHAR(34))" office:value-type="string" office:string-value="name: &quot;en-US-Neural2-J&quot;" calcext:value-type="string">
            <text:p>name: "en-US-Neural2-J"</text:p>
          </table:table-cell>
          <table:table-cell table:formula="of:=COM.MICROSOFT.CONCAT([.K$2]; &quot;: &quot;; CHAR(34); IF([.E11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News-K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17]; &quot;, &quot;; [.J117]; &quot;, &quot;; [.K117]; &quot; },&quot;)" office:value-type="string" office:string-value="{ language: &quot;English (US)&quot;, name: &quot;en-US-News-K&quot;, gender: &quot;Female&quot; }," calcext:value-type="string">
            <text:p>{ language: "English (US)", name: "en-US-News-K", gender: "Female" },</text:p>
          </table:table-cell>
          <table:table-cell table:style-name="ce4"/>
          <table:table-cell table:formula="of:=COM.MICROSOFT.CONCAT([.I$2]; &quot;: &quot;; CHAR(34); [.A117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17]; CHAR(34))" office:value-type="string" office:string-value="name: &quot;en-US-News-K&quot;" calcext:value-type="string">
            <text:p>name: "en-US-News-K"</text:p>
          </table:table-cell>
          <table:table-cell table:formula="of:=COM.MICROSOFT.CONCAT([.K$2]; &quot;: &quot;; CHAR(34); IF([.E11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News-L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18]; &quot;, &quot;; [.J118]; &quot;, &quot;; [.K118]; &quot; },&quot;)" office:value-type="string" office:string-value="{ language: &quot;English (US)&quot;, name: &quot;en-US-News-L&quot;, gender: &quot;Female&quot; }," calcext:value-type="string">
            <text:p>{ language: "English (US)", name: "en-US-News-L", gender: "Female" },</text:p>
          </table:table-cell>
          <table:table-cell table:style-name="ce4"/>
          <table:table-cell table:formula="of:=COM.MICROSOFT.CONCAT([.I$2]; &quot;: &quot;; CHAR(34); [.A118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18]; CHAR(34))" office:value-type="string" office:string-value="name: &quot;en-US-News-L&quot;" calcext:value-type="string">
            <text:p>name: "en-US-News-L"</text:p>
          </table:table-cell>
          <table:table-cell table:formula="of:=COM.MICROSOFT.CONCAT([.K$2]; &quot;: &quot;; CHAR(34); IF([.E11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News-N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19]; &quot;, &quot;; [.J119]; &quot;, &quot;; [.K119]; &quot; },&quot;)" office:value-type="string" office:string-value="{ language: &quot;English (US)&quot;, name: &quot;en-US-News-N&quot;, gender: &quot;Male&quot; }," calcext:value-type="string">
            <text:p>{ language: "English (US)", name: "en-US-News-N", gender: "Male" },</text:p>
          </table:table-cell>
          <table:table-cell table:style-name="ce4"/>
          <table:table-cell table:formula="of:=COM.MICROSOFT.CONCAT([.I$2]; &quot;: &quot;; CHAR(34); [.A119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19]; CHAR(34))" office:value-type="string" office:string-value="name: &quot;en-US-News-N&quot;" calcext:value-type="string">
            <text:p>name: "en-US-News-N"</text:p>
          </table:table-cell>
          <table:table-cell table:formula="of:=COM.MICROSOFT.CONCAT([.K$2]; &quot;: &quot;; CHAR(34); IF([.E11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Polyglot-1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20]; &quot;, &quot;; [.J120]; &quot;, &quot;; [.K120]; &quot; },&quot;)" office:value-type="string" office:string-value="{ language: &quot;English (US)&quot;, name: &quot;en-US-Polyglot-1&quot;, gender: &quot;Male&quot; }," calcext:value-type="string">
            <text:p>{ language: "English (US)", name: "en-US-Polyglot-1", gender: "Male" },</text:p>
          </table:table-cell>
          <table:table-cell table:style-name="ce4"/>
          <table:table-cell table:formula="of:=COM.MICROSOFT.CONCAT([.I$2]; &quot;: &quot;; CHAR(34); [.A120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20]; CHAR(34))" office:value-type="string" office:string-value="name: &quot;en-US-Polyglot-1&quot;" calcext:value-type="string">
            <text:p>name: "en-US-Polyglot-1"</text:p>
          </table:table-cell>
          <table:table-cell table:formula="of:=COM.MICROSOFT.CONCAT([.K$2]; &quot;: &quot;; CHAR(34); IF([.E12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English (U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US</text:p>
          </table:table-cell>
          <table:table-cell table:style-name="ce3" office:value-type="string" calcext:value-type="string">
            <text:p>en-US-Standard-A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21]; &quot;, &quot;; [.J121]; &quot;, &quot;; [.K121]; &quot; },&quot;)" office:value-type="string" office:string-value="{ language: &quot;English (US)&quot;, name: &quot;en-US-Standard-A&quot;, gender: &quot;Male&quot; }," calcext:value-type="string">
            <text:p>{ language: "English (US)", name: "en-US-Standard-A", gender: "Male" },</text:p>
          </table:table-cell>
          <table:table-cell table:style-name="ce3"/>
          <table:table-cell table:formula="of:=COM.MICROSOFT.CONCAT([.I$2]; &quot;: &quot;; CHAR(34); [.A121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21]; CHAR(34))" office:value-type="string" office:string-value="name: &quot;en-US-Standard-A&quot;" calcext:value-type="string">
            <text:p>name: "en-US-Standard-A"</text:p>
          </table:table-cell>
          <table:table-cell table:formula="of:=COM.MICROSOFT.CONCAT([.K$2]; &quot;: &quot;; CHAR(34); IF([.E12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US</text:p>
          </table:table-cell>
          <table:table-cell table:style-name="ce3" office:value-type="string" calcext:value-type="string">
            <text:p>en-US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22]; &quot;, &quot;; [.J122]; &quot;, &quot;; [.K122]; &quot; },&quot;)" office:value-type="string" office:string-value="{ language: &quot;English (US)&quot;, name: &quot;en-US-Standard-B&quot;, gender: &quot;Male&quot; }," calcext:value-type="string">
            <text:p>{ language: "English (US)", name: "en-US-Standard-B", gender: "Male" },</text:p>
          </table:table-cell>
          <table:table-cell table:style-name="ce3"/>
          <table:table-cell table:formula="of:=COM.MICROSOFT.CONCAT([.I$2]; &quot;: &quot;; CHAR(34); [.A122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22]; CHAR(34))" office:value-type="string" office:string-value="name: &quot;en-US-Standard-B&quot;" calcext:value-type="string">
            <text:p>name: "en-US-Standard-B"</text:p>
          </table:table-cell>
          <table:table-cell table:formula="of:=COM.MICROSOFT.CONCAT([.K$2]; &quot;: &quot;; CHAR(34); IF([.E12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US</text:p>
          </table:table-cell>
          <table:table-cell table:style-name="ce3" office:value-type="string" calcext:value-type="string">
            <text:p>en-US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23]; &quot;, &quot;; [.J123]; &quot;, &quot;; [.K123]; &quot; },&quot;)" office:value-type="string" office:string-value="{ language: &quot;English (US)&quot;, name: &quot;en-US-Standard-C&quot;, gender: &quot;Female&quot; }," calcext:value-type="string">
            <text:p>{ language: "English (US)", name: "en-US-Standard-C", gender: "Female" },</text:p>
          </table:table-cell>
          <table:table-cell table:style-name="ce3"/>
          <table:table-cell table:formula="of:=COM.MICROSOFT.CONCAT([.I$2]; &quot;: &quot;; CHAR(34); [.A123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23]; CHAR(34))" office:value-type="string" office:string-value="name: &quot;en-US-Standard-C&quot;" calcext:value-type="string">
            <text:p>name: "en-US-Standard-C"</text:p>
          </table:table-cell>
          <table:table-cell table:formula="of:=COM.MICROSOFT.CONCAT([.K$2]; &quot;: &quot;; CHAR(34); IF([.E12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US</text:p>
          </table:table-cell>
          <table:table-cell table:style-name="ce3" office:value-type="string" calcext:value-type="string">
            <text:p>en-US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24]; &quot;, &quot;; [.J124]; &quot;, &quot;; [.K124]; &quot; },&quot;)" office:value-type="string" office:string-value="{ language: &quot;English (US)&quot;, name: &quot;en-US-Standard-D&quot;, gender: &quot;Male&quot; }," calcext:value-type="string">
            <text:p>{ language: "English (US)", name: "en-US-Standard-D", gender: "Male" },</text:p>
          </table:table-cell>
          <table:table-cell table:style-name="ce3"/>
          <table:table-cell table:formula="of:=COM.MICROSOFT.CONCAT([.I$2]; &quot;: &quot;; CHAR(34); [.A124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24]; CHAR(34))" office:value-type="string" office:string-value="name: &quot;en-US-Standard-D&quot;" calcext:value-type="string">
            <text:p>name: "en-US-Standard-D"</text:p>
          </table:table-cell>
          <table:table-cell table:formula="of:=COM.MICROSOFT.CONCAT([.K$2]; &quot;: &quot;; CHAR(34); IF([.E12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US</text:p>
          </table:table-cell>
          <table:table-cell table:style-name="ce3" office:value-type="string" calcext:value-type="string">
            <text:p>en-US-Standard-E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25]; &quot;, &quot;; [.J125]; &quot;, &quot;; [.K125]; &quot; },&quot;)" office:value-type="string" office:string-value="{ language: &quot;English (US)&quot;, name: &quot;en-US-Standard-E&quot;, gender: &quot;Female&quot; }," calcext:value-type="string">
            <text:p>{ language: "English (US)", name: "en-US-Standard-E", gender: "Female" },</text:p>
          </table:table-cell>
          <table:table-cell table:style-name="ce3"/>
          <table:table-cell table:formula="of:=COM.MICROSOFT.CONCAT([.I$2]; &quot;: &quot;; CHAR(34); [.A125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25]; CHAR(34))" office:value-type="string" office:string-value="name: &quot;en-US-Standard-E&quot;" calcext:value-type="string">
            <text:p>name: "en-US-Standard-E"</text:p>
          </table:table-cell>
          <table:table-cell table:formula="of:=COM.MICROSOFT.CONCAT([.K$2]; &quot;: &quot;; CHAR(34); IF([.E12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US</text:p>
          </table:table-cell>
          <table:table-cell table:style-name="ce3" office:value-type="string" calcext:value-type="string">
            <text:p>en-US-Standard-F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26]; &quot;, &quot;; [.J126]; &quot;, &quot;; [.K126]; &quot; },&quot;)" office:value-type="string" office:string-value="{ language: &quot;English (US)&quot;, name: &quot;en-US-Standard-F&quot;, gender: &quot;Female&quot; }," calcext:value-type="string">
            <text:p>{ language: "English (US)", name: "en-US-Standard-F", gender: "Female" },</text:p>
          </table:table-cell>
          <table:table-cell table:style-name="ce3"/>
          <table:table-cell table:formula="of:=COM.MICROSOFT.CONCAT([.I$2]; &quot;: &quot;; CHAR(34); [.A126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26]; CHAR(34))" office:value-type="string" office:string-value="name: &quot;en-US-Standard-F&quot;" calcext:value-type="string">
            <text:p>name: "en-US-Standard-F"</text:p>
          </table:table-cell>
          <table:table-cell table:formula="of:=COM.MICROSOFT.CONCAT([.K$2]; &quot;: &quot;; CHAR(34); IF([.E12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US</text:p>
          </table:table-cell>
          <table:table-cell table:style-name="ce3" office:value-type="string" calcext:value-type="string">
            <text:p>en-US-Standard-G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27]; &quot;, &quot;; [.J127]; &quot;, &quot;; [.K127]; &quot; },&quot;)" office:value-type="string" office:string-value="{ language: &quot;English (US)&quot;, name: &quot;en-US-Standard-G&quot;, gender: &quot;Female&quot; }," calcext:value-type="string">
            <text:p>{ language: "English (US)", name: "en-US-Standard-G", gender: "Female" },</text:p>
          </table:table-cell>
          <table:table-cell table:style-name="ce3"/>
          <table:table-cell table:formula="of:=COM.MICROSOFT.CONCAT([.I$2]; &quot;: &quot;; CHAR(34); [.A127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27]; CHAR(34))" office:value-type="string" office:string-value="name: &quot;en-US-Standard-G&quot;" calcext:value-type="string">
            <text:p>name: "en-US-Standard-G"</text:p>
          </table:table-cell>
          <table:table-cell table:formula="of:=COM.MICROSOFT.CONCAT([.K$2]; &quot;: &quot;; CHAR(34); IF([.E12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US</text:p>
          </table:table-cell>
          <table:table-cell table:style-name="ce3" office:value-type="string" calcext:value-type="string">
            <text:p>en-US-Standard-H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28]; &quot;, &quot;; [.J128]; &quot;, &quot;; [.K128]; &quot; },&quot;)" office:value-type="string" office:string-value="{ language: &quot;English (US)&quot;, name: &quot;en-US-Standard-H&quot;, gender: &quot;Female&quot; }," calcext:value-type="string">
            <text:p>{ language: "English (US)", name: "en-US-Standard-H", gender: "Female" },</text:p>
          </table:table-cell>
          <table:table-cell table:style-name="ce3"/>
          <table:table-cell table:formula="of:=COM.MICROSOFT.CONCAT([.I$2]; &quot;: &quot;; CHAR(34); [.A128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28]; CHAR(34))" office:value-type="string" office:string-value="name: &quot;en-US-Standard-H&quot;" calcext:value-type="string">
            <text:p>name: "en-US-Standard-H"</text:p>
          </table:table-cell>
          <table:table-cell table:formula="of:=COM.MICROSOFT.CONCAT([.K$2]; &quot;: &quot;; CHAR(34); IF([.E12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US</text:p>
          </table:table-cell>
          <table:table-cell table:style-name="ce3" office:value-type="string" calcext:value-type="string">
            <text:p>en-US-Standard-I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29]; &quot;, &quot;; [.J129]; &quot;, &quot;; [.K129]; &quot; },&quot;)" office:value-type="string" office:string-value="{ language: &quot;English (US)&quot;, name: &quot;en-US-Standard-I&quot;, gender: &quot;Male&quot; }," calcext:value-type="string">
            <text:p>{ language: "English (US)", name: "en-US-Standard-I", gender: "Male" },</text:p>
          </table:table-cell>
          <table:table-cell table:style-name="ce3"/>
          <table:table-cell table:formula="of:=COM.MICROSOFT.CONCAT([.I$2]; &quot;: &quot;; CHAR(34); [.A129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29]; CHAR(34))" office:value-type="string" office:string-value="name: &quot;en-US-Standard-I&quot;" calcext:value-type="string">
            <text:p>name: "en-US-Standard-I"</text:p>
          </table:table-cell>
          <table:table-cell table:formula="of:=COM.MICROSOFT.CONCAT([.K$2]; &quot;: &quot;; CHAR(34); IF([.E12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n-US</text:p>
          </table:table-cell>
          <table:table-cell table:style-name="ce3" office:value-type="string" calcext:value-type="string">
            <text:p>en-US-Standard-J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30]; &quot;, &quot;; [.J130]; &quot;, &quot;; [.K130]; &quot; },&quot;)" office:value-type="string" office:string-value="{ language: &quot;English (US)&quot;, name: &quot;en-US-Standard-J&quot;, gender: &quot;Male&quot; }," calcext:value-type="string">
            <text:p>{ language: "English (US)", name: "en-US-Standard-J", gender: "Male" },</text:p>
          </table:table-cell>
          <table:table-cell table:style-name="ce3"/>
          <table:table-cell table:formula="of:=COM.MICROSOFT.CONCAT([.I$2]; &quot;: &quot;; CHAR(34); [.A130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30]; CHAR(34))" office:value-type="string" office:string-value="name: &quot;en-US-Standard-J&quot;" calcext:value-type="string">
            <text:p>name: "en-US-Standard-J"</text:p>
          </table:table-cell>
          <table:table-cell table:formula="of:=COM.MICROSOFT.CONCAT([.K$2]; &quot;: &quot;; CHAR(34); IF([.E13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S)</text:p>
          </table:table-cell>
          <table:table-cell table:style-name="ce3" office:value-type="string" calcext:value-type="string">
            <text:p>Studio</text:p>
          </table:table-cell>
          <table:table-cell table:style-name="ce3" office:value-type="string" calcext:value-type="string">
            <text:p>en-US</text:p>
          </table:table-cell>
          <table:table-cell table:style-name="ce3" office:value-type="string" calcext:value-type="string">
            <text:p>en-US-Studio-O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31]; &quot;, &quot;; [.J131]; &quot;, &quot;; [.K131]; &quot; },&quot;)" office:value-type="string" office:string-value="{ language: &quot;English (US)&quot;, name: &quot;en-US-Studio-O&quot;, gender: &quot;Female&quot; }," calcext:value-type="string">
            <text:p>{ language: "English (US)", name: "en-US-Studio-O", gender: "Female" },</text:p>
          </table:table-cell>
          <table:table-cell table:style-name="ce3"/>
          <table:table-cell table:formula="of:=COM.MICROSOFT.CONCAT([.I$2]; &quot;: &quot;; CHAR(34); [.A131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31]; CHAR(34))" office:value-type="string" office:string-value="name: &quot;en-US-Studio-O&quot;" calcext:value-type="string">
            <text:p>name: "en-US-Studio-O"</text:p>
          </table:table-cell>
          <table:table-cell table:formula="of:=COM.MICROSOFT.CONCAT([.K$2]; &quot;: &quot;; CHAR(34); IF([.E13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English (US)</text:p>
          </table:table-cell>
          <table:table-cell table:style-name="ce3" office:value-type="string" calcext:value-type="string">
            <text:p>Studio</text:p>
          </table:table-cell>
          <table:table-cell table:style-name="ce3" office:value-type="string" calcext:value-type="string">
            <text:p>en-US</text:p>
          </table:table-cell>
          <table:table-cell table:style-name="ce3" office:value-type="string" calcext:value-type="string">
            <text:p>en-US-Studio-Q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32]; &quot;, &quot;; [.J132]; &quot;, &quot;; [.K132]; &quot; },&quot;)" office:value-type="string" office:string-value="{ language: &quot;English (US)&quot;, name: &quot;en-US-Studio-Q&quot;, gender: &quot;Male&quot; }," calcext:value-type="string">
            <text:p>{ language: "English (US)", name: "en-US-Studio-Q", gender: "Male" },</text:p>
          </table:table-cell>
          <table:table-cell table:style-name="ce3"/>
          <table:table-cell table:formula="of:=COM.MICROSOFT.CONCAT([.I$2]; &quot;: &quot;; CHAR(34); [.A132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32]; CHAR(34))" office:value-type="string" office:string-value="name: &quot;en-US-Studio-Q&quot;" calcext:value-type="string">
            <text:p>name: "en-US-Studio-Q"</text:p>
          </table:table-cell>
          <table:table-cell table:formula="of:=COM.MICROSOFT.CONCAT([.K$2]; &quot;: &quot;; CHAR(34); IF([.E13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Wavenet-A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33]; &quot;, &quot;; [.J133]; &quot;, &quot;; [.K133]; &quot; },&quot;)" office:value-type="string" office:string-value="{ language: &quot;English (US)&quot;, name: &quot;en-US-Wavenet-A&quot;, gender: &quot;Male&quot; }," calcext:value-type="string">
            <text:p>{ language: "English (US)", name: "en-US-Wavenet-A", gender: "Male" },</text:p>
          </table:table-cell>
          <table:table-cell table:style-name="ce4"/>
          <table:table-cell table:formula="of:=COM.MICROSOFT.CONCAT([.I$2]; &quot;: &quot;; CHAR(34); [.A133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33]; CHAR(34))" office:value-type="string" office:string-value="name: &quot;en-US-Wavenet-A&quot;" calcext:value-type="string">
            <text:p>name: "en-US-Wavenet-A"</text:p>
          </table:table-cell>
          <table:table-cell table:formula="of:=COM.MICROSOFT.CONCAT([.K$2]; &quot;: &quot;; CHAR(34); IF([.E13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34]; &quot;, &quot;; [.J134]; &quot;, &quot;; [.K134]; &quot; },&quot;)" office:value-type="string" office:string-value="{ language: &quot;English (US)&quot;, name: &quot;en-US-Wavenet-B&quot;, gender: &quot;Male&quot; }," calcext:value-type="string">
            <text:p>{ language: "English (US)", name: "en-US-Wavenet-B", gender: "Male" },</text:p>
          </table:table-cell>
          <table:table-cell table:style-name="ce4"/>
          <table:table-cell table:formula="of:=COM.MICROSOFT.CONCAT([.I$2]; &quot;: &quot;; CHAR(34); [.A134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34]; CHAR(34))" office:value-type="string" office:string-value="name: &quot;en-US-Wavenet-B&quot;" calcext:value-type="string">
            <text:p>name: "en-US-Wavenet-B"</text:p>
          </table:table-cell>
          <table:table-cell table:formula="of:=COM.MICROSOFT.CONCAT([.K$2]; &quot;: &quot;; CHAR(34); IF([.E13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35]; &quot;, &quot;; [.J135]; &quot;, &quot;; [.K135]; &quot; },&quot;)" office:value-type="string" office:string-value="{ language: &quot;English (US)&quot;, name: &quot;en-US-Wavenet-C&quot;, gender: &quot;Female&quot; }," calcext:value-type="string">
            <text:p>{ language: "English (US)", name: "en-US-Wavenet-C", gender: "Female" },</text:p>
          </table:table-cell>
          <table:table-cell table:style-name="ce4"/>
          <table:table-cell table:formula="of:=COM.MICROSOFT.CONCAT([.I$2]; &quot;: &quot;; CHAR(34); [.A135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35]; CHAR(34))" office:value-type="string" office:string-value="name: &quot;en-US-Wavenet-C&quot;" calcext:value-type="string">
            <text:p>name: "en-US-Wavenet-C"</text:p>
          </table:table-cell>
          <table:table-cell table:formula="of:=COM.MICROSOFT.CONCAT([.K$2]; &quot;: &quot;; CHAR(34); IF([.E13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36]; &quot;, &quot;; [.J136]; &quot;, &quot;; [.K136]; &quot; },&quot;)" office:value-type="string" office:string-value="{ language: &quot;English (US)&quot;, name: &quot;en-US-Wavenet-D&quot;, gender: &quot;Male&quot; }," calcext:value-type="string">
            <text:p>{ language: "English (US)", name: "en-US-Wavenet-D", gender: "Male" },</text:p>
          </table:table-cell>
          <table:table-cell table:style-name="ce4"/>
          <table:table-cell table:formula="of:=COM.MICROSOFT.CONCAT([.I$2]; &quot;: &quot;; CHAR(34); [.A136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36]; CHAR(34))" office:value-type="string" office:string-value="name: &quot;en-US-Wavenet-D&quot;" calcext:value-type="string">
            <text:p>name: "en-US-Wavenet-D"</text:p>
          </table:table-cell>
          <table:table-cell table:formula="of:=COM.MICROSOFT.CONCAT([.K$2]; &quot;: &quot;; CHAR(34); IF([.E13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Wavenet-E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37]; &quot;, &quot;; [.J137]; &quot;, &quot;; [.K137]; &quot; },&quot;)" office:value-type="string" office:string-value="{ language: &quot;English (US)&quot;, name: &quot;en-US-Wavenet-E&quot;, gender: &quot;Female&quot; }," calcext:value-type="string">
            <text:p>{ language: "English (US)", name: "en-US-Wavenet-E", gender: "Female" },</text:p>
          </table:table-cell>
          <table:table-cell table:style-name="ce4"/>
          <table:table-cell table:formula="of:=COM.MICROSOFT.CONCAT([.I$2]; &quot;: &quot;; CHAR(34); [.A137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37]; CHAR(34))" office:value-type="string" office:string-value="name: &quot;en-US-Wavenet-E&quot;" calcext:value-type="string">
            <text:p>name: "en-US-Wavenet-E"</text:p>
          </table:table-cell>
          <table:table-cell table:formula="of:=COM.MICROSOFT.CONCAT([.K$2]; &quot;: &quot;; CHAR(34); IF([.E13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Wavenet-F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38]; &quot;, &quot;; [.J138]; &quot;, &quot;; [.K138]; &quot; },&quot;)" office:value-type="string" office:string-value="{ language: &quot;English (US)&quot;, name: &quot;en-US-Wavenet-F&quot;, gender: &quot;Female&quot; }," calcext:value-type="string">
            <text:p>{ language: "English (US)", name: "en-US-Wavenet-F", gender: "Female" },</text:p>
          </table:table-cell>
          <table:table-cell table:style-name="ce4"/>
          <table:table-cell table:formula="of:=COM.MICROSOFT.CONCAT([.I$2]; &quot;: &quot;; CHAR(34); [.A138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38]; CHAR(34))" office:value-type="string" office:string-value="name: &quot;en-US-Wavenet-F&quot;" calcext:value-type="string">
            <text:p>name: "en-US-Wavenet-F"</text:p>
          </table:table-cell>
          <table:table-cell table:formula="of:=COM.MICROSOFT.CONCAT([.K$2]; &quot;: &quot;; CHAR(34); IF([.E13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Wavenet-G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39]; &quot;, &quot;; [.J139]; &quot;, &quot;; [.K139]; &quot; },&quot;)" office:value-type="string" office:string-value="{ language: &quot;English (US)&quot;, name: &quot;en-US-Wavenet-G&quot;, gender: &quot;Female&quot; }," calcext:value-type="string">
            <text:p>{ language: "English (US)", name: "en-US-Wavenet-G", gender: "Female" },</text:p>
          </table:table-cell>
          <table:table-cell table:style-name="ce4"/>
          <table:table-cell table:formula="of:=COM.MICROSOFT.CONCAT([.I$2]; &quot;: &quot;; CHAR(34); [.A139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39]; CHAR(34))" office:value-type="string" office:string-value="name: &quot;en-US-Wavenet-G&quot;" calcext:value-type="string">
            <text:p>name: "en-US-Wavenet-G"</text:p>
          </table:table-cell>
          <table:table-cell table:formula="of:=COM.MICROSOFT.CONCAT([.K$2]; &quot;: &quot;; CHAR(34); IF([.E13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Wavenet-H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40]; &quot;, &quot;; [.J140]; &quot;, &quot;; [.K140]; &quot; },&quot;)" office:value-type="string" office:string-value="{ language: &quot;English (US)&quot;, name: &quot;en-US-Wavenet-H&quot;, gender: &quot;Female&quot; }," calcext:value-type="string">
            <text:p>{ language: "English (US)", name: "en-US-Wavenet-H", gender: "Female" },</text:p>
          </table:table-cell>
          <table:table-cell table:style-name="ce4"/>
          <table:table-cell table:formula="of:=COM.MICROSOFT.CONCAT([.I$2]; &quot;: &quot;; CHAR(34); [.A140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40]; CHAR(34))" office:value-type="string" office:string-value="name: &quot;en-US-Wavenet-H&quot;" calcext:value-type="string">
            <text:p>name: "en-US-Wavenet-H"</text:p>
          </table:table-cell>
          <table:table-cell table:formula="of:=COM.MICROSOFT.CONCAT([.K$2]; &quot;: &quot;; CHAR(34); IF([.E14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Wavenet-I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41]; &quot;, &quot;; [.J141]; &quot;, &quot;; [.K141]; &quot; },&quot;)" office:value-type="string" office:string-value="{ language: &quot;English (US)&quot;, name: &quot;en-US-Wavenet-I&quot;, gender: &quot;Male&quot; }," calcext:value-type="string">
            <text:p>{ language: "English (US)", name: "en-US-Wavenet-I", gender: "Male" },</text:p>
          </table:table-cell>
          <table:table-cell table:style-name="ce4"/>
          <table:table-cell table:formula="of:=COM.MICROSOFT.CONCAT([.I$2]; &quot;: &quot;; CHAR(34); [.A141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41]; CHAR(34))" office:value-type="string" office:string-value="name: &quot;en-US-Wavenet-I&quot;" calcext:value-type="string">
            <text:p>name: "en-US-Wavenet-I"</text:p>
          </table:table-cell>
          <table:table-cell table:formula="of:=COM.MICROSOFT.CONCAT([.K$2]; &quot;: &quot;; CHAR(34); IF([.E14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Engl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n-US</text:p>
          </table:table-cell>
          <table:table-cell table:style-name="ce4" office:value-type="string" calcext:value-type="string">
            <text:p>en-US-Wavenet-J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42]; &quot;, &quot;; [.J142]; &quot;, &quot;; [.K142]; &quot; },&quot;)" office:value-type="string" office:string-value="{ language: &quot;English (US)&quot;, name: &quot;en-US-Wavenet-J&quot;, gender: &quot;Male&quot; }," calcext:value-type="string">
            <text:p>{ language: "English (US)", name: "en-US-Wavenet-J", gender: "Male" },</text:p>
          </table:table-cell>
          <table:table-cell table:style-name="ce4"/>
          <table:table-cell table:formula="of:=COM.MICROSOFT.CONCAT([.I$2]; &quot;: &quot;; CHAR(34); [.A142]; CHAR(34))" office:value-type="string" office:string-value="language: &quot;English (US)&quot;" calcext:value-type="string">
            <text:p>language: "English (US)"</text:p>
          </table:table-cell>
          <table:table-cell table:formula="of:=COM.MICROSOFT.CONCAT([.J$2]; &quot;: &quot;; CHAR(34); [.D142]; CHAR(34))" office:value-type="string" office:string-value="name: &quot;en-US-Wavenet-J&quot;" calcext:value-type="string">
            <text:p>name: "en-US-Wavenet-J"</text:p>
          </table:table-cell>
          <table:table-cell table:formula="of:=COM.MICROSOFT.CONCAT([.K$2]; &quot;: &quot;; CHAR(34); IF([.E14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ilipino (Philippine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fil-PH</text:p>
          </table:table-cell>
          <table:table-cell table:style-name="ce3" office:value-type="string" calcext:value-type="string">
            <text:p>fil-PH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43]; &quot;, &quot;; [.J143]; &quot;, &quot;; [.K143]; &quot; },&quot;)" office:value-type="string" office:string-value="{ language: &quot;Filipino (Philippines)&quot;, name: &quot;fil-PH-Standard-A&quot;, gender: &quot;Female&quot; }," calcext:value-type="string">
            <text:p>{ language: "Filipino (Philippines)", name: "fil-PH-Standard-A", gender: "Female" },</text:p>
          </table:table-cell>
          <table:table-cell table:style-name="ce3"/>
          <table:table-cell table:formula="of:=COM.MICROSOFT.CONCAT([.I$2]; &quot;: &quot;; CHAR(34); [.A143]; CHAR(34))" office:value-type="string" office:string-value="language: &quot;Filipino (Philippines)&quot;" calcext:value-type="string">
            <text:p>language: "Filipino (Philippines)"</text:p>
          </table:table-cell>
          <table:table-cell table:formula="of:=COM.MICROSOFT.CONCAT([.J$2]; &quot;: &quot;; CHAR(34); [.D143]; CHAR(34))" office:value-type="string" office:string-value="name: &quot;fil-PH-Standard-A&quot;" calcext:value-type="string">
            <text:p>name: "fil-PH-Standard-A"</text:p>
          </table:table-cell>
          <table:table-cell table:formula="of:=COM.MICROSOFT.CONCAT([.K$2]; &quot;: &quot;; CHAR(34); IF([.E14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Filipino (Philippine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fil-PH</text:p>
          </table:table-cell>
          <table:table-cell table:style-name="ce3" office:value-type="string" calcext:value-type="string">
            <text:p>fil-PH-Standard-B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44]; &quot;, &quot;; [.J144]; &quot;, &quot;; [.K144]; &quot; },&quot;)" office:value-type="string" office:string-value="{ language: &quot;Filipino (Philippines)&quot;, name: &quot;fil-PH-Standard-B&quot;, gender: &quot;Female&quot; }," calcext:value-type="string">
            <text:p>{ language: "Filipino (Philippines)", name: "fil-PH-Standard-B", gender: "Female" },</text:p>
          </table:table-cell>
          <table:table-cell table:style-name="ce3"/>
          <table:table-cell table:formula="of:=COM.MICROSOFT.CONCAT([.I$2]; &quot;: &quot;; CHAR(34); [.A144]; CHAR(34))" office:value-type="string" office:string-value="language: &quot;Filipino (Philippines)&quot;" calcext:value-type="string">
            <text:p>language: "Filipino (Philippines)"</text:p>
          </table:table-cell>
          <table:table-cell table:formula="of:=COM.MICROSOFT.CONCAT([.J$2]; &quot;: &quot;; CHAR(34); [.D144]; CHAR(34))" office:value-type="string" office:string-value="name: &quot;fil-PH-Standard-B&quot;" calcext:value-type="string">
            <text:p>name: "fil-PH-Standard-B"</text:p>
          </table:table-cell>
          <table:table-cell table:formula="of:=COM.MICROSOFT.CONCAT([.K$2]; &quot;: &quot;; CHAR(34); IF([.E14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Filipino (Philippine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fil-PH</text:p>
          </table:table-cell>
          <table:table-cell table:style-name="ce3" office:value-type="string" calcext:value-type="string">
            <text:p>fil-PH-Standard-C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45]; &quot;, &quot;; [.J145]; &quot;, &quot;; [.K145]; &quot; },&quot;)" office:value-type="string" office:string-value="{ language: &quot;Filipino (Philippines)&quot;, name: &quot;fil-PH-Standard-C&quot;, gender: &quot;Male&quot; }," calcext:value-type="string">
            <text:p>{ language: "Filipino (Philippines)", name: "fil-PH-Standard-C", gender: "Male" },</text:p>
          </table:table-cell>
          <table:table-cell table:style-name="ce3"/>
          <table:table-cell table:formula="of:=COM.MICROSOFT.CONCAT([.I$2]; &quot;: &quot;; CHAR(34); [.A145]; CHAR(34))" office:value-type="string" office:string-value="language: &quot;Filipino (Philippines)&quot;" calcext:value-type="string">
            <text:p>language: "Filipino (Philippines)"</text:p>
          </table:table-cell>
          <table:table-cell table:formula="of:=COM.MICROSOFT.CONCAT([.J$2]; &quot;: &quot;; CHAR(34); [.D145]; CHAR(34))" office:value-type="string" office:string-value="name: &quot;fil-PH-Standard-C&quot;" calcext:value-type="string">
            <text:p>name: "fil-PH-Standard-C"</text:p>
          </table:table-cell>
          <table:table-cell table:formula="of:=COM.MICROSOFT.CONCAT([.K$2]; &quot;: &quot;; CHAR(34); IF([.E14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Filipino (Philippine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fil-PH</text:p>
          </table:table-cell>
          <table:table-cell table:style-name="ce3" office:value-type="string" calcext:value-type="string">
            <text:p>fil-PH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46]; &quot;, &quot;; [.J146]; &quot;, &quot;; [.K146]; &quot; },&quot;)" office:value-type="string" office:string-value="{ language: &quot;Filipino (Philippines)&quot;, name: &quot;fil-PH-Standard-D&quot;, gender: &quot;Male&quot; }," calcext:value-type="string">
            <text:p>{ language: "Filipino (Philippines)", name: "fil-PH-Standard-D", gender: "Male" },</text:p>
          </table:table-cell>
          <table:table-cell table:style-name="ce3"/>
          <table:table-cell table:formula="of:=COM.MICROSOFT.CONCAT([.I$2]; &quot;: &quot;; CHAR(34); [.A146]; CHAR(34))" office:value-type="string" office:string-value="language: &quot;Filipino (Philippines)&quot;" calcext:value-type="string">
            <text:p>language: "Filipino (Philippines)"</text:p>
          </table:table-cell>
          <table:table-cell table:formula="of:=COM.MICROSOFT.CONCAT([.J$2]; &quot;: &quot;; CHAR(34); [.D146]; CHAR(34))" office:value-type="string" office:string-value="name: &quot;fil-PH-Standard-D&quot;" calcext:value-type="string">
            <text:p>name: "fil-PH-Standard-D"</text:p>
          </table:table-cell>
          <table:table-cell table:formula="of:=COM.MICROSOFT.CONCAT([.K$2]; &quot;: &quot;; CHAR(34); IF([.E14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Filipino (Philippine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il-PH</text:p>
          </table:table-cell>
          <table:table-cell table:style-name="ce4" office:value-type="string" calcext:value-type="string">
            <text:p>fil-PH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47]; &quot;, &quot;; [.J147]; &quot;, &quot;; [.K147]; &quot; },&quot;)" office:value-type="string" office:string-value="{ language: &quot;Filipino (Philippines)&quot;, name: &quot;fil-PH-Wavenet-A&quot;, gender: &quot;Female&quot; }," calcext:value-type="string">
            <text:p>{ language: "Filipino (Philippines)", name: "fil-PH-Wavenet-A", gender: "Female" },</text:p>
          </table:table-cell>
          <table:table-cell table:style-name="ce4"/>
          <table:table-cell table:formula="of:=COM.MICROSOFT.CONCAT([.I$2]; &quot;: &quot;; CHAR(34); [.A147]; CHAR(34))" office:value-type="string" office:string-value="language: &quot;Filipino (Philippines)&quot;" calcext:value-type="string">
            <text:p>language: "Filipino (Philippines)"</text:p>
          </table:table-cell>
          <table:table-cell table:formula="of:=COM.MICROSOFT.CONCAT([.J$2]; &quot;: &quot;; CHAR(34); [.D147]; CHAR(34))" office:value-type="string" office:string-value="name: &quot;fil-PH-Wavenet-A&quot;" calcext:value-type="string">
            <text:p>name: "fil-PH-Wavenet-A"</text:p>
          </table:table-cell>
          <table:table-cell table:formula="of:=COM.MICROSOFT.CONCAT([.K$2]; &quot;: &quot;; CHAR(34); IF([.E14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ilipino (Philippine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il-PH</text:p>
          </table:table-cell>
          <table:table-cell table:style-name="ce4" office:value-type="string" calcext:value-type="string">
            <text:p>fil-PH-Wavenet-B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48]; &quot;, &quot;; [.J148]; &quot;, &quot;; [.K148]; &quot; },&quot;)" office:value-type="string" office:string-value="{ language: &quot;Filipino (Philippines)&quot;, name: &quot;fil-PH-Wavenet-B&quot;, gender: &quot;Female&quot; }," calcext:value-type="string">
            <text:p>{ language: "Filipino (Philippines)", name: "fil-PH-Wavenet-B", gender: "Female" },</text:p>
          </table:table-cell>
          <table:table-cell table:style-name="ce4"/>
          <table:table-cell table:formula="of:=COM.MICROSOFT.CONCAT([.I$2]; &quot;: &quot;; CHAR(34); [.A148]; CHAR(34))" office:value-type="string" office:string-value="language: &quot;Filipino (Philippines)&quot;" calcext:value-type="string">
            <text:p>language: "Filipino (Philippines)"</text:p>
          </table:table-cell>
          <table:table-cell table:formula="of:=COM.MICROSOFT.CONCAT([.J$2]; &quot;: &quot;; CHAR(34); [.D148]; CHAR(34))" office:value-type="string" office:string-value="name: &quot;fil-PH-Wavenet-B&quot;" calcext:value-type="string">
            <text:p>name: "fil-PH-Wavenet-B"</text:p>
          </table:table-cell>
          <table:table-cell table:formula="of:=COM.MICROSOFT.CONCAT([.K$2]; &quot;: &quot;; CHAR(34); IF([.E14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ilipino (Philippine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il-PH</text:p>
          </table:table-cell>
          <table:table-cell table:style-name="ce4" office:value-type="string" calcext:value-type="string">
            <text:p>fil-PH-Wavenet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49]; &quot;, &quot;; [.J149]; &quot;, &quot;; [.K149]; &quot; },&quot;)" office:value-type="string" office:string-value="{ language: &quot;Filipino (Philippines)&quot;, name: &quot;fil-PH-Wavenet-C&quot;, gender: &quot;Male&quot; }," calcext:value-type="string">
            <text:p>{ language: "Filipino (Philippines)", name: "fil-PH-Wavenet-C", gender: "Male" },</text:p>
          </table:table-cell>
          <table:table-cell table:style-name="ce4"/>
          <table:table-cell table:formula="of:=COM.MICROSOFT.CONCAT([.I$2]; &quot;: &quot;; CHAR(34); [.A149]; CHAR(34))" office:value-type="string" office:string-value="language: &quot;Filipino (Philippines)&quot;" calcext:value-type="string">
            <text:p>language: "Filipino (Philippines)"</text:p>
          </table:table-cell>
          <table:table-cell table:formula="of:=COM.MICROSOFT.CONCAT([.J$2]; &quot;: &quot;; CHAR(34); [.D149]; CHAR(34))" office:value-type="string" office:string-value="name: &quot;fil-PH-Wavenet-C&quot;" calcext:value-type="string">
            <text:p>name: "fil-PH-Wavenet-C"</text:p>
          </table:table-cell>
          <table:table-cell table:formula="of:=COM.MICROSOFT.CONCAT([.K$2]; &quot;: &quot;; CHAR(34); IF([.E14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ilipino (Philippine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il-PH</text:p>
          </table:table-cell>
          <table:table-cell table:style-name="ce4" office:value-type="string" calcext:value-type="string">
            <text:p>fil-PH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50]; &quot;, &quot;; [.J150]; &quot;, &quot;; [.K150]; &quot; },&quot;)" office:value-type="string" office:string-value="{ language: &quot;Filipino (Philippines)&quot;, name: &quot;fil-PH-Wavenet-D&quot;, gender: &quot;Male&quot; }," calcext:value-type="string">
            <text:p>{ language: "Filipino (Philippines)", name: "fil-PH-Wavenet-D", gender: "Male" },</text:p>
          </table:table-cell>
          <table:table-cell table:style-name="ce4"/>
          <table:table-cell table:formula="of:=COM.MICROSOFT.CONCAT([.I$2]; &quot;: &quot;; CHAR(34); [.A150]; CHAR(34))" office:value-type="string" office:string-value="language: &quot;Filipino (Philippines)&quot;" calcext:value-type="string">
            <text:p>language: "Filipino (Philippines)"</text:p>
          </table:table-cell>
          <table:table-cell table:formula="of:=COM.MICROSOFT.CONCAT([.J$2]; &quot;: &quot;; CHAR(34); [.D150]; CHAR(34))" office:value-type="string" office:string-value="name: &quot;fil-PH-Wavenet-D&quot;" calcext:value-type="string">
            <text:p>name: "fil-PH-Wavenet-D"</text:p>
          </table:table-cell>
          <table:table-cell table:formula="of:=COM.MICROSOFT.CONCAT([.K$2]; &quot;: &quot;; CHAR(34); IF([.E15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ilipino (Philippine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il-PH</text:p>
          </table:table-cell>
          <table:table-cell table:style-name="ce4" office:value-type="string" calcext:value-type="string">
            <text:p>fil-ph-Neural2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51]; &quot;, &quot;; [.J151]; &quot;, &quot;; [.K151]; &quot; },&quot;)" office:value-type="string" office:string-value="{ language: &quot;Filipino (Philippines)&quot;, name: &quot;fil-ph-Neural2-A&quot;, gender: &quot;Female&quot; }," calcext:value-type="string">
            <text:p>{ language: "Filipino (Philippines)", name: "fil-ph-Neural2-A", gender: "Female" },</text:p>
          </table:table-cell>
          <table:table-cell table:style-name="ce4"/>
          <table:table-cell table:formula="of:=COM.MICROSOFT.CONCAT([.I$2]; &quot;: &quot;; CHAR(34); [.A151]; CHAR(34))" office:value-type="string" office:string-value="language: &quot;Filipino (Philippines)&quot;" calcext:value-type="string">
            <text:p>language: "Filipino (Philippines)"</text:p>
          </table:table-cell>
          <table:table-cell table:formula="of:=COM.MICROSOFT.CONCAT([.J$2]; &quot;: &quot;; CHAR(34); [.D151]; CHAR(34))" office:value-type="string" office:string-value="name: &quot;fil-ph-Neural2-A&quot;" calcext:value-type="string">
            <text:p>name: "fil-ph-Neural2-A"</text:p>
          </table:table-cell>
          <table:table-cell table:formula="of:=COM.MICROSOFT.CONCAT([.K$2]; &quot;: &quot;; CHAR(34); IF([.E15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ilipino (Philippine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il-PH</text:p>
          </table:table-cell>
          <table:table-cell table:style-name="ce4" office:value-type="string" calcext:value-type="string">
            <text:p>fil-ph-Neural2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52]; &quot;, &quot;; [.J152]; &quot;, &quot;; [.K152]; &quot; },&quot;)" office:value-type="string" office:string-value="{ language: &quot;Filipino (Philippines)&quot;, name: &quot;fil-ph-Neural2-D&quot;, gender: &quot;Male&quot; }," calcext:value-type="string">
            <text:p>{ language: "Filipino (Philippines)", name: "fil-ph-Neural2-D", gender: "Male" },</text:p>
          </table:table-cell>
          <table:table-cell table:style-name="ce4"/>
          <table:table-cell table:formula="of:=COM.MICROSOFT.CONCAT([.I$2]; &quot;: &quot;; CHAR(34); [.A152]; CHAR(34))" office:value-type="string" office:string-value="language: &quot;Filipino (Philippines)&quot;" calcext:value-type="string">
            <text:p>language: "Filipino (Philippines)"</text:p>
          </table:table-cell>
          <table:table-cell table:formula="of:=COM.MICROSOFT.CONCAT([.J$2]; &quot;: &quot;; CHAR(34); [.D152]; CHAR(34))" office:value-type="string" office:string-value="name: &quot;fil-ph-Neural2-D&quot;" calcext:value-type="string">
            <text:p>name: "fil-ph-Neural2-D"</text:p>
          </table:table-cell>
          <table:table-cell table:formula="of:=COM.MICROSOFT.CONCAT([.K$2]; &quot;: &quot;; CHAR(34); IF([.E15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innish (Finland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fi-FI</text:p>
          </table:table-cell>
          <table:table-cell table:style-name="ce3" office:value-type="string" calcext:value-type="string">
            <text:p>fi-FI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53]; &quot;, &quot;; [.J153]; &quot;, &quot;; [.K153]; &quot; },&quot;)" office:value-type="string" office:string-value="{ language: &quot;Finnish (Finland)&quot;, name: &quot;fi-FI-Standard-A&quot;, gender: &quot;Female&quot; }," calcext:value-type="string">
            <text:p>{ language: "Finnish (Finland)", name: "fi-FI-Standard-A", gender: "Female" },</text:p>
          </table:table-cell>
          <table:table-cell table:style-name="ce3"/>
          <table:table-cell table:formula="of:=COM.MICROSOFT.CONCAT([.I$2]; &quot;: &quot;; CHAR(34); [.A153]; CHAR(34))" office:value-type="string" office:string-value="language: &quot;Finnish (Finland)&quot;" calcext:value-type="string">
            <text:p>language: "Finnish (Finland)"</text:p>
          </table:table-cell>
          <table:table-cell table:formula="of:=COM.MICROSOFT.CONCAT([.J$2]; &quot;: &quot;; CHAR(34); [.D153]; CHAR(34))" office:value-type="string" office:string-value="name: &quot;fi-FI-Standard-A&quot;" calcext:value-type="string">
            <text:p>name: "fi-FI-Standard-A"</text:p>
          </table:table-cell>
          <table:table-cell table:formula="of:=COM.MICROSOFT.CONCAT([.K$2]; &quot;: &quot;; CHAR(34); IF([.E15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Finnish (Finland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i-FI</text:p>
          </table:table-cell>
          <table:table-cell table:style-name="ce4" office:value-type="string" calcext:value-type="string">
            <text:p>fi-FI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54]; &quot;, &quot;; [.J154]; &quot;, &quot;; [.K154]; &quot; },&quot;)" office:value-type="string" office:string-value="{ language: &quot;Finnish (Finland)&quot;, name: &quot;fi-FI-Wavenet-A&quot;, gender: &quot;Female&quot; }," calcext:value-type="string">
            <text:p>{ language: "Finnish (Finland)", name: "fi-FI-Wavenet-A", gender: "Female" },</text:p>
          </table:table-cell>
          <table:table-cell table:style-name="ce4"/>
          <table:table-cell table:formula="of:=COM.MICROSOFT.CONCAT([.I$2]; &quot;: &quot;; CHAR(34); [.A154]; CHAR(34))" office:value-type="string" office:string-value="language: &quot;Finnish (Finland)&quot;" calcext:value-type="string">
            <text:p>language: "Finnish (Finland)"</text:p>
          </table:table-cell>
          <table:table-cell table:formula="of:=COM.MICROSOFT.CONCAT([.J$2]; &quot;: &quot;; CHAR(34); [.D154]; CHAR(34))" office:value-type="string" office:string-value="name: &quot;fi-FI-Wavenet-A&quot;" calcext:value-type="string">
            <text:p>name: "fi-FI-Wavenet-A"</text:p>
          </table:table-cell>
          <table:table-cell table:formula="of:=COM.MICROSOFT.CONCAT([.K$2]; &quot;: &quot;; CHAR(34); IF([.E15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Canad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CA</text:p>
          </table:table-cell>
          <table:table-cell table:style-name="ce4" office:value-type="string" calcext:value-type="string">
            <text:p>fr-CA-Neural2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55]; &quot;, &quot;; [.J155]; &quot;, &quot;; [.K155]; &quot; },&quot;)" office:value-type="string" office:string-value="{ language: &quot;French (Canada)&quot;, name: &quot;fr-CA-Neural2-A&quot;, gender: &quot;Female&quot; }," calcext:value-type="string">
            <text:p>{ language: "French (Canada)", name: "fr-CA-Neural2-A", gender: "Female" },</text:p>
          </table:table-cell>
          <table:table-cell table:style-name="ce4"/>
          <table:table-cell table:formula="of:=COM.MICROSOFT.CONCAT([.I$2]; &quot;: &quot;; CHAR(34); [.A155]; CHAR(34))" office:value-type="string" office:string-value="language: &quot;French (Canada)&quot;" calcext:value-type="string">
            <text:p>language: "French (Canada)"</text:p>
          </table:table-cell>
          <table:table-cell table:formula="of:=COM.MICROSOFT.CONCAT([.J$2]; &quot;: &quot;; CHAR(34); [.D155]; CHAR(34))" office:value-type="string" office:string-value="name: &quot;fr-CA-Neural2-A&quot;" calcext:value-type="string">
            <text:p>name: "fr-CA-Neural2-A"</text:p>
          </table:table-cell>
          <table:table-cell table:formula="of:=COM.MICROSOFT.CONCAT([.K$2]; &quot;: &quot;; CHAR(34); IF([.E15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Canad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CA</text:p>
          </table:table-cell>
          <table:table-cell table:style-name="ce4" office:value-type="string" calcext:value-type="string">
            <text:p>fr-CA-Neural2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56]; &quot;, &quot;; [.J156]; &quot;, &quot;; [.K156]; &quot; },&quot;)" office:value-type="string" office:string-value="{ language: &quot;French (Canada)&quot;, name: &quot;fr-CA-Neural2-B&quot;, gender: &quot;Male&quot; }," calcext:value-type="string">
            <text:p>{ language: "French (Canada)", name: "fr-CA-Neural2-B", gender: "Male" },</text:p>
          </table:table-cell>
          <table:table-cell table:style-name="ce4"/>
          <table:table-cell table:formula="of:=COM.MICROSOFT.CONCAT([.I$2]; &quot;: &quot;; CHAR(34); [.A156]; CHAR(34))" office:value-type="string" office:string-value="language: &quot;French (Canada)&quot;" calcext:value-type="string">
            <text:p>language: "French (Canada)"</text:p>
          </table:table-cell>
          <table:table-cell table:formula="of:=COM.MICROSOFT.CONCAT([.J$2]; &quot;: &quot;; CHAR(34); [.D156]; CHAR(34))" office:value-type="string" office:string-value="name: &quot;fr-CA-Neural2-B&quot;" calcext:value-type="string">
            <text:p>name: "fr-CA-Neural2-B"</text:p>
          </table:table-cell>
          <table:table-cell table:formula="of:=COM.MICROSOFT.CONCAT([.K$2]; &quot;: &quot;; CHAR(34); IF([.E15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Canad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CA</text:p>
          </table:table-cell>
          <table:table-cell table:style-name="ce4" office:value-type="string" calcext:value-type="string">
            <text:p>fr-CA-Neural2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57]; &quot;, &quot;; [.J157]; &quot;, &quot;; [.K157]; &quot; },&quot;)" office:value-type="string" office:string-value="{ language: &quot;French (Canada)&quot;, name: &quot;fr-CA-Neural2-C&quot;, gender: &quot;Female&quot; }," calcext:value-type="string">
            <text:p>{ language: "French (Canada)", name: "fr-CA-Neural2-C", gender: "Female" },</text:p>
          </table:table-cell>
          <table:table-cell table:style-name="ce4"/>
          <table:table-cell table:formula="of:=COM.MICROSOFT.CONCAT([.I$2]; &quot;: &quot;; CHAR(34); [.A157]; CHAR(34))" office:value-type="string" office:string-value="language: &quot;French (Canada)&quot;" calcext:value-type="string">
            <text:p>language: "French (Canada)"</text:p>
          </table:table-cell>
          <table:table-cell table:formula="of:=COM.MICROSOFT.CONCAT([.J$2]; &quot;: &quot;; CHAR(34); [.D157]; CHAR(34))" office:value-type="string" office:string-value="name: &quot;fr-CA-Neural2-C&quot;" calcext:value-type="string">
            <text:p>name: "fr-CA-Neural2-C"</text:p>
          </table:table-cell>
          <table:table-cell table:formula="of:=COM.MICROSOFT.CONCAT([.K$2]; &quot;: &quot;; CHAR(34); IF([.E15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Canad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CA</text:p>
          </table:table-cell>
          <table:table-cell table:style-name="ce4" office:value-type="string" calcext:value-type="string">
            <text:p>fr-CA-Neural2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58]; &quot;, &quot;; [.J158]; &quot;, &quot;; [.K158]; &quot; },&quot;)" office:value-type="string" office:string-value="{ language: &quot;French (Canada)&quot;, name: &quot;fr-CA-Neural2-D&quot;, gender: &quot;Male&quot; }," calcext:value-type="string">
            <text:p>{ language: "French (Canada)", name: "fr-CA-Neural2-D", gender: "Male" },</text:p>
          </table:table-cell>
          <table:table-cell table:style-name="ce4"/>
          <table:table-cell table:formula="of:=COM.MICROSOFT.CONCAT([.I$2]; &quot;: &quot;; CHAR(34); [.A158]; CHAR(34))" office:value-type="string" office:string-value="language: &quot;French (Canada)&quot;" calcext:value-type="string">
            <text:p>language: "French (Canada)"</text:p>
          </table:table-cell>
          <table:table-cell table:formula="of:=COM.MICROSOFT.CONCAT([.J$2]; &quot;: &quot;; CHAR(34); [.D158]; CHAR(34))" office:value-type="string" office:string-value="name: &quot;fr-CA-Neural2-D&quot;" calcext:value-type="string">
            <text:p>name: "fr-CA-Neural2-D"</text:p>
          </table:table-cell>
          <table:table-cell table:formula="of:=COM.MICROSOFT.CONCAT([.K$2]; &quot;: &quot;; CHAR(34); IF([.E15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rench (Canad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fr-CA</text:p>
          </table:table-cell>
          <table:table-cell table:style-name="ce3" office:value-type="string" calcext:value-type="string">
            <text:p>fr-CA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59]; &quot;, &quot;; [.J159]; &quot;, &quot;; [.K159]; &quot; },&quot;)" office:value-type="string" office:string-value="{ language: &quot;French (Canada)&quot;, name: &quot;fr-CA-Standard-A&quot;, gender: &quot;Female&quot; }," calcext:value-type="string">
            <text:p>{ language: "French (Canada)", name: "fr-CA-Standard-A", gender: "Female" },</text:p>
          </table:table-cell>
          <table:table-cell table:style-name="ce3"/>
          <table:table-cell table:formula="of:=COM.MICROSOFT.CONCAT([.I$2]; &quot;: &quot;; CHAR(34); [.A159]; CHAR(34))" office:value-type="string" office:string-value="language: &quot;French (Canada)&quot;" calcext:value-type="string">
            <text:p>language: "French (Canada)"</text:p>
          </table:table-cell>
          <table:table-cell table:formula="of:=COM.MICROSOFT.CONCAT([.J$2]; &quot;: &quot;; CHAR(34); [.D159]; CHAR(34))" office:value-type="string" office:string-value="name: &quot;fr-CA-Standard-A&quot;" calcext:value-type="string">
            <text:p>name: "fr-CA-Standard-A"</text:p>
          </table:table-cell>
          <table:table-cell table:formula="of:=COM.MICROSOFT.CONCAT([.K$2]; &quot;: &quot;; CHAR(34); IF([.E15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French (Canad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fr-CA</text:p>
          </table:table-cell>
          <table:table-cell table:style-name="ce3" office:value-type="string" calcext:value-type="string">
            <text:p>fr-CA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60]; &quot;, &quot;; [.J160]; &quot;, &quot;; [.K160]; &quot; },&quot;)" office:value-type="string" office:string-value="{ language: &quot;French (Canada)&quot;, name: &quot;fr-CA-Standard-B&quot;, gender: &quot;Male&quot; }," calcext:value-type="string">
            <text:p>{ language: "French (Canada)", name: "fr-CA-Standard-B", gender: "Male" },</text:p>
          </table:table-cell>
          <table:table-cell table:style-name="ce3"/>
          <table:table-cell table:formula="of:=COM.MICROSOFT.CONCAT([.I$2]; &quot;: &quot;; CHAR(34); [.A160]; CHAR(34))" office:value-type="string" office:string-value="language: &quot;French (Canada)&quot;" calcext:value-type="string">
            <text:p>language: "French (Canada)"</text:p>
          </table:table-cell>
          <table:table-cell table:formula="of:=COM.MICROSOFT.CONCAT([.J$2]; &quot;: &quot;; CHAR(34); [.D160]; CHAR(34))" office:value-type="string" office:string-value="name: &quot;fr-CA-Standard-B&quot;" calcext:value-type="string">
            <text:p>name: "fr-CA-Standard-B"</text:p>
          </table:table-cell>
          <table:table-cell table:formula="of:=COM.MICROSOFT.CONCAT([.K$2]; &quot;: &quot;; CHAR(34); IF([.E16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French (Canad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fr-CA</text:p>
          </table:table-cell>
          <table:table-cell table:style-name="ce3" office:value-type="string" calcext:value-type="string">
            <text:p>fr-CA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61]; &quot;, &quot;; [.J161]; &quot;, &quot;; [.K161]; &quot; },&quot;)" office:value-type="string" office:string-value="{ language: &quot;French (Canada)&quot;, name: &quot;fr-CA-Standard-C&quot;, gender: &quot;Female&quot; }," calcext:value-type="string">
            <text:p>{ language: "French (Canada)", name: "fr-CA-Standard-C", gender: "Female" },</text:p>
          </table:table-cell>
          <table:table-cell table:style-name="ce3"/>
          <table:table-cell table:formula="of:=COM.MICROSOFT.CONCAT([.I$2]; &quot;: &quot;; CHAR(34); [.A161]; CHAR(34))" office:value-type="string" office:string-value="language: &quot;French (Canada)&quot;" calcext:value-type="string">
            <text:p>language: "French (Canada)"</text:p>
          </table:table-cell>
          <table:table-cell table:formula="of:=COM.MICROSOFT.CONCAT([.J$2]; &quot;: &quot;; CHAR(34); [.D161]; CHAR(34))" office:value-type="string" office:string-value="name: &quot;fr-CA-Standard-C&quot;" calcext:value-type="string">
            <text:p>name: "fr-CA-Standard-C"</text:p>
          </table:table-cell>
          <table:table-cell table:formula="of:=COM.MICROSOFT.CONCAT([.K$2]; &quot;: &quot;; CHAR(34); IF([.E16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French (Canad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fr-CA</text:p>
          </table:table-cell>
          <table:table-cell table:style-name="ce3" office:value-type="string" calcext:value-type="string">
            <text:p>fr-CA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62]; &quot;, &quot;; [.J162]; &quot;, &quot;; [.K162]; &quot; },&quot;)" office:value-type="string" office:string-value="{ language: &quot;French (Canada)&quot;, name: &quot;fr-CA-Standard-D&quot;, gender: &quot;Male&quot; }," calcext:value-type="string">
            <text:p>{ language: "French (Canada)", name: "fr-CA-Standard-D", gender: "Male" },</text:p>
          </table:table-cell>
          <table:table-cell table:style-name="ce3"/>
          <table:table-cell table:formula="of:=COM.MICROSOFT.CONCAT([.I$2]; &quot;: &quot;; CHAR(34); [.A162]; CHAR(34))" office:value-type="string" office:string-value="language: &quot;French (Canada)&quot;" calcext:value-type="string">
            <text:p>language: "French (Canada)"</text:p>
          </table:table-cell>
          <table:table-cell table:formula="of:=COM.MICROSOFT.CONCAT([.J$2]; &quot;: &quot;; CHAR(34); [.D162]; CHAR(34))" office:value-type="string" office:string-value="name: &quot;fr-CA-Standard-D&quot;" calcext:value-type="string">
            <text:p>name: "fr-CA-Standard-D"</text:p>
          </table:table-cell>
          <table:table-cell table:formula="of:=COM.MICROSOFT.CONCAT([.K$2]; &quot;: &quot;; CHAR(34); IF([.E16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French (Canad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CA</text:p>
          </table:table-cell>
          <table:table-cell table:style-name="ce4" office:value-type="string" calcext:value-type="string">
            <text:p>fr-CA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63]; &quot;, &quot;; [.J163]; &quot;, &quot;; [.K163]; &quot; },&quot;)" office:value-type="string" office:string-value="{ language: &quot;French (Canada)&quot;, name: &quot;fr-CA-Wavenet-A&quot;, gender: &quot;Female&quot; }," calcext:value-type="string">
            <text:p>{ language: "French (Canada)", name: "fr-CA-Wavenet-A", gender: "Female" },</text:p>
          </table:table-cell>
          <table:table-cell table:style-name="ce4"/>
          <table:table-cell table:formula="of:=COM.MICROSOFT.CONCAT([.I$2]; &quot;: &quot;; CHAR(34); [.A163]; CHAR(34))" office:value-type="string" office:string-value="language: &quot;French (Canada)&quot;" calcext:value-type="string">
            <text:p>language: "French (Canada)"</text:p>
          </table:table-cell>
          <table:table-cell table:formula="of:=COM.MICROSOFT.CONCAT([.J$2]; &quot;: &quot;; CHAR(34); [.D163]; CHAR(34))" office:value-type="string" office:string-value="name: &quot;fr-CA-Wavenet-A&quot;" calcext:value-type="string">
            <text:p>name: "fr-CA-Wavenet-A"</text:p>
          </table:table-cell>
          <table:table-cell table:formula="of:=COM.MICROSOFT.CONCAT([.K$2]; &quot;: &quot;; CHAR(34); IF([.E16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Canad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CA</text:p>
          </table:table-cell>
          <table:table-cell table:style-name="ce4" office:value-type="string" calcext:value-type="string">
            <text:p>fr-CA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64]; &quot;, &quot;; [.J164]; &quot;, &quot;; [.K164]; &quot; },&quot;)" office:value-type="string" office:string-value="{ language: &quot;French (Canada)&quot;, name: &quot;fr-CA-Wavenet-B&quot;, gender: &quot;Male&quot; }," calcext:value-type="string">
            <text:p>{ language: "French (Canada)", name: "fr-CA-Wavenet-B", gender: "Male" },</text:p>
          </table:table-cell>
          <table:table-cell table:style-name="ce4"/>
          <table:table-cell table:formula="of:=COM.MICROSOFT.CONCAT([.I$2]; &quot;: &quot;; CHAR(34); [.A164]; CHAR(34))" office:value-type="string" office:string-value="language: &quot;French (Canada)&quot;" calcext:value-type="string">
            <text:p>language: "French (Canada)"</text:p>
          </table:table-cell>
          <table:table-cell table:formula="of:=COM.MICROSOFT.CONCAT([.J$2]; &quot;: &quot;; CHAR(34); [.D164]; CHAR(34))" office:value-type="string" office:string-value="name: &quot;fr-CA-Wavenet-B&quot;" calcext:value-type="string">
            <text:p>name: "fr-CA-Wavenet-B"</text:p>
          </table:table-cell>
          <table:table-cell table:formula="of:=COM.MICROSOFT.CONCAT([.K$2]; &quot;: &quot;; CHAR(34); IF([.E16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Canad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CA</text:p>
          </table:table-cell>
          <table:table-cell table:style-name="ce4" office:value-type="string" calcext:value-type="string">
            <text:p>fr-CA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65]; &quot;, &quot;; [.J165]; &quot;, &quot;; [.K165]; &quot; },&quot;)" office:value-type="string" office:string-value="{ language: &quot;French (Canada)&quot;, name: &quot;fr-CA-Wavenet-C&quot;, gender: &quot;Female&quot; }," calcext:value-type="string">
            <text:p>{ language: "French (Canada)", name: "fr-CA-Wavenet-C", gender: "Female" },</text:p>
          </table:table-cell>
          <table:table-cell table:style-name="ce4"/>
          <table:table-cell table:formula="of:=COM.MICROSOFT.CONCAT([.I$2]; &quot;: &quot;; CHAR(34); [.A165]; CHAR(34))" office:value-type="string" office:string-value="language: &quot;French (Canada)&quot;" calcext:value-type="string">
            <text:p>language: "French (Canada)"</text:p>
          </table:table-cell>
          <table:table-cell table:formula="of:=COM.MICROSOFT.CONCAT([.J$2]; &quot;: &quot;; CHAR(34); [.D165]; CHAR(34))" office:value-type="string" office:string-value="name: &quot;fr-CA-Wavenet-C&quot;" calcext:value-type="string">
            <text:p>name: "fr-CA-Wavenet-C"</text:p>
          </table:table-cell>
          <table:table-cell table:formula="of:=COM.MICROSOFT.CONCAT([.K$2]; &quot;: &quot;; CHAR(34); IF([.E16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Canad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CA</text:p>
          </table:table-cell>
          <table:table-cell table:style-name="ce4" office:value-type="string" calcext:value-type="string">
            <text:p>fr-CA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66]; &quot;, &quot;; [.J166]; &quot;, &quot;; [.K166]; &quot; },&quot;)" office:value-type="string" office:string-value="{ language: &quot;French (Canada)&quot;, name: &quot;fr-CA-Wavenet-D&quot;, gender: &quot;Male&quot; }," calcext:value-type="string">
            <text:p>{ language: "French (Canada)", name: "fr-CA-Wavenet-D", gender: "Male" },</text:p>
          </table:table-cell>
          <table:table-cell table:style-name="ce4"/>
          <table:table-cell table:formula="of:=COM.MICROSOFT.CONCAT([.I$2]; &quot;: &quot;; CHAR(34); [.A166]; CHAR(34))" office:value-type="string" office:string-value="language: &quot;French (Canada)&quot;" calcext:value-type="string">
            <text:p>language: "French (Canada)"</text:p>
          </table:table-cell>
          <table:table-cell table:formula="of:=COM.MICROSOFT.CONCAT([.J$2]; &quot;: &quot;; CHAR(34); [.D166]; CHAR(34))" office:value-type="string" office:string-value="name: &quot;fr-CA-Wavenet-D&quot;" calcext:value-type="string">
            <text:p>name: "fr-CA-Wavenet-D"</text:p>
          </table:table-cell>
          <table:table-cell table:formula="of:=COM.MICROSOFT.CONCAT([.K$2]; &quot;: &quot;; CHAR(34); IF([.E16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France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FR</text:p>
          </table:table-cell>
          <table:table-cell table:style-name="ce4" office:value-type="string" calcext:value-type="string">
            <text:p>fr-FR-Neural2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67]; &quot;, &quot;; [.J167]; &quot;, &quot;; [.K167]; &quot; },&quot;)" office:value-type="string" office:string-value="{ language: &quot;French (France)&quot;, name: &quot;fr-FR-Neural2-A&quot;, gender: &quot;Female&quot; }," calcext:value-type="string">
            <text:p>{ language: "French (France)", name: "fr-FR-Neural2-A", gender: "Female" },</text:p>
          </table:table-cell>
          <table:table-cell table:style-name="ce4"/>
          <table:table-cell table:formula="of:=COM.MICROSOFT.CONCAT([.I$2]; &quot;: &quot;; CHAR(34); [.A167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67]; CHAR(34))" office:value-type="string" office:string-value="name: &quot;fr-FR-Neural2-A&quot;" calcext:value-type="string">
            <text:p>name: "fr-FR-Neural2-A"</text:p>
          </table:table-cell>
          <table:table-cell table:formula="of:=COM.MICROSOFT.CONCAT([.K$2]; &quot;: &quot;; CHAR(34); IF([.E16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France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FR</text:p>
          </table:table-cell>
          <table:table-cell table:style-name="ce4" office:value-type="string" calcext:value-type="string">
            <text:p>fr-FR-Neural2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68]; &quot;, &quot;; [.J168]; &quot;, &quot;; [.K168]; &quot; },&quot;)" office:value-type="string" office:string-value="{ language: &quot;French (France)&quot;, name: &quot;fr-FR-Neural2-B&quot;, gender: &quot;Male&quot; }," calcext:value-type="string">
            <text:p>{ language: "French (France)", name: "fr-FR-Neural2-B", gender: "Male" },</text:p>
          </table:table-cell>
          <table:table-cell table:style-name="ce4"/>
          <table:table-cell table:formula="of:=COM.MICROSOFT.CONCAT([.I$2]; &quot;: &quot;; CHAR(34); [.A168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68]; CHAR(34))" office:value-type="string" office:string-value="name: &quot;fr-FR-Neural2-B&quot;" calcext:value-type="string">
            <text:p>name: "fr-FR-Neural2-B"</text:p>
          </table:table-cell>
          <table:table-cell table:formula="of:=COM.MICROSOFT.CONCAT([.K$2]; &quot;: &quot;; CHAR(34); IF([.E16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France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FR</text:p>
          </table:table-cell>
          <table:table-cell table:style-name="ce4" office:value-type="string" calcext:value-type="string">
            <text:p>fr-FR-Neural2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69]; &quot;, &quot;; [.J169]; &quot;, &quot;; [.K169]; &quot; },&quot;)" office:value-type="string" office:string-value="{ language: &quot;French (France)&quot;, name: &quot;fr-FR-Neural2-C&quot;, gender: &quot;Female&quot; }," calcext:value-type="string">
            <text:p>{ language: "French (France)", name: "fr-FR-Neural2-C", gender: "Female" },</text:p>
          </table:table-cell>
          <table:table-cell table:style-name="ce4"/>
          <table:table-cell table:formula="of:=COM.MICROSOFT.CONCAT([.I$2]; &quot;: &quot;; CHAR(34); [.A169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69]; CHAR(34))" office:value-type="string" office:string-value="name: &quot;fr-FR-Neural2-C&quot;" calcext:value-type="string">
            <text:p>name: "fr-FR-Neural2-C"</text:p>
          </table:table-cell>
          <table:table-cell table:formula="of:=COM.MICROSOFT.CONCAT([.K$2]; &quot;: &quot;; CHAR(34); IF([.E16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France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FR</text:p>
          </table:table-cell>
          <table:table-cell table:style-name="ce4" office:value-type="string" calcext:value-type="string">
            <text:p>fr-FR-Neural2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70]; &quot;, &quot;; [.J170]; &quot;, &quot;; [.K170]; &quot; },&quot;)" office:value-type="string" office:string-value="{ language: &quot;French (France)&quot;, name: &quot;fr-FR-Neural2-D&quot;, gender: &quot;Male&quot; }," calcext:value-type="string">
            <text:p>{ language: "French (France)", name: "fr-FR-Neural2-D", gender: "Male" },</text:p>
          </table:table-cell>
          <table:table-cell table:style-name="ce4"/>
          <table:table-cell table:formula="of:=COM.MICROSOFT.CONCAT([.I$2]; &quot;: &quot;; CHAR(34); [.A170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70]; CHAR(34))" office:value-type="string" office:string-value="name: &quot;fr-FR-Neural2-D&quot;" calcext:value-type="string">
            <text:p>name: "fr-FR-Neural2-D"</text:p>
          </table:table-cell>
          <table:table-cell table:formula="of:=COM.MICROSOFT.CONCAT([.K$2]; &quot;: &quot;; CHAR(34); IF([.E17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France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FR</text:p>
          </table:table-cell>
          <table:table-cell table:style-name="ce4" office:value-type="string" calcext:value-type="string">
            <text:p>fr-FR-Neural2-E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71]; &quot;, &quot;; [.J171]; &quot;, &quot;; [.K171]; &quot; },&quot;)" office:value-type="string" office:string-value="{ language: &quot;French (France)&quot;, name: &quot;fr-FR-Neural2-E&quot;, gender: &quot;Female&quot; }," calcext:value-type="string">
            <text:p>{ language: "French (France)", name: "fr-FR-Neural2-E", gender: "Female" },</text:p>
          </table:table-cell>
          <table:table-cell table:style-name="ce4"/>
          <table:table-cell table:formula="of:=COM.MICROSOFT.CONCAT([.I$2]; &quot;: &quot;; CHAR(34); [.A171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71]; CHAR(34))" office:value-type="string" office:string-value="name: &quot;fr-FR-Neural2-E&quot;" calcext:value-type="string">
            <text:p>name: "fr-FR-Neural2-E"</text:p>
          </table:table-cell>
          <table:table-cell table:formula="of:=COM.MICROSOFT.CONCAT([.K$2]; &quot;: &quot;; CHAR(34); IF([.E17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France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FR</text:p>
          </table:table-cell>
          <table:table-cell table:style-name="ce4" office:value-type="string" calcext:value-type="string">
            <text:p>fr-FR-Polyglot-1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72]; &quot;, &quot;; [.J172]; &quot;, &quot;; [.K172]; &quot; },&quot;)" office:value-type="string" office:string-value="{ language: &quot;French (France)&quot;, name: &quot;fr-FR-Polyglot-1&quot;, gender: &quot;Male&quot; }," calcext:value-type="string">
            <text:p>{ language: "French (France)", name: "fr-FR-Polyglot-1", gender: "Male" },</text:p>
          </table:table-cell>
          <table:table-cell table:style-name="ce4"/>
          <table:table-cell table:formula="of:=COM.MICROSOFT.CONCAT([.I$2]; &quot;: &quot;; CHAR(34); [.A172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72]; CHAR(34))" office:value-type="string" office:string-value="name: &quot;fr-FR-Polyglot-1&quot;" calcext:value-type="string">
            <text:p>name: "fr-FR-Polyglot-1"</text:p>
          </table:table-cell>
          <table:table-cell table:formula="of:=COM.MICROSOFT.CONCAT([.K$2]; &quot;: &quot;; CHAR(34); IF([.E17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rench (France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fr-FR</text:p>
          </table:table-cell>
          <table:table-cell table:style-name="ce3" office:value-type="string" calcext:value-type="string">
            <text:p>fr-FR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73]; &quot;, &quot;; [.J173]; &quot;, &quot;; [.K173]; &quot; },&quot;)" office:value-type="string" office:string-value="{ language: &quot;French (France)&quot;, name: &quot;fr-FR-Standard-A&quot;, gender: &quot;Female&quot; }," calcext:value-type="string">
            <text:p>{ language: "French (France)", name: "fr-FR-Standard-A", gender: "Female" },</text:p>
          </table:table-cell>
          <table:table-cell table:style-name="ce3"/>
          <table:table-cell table:formula="of:=COM.MICROSOFT.CONCAT([.I$2]; &quot;: &quot;; CHAR(34); [.A173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73]; CHAR(34))" office:value-type="string" office:string-value="name: &quot;fr-FR-Standard-A&quot;" calcext:value-type="string">
            <text:p>name: "fr-FR-Standard-A"</text:p>
          </table:table-cell>
          <table:table-cell table:formula="of:=COM.MICROSOFT.CONCAT([.K$2]; &quot;: &quot;; CHAR(34); IF([.E17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French (France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fr-FR</text:p>
          </table:table-cell>
          <table:table-cell table:style-name="ce3" office:value-type="string" calcext:value-type="string">
            <text:p>fr-FR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74]; &quot;, &quot;; [.J174]; &quot;, &quot;; [.K174]; &quot; },&quot;)" office:value-type="string" office:string-value="{ language: &quot;French (France)&quot;, name: &quot;fr-FR-Standard-B&quot;, gender: &quot;Male&quot; }," calcext:value-type="string">
            <text:p>{ language: "French (France)", name: "fr-FR-Standard-B", gender: "Male" },</text:p>
          </table:table-cell>
          <table:table-cell table:style-name="ce3"/>
          <table:table-cell table:formula="of:=COM.MICROSOFT.CONCAT([.I$2]; &quot;: &quot;; CHAR(34); [.A174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74]; CHAR(34))" office:value-type="string" office:string-value="name: &quot;fr-FR-Standard-B&quot;" calcext:value-type="string">
            <text:p>name: "fr-FR-Standard-B"</text:p>
          </table:table-cell>
          <table:table-cell table:formula="of:=COM.MICROSOFT.CONCAT([.K$2]; &quot;: &quot;; CHAR(34); IF([.E17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French (France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fr-FR</text:p>
          </table:table-cell>
          <table:table-cell table:style-name="ce3" office:value-type="string" calcext:value-type="string">
            <text:p>fr-FR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75]; &quot;, &quot;; [.J175]; &quot;, &quot;; [.K175]; &quot; },&quot;)" office:value-type="string" office:string-value="{ language: &quot;French (France)&quot;, name: &quot;fr-FR-Standard-C&quot;, gender: &quot;Female&quot; }," calcext:value-type="string">
            <text:p>{ language: "French (France)", name: "fr-FR-Standard-C", gender: "Female" },</text:p>
          </table:table-cell>
          <table:table-cell table:style-name="ce3"/>
          <table:table-cell table:formula="of:=COM.MICROSOFT.CONCAT([.I$2]; &quot;: &quot;; CHAR(34); [.A175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75]; CHAR(34))" office:value-type="string" office:string-value="name: &quot;fr-FR-Standard-C&quot;" calcext:value-type="string">
            <text:p>name: "fr-FR-Standard-C"</text:p>
          </table:table-cell>
          <table:table-cell table:formula="of:=COM.MICROSOFT.CONCAT([.K$2]; &quot;: &quot;; CHAR(34); IF([.E17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French (France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fr-FR</text:p>
          </table:table-cell>
          <table:table-cell table:style-name="ce3" office:value-type="string" calcext:value-type="string">
            <text:p>fr-FR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76]; &quot;, &quot;; [.J176]; &quot;, &quot;; [.K176]; &quot; },&quot;)" office:value-type="string" office:string-value="{ language: &quot;French (France)&quot;, name: &quot;fr-FR-Standard-D&quot;, gender: &quot;Male&quot; }," calcext:value-type="string">
            <text:p>{ language: "French (France)", name: "fr-FR-Standard-D", gender: "Male" },</text:p>
          </table:table-cell>
          <table:table-cell table:style-name="ce3"/>
          <table:table-cell table:formula="of:=COM.MICROSOFT.CONCAT([.I$2]; &quot;: &quot;; CHAR(34); [.A176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76]; CHAR(34))" office:value-type="string" office:string-value="name: &quot;fr-FR-Standard-D&quot;" calcext:value-type="string">
            <text:p>name: "fr-FR-Standard-D"</text:p>
          </table:table-cell>
          <table:table-cell table:formula="of:=COM.MICROSOFT.CONCAT([.K$2]; &quot;: &quot;; CHAR(34); IF([.E17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French (France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fr-FR</text:p>
          </table:table-cell>
          <table:table-cell table:style-name="ce3" office:value-type="string" calcext:value-type="string">
            <text:p>fr-FR-Standard-E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77]; &quot;, &quot;; [.J177]; &quot;, &quot;; [.K177]; &quot; },&quot;)" office:value-type="string" office:string-value="{ language: &quot;French (France)&quot;, name: &quot;fr-FR-Standard-E&quot;, gender: &quot;Female&quot; }," calcext:value-type="string">
            <text:p>{ language: "French (France)", name: "fr-FR-Standard-E", gender: "Female" },</text:p>
          </table:table-cell>
          <table:table-cell table:style-name="ce3"/>
          <table:table-cell table:formula="of:=COM.MICROSOFT.CONCAT([.I$2]; &quot;: &quot;; CHAR(34); [.A177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77]; CHAR(34))" office:value-type="string" office:string-value="name: &quot;fr-FR-Standard-E&quot;" calcext:value-type="string">
            <text:p>name: "fr-FR-Standard-E"</text:p>
          </table:table-cell>
          <table:table-cell table:formula="of:=COM.MICROSOFT.CONCAT([.K$2]; &quot;: &quot;; CHAR(34); IF([.E17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French (France)</text:p>
          </table:table-cell>
          <table:table-cell table:style-name="ce3" office:value-type="string" calcext:value-type="string">
            <text:p>Studio</text:p>
          </table:table-cell>
          <table:table-cell table:style-name="ce3" office:value-type="string" calcext:value-type="string">
            <text:p>fr-FR</text:p>
          </table:table-cell>
          <table:table-cell table:style-name="ce3" office:value-type="string" calcext:value-type="string">
            <text:p>fr-FR-Studio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78]; &quot;, &quot;; [.J178]; &quot;, &quot;; [.K178]; &quot; },&quot;)" office:value-type="string" office:string-value="{ language: &quot;French (France)&quot;, name: &quot;fr-FR-Studio-A&quot;, gender: &quot;Female&quot; }," calcext:value-type="string">
            <text:p>{ language: "French (France)", name: "fr-FR-Studio-A", gender: "Female" },</text:p>
          </table:table-cell>
          <table:table-cell table:style-name="ce3"/>
          <table:table-cell table:formula="of:=COM.MICROSOFT.CONCAT([.I$2]; &quot;: &quot;; CHAR(34); [.A178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78]; CHAR(34))" office:value-type="string" office:string-value="name: &quot;fr-FR-Studio-A&quot;" calcext:value-type="string">
            <text:p>name: "fr-FR-Studio-A"</text:p>
          </table:table-cell>
          <table:table-cell table:formula="of:=COM.MICROSOFT.CONCAT([.K$2]; &quot;: &quot;; CHAR(34); IF([.E17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French (France)</text:p>
          </table:table-cell>
          <table:table-cell table:style-name="ce3" office:value-type="string" calcext:value-type="string">
            <text:p>Studio</text:p>
          </table:table-cell>
          <table:table-cell table:style-name="ce3" office:value-type="string" calcext:value-type="string">
            <text:p>fr-FR</text:p>
          </table:table-cell>
          <table:table-cell table:style-name="ce3" office:value-type="string" calcext:value-type="string">
            <text:p>fr-FR-Studio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79]; &quot;, &quot;; [.J179]; &quot;, &quot;; [.K179]; &quot; },&quot;)" office:value-type="string" office:string-value="{ language: &quot;French (France)&quot;, name: &quot;fr-FR-Studio-D&quot;, gender: &quot;Male&quot; }," calcext:value-type="string">
            <text:p>{ language: "French (France)", name: "fr-FR-Studio-D", gender: "Male" },</text:p>
          </table:table-cell>
          <table:table-cell table:style-name="ce3"/>
          <table:table-cell table:formula="of:=COM.MICROSOFT.CONCAT([.I$2]; &quot;: &quot;; CHAR(34); [.A179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79]; CHAR(34))" office:value-type="string" office:string-value="name: &quot;fr-FR-Studio-D&quot;" calcext:value-type="string">
            <text:p>name: "fr-FR-Studio-D"</text:p>
          </table:table-cell>
          <table:table-cell table:formula="of:=COM.MICROSOFT.CONCAT([.K$2]; &quot;: &quot;; CHAR(34); IF([.E17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French (France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FR</text:p>
          </table:table-cell>
          <table:table-cell table:style-name="ce4" office:value-type="string" calcext:value-type="string">
            <text:p>fr-FR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80]; &quot;, &quot;; [.J180]; &quot;, &quot;; [.K180]; &quot; },&quot;)" office:value-type="string" office:string-value="{ language: &quot;French (France)&quot;, name: &quot;fr-FR-Wavenet-A&quot;, gender: &quot;Female&quot; }," calcext:value-type="string">
            <text:p>{ language: "French (France)", name: "fr-FR-Wavenet-A", gender: "Female" },</text:p>
          </table:table-cell>
          <table:table-cell table:style-name="ce4"/>
          <table:table-cell table:formula="of:=COM.MICROSOFT.CONCAT([.I$2]; &quot;: &quot;; CHAR(34); [.A180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80]; CHAR(34))" office:value-type="string" office:string-value="name: &quot;fr-FR-Wavenet-A&quot;" calcext:value-type="string">
            <text:p>name: "fr-FR-Wavenet-A"</text:p>
          </table:table-cell>
          <table:table-cell table:formula="of:=COM.MICROSOFT.CONCAT([.K$2]; &quot;: &quot;; CHAR(34); IF([.E18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France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FR</text:p>
          </table:table-cell>
          <table:table-cell table:style-name="ce4" office:value-type="string" calcext:value-type="string">
            <text:p>fr-FR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81]; &quot;, &quot;; [.J181]; &quot;, &quot;; [.K181]; &quot; },&quot;)" office:value-type="string" office:string-value="{ language: &quot;French (France)&quot;, name: &quot;fr-FR-Wavenet-B&quot;, gender: &quot;Male&quot; }," calcext:value-type="string">
            <text:p>{ language: "French (France)", name: "fr-FR-Wavenet-B", gender: "Male" },</text:p>
          </table:table-cell>
          <table:table-cell table:style-name="ce4"/>
          <table:table-cell table:formula="of:=COM.MICROSOFT.CONCAT([.I$2]; &quot;: &quot;; CHAR(34); [.A181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81]; CHAR(34))" office:value-type="string" office:string-value="name: &quot;fr-FR-Wavenet-B&quot;" calcext:value-type="string">
            <text:p>name: "fr-FR-Wavenet-B"</text:p>
          </table:table-cell>
          <table:table-cell table:formula="of:=COM.MICROSOFT.CONCAT([.K$2]; &quot;: &quot;; CHAR(34); IF([.E18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France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FR</text:p>
          </table:table-cell>
          <table:table-cell table:style-name="ce4" office:value-type="string" calcext:value-type="string">
            <text:p>fr-FR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82]; &quot;, &quot;; [.J182]; &quot;, &quot;; [.K182]; &quot; },&quot;)" office:value-type="string" office:string-value="{ language: &quot;French (France)&quot;, name: &quot;fr-FR-Wavenet-C&quot;, gender: &quot;Female&quot; }," calcext:value-type="string">
            <text:p>{ language: "French (France)", name: "fr-FR-Wavenet-C", gender: "Female" },</text:p>
          </table:table-cell>
          <table:table-cell table:style-name="ce4"/>
          <table:table-cell table:formula="of:=COM.MICROSOFT.CONCAT([.I$2]; &quot;: &quot;; CHAR(34); [.A182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82]; CHAR(34))" office:value-type="string" office:string-value="name: &quot;fr-FR-Wavenet-C&quot;" calcext:value-type="string">
            <text:p>name: "fr-FR-Wavenet-C"</text:p>
          </table:table-cell>
          <table:table-cell table:formula="of:=COM.MICROSOFT.CONCAT([.K$2]; &quot;: &quot;; CHAR(34); IF([.E18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France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FR</text:p>
          </table:table-cell>
          <table:table-cell table:style-name="ce4" office:value-type="string" calcext:value-type="string">
            <text:p>fr-FR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83]; &quot;, &quot;; [.J183]; &quot;, &quot;; [.K183]; &quot; },&quot;)" office:value-type="string" office:string-value="{ language: &quot;French (France)&quot;, name: &quot;fr-FR-Wavenet-D&quot;, gender: &quot;Male&quot; }," calcext:value-type="string">
            <text:p>{ language: "French (France)", name: "fr-FR-Wavenet-D", gender: "Male" },</text:p>
          </table:table-cell>
          <table:table-cell table:style-name="ce4"/>
          <table:table-cell table:formula="of:=COM.MICROSOFT.CONCAT([.I$2]; &quot;: &quot;; CHAR(34); [.A183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83]; CHAR(34))" office:value-type="string" office:string-value="name: &quot;fr-FR-Wavenet-D&quot;" calcext:value-type="string">
            <text:p>name: "fr-FR-Wavenet-D"</text:p>
          </table:table-cell>
          <table:table-cell table:formula="of:=COM.MICROSOFT.CONCAT([.K$2]; &quot;: &quot;; CHAR(34); IF([.E18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nch (France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fr-FR</text:p>
          </table:table-cell>
          <table:table-cell table:style-name="ce4" office:value-type="string" calcext:value-type="string">
            <text:p>fr-FR-Wavenet-E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84]; &quot;, &quot;; [.J184]; &quot;, &quot;; [.K184]; &quot; },&quot;)" office:value-type="string" office:string-value="{ language: &quot;French (France)&quot;, name: &quot;fr-FR-Wavenet-E&quot;, gender: &quot;Female&quot; }," calcext:value-type="string">
            <text:p>{ language: "French (France)", name: "fr-FR-Wavenet-E", gender: "Female" },</text:p>
          </table:table-cell>
          <table:table-cell table:style-name="ce4"/>
          <table:table-cell table:formula="of:=COM.MICROSOFT.CONCAT([.I$2]; &quot;: &quot;; CHAR(34); [.A184]; CHAR(34))" office:value-type="string" office:string-value="language: &quot;French (France)&quot;" calcext:value-type="string">
            <text:p>language: "French (France)"</text:p>
          </table:table-cell>
          <table:table-cell table:formula="of:=COM.MICROSOFT.CONCAT([.J$2]; &quot;: &quot;; CHAR(34); [.D184]; CHAR(34))" office:value-type="string" office:string-value="name: &quot;fr-FR-Wavenet-E&quot;" calcext:value-type="string">
            <text:p>name: "fr-FR-Wavenet-E"</text:p>
          </table:table-cell>
          <table:table-cell table:formula="of:=COM.MICROSOFT.CONCAT([.K$2]; &quot;: &quot;; CHAR(34); IF([.E18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Galician (Spain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gl-ES</text:p>
          </table:table-cell>
          <table:table-cell table:style-name="ce3" office:value-type="string" calcext:value-type="string">
            <text:p>gl-ES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85]; &quot;, &quot;; [.J185]; &quot;, &quot;; [.K185]; &quot; },&quot;)" office:value-type="string" office:string-value="{ language: &quot;Galician (Spain)&quot;, name: &quot;gl-ES-Standard-A&quot;, gender: &quot;Female&quot; }," calcext:value-type="string">
            <text:p>{ language: "Galician (Spain)", name: "gl-ES-Standard-A", gender: "Female" },</text:p>
          </table:table-cell>
          <table:table-cell table:style-name="ce3"/>
          <table:table-cell table:formula="of:=COM.MICROSOFT.CONCAT([.I$2]; &quot;: &quot;; CHAR(34); [.A185]; CHAR(34))" office:value-type="string" office:string-value="language: &quot;Galician (Spain)&quot;" calcext:value-type="string">
            <text:p>language: "Galician (Spain)"</text:p>
          </table:table-cell>
          <table:table-cell table:formula="of:=COM.MICROSOFT.CONCAT([.J$2]; &quot;: &quot;; CHAR(34); [.D185]; CHAR(34))" office:value-type="string" office:string-value="name: &quot;gl-ES-Standard-A&quot;" calcext:value-type="string">
            <text:p>name: "gl-ES-Standard-A"</text:p>
          </table:table-cell>
          <table:table-cell table:formula="of:=COM.MICROSOFT.CONCAT([.K$2]; &quot;: &quot;; CHAR(34); IF([.E18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German (German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e-DE</text:p>
          </table:table-cell>
          <table:table-cell table:style-name="ce4" office:value-type="string" calcext:value-type="string">
            <text:p>de-DE-Neural2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86]; &quot;, &quot;; [.J186]; &quot;, &quot;; [.K186]; &quot; },&quot;)" office:value-type="string" office:string-value="{ language: &quot;German (Germany)&quot;, name: &quot;de-DE-Neural2-A&quot;, gender: &quot;Female&quot; }," calcext:value-type="string">
            <text:p>{ language: "German (Germany)", name: "de-DE-Neural2-A", gender: "Female" },</text:p>
          </table:table-cell>
          <table:table-cell table:style-name="ce4"/>
          <table:table-cell table:formula="of:=COM.MICROSOFT.CONCAT([.I$2]; &quot;: &quot;; CHAR(34); [.A186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186]; CHAR(34))" office:value-type="string" office:string-value="name: &quot;de-DE-Neural2-A&quot;" calcext:value-type="string">
            <text:p>name: "de-DE-Neural2-A"</text:p>
          </table:table-cell>
          <table:table-cell table:formula="of:=COM.MICROSOFT.CONCAT([.K$2]; &quot;: &quot;; CHAR(34); IF([.E18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German (German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e-DE</text:p>
          </table:table-cell>
          <table:table-cell table:style-name="ce4" office:value-type="string" calcext:value-type="string">
            <text:p>de-DE-Neural2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87]; &quot;, &quot;; [.J187]; &quot;, &quot;; [.K187]; &quot; },&quot;)" office:value-type="string" office:string-value="{ language: &quot;German (Germany)&quot;, name: &quot;de-DE-Neural2-B&quot;, gender: &quot;Male&quot; }," calcext:value-type="string">
            <text:p>{ language: "German (Germany)", name: "de-DE-Neural2-B", gender: "Male" },</text:p>
          </table:table-cell>
          <table:table-cell table:style-name="ce4"/>
          <table:table-cell table:formula="of:=COM.MICROSOFT.CONCAT([.I$2]; &quot;: &quot;; CHAR(34); [.A187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187]; CHAR(34))" office:value-type="string" office:string-value="name: &quot;de-DE-Neural2-B&quot;" calcext:value-type="string">
            <text:p>name: "de-DE-Neural2-B"</text:p>
          </table:table-cell>
          <table:table-cell table:formula="of:=COM.MICROSOFT.CONCAT([.K$2]; &quot;: &quot;; CHAR(34); IF([.E18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German (German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e-DE</text:p>
          </table:table-cell>
          <table:table-cell table:style-name="ce4" office:value-type="string" calcext:value-type="string">
            <text:p>de-DE-Neural2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88]; &quot;, &quot;; [.J188]; &quot;, &quot;; [.K188]; &quot; },&quot;)" office:value-type="string" office:string-value="{ language: &quot;German (Germany)&quot;, name: &quot;de-DE-Neural2-C&quot;, gender: &quot;Female&quot; }," calcext:value-type="string">
            <text:p>{ language: "German (Germany)", name: "de-DE-Neural2-C", gender: "Female" },</text:p>
          </table:table-cell>
          <table:table-cell table:style-name="ce4"/>
          <table:table-cell table:formula="of:=COM.MICROSOFT.CONCAT([.I$2]; &quot;: &quot;; CHAR(34); [.A188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188]; CHAR(34))" office:value-type="string" office:string-value="name: &quot;de-DE-Neural2-C&quot;" calcext:value-type="string">
            <text:p>name: "de-DE-Neural2-C"</text:p>
          </table:table-cell>
          <table:table-cell table:formula="of:=COM.MICROSOFT.CONCAT([.K$2]; &quot;: &quot;; CHAR(34); IF([.E18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German (German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e-DE</text:p>
          </table:table-cell>
          <table:table-cell table:style-name="ce4" office:value-type="string" calcext:value-type="string">
            <text:p>de-DE-Neural2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89]; &quot;, &quot;; [.J189]; &quot;, &quot;; [.K189]; &quot; },&quot;)" office:value-type="string" office:string-value="{ language: &quot;German (Germany)&quot;, name: &quot;de-DE-Neural2-D&quot;, gender: &quot;Male&quot; }," calcext:value-type="string">
            <text:p>{ language: "German (Germany)", name: "de-DE-Neural2-D", gender: "Male" },</text:p>
          </table:table-cell>
          <table:table-cell table:style-name="ce4"/>
          <table:table-cell table:formula="of:=COM.MICROSOFT.CONCAT([.I$2]; &quot;: &quot;; CHAR(34); [.A189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189]; CHAR(34))" office:value-type="string" office:string-value="name: &quot;de-DE-Neural2-D&quot;" calcext:value-type="string">
            <text:p>name: "de-DE-Neural2-D"</text:p>
          </table:table-cell>
          <table:table-cell table:formula="of:=COM.MICROSOFT.CONCAT([.K$2]; &quot;: &quot;; CHAR(34); IF([.E18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German (German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e-DE</text:p>
          </table:table-cell>
          <table:table-cell table:style-name="ce4" office:value-type="string" calcext:value-type="string">
            <text:p>de-DE-Neural2-F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190]; &quot;, &quot;; [.J190]; &quot;, &quot;; [.K190]; &quot; },&quot;)" office:value-type="string" office:string-value="{ language: &quot;German (Germany)&quot;, name: &quot;de-DE-Neural2-F&quot;, gender: &quot;Female&quot; }," calcext:value-type="string">
            <text:p>{ language: "German (Germany)", name: "de-DE-Neural2-F", gender: "Female" },</text:p>
          </table:table-cell>
          <table:table-cell table:style-name="ce4"/>
          <table:table-cell table:formula="of:=COM.MICROSOFT.CONCAT([.I$2]; &quot;: &quot;; CHAR(34); [.A190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190]; CHAR(34))" office:value-type="string" office:string-value="name: &quot;de-DE-Neural2-F&quot;" calcext:value-type="string">
            <text:p>name: "de-DE-Neural2-F"</text:p>
          </table:table-cell>
          <table:table-cell table:formula="of:=COM.MICROSOFT.CONCAT([.K$2]; &quot;: &quot;; CHAR(34); IF([.E19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German (German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e-DE</text:p>
          </table:table-cell>
          <table:table-cell table:style-name="ce4" office:value-type="string" calcext:value-type="string">
            <text:p>de-DE-Polyglot-1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191]; &quot;, &quot;; [.J191]; &quot;, &quot;; [.K191]; &quot; },&quot;)" office:value-type="string" office:string-value="{ language: &quot;German (Germany)&quot;, name: &quot;de-DE-Polyglot-1&quot;, gender: &quot;Male&quot; }," calcext:value-type="string">
            <text:p>{ language: "German (Germany)", name: "de-DE-Polyglot-1", gender: "Male" },</text:p>
          </table:table-cell>
          <table:table-cell table:style-name="ce4"/>
          <table:table-cell table:formula="of:=COM.MICROSOFT.CONCAT([.I$2]; &quot;: &quot;; CHAR(34); [.A191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191]; CHAR(34))" office:value-type="string" office:string-value="name: &quot;de-DE-Polyglot-1&quot;" calcext:value-type="string">
            <text:p>name: "de-DE-Polyglot-1"</text:p>
          </table:table-cell>
          <table:table-cell table:formula="of:=COM.MICROSOFT.CONCAT([.K$2]; &quot;: &quot;; CHAR(34); IF([.E19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German (German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-DE</text:p>
          </table:table-cell>
          <table:table-cell table:style-name="ce3" office:value-type="string" calcext:value-type="string">
            <text:p>de-DE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92]; &quot;, &quot;; [.J192]; &quot;, &quot;; [.K192]; &quot; },&quot;)" office:value-type="string" office:string-value="{ language: &quot;German (Germany)&quot;, name: &quot;de-DE-Standard-A&quot;, gender: &quot;Female&quot; }," calcext:value-type="string">
            <text:p>{ language: "German (Germany)", name: "de-DE-Standard-A", gender: "Female" },</text:p>
          </table:table-cell>
          <table:table-cell table:style-name="ce3"/>
          <table:table-cell table:formula="of:=COM.MICROSOFT.CONCAT([.I$2]; &quot;: &quot;; CHAR(34); [.A192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192]; CHAR(34))" office:value-type="string" office:string-value="name: &quot;de-DE-Standard-A&quot;" calcext:value-type="string">
            <text:p>name: "de-DE-Standard-A"</text:p>
          </table:table-cell>
          <table:table-cell table:formula="of:=COM.MICROSOFT.CONCAT([.K$2]; &quot;: &quot;; CHAR(34); IF([.E19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German (German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-DE</text:p>
          </table:table-cell>
          <table:table-cell table:style-name="ce3" office:value-type="string" calcext:value-type="string">
            <text:p>de-DE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93]; &quot;, &quot;; [.J193]; &quot;, &quot;; [.K193]; &quot; },&quot;)" office:value-type="string" office:string-value="{ language: &quot;German (Germany)&quot;, name: &quot;de-DE-Standard-B&quot;, gender: &quot;Male&quot; }," calcext:value-type="string">
            <text:p>{ language: "German (Germany)", name: "de-DE-Standard-B", gender: "Male" },</text:p>
          </table:table-cell>
          <table:table-cell table:style-name="ce3"/>
          <table:table-cell table:formula="of:=COM.MICROSOFT.CONCAT([.I$2]; &quot;: &quot;; CHAR(34); [.A193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193]; CHAR(34))" office:value-type="string" office:string-value="name: &quot;de-DE-Standard-B&quot;" calcext:value-type="string">
            <text:p>name: "de-DE-Standard-B"</text:p>
          </table:table-cell>
          <table:table-cell table:formula="of:=COM.MICROSOFT.CONCAT([.K$2]; &quot;: &quot;; CHAR(34); IF([.E19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German (German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-DE</text:p>
          </table:table-cell>
          <table:table-cell table:style-name="ce3" office:value-type="string" calcext:value-type="string">
            <text:p>de-DE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94]; &quot;, &quot;; [.J194]; &quot;, &quot;; [.K194]; &quot; },&quot;)" office:value-type="string" office:string-value="{ language: &quot;German (Germany)&quot;, name: &quot;de-DE-Standard-C&quot;, gender: &quot;Female&quot; }," calcext:value-type="string">
            <text:p>{ language: "German (Germany)", name: "de-DE-Standard-C", gender: "Female" },</text:p>
          </table:table-cell>
          <table:table-cell table:style-name="ce3"/>
          <table:table-cell table:formula="of:=COM.MICROSOFT.CONCAT([.I$2]; &quot;: &quot;; CHAR(34); [.A194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194]; CHAR(34))" office:value-type="string" office:string-value="name: &quot;de-DE-Standard-C&quot;" calcext:value-type="string">
            <text:p>name: "de-DE-Standard-C"</text:p>
          </table:table-cell>
          <table:table-cell table:formula="of:=COM.MICROSOFT.CONCAT([.K$2]; &quot;: &quot;; CHAR(34); IF([.E19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German (German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-DE</text:p>
          </table:table-cell>
          <table:table-cell table:style-name="ce3" office:value-type="string" calcext:value-type="string">
            <text:p>de-DE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95]; &quot;, &quot;; [.J195]; &quot;, &quot;; [.K195]; &quot; },&quot;)" office:value-type="string" office:string-value="{ language: &quot;German (Germany)&quot;, name: &quot;de-DE-Standard-D&quot;, gender: &quot;Male&quot; }," calcext:value-type="string">
            <text:p>{ language: "German (Germany)", name: "de-DE-Standard-D", gender: "Male" },</text:p>
          </table:table-cell>
          <table:table-cell table:style-name="ce3"/>
          <table:table-cell table:formula="of:=COM.MICROSOFT.CONCAT([.I$2]; &quot;: &quot;; CHAR(34); [.A195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195]; CHAR(34))" office:value-type="string" office:string-value="name: &quot;de-DE-Standard-D&quot;" calcext:value-type="string">
            <text:p>name: "de-DE-Standard-D"</text:p>
          </table:table-cell>
          <table:table-cell table:formula="of:=COM.MICROSOFT.CONCAT([.K$2]; &quot;: &quot;; CHAR(34); IF([.E19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German (German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-DE</text:p>
          </table:table-cell>
          <table:table-cell table:style-name="ce3" office:value-type="string" calcext:value-type="string">
            <text:p>de-DE-Standard-E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96]; &quot;, &quot;; [.J196]; &quot;, &quot;; [.K196]; &quot; },&quot;)" office:value-type="string" office:string-value="{ language: &quot;German (Germany)&quot;, name: &quot;de-DE-Standard-E&quot;, gender: &quot;Male&quot; }," calcext:value-type="string">
            <text:p>{ language: "German (Germany)", name: "de-DE-Standard-E", gender: "Male" },</text:p>
          </table:table-cell>
          <table:table-cell table:style-name="ce3"/>
          <table:table-cell table:formula="of:=COM.MICROSOFT.CONCAT([.I$2]; &quot;: &quot;; CHAR(34); [.A196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196]; CHAR(34))" office:value-type="string" office:string-value="name: &quot;de-DE-Standard-E&quot;" calcext:value-type="string">
            <text:p>name: "de-DE-Standard-E"</text:p>
          </table:table-cell>
          <table:table-cell table:formula="of:=COM.MICROSOFT.CONCAT([.K$2]; &quot;: &quot;; CHAR(34); IF([.E19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German (German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de-DE</text:p>
          </table:table-cell>
          <table:table-cell table:style-name="ce3" office:value-type="string" calcext:value-type="string">
            <text:p>de-DE-Standard-F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97]; &quot;, &quot;; [.J197]; &quot;, &quot;; [.K197]; &quot; },&quot;)" office:value-type="string" office:string-value="{ language: &quot;German (Germany)&quot;, name: &quot;de-DE-Standard-F&quot;, gender: &quot;Female&quot; }," calcext:value-type="string">
            <text:p>{ language: "German (Germany)", name: "de-DE-Standard-F", gender: "Female" },</text:p>
          </table:table-cell>
          <table:table-cell table:style-name="ce3"/>
          <table:table-cell table:formula="of:=COM.MICROSOFT.CONCAT([.I$2]; &quot;: &quot;; CHAR(34); [.A197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197]; CHAR(34))" office:value-type="string" office:string-value="name: &quot;de-DE-Standard-F&quot;" calcext:value-type="string">
            <text:p>name: "de-DE-Standard-F"</text:p>
          </table:table-cell>
          <table:table-cell table:formula="of:=COM.MICROSOFT.CONCAT([.K$2]; &quot;: &quot;; CHAR(34); IF([.E19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German (Germany)</text:p>
          </table:table-cell>
          <table:table-cell table:style-name="ce3" office:value-type="string" calcext:value-type="string">
            <text:p>Studio</text:p>
          </table:table-cell>
          <table:table-cell table:style-name="ce3" office:value-type="string" calcext:value-type="string">
            <text:p>de-DE</text:p>
          </table:table-cell>
          <table:table-cell table:style-name="ce3" office:value-type="string" calcext:value-type="string">
            <text:p>de-DE-Studio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198]; &quot;, &quot;; [.J198]; &quot;, &quot;; [.K198]; &quot; },&quot;)" office:value-type="string" office:string-value="{ language: &quot;German (Germany)&quot;, name: &quot;de-DE-Studio-B&quot;, gender: &quot;Male&quot; }," calcext:value-type="string">
            <text:p>{ language: "German (Germany)", name: "de-DE-Studio-B", gender: "Male" },</text:p>
          </table:table-cell>
          <table:table-cell table:style-name="ce3"/>
          <table:table-cell table:formula="of:=COM.MICROSOFT.CONCAT([.I$2]; &quot;: &quot;; CHAR(34); [.A198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198]; CHAR(34))" office:value-type="string" office:string-value="name: &quot;de-DE-Studio-B&quot;" calcext:value-type="string">
            <text:p>name: "de-DE-Studio-B"</text:p>
          </table:table-cell>
          <table:table-cell table:formula="of:=COM.MICROSOFT.CONCAT([.K$2]; &quot;: &quot;; CHAR(34); IF([.E19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German (Germany)</text:p>
          </table:table-cell>
          <table:table-cell table:style-name="ce3" office:value-type="string" calcext:value-type="string">
            <text:p>Studio</text:p>
          </table:table-cell>
          <table:table-cell table:style-name="ce3" office:value-type="string" calcext:value-type="string">
            <text:p>de-DE</text:p>
          </table:table-cell>
          <table:table-cell table:style-name="ce3" office:value-type="string" calcext:value-type="string">
            <text:p>de-DE-Studio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199]; &quot;, &quot;; [.J199]; &quot;, &quot;; [.K199]; &quot; },&quot;)" office:value-type="string" office:string-value="{ language: &quot;German (Germany)&quot;, name: &quot;de-DE-Studio-C&quot;, gender: &quot;Female&quot; }," calcext:value-type="string">
            <text:p>{ language: "German (Germany)", name: "de-DE-Studio-C", gender: "Female" },</text:p>
          </table:table-cell>
          <table:table-cell table:style-name="ce3"/>
          <table:table-cell table:formula="of:=COM.MICROSOFT.CONCAT([.I$2]; &quot;: &quot;; CHAR(34); [.A199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199]; CHAR(34))" office:value-type="string" office:string-value="name: &quot;de-DE-Studio-C&quot;" calcext:value-type="string">
            <text:p>name: "de-DE-Studio-C"</text:p>
          </table:table-cell>
          <table:table-cell table:formula="of:=COM.MICROSOFT.CONCAT([.K$2]; &quot;: &quot;; CHAR(34); IF([.E19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German (German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e-DE</text:p>
          </table:table-cell>
          <table:table-cell table:style-name="ce4" office:value-type="string" calcext:value-type="string">
            <text:p>de-DE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00]; &quot;, &quot;; [.J200]; &quot;, &quot;; [.K200]; &quot; },&quot;)" office:value-type="string" office:string-value="{ language: &quot;German (Germany)&quot;, name: &quot;de-DE-Wavenet-A&quot;, gender: &quot;Female&quot; }," calcext:value-type="string">
            <text:p>{ language: "German (Germany)", name: "de-DE-Wavenet-A", gender: "Female" },</text:p>
          </table:table-cell>
          <table:table-cell table:style-name="ce4"/>
          <table:table-cell table:formula="of:=COM.MICROSOFT.CONCAT([.I$2]; &quot;: &quot;; CHAR(34); [.A200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200]; CHAR(34))" office:value-type="string" office:string-value="name: &quot;de-DE-Wavenet-A&quot;" calcext:value-type="string">
            <text:p>name: "de-DE-Wavenet-A"</text:p>
          </table:table-cell>
          <table:table-cell table:formula="of:=COM.MICROSOFT.CONCAT([.K$2]; &quot;: &quot;; CHAR(34); IF([.E20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German (German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e-DE</text:p>
          </table:table-cell>
          <table:table-cell table:style-name="ce4" office:value-type="string" calcext:value-type="string">
            <text:p>de-DE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01]; &quot;, &quot;; [.J201]; &quot;, &quot;; [.K201]; &quot; },&quot;)" office:value-type="string" office:string-value="{ language: &quot;German (Germany)&quot;, name: &quot;de-DE-Wavenet-B&quot;, gender: &quot;Male&quot; }," calcext:value-type="string">
            <text:p>{ language: "German (Germany)", name: "de-DE-Wavenet-B", gender: "Male" },</text:p>
          </table:table-cell>
          <table:table-cell table:style-name="ce4"/>
          <table:table-cell table:formula="of:=COM.MICROSOFT.CONCAT([.I$2]; &quot;: &quot;; CHAR(34); [.A201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201]; CHAR(34))" office:value-type="string" office:string-value="name: &quot;de-DE-Wavenet-B&quot;" calcext:value-type="string">
            <text:p>name: "de-DE-Wavenet-B"</text:p>
          </table:table-cell>
          <table:table-cell table:formula="of:=COM.MICROSOFT.CONCAT([.K$2]; &quot;: &quot;; CHAR(34); IF([.E20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German (German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e-DE</text:p>
          </table:table-cell>
          <table:table-cell table:style-name="ce4" office:value-type="string" calcext:value-type="string">
            <text:p>de-DE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02]; &quot;, &quot;; [.J202]; &quot;, &quot;; [.K202]; &quot; },&quot;)" office:value-type="string" office:string-value="{ language: &quot;German (Germany)&quot;, name: &quot;de-DE-Wavenet-C&quot;, gender: &quot;Female&quot; }," calcext:value-type="string">
            <text:p>{ language: "German (Germany)", name: "de-DE-Wavenet-C", gender: "Female" },</text:p>
          </table:table-cell>
          <table:table-cell table:style-name="ce4"/>
          <table:table-cell table:formula="of:=COM.MICROSOFT.CONCAT([.I$2]; &quot;: &quot;; CHAR(34); [.A202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202]; CHAR(34))" office:value-type="string" office:string-value="name: &quot;de-DE-Wavenet-C&quot;" calcext:value-type="string">
            <text:p>name: "de-DE-Wavenet-C"</text:p>
          </table:table-cell>
          <table:table-cell table:formula="of:=COM.MICROSOFT.CONCAT([.K$2]; &quot;: &quot;; CHAR(34); IF([.E20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German (German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e-DE</text:p>
          </table:table-cell>
          <table:table-cell table:style-name="ce4" office:value-type="string" calcext:value-type="string">
            <text:p>de-DE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03]; &quot;, &quot;; [.J203]; &quot;, &quot;; [.K203]; &quot; },&quot;)" office:value-type="string" office:string-value="{ language: &quot;German (Germany)&quot;, name: &quot;de-DE-Wavenet-D&quot;, gender: &quot;Male&quot; }," calcext:value-type="string">
            <text:p>{ language: "German (Germany)", name: "de-DE-Wavenet-D", gender: "Male" },</text:p>
          </table:table-cell>
          <table:table-cell table:style-name="ce4"/>
          <table:table-cell table:formula="of:=COM.MICROSOFT.CONCAT([.I$2]; &quot;: &quot;; CHAR(34); [.A203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203]; CHAR(34))" office:value-type="string" office:string-value="name: &quot;de-DE-Wavenet-D&quot;" calcext:value-type="string">
            <text:p>name: "de-DE-Wavenet-D"</text:p>
          </table:table-cell>
          <table:table-cell table:formula="of:=COM.MICROSOFT.CONCAT([.K$2]; &quot;: &quot;; CHAR(34); IF([.E20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German (German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e-DE</text:p>
          </table:table-cell>
          <table:table-cell table:style-name="ce4" office:value-type="string" calcext:value-type="string">
            <text:p>de-DE-Wavenet-E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04]; &quot;, &quot;; [.J204]; &quot;, &quot;; [.K204]; &quot; },&quot;)" office:value-type="string" office:string-value="{ language: &quot;German (Germany)&quot;, name: &quot;de-DE-Wavenet-E&quot;, gender: &quot;Male&quot; }," calcext:value-type="string">
            <text:p>{ language: "German (Germany)", name: "de-DE-Wavenet-E", gender: "Male" },</text:p>
          </table:table-cell>
          <table:table-cell table:style-name="ce4"/>
          <table:table-cell table:formula="of:=COM.MICROSOFT.CONCAT([.I$2]; &quot;: &quot;; CHAR(34); [.A204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204]; CHAR(34))" office:value-type="string" office:string-value="name: &quot;de-DE-Wavenet-E&quot;" calcext:value-type="string">
            <text:p>name: "de-DE-Wavenet-E"</text:p>
          </table:table-cell>
          <table:table-cell table:formula="of:=COM.MICROSOFT.CONCAT([.K$2]; &quot;: &quot;; CHAR(34); IF([.E20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German (German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de-DE</text:p>
          </table:table-cell>
          <table:table-cell table:style-name="ce4" office:value-type="string" calcext:value-type="string">
            <text:p>de-DE-Wavenet-F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05]; &quot;, &quot;; [.J205]; &quot;, &quot;; [.K205]; &quot; },&quot;)" office:value-type="string" office:string-value="{ language: &quot;German (Germany)&quot;, name: &quot;de-DE-Wavenet-F&quot;, gender: &quot;Female&quot; }," calcext:value-type="string">
            <text:p>{ language: "German (Germany)", name: "de-DE-Wavenet-F", gender: "Female" },</text:p>
          </table:table-cell>
          <table:table-cell table:style-name="ce4"/>
          <table:table-cell table:formula="of:=COM.MICROSOFT.CONCAT([.I$2]; &quot;: &quot;; CHAR(34); [.A205]; CHAR(34))" office:value-type="string" office:string-value="language: &quot;German (Germany)&quot;" calcext:value-type="string">
            <text:p>language: "German (Germany)"</text:p>
          </table:table-cell>
          <table:table-cell table:formula="of:=COM.MICROSOFT.CONCAT([.J$2]; &quot;: &quot;; CHAR(34); [.D205]; CHAR(34))" office:value-type="string" office:string-value="name: &quot;de-DE-Wavenet-F&quot;" calcext:value-type="string">
            <text:p>name: "de-DE-Wavenet-F"</text:p>
          </table:table-cell>
          <table:table-cell table:formula="of:=COM.MICROSOFT.CONCAT([.K$2]; &quot;: &quot;; CHAR(34); IF([.E20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Greek (Greece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l-GR</text:p>
          </table:table-cell>
          <table:table-cell table:style-name="ce3" office:value-type="string" calcext:value-type="string">
            <text:p>el-GR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06]; &quot;, &quot;; [.J206]; &quot;, &quot;; [.K206]; &quot; },&quot;)" office:value-type="string" office:string-value="{ language: &quot;Greek (Greece)&quot;, name: &quot;el-GR-Standard-A&quot;, gender: &quot;Female&quot; }," calcext:value-type="string">
            <text:p>{ language: "Greek (Greece)", name: "el-GR-Standard-A", gender: "Female" },</text:p>
          </table:table-cell>
          <table:table-cell table:style-name="ce3"/>
          <table:table-cell table:formula="of:=COM.MICROSOFT.CONCAT([.I$2]; &quot;: &quot;; CHAR(34); [.A206]; CHAR(34))" office:value-type="string" office:string-value="language: &quot;Greek (Greece)&quot;" calcext:value-type="string">
            <text:p>language: "Greek (Greece)"</text:p>
          </table:table-cell>
          <table:table-cell table:formula="of:=COM.MICROSOFT.CONCAT([.J$2]; &quot;: &quot;; CHAR(34); [.D206]; CHAR(34))" office:value-type="string" office:string-value="name: &quot;el-GR-Standard-A&quot;" calcext:value-type="string">
            <text:p>name: "el-GR-Standard-A"</text:p>
          </table:table-cell>
          <table:table-cell table:formula="of:=COM.MICROSOFT.CONCAT([.K$2]; &quot;: &quot;; CHAR(34); IF([.E20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Greek (Greece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l-GR</text:p>
          </table:table-cell>
          <table:table-cell table:style-name="ce4" office:value-type="string" calcext:value-type="string">
            <text:p>el-GR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07]; &quot;, &quot;; [.J207]; &quot;, &quot;; [.K207]; &quot; },&quot;)" office:value-type="string" office:string-value="{ language: &quot;Greek (Greece)&quot;, name: &quot;el-GR-Wavenet-A&quot;, gender: &quot;Female&quot; }," calcext:value-type="string">
            <text:p>{ language: "Greek (Greece)", name: "el-GR-Wavenet-A", gender: "Female" },</text:p>
          </table:table-cell>
          <table:table-cell table:style-name="ce4"/>
          <table:table-cell table:formula="of:=COM.MICROSOFT.CONCAT([.I$2]; &quot;: &quot;; CHAR(34); [.A207]; CHAR(34))" office:value-type="string" office:string-value="language: &quot;Greek (Greece)&quot;" calcext:value-type="string">
            <text:p>language: "Greek (Greece)"</text:p>
          </table:table-cell>
          <table:table-cell table:formula="of:=COM.MICROSOFT.CONCAT([.J$2]; &quot;: &quot;; CHAR(34); [.D207]; CHAR(34))" office:value-type="string" office:string-value="name: &quot;el-GR-Wavenet-A&quot;" calcext:value-type="string">
            <text:p>name: "el-GR-Wavenet-A"</text:p>
          </table:table-cell>
          <table:table-cell table:formula="of:=COM.MICROSOFT.CONCAT([.K$2]; &quot;: &quot;; CHAR(34); IF([.E20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Gujarat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gu-IN</text:p>
          </table:table-cell>
          <table:table-cell table:style-name="ce3" office:value-type="string" calcext:value-type="string">
            <text:p>gu-IN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08]; &quot;, &quot;; [.J208]; &quot;, &quot;; [.K208]; &quot; },&quot;)" office:value-type="string" office:string-value="{ language: &quot;Gujarati (India)&quot;, name: &quot;gu-IN-Standard-A&quot;, gender: &quot;Female&quot; }," calcext:value-type="string">
            <text:p>{ language: "Gujarati (India)", name: "gu-IN-Standard-A", gender: "Female" },</text:p>
          </table:table-cell>
          <table:table-cell table:style-name="ce3"/>
          <table:table-cell table:formula="of:=COM.MICROSOFT.CONCAT([.I$2]; &quot;: &quot;; CHAR(34); [.A208]; CHAR(34))" office:value-type="string" office:string-value="language: &quot;Gujarati (India)&quot;" calcext:value-type="string">
            <text:p>language: "Gujarati (India)"</text:p>
          </table:table-cell>
          <table:table-cell table:formula="of:=COM.MICROSOFT.CONCAT([.J$2]; &quot;: &quot;; CHAR(34); [.D208]; CHAR(34))" office:value-type="string" office:string-value="name: &quot;gu-IN-Standard-A&quot;" calcext:value-type="string">
            <text:p>name: "gu-IN-Standard-A"</text:p>
          </table:table-cell>
          <table:table-cell table:formula="of:=COM.MICROSOFT.CONCAT([.K$2]; &quot;: &quot;; CHAR(34); IF([.E20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Gujarat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gu-IN</text:p>
          </table:table-cell>
          <table:table-cell table:style-name="ce3" office:value-type="string" calcext:value-type="string">
            <text:p>gu-IN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09]; &quot;, &quot;; [.J209]; &quot;, &quot;; [.K209]; &quot; },&quot;)" office:value-type="string" office:string-value="{ language: &quot;Gujarati (India)&quot;, name: &quot;gu-IN-Standard-B&quot;, gender: &quot;Male&quot; }," calcext:value-type="string">
            <text:p>{ language: "Gujarati (India)", name: "gu-IN-Standard-B", gender: "Male" },</text:p>
          </table:table-cell>
          <table:table-cell table:style-name="ce3"/>
          <table:table-cell table:formula="of:=COM.MICROSOFT.CONCAT([.I$2]; &quot;: &quot;; CHAR(34); [.A209]; CHAR(34))" office:value-type="string" office:string-value="language: &quot;Gujarati (India)&quot;" calcext:value-type="string">
            <text:p>language: "Gujarati (India)"</text:p>
          </table:table-cell>
          <table:table-cell table:formula="of:=COM.MICROSOFT.CONCAT([.J$2]; &quot;: &quot;; CHAR(34); [.D209]; CHAR(34))" office:value-type="string" office:string-value="name: &quot;gu-IN-Standard-B&quot;" calcext:value-type="string">
            <text:p>name: "gu-IN-Standard-B"</text:p>
          </table:table-cell>
          <table:table-cell table:formula="of:=COM.MICROSOFT.CONCAT([.K$2]; &quot;: &quot;; CHAR(34); IF([.E20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Gujarat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gu-IN</text:p>
          </table:table-cell>
          <table:table-cell table:style-name="ce3" office:value-type="string" calcext:value-type="string">
            <text:p>gu-IN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10]; &quot;, &quot;; [.J210]; &quot;, &quot;; [.K210]; &quot; },&quot;)" office:value-type="string" office:string-value="{ language: &quot;Gujarati (India)&quot;, name: &quot;gu-IN-Standard-C&quot;, gender: &quot;Female&quot; }," calcext:value-type="string">
            <text:p>{ language: "Gujarati (India)", name: "gu-IN-Standard-C", gender: "Female" },</text:p>
          </table:table-cell>
          <table:table-cell table:style-name="ce3"/>
          <table:table-cell table:formula="of:=COM.MICROSOFT.CONCAT([.I$2]; &quot;: &quot;; CHAR(34); [.A210]; CHAR(34))" office:value-type="string" office:string-value="language: &quot;Gujarati (India)&quot;" calcext:value-type="string">
            <text:p>language: "Gujarati (India)"</text:p>
          </table:table-cell>
          <table:table-cell table:formula="of:=COM.MICROSOFT.CONCAT([.J$2]; &quot;: &quot;; CHAR(34); [.D210]; CHAR(34))" office:value-type="string" office:string-value="name: &quot;gu-IN-Standard-C&quot;" calcext:value-type="string">
            <text:p>name: "gu-IN-Standard-C"</text:p>
          </table:table-cell>
          <table:table-cell table:formula="of:=COM.MICROSOFT.CONCAT([.K$2]; &quot;: &quot;; CHAR(34); IF([.E21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Gujarat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gu-IN</text:p>
          </table:table-cell>
          <table:table-cell table:style-name="ce3" office:value-type="string" calcext:value-type="string">
            <text:p>gu-IN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11]; &quot;, &quot;; [.J211]; &quot;, &quot;; [.K211]; &quot; },&quot;)" office:value-type="string" office:string-value="{ language: &quot;Gujarati (India)&quot;, name: &quot;gu-IN-Standard-D&quot;, gender: &quot;Male&quot; }," calcext:value-type="string">
            <text:p>{ language: "Gujarati (India)", name: "gu-IN-Standard-D", gender: "Male" },</text:p>
          </table:table-cell>
          <table:table-cell table:style-name="ce3"/>
          <table:table-cell table:formula="of:=COM.MICROSOFT.CONCAT([.I$2]; &quot;: &quot;; CHAR(34); [.A211]; CHAR(34))" office:value-type="string" office:string-value="language: &quot;Gujarati (India)&quot;" calcext:value-type="string">
            <text:p>language: "Gujarati (India)"</text:p>
          </table:table-cell>
          <table:table-cell table:formula="of:=COM.MICROSOFT.CONCAT([.J$2]; &quot;: &quot;; CHAR(34); [.D211]; CHAR(34))" office:value-type="string" office:string-value="name: &quot;gu-IN-Standard-D&quot;" calcext:value-type="string">
            <text:p>name: "gu-IN-Standard-D"</text:p>
          </table:table-cell>
          <table:table-cell table:formula="of:=COM.MICROSOFT.CONCAT([.K$2]; &quot;: &quot;; CHAR(34); IF([.E21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Gujarat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gu-IN</text:p>
          </table:table-cell>
          <table:table-cell table:style-name="ce4" office:value-type="string" calcext:value-type="string">
            <text:p>gu-IN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12]; &quot;, &quot;; [.J212]; &quot;, &quot;; [.K212]; &quot; },&quot;)" office:value-type="string" office:string-value="{ language: &quot;Gujarati (India)&quot;, name: &quot;gu-IN-Wavenet-A&quot;, gender: &quot;Female&quot; }," calcext:value-type="string">
            <text:p>{ language: "Gujarati (India)", name: "gu-IN-Wavenet-A", gender: "Female" },</text:p>
          </table:table-cell>
          <table:table-cell table:style-name="ce4"/>
          <table:table-cell table:formula="of:=COM.MICROSOFT.CONCAT([.I$2]; &quot;: &quot;; CHAR(34); [.A212]; CHAR(34))" office:value-type="string" office:string-value="language: &quot;Gujarati (India)&quot;" calcext:value-type="string">
            <text:p>language: "Gujarati (India)"</text:p>
          </table:table-cell>
          <table:table-cell table:formula="of:=COM.MICROSOFT.CONCAT([.J$2]; &quot;: &quot;; CHAR(34); [.D212]; CHAR(34))" office:value-type="string" office:string-value="name: &quot;gu-IN-Wavenet-A&quot;" calcext:value-type="string">
            <text:p>name: "gu-IN-Wavenet-A"</text:p>
          </table:table-cell>
          <table:table-cell table:formula="of:=COM.MICROSOFT.CONCAT([.K$2]; &quot;: &quot;; CHAR(34); IF([.E21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Gujarat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gu-IN</text:p>
          </table:table-cell>
          <table:table-cell table:style-name="ce4" office:value-type="string" calcext:value-type="string">
            <text:p>gu-IN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13]; &quot;, &quot;; [.J213]; &quot;, &quot;; [.K213]; &quot; },&quot;)" office:value-type="string" office:string-value="{ language: &quot;Gujarati (India)&quot;, name: &quot;gu-IN-Wavenet-B&quot;, gender: &quot;Male&quot; }," calcext:value-type="string">
            <text:p>{ language: "Gujarati (India)", name: "gu-IN-Wavenet-B", gender: "Male" },</text:p>
          </table:table-cell>
          <table:table-cell table:style-name="ce4"/>
          <table:table-cell table:formula="of:=COM.MICROSOFT.CONCAT([.I$2]; &quot;: &quot;; CHAR(34); [.A213]; CHAR(34))" office:value-type="string" office:string-value="language: &quot;Gujarati (India)&quot;" calcext:value-type="string">
            <text:p>language: "Gujarati (India)"</text:p>
          </table:table-cell>
          <table:table-cell table:formula="of:=COM.MICROSOFT.CONCAT([.J$2]; &quot;: &quot;; CHAR(34); [.D213]; CHAR(34))" office:value-type="string" office:string-value="name: &quot;gu-IN-Wavenet-B&quot;" calcext:value-type="string">
            <text:p>name: "gu-IN-Wavenet-B"</text:p>
          </table:table-cell>
          <table:table-cell table:formula="of:=COM.MICROSOFT.CONCAT([.K$2]; &quot;: &quot;; CHAR(34); IF([.E21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Gujarat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gu-IN</text:p>
          </table:table-cell>
          <table:table-cell table:style-name="ce4" office:value-type="string" calcext:value-type="string">
            <text:p>gu-IN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14]; &quot;, &quot;; [.J214]; &quot;, &quot;; [.K214]; &quot; },&quot;)" office:value-type="string" office:string-value="{ language: &quot;Gujarati (India)&quot;, name: &quot;gu-IN-Wavenet-C&quot;, gender: &quot;Female&quot; }," calcext:value-type="string">
            <text:p>{ language: "Gujarati (India)", name: "gu-IN-Wavenet-C", gender: "Female" },</text:p>
          </table:table-cell>
          <table:table-cell table:style-name="ce4"/>
          <table:table-cell table:formula="of:=COM.MICROSOFT.CONCAT([.I$2]; &quot;: &quot;; CHAR(34); [.A214]; CHAR(34))" office:value-type="string" office:string-value="language: &quot;Gujarati (India)&quot;" calcext:value-type="string">
            <text:p>language: "Gujarati (India)"</text:p>
          </table:table-cell>
          <table:table-cell table:formula="of:=COM.MICROSOFT.CONCAT([.J$2]; &quot;: &quot;; CHAR(34); [.D214]; CHAR(34))" office:value-type="string" office:string-value="name: &quot;gu-IN-Wavenet-C&quot;" calcext:value-type="string">
            <text:p>name: "gu-IN-Wavenet-C"</text:p>
          </table:table-cell>
          <table:table-cell table:formula="of:=COM.MICROSOFT.CONCAT([.K$2]; &quot;: &quot;; CHAR(34); IF([.E21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Gujarat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gu-IN</text:p>
          </table:table-cell>
          <table:table-cell table:style-name="ce4" office:value-type="string" calcext:value-type="string">
            <text:p>gu-IN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15]; &quot;, &quot;; [.J215]; &quot;, &quot;; [.K215]; &quot; },&quot;)" office:value-type="string" office:string-value="{ language: &quot;Gujarati (India)&quot;, name: &quot;gu-IN-Wavenet-D&quot;, gender: &quot;Male&quot; }," calcext:value-type="string">
            <text:p>{ language: "Gujarati (India)", name: "gu-IN-Wavenet-D", gender: "Male" },</text:p>
          </table:table-cell>
          <table:table-cell table:style-name="ce4"/>
          <table:table-cell table:formula="of:=COM.MICROSOFT.CONCAT([.I$2]; &quot;: &quot;; CHAR(34); [.A215]; CHAR(34))" office:value-type="string" office:string-value="language: &quot;Gujarati (India)&quot;" calcext:value-type="string">
            <text:p>language: "Gujarati (India)"</text:p>
          </table:table-cell>
          <table:table-cell table:formula="of:=COM.MICROSOFT.CONCAT([.J$2]; &quot;: &quot;; CHAR(34); [.D215]; CHAR(34))" office:value-type="string" office:string-value="name: &quot;gu-IN-Wavenet-D&quot;" calcext:value-type="string">
            <text:p>name: "gu-IN-Wavenet-D"</text:p>
          </table:table-cell>
          <table:table-cell table:formula="of:=COM.MICROSOFT.CONCAT([.K$2]; &quot;: &quot;; CHAR(34); IF([.E21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ebrew (Israel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he-IL</text:p>
          </table:table-cell>
          <table:table-cell table:style-name="ce3" office:value-type="string" calcext:value-type="string">
            <text:p>he-IL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16]; &quot;, &quot;; [.J216]; &quot;, &quot;; [.K216]; &quot; },&quot;)" office:value-type="string" office:string-value="{ language: &quot;Hebrew (Israel)&quot;, name: &quot;he-IL-Standard-A&quot;, gender: &quot;Female&quot; }," calcext:value-type="string">
            <text:p>{ language: "Hebrew (Israel)", name: "he-IL-Standard-A", gender: "Female" },</text:p>
          </table:table-cell>
          <table:table-cell table:style-name="ce3"/>
          <table:table-cell table:formula="of:=COM.MICROSOFT.CONCAT([.I$2]; &quot;: &quot;; CHAR(34); [.A216]; CHAR(34))" office:value-type="string" office:string-value="language: &quot;Hebrew (Israel)&quot;" calcext:value-type="string">
            <text:p>language: "Hebrew (Israel)"</text:p>
          </table:table-cell>
          <table:table-cell table:formula="of:=COM.MICROSOFT.CONCAT([.J$2]; &quot;: &quot;; CHAR(34); [.D216]; CHAR(34))" office:value-type="string" office:string-value="name: &quot;he-IL-Standard-A&quot;" calcext:value-type="string">
            <text:p>name: "he-IL-Standard-A"</text:p>
          </table:table-cell>
          <table:table-cell table:formula="of:=COM.MICROSOFT.CONCAT([.K$2]; &quot;: &quot;; CHAR(34); IF([.E21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Hebrew (Israel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he-IL</text:p>
          </table:table-cell>
          <table:table-cell table:style-name="ce3" office:value-type="string" calcext:value-type="string">
            <text:p>he-IL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17]; &quot;, &quot;; [.J217]; &quot;, &quot;; [.K217]; &quot; },&quot;)" office:value-type="string" office:string-value="{ language: &quot;Hebrew (Israel)&quot;, name: &quot;he-IL-Standard-B&quot;, gender: &quot;Male&quot; }," calcext:value-type="string">
            <text:p>{ language: "Hebrew (Israel)", name: "he-IL-Standard-B", gender: "Male" },</text:p>
          </table:table-cell>
          <table:table-cell table:style-name="ce3"/>
          <table:table-cell table:formula="of:=COM.MICROSOFT.CONCAT([.I$2]; &quot;: &quot;; CHAR(34); [.A217]; CHAR(34))" office:value-type="string" office:string-value="language: &quot;Hebrew (Israel)&quot;" calcext:value-type="string">
            <text:p>language: "Hebrew (Israel)"</text:p>
          </table:table-cell>
          <table:table-cell table:formula="of:=COM.MICROSOFT.CONCAT([.J$2]; &quot;: &quot;; CHAR(34); [.D217]; CHAR(34))" office:value-type="string" office:string-value="name: &quot;he-IL-Standard-B&quot;" calcext:value-type="string">
            <text:p>name: "he-IL-Standard-B"</text:p>
          </table:table-cell>
          <table:table-cell table:formula="of:=COM.MICROSOFT.CONCAT([.K$2]; &quot;: &quot;; CHAR(34); IF([.E21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Hebrew (Israel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he-IL</text:p>
          </table:table-cell>
          <table:table-cell table:style-name="ce3" office:value-type="string" calcext:value-type="string">
            <text:p>he-IL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18]; &quot;, &quot;; [.J218]; &quot;, &quot;; [.K218]; &quot; },&quot;)" office:value-type="string" office:string-value="{ language: &quot;Hebrew (Israel)&quot;, name: &quot;he-IL-Standard-C&quot;, gender: &quot;Female&quot; }," calcext:value-type="string">
            <text:p>{ language: "Hebrew (Israel)", name: "he-IL-Standard-C", gender: "Female" },</text:p>
          </table:table-cell>
          <table:table-cell table:style-name="ce3"/>
          <table:table-cell table:formula="of:=COM.MICROSOFT.CONCAT([.I$2]; &quot;: &quot;; CHAR(34); [.A218]; CHAR(34))" office:value-type="string" office:string-value="language: &quot;Hebrew (Israel)&quot;" calcext:value-type="string">
            <text:p>language: "Hebrew (Israel)"</text:p>
          </table:table-cell>
          <table:table-cell table:formula="of:=COM.MICROSOFT.CONCAT([.J$2]; &quot;: &quot;; CHAR(34); [.D218]; CHAR(34))" office:value-type="string" office:string-value="name: &quot;he-IL-Standard-C&quot;" calcext:value-type="string">
            <text:p>name: "he-IL-Standard-C"</text:p>
          </table:table-cell>
          <table:table-cell table:formula="of:=COM.MICROSOFT.CONCAT([.K$2]; &quot;: &quot;; CHAR(34); IF([.E21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Hebrew (Israel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he-IL</text:p>
          </table:table-cell>
          <table:table-cell table:style-name="ce3" office:value-type="string" calcext:value-type="string">
            <text:p>he-IL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19]; &quot;, &quot;; [.J219]; &quot;, &quot;; [.K219]; &quot; },&quot;)" office:value-type="string" office:string-value="{ language: &quot;Hebrew (Israel)&quot;, name: &quot;he-IL-Standard-D&quot;, gender: &quot;Male&quot; }," calcext:value-type="string">
            <text:p>{ language: "Hebrew (Israel)", name: "he-IL-Standard-D", gender: "Male" },</text:p>
          </table:table-cell>
          <table:table-cell table:style-name="ce3"/>
          <table:table-cell table:formula="of:=COM.MICROSOFT.CONCAT([.I$2]; &quot;: &quot;; CHAR(34); [.A219]; CHAR(34))" office:value-type="string" office:string-value="language: &quot;Hebrew (Israel)&quot;" calcext:value-type="string">
            <text:p>language: "Hebrew (Israel)"</text:p>
          </table:table-cell>
          <table:table-cell table:formula="of:=COM.MICROSOFT.CONCAT([.J$2]; &quot;: &quot;; CHAR(34); [.D219]; CHAR(34))" office:value-type="string" office:string-value="name: &quot;he-IL-Standard-D&quot;" calcext:value-type="string">
            <text:p>name: "he-IL-Standard-D"</text:p>
          </table:table-cell>
          <table:table-cell table:formula="of:=COM.MICROSOFT.CONCAT([.K$2]; &quot;: &quot;; CHAR(34); IF([.E21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Hebrew (Israel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he-IL</text:p>
          </table:table-cell>
          <table:table-cell table:style-name="ce4" office:value-type="string" calcext:value-type="string">
            <text:p>he-IL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20]; &quot;, &quot;; [.J220]; &quot;, &quot;; [.K220]; &quot; },&quot;)" office:value-type="string" office:string-value="{ language: &quot;Hebrew (Israel)&quot;, name: &quot;he-IL-Wavenet-A&quot;, gender: &quot;Female&quot; }," calcext:value-type="string">
            <text:p>{ language: "Hebrew (Israel)", name: "he-IL-Wavenet-A", gender: "Female" },</text:p>
          </table:table-cell>
          <table:table-cell table:style-name="ce4"/>
          <table:table-cell table:formula="of:=COM.MICROSOFT.CONCAT([.I$2]; &quot;: &quot;; CHAR(34); [.A220]; CHAR(34))" office:value-type="string" office:string-value="language: &quot;Hebrew (Israel)&quot;" calcext:value-type="string">
            <text:p>language: "Hebrew (Israel)"</text:p>
          </table:table-cell>
          <table:table-cell table:formula="of:=COM.MICROSOFT.CONCAT([.J$2]; &quot;: &quot;; CHAR(34); [.D220]; CHAR(34))" office:value-type="string" office:string-value="name: &quot;he-IL-Wavenet-A&quot;" calcext:value-type="string">
            <text:p>name: "he-IL-Wavenet-A"</text:p>
          </table:table-cell>
          <table:table-cell table:formula="of:=COM.MICROSOFT.CONCAT([.K$2]; &quot;: &quot;; CHAR(34); IF([.E22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Hebrew (Israel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he-IL</text:p>
          </table:table-cell>
          <table:table-cell table:style-name="ce4" office:value-type="string" calcext:value-type="string">
            <text:p>he-IL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21]; &quot;, &quot;; [.J221]; &quot;, &quot;; [.K221]; &quot; },&quot;)" office:value-type="string" office:string-value="{ language: &quot;Hebrew (Israel)&quot;, name: &quot;he-IL-Wavenet-B&quot;, gender: &quot;Male&quot; }," calcext:value-type="string">
            <text:p>{ language: "Hebrew (Israel)", name: "he-IL-Wavenet-B", gender: "Male" },</text:p>
          </table:table-cell>
          <table:table-cell table:style-name="ce4"/>
          <table:table-cell table:formula="of:=COM.MICROSOFT.CONCAT([.I$2]; &quot;: &quot;; CHAR(34); [.A221]; CHAR(34))" office:value-type="string" office:string-value="language: &quot;Hebrew (Israel)&quot;" calcext:value-type="string">
            <text:p>language: "Hebrew (Israel)"</text:p>
          </table:table-cell>
          <table:table-cell table:formula="of:=COM.MICROSOFT.CONCAT([.J$2]; &quot;: &quot;; CHAR(34); [.D221]; CHAR(34))" office:value-type="string" office:string-value="name: &quot;he-IL-Wavenet-B&quot;" calcext:value-type="string">
            <text:p>name: "he-IL-Wavenet-B"</text:p>
          </table:table-cell>
          <table:table-cell table:formula="of:=COM.MICROSOFT.CONCAT([.K$2]; &quot;: &quot;; CHAR(34); IF([.E22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Hebrew (Israel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he-IL</text:p>
          </table:table-cell>
          <table:table-cell table:style-name="ce4" office:value-type="string" calcext:value-type="string">
            <text:p>he-IL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22]; &quot;, &quot;; [.J222]; &quot;, &quot;; [.K222]; &quot; },&quot;)" office:value-type="string" office:string-value="{ language: &quot;Hebrew (Israel)&quot;, name: &quot;he-IL-Wavenet-C&quot;, gender: &quot;Female&quot; }," calcext:value-type="string">
            <text:p>{ language: "Hebrew (Israel)", name: "he-IL-Wavenet-C", gender: "Female" },</text:p>
          </table:table-cell>
          <table:table-cell table:style-name="ce4"/>
          <table:table-cell table:formula="of:=COM.MICROSOFT.CONCAT([.I$2]; &quot;: &quot;; CHAR(34); [.A222]; CHAR(34))" office:value-type="string" office:string-value="language: &quot;Hebrew (Israel)&quot;" calcext:value-type="string">
            <text:p>language: "Hebrew (Israel)"</text:p>
          </table:table-cell>
          <table:table-cell table:formula="of:=COM.MICROSOFT.CONCAT([.J$2]; &quot;: &quot;; CHAR(34); [.D222]; CHAR(34))" office:value-type="string" office:string-value="name: &quot;he-IL-Wavenet-C&quot;" calcext:value-type="string">
            <text:p>name: "he-IL-Wavenet-C"</text:p>
          </table:table-cell>
          <table:table-cell table:formula="of:=COM.MICROSOFT.CONCAT([.K$2]; &quot;: &quot;; CHAR(34); IF([.E22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Hebrew (Israel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he-IL</text:p>
          </table:table-cell>
          <table:table-cell table:style-name="ce4" office:value-type="string" calcext:value-type="string">
            <text:p>he-IL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23]; &quot;, &quot;; [.J223]; &quot;, &quot;; [.K223]; &quot; },&quot;)" office:value-type="string" office:string-value="{ language: &quot;Hebrew (Israel)&quot;, name: &quot;he-IL-Wavenet-D&quot;, gender: &quot;Male&quot; }," calcext:value-type="string">
            <text:p>{ language: "Hebrew (Israel)", name: "he-IL-Wavenet-D", gender: "Male" },</text:p>
          </table:table-cell>
          <table:table-cell table:style-name="ce4"/>
          <table:table-cell table:formula="of:=COM.MICROSOFT.CONCAT([.I$2]; &quot;: &quot;; CHAR(34); [.A223]; CHAR(34))" office:value-type="string" office:string-value="language: &quot;Hebrew (Israel)&quot;" calcext:value-type="string">
            <text:p>language: "Hebrew (Israel)"</text:p>
          </table:table-cell>
          <table:table-cell table:formula="of:=COM.MICROSOFT.CONCAT([.J$2]; &quot;: &quot;; CHAR(34); [.D223]; CHAR(34))" office:value-type="string" office:string-value="name: &quot;he-IL-Wavenet-D&quot;" calcext:value-type="string">
            <text:p>name: "he-IL-Wavenet-D"</text:p>
          </table:table-cell>
          <table:table-cell table:formula="of:=COM.MICROSOFT.CONCAT([.K$2]; &quot;: &quot;; CHAR(34); IF([.E22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Hind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hi-IN</text:p>
          </table:table-cell>
          <table:table-cell table:style-name="ce4" office:value-type="string" calcext:value-type="string">
            <text:p>hi-IN-Neural2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24]; &quot;, &quot;; [.J224]; &quot;, &quot;; [.K224]; &quot; },&quot;)" office:value-type="string" office:string-value="{ language: &quot;Hindi (India)&quot;, name: &quot;hi-IN-Neural2-A&quot;, gender: &quot;Female&quot; }," calcext:value-type="string">
            <text:p>{ language: "Hindi (India)", name: "hi-IN-Neural2-A", gender: "Female" },</text:p>
          </table:table-cell>
          <table:table-cell table:style-name="ce4"/>
          <table:table-cell table:formula="of:=COM.MICROSOFT.CONCAT([.I$2]; &quot;: &quot;; CHAR(34); [.A224]; CHAR(34))" office:value-type="string" office:string-value="language: &quot;Hindi (India)&quot;" calcext:value-type="string">
            <text:p>language: "Hindi (India)"</text:p>
          </table:table-cell>
          <table:table-cell table:formula="of:=COM.MICROSOFT.CONCAT([.J$2]; &quot;: &quot;; CHAR(34); [.D224]; CHAR(34))" office:value-type="string" office:string-value="name: &quot;hi-IN-Neural2-A&quot;" calcext:value-type="string">
            <text:p>name: "hi-IN-Neural2-A"</text:p>
          </table:table-cell>
          <table:table-cell table:formula="of:=COM.MICROSOFT.CONCAT([.K$2]; &quot;: &quot;; CHAR(34); IF([.E22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Hind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hi-IN</text:p>
          </table:table-cell>
          <table:table-cell table:style-name="ce4" office:value-type="string" calcext:value-type="string">
            <text:p>hi-IN-Neural2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25]; &quot;, &quot;; [.J225]; &quot;, &quot;; [.K225]; &quot; },&quot;)" office:value-type="string" office:string-value="{ language: &quot;Hindi (India)&quot;, name: &quot;hi-IN-Neural2-B&quot;, gender: &quot;Male&quot; }," calcext:value-type="string">
            <text:p>{ language: "Hindi (India)", name: "hi-IN-Neural2-B", gender: "Male" },</text:p>
          </table:table-cell>
          <table:table-cell table:style-name="ce4"/>
          <table:table-cell table:formula="of:=COM.MICROSOFT.CONCAT([.I$2]; &quot;: &quot;; CHAR(34); [.A225]; CHAR(34))" office:value-type="string" office:string-value="language: &quot;Hindi (India)&quot;" calcext:value-type="string">
            <text:p>language: "Hindi (India)"</text:p>
          </table:table-cell>
          <table:table-cell table:formula="of:=COM.MICROSOFT.CONCAT([.J$2]; &quot;: &quot;; CHAR(34); [.D225]; CHAR(34))" office:value-type="string" office:string-value="name: &quot;hi-IN-Neural2-B&quot;" calcext:value-type="string">
            <text:p>name: "hi-IN-Neural2-B"</text:p>
          </table:table-cell>
          <table:table-cell table:formula="of:=COM.MICROSOFT.CONCAT([.K$2]; &quot;: &quot;; CHAR(34); IF([.E22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Hind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hi-IN</text:p>
          </table:table-cell>
          <table:table-cell table:style-name="ce4" office:value-type="string" calcext:value-type="string">
            <text:p>hi-IN-Neural2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26]; &quot;, &quot;; [.J226]; &quot;, &quot;; [.K226]; &quot; },&quot;)" office:value-type="string" office:string-value="{ language: &quot;Hindi (India)&quot;, name: &quot;hi-IN-Neural2-C&quot;, gender: &quot;Male&quot; }," calcext:value-type="string">
            <text:p>{ language: "Hindi (India)", name: "hi-IN-Neural2-C", gender: "Male" },</text:p>
          </table:table-cell>
          <table:table-cell table:style-name="ce4"/>
          <table:table-cell table:formula="of:=COM.MICROSOFT.CONCAT([.I$2]; &quot;: &quot;; CHAR(34); [.A226]; CHAR(34))" office:value-type="string" office:string-value="language: &quot;Hindi (India)&quot;" calcext:value-type="string">
            <text:p>language: "Hindi (India)"</text:p>
          </table:table-cell>
          <table:table-cell table:formula="of:=COM.MICROSOFT.CONCAT([.J$2]; &quot;: &quot;; CHAR(34); [.D226]; CHAR(34))" office:value-type="string" office:string-value="name: &quot;hi-IN-Neural2-C&quot;" calcext:value-type="string">
            <text:p>name: "hi-IN-Neural2-C"</text:p>
          </table:table-cell>
          <table:table-cell table:formula="of:=COM.MICROSOFT.CONCAT([.K$2]; &quot;: &quot;; CHAR(34); IF([.E22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Hind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hi-IN</text:p>
          </table:table-cell>
          <table:table-cell table:style-name="ce4" office:value-type="string" calcext:value-type="string">
            <text:p>hi-IN-Neural2-D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27]; &quot;, &quot;; [.J227]; &quot;, &quot;; [.K227]; &quot; },&quot;)" office:value-type="string" office:string-value="{ language: &quot;Hindi (India)&quot;, name: &quot;hi-IN-Neural2-D&quot;, gender: &quot;Female&quot; }," calcext:value-type="string">
            <text:p>{ language: "Hindi (India)", name: "hi-IN-Neural2-D", gender: "Female" },</text:p>
          </table:table-cell>
          <table:table-cell table:style-name="ce4"/>
          <table:table-cell table:formula="of:=COM.MICROSOFT.CONCAT([.I$2]; &quot;: &quot;; CHAR(34); [.A227]; CHAR(34))" office:value-type="string" office:string-value="language: &quot;Hindi (India)&quot;" calcext:value-type="string">
            <text:p>language: "Hindi (India)"</text:p>
          </table:table-cell>
          <table:table-cell table:formula="of:=COM.MICROSOFT.CONCAT([.J$2]; &quot;: &quot;; CHAR(34); [.D227]; CHAR(34))" office:value-type="string" office:string-value="name: &quot;hi-IN-Neural2-D&quot;" calcext:value-type="string">
            <text:p>name: "hi-IN-Neural2-D"</text:p>
          </table:table-cell>
          <table:table-cell table:formula="of:=COM.MICROSOFT.CONCAT([.K$2]; &quot;: &quot;; CHAR(34); IF([.E22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ind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hi-IN</text:p>
          </table:table-cell>
          <table:table-cell table:style-name="ce3" office:value-type="string" calcext:value-type="string">
            <text:p>hi-IN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28]; &quot;, &quot;; [.J228]; &quot;, &quot;; [.K228]; &quot; },&quot;)" office:value-type="string" office:string-value="{ language: &quot;Hindi (India)&quot;, name: &quot;hi-IN-Standard-A&quot;, gender: &quot;Female&quot; }," calcext:value-type="string">
            <text:p>{ language: "Hindi (India)", name: "hi-IN-Standard-A", gender: "Female" },</text:p>
          </table:table-cell>
          <table:table-cell table:style-name="ce3"/>
          <table:table-cell table:formula="of:=COM.MICROSOFT.CONCAT([.I$2]; &quot;: &quot;; CHAR(34); [.A228]; CHAR(34))" office:value-type="string" office:string-value="language: &quot;Hindi (India)&quot;" calcext:value-type="string">
            <text:p>language: "Hindi (India)"</text:p>
          </table:table-cell>
          <table:table-cell table:formula="of:=COM.MICROSOFT.CONCAT([.J$2]; &quot;: &quot;; CHAR(34); [.D228]; CHAR(34))" office:value-type="string" office:string-value="name: &quot;hi-IN-Standard-A&quot;" calcext:value-type="string">
            <text:p>name: "hi-IN-Standard-A"</text:p>
          </table:table-cell>
          <table:table-cell table:formula="of:=COM.MICROSOFT.CONCAT([.K$2]; &quot;: &quot;; CHAR(34); IF([.E22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Hind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hi-IN</text:p>
          </table:table-cell>
          <table:table-cell table:style-name="ce3" office:value-type="string" calcext:value-type="string">
            <text:p>hi-IN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29]; &quot;, &quot;; [.J229]; &quot;, &quot;; [.K229]; &quot; },&quot;)" office:value-type="string" office:string-value="{ language: &quot;Hindi (India)&quot;, name: &quot;hi-IN-Standard-B&quot;, gender: &quot;Male&quot; }," calcext:value-type="string">
            <text:p>{ language: "Hindi (India)", name: "hi-IN-Standard-B", gender: "Male" },</text:p>
          </table:table-cell>
          <table:table-cell table:style-name="ce3"/>
          <table:table-cell table:formula="of:=COM.MICROSOFT.CONCAT([.I$2]; &quot;: &quot;; CHAR(34); [.A229]; CHAR(34))" office:value-type="string" office:string-value="language: &quot;Hindi (India)&quot;" calcext:value-type="string">
            <text:p>language: "Hindi (India)"</text:p>
          </table:table-cell>
          <table:table-cell table:formula="of:=COM.MICROSOFT.CONCAT([.J$2]; &quot;: &quot;; CHAR(34); [.D229]; CHAR(34))" office:value-type="string" office:string-value="name: &quot;hi-IN-Standard-B&quot;" calcext:value-type="string">
            <text:p>name: "hi-IN-Standard-B"</text:p>
          </table:table-cell>
          <table:table-cell table:formula="of:=COM.MICROSOFT.CONCAT([.K$2]; &quot;: &quot;; CHAR(34); IF([.E22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Hind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hi-IN</text:p>
          </table:table-cell>
          <table:table-cell table:style-name="ce3" office:value-type="string" calcext:value-type="string">
            <text:p>hi-IN-Standard-C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30]; &quot;, &quot;; [.J230]; &quot;, &quot;; [.K230]; &quot; },&quot;)" office:value-type="string" office:string-value="{ language: &quot;Hindi (India)&quot;, name: &quot;hi-IN-Standard-C&quot;, gender: &quot;Male&quot; }," calcext:value-type="string">
            <text:p>{ language: "Hindi (India)", name: "hi-IN-Standard-C", gender: "Male" },</text:p>
          </table:table-cell>
          <table:table-cell table:style-name="ce3"/>
          <table:table-cell table:formula="of:=COM.MICROSOFT.CONCAT([.I$2]; &quot;: &quot;; CHAR(34); [.A230]; CHAR(34))" office:value-type="string" office:string-value="language: &quot;Hindi (India)&quot;" calcext:value-type="string">
            <text:p>language: "Hindi (India)"</text:p>
          </table:table-cell>
          <table:table-cell table:formula="of:=COM.MICROSOFT.CONCAT([.J$2]; &quot;: &quot;; CHAR(34); [.D230]; CHAR(34))" office:value-type="string" office:string-value="name: &quot;hi-IN-Standard-C&quot;" calcext:value-type="string">
            <text:p>name: "hi-IN-Standard-C"</text:p>
          </table:table-cell>
          <table:table-cell table:formula="of:=COM.MICROSOFT.CONCAT([.K$2]; &quot;: &quot;; CHAR(34); IF([.E23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Hind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hi-IN</text:p>
          </table:table-cell>
          <table:table-cell table:style-name="ce3" office:value-type="string" calcext:value-type="string">
            <text:p>hi-IN-Standard-D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31]; &quot;, &quot;; [.J231]; &quot;, &quot;; [.K231]; &quot; },&quot;)" office:value-type="string" office:string-value="{ language: &quot;Hindi (India)&quot;, name: &quot;hi-IN-Standard-D&quot;, gender: &quot;Female&quot; }," calcext:value-type="string">
            <text:p>{ language: "Hindi (India)", name: "hi-IN-Standard-D", gender: "Female" },</text:p>
          </table:table-cell>
          <table:table-cell table:style-name="ce3"/>
          <table:table-cell table:formula="of:=COM.MICROSOFT.CONCAT([.I$2]; &quot;: &quot;; CHAR(34); [.A231]; CHAR(34))" office:value-type="string" office:string-value="language: &quot;Hindi (India)&quot;" calcext:value-type="string">
            <text:p>language: "Hindi (India)"</text:p>
          </table:table-cell>
          <table:table-cell table:formula="of:=COM.MICROSOFT.CONCAT([.J$2]; &quot;: &quot;; CHAR(34); [.D231]; CHAR(34))" office:value-type="string" office:string-value="name: &quot;hi-IN-Standard-D&quot;" calcext:value-type="string">
            <text:p>name: "hi-IN-Standard-D"</text:p>
          </table:table-cell>
          <table:table-cell table:formula="of:=COM.MICROSOFT.CONCAT([.K$2]; &quot;: &quot;; CHAR(34); IF([.E23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Hind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hi-IN</text:p>
          </table:table-cell>
          <table:table-cell table:style-name="ce4" office:value-type="string" calcext:value-type="string">
            <text:p>hi-IN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32]; &quot;, &quot;; [.J232]; &quot;, &quot;; [.K232]; &quot; },&quot;)" office:value-type="string" office:string-value="{ language: &quot;Hindi (India)&quot;, name: &quot;hi-IN-Wavenet-A&quot;, gender: &quot;Female&quot; }," calcext:value-type="string">
            <text:p>{ language: "Hindi (India)", name: "hi-IN-Wavenet-A", gender: "Female" },</text:p>
          </table:table-cell>
          <table:table-cell table:style-name="ce4"/>
          <table:table-cell table:formula="of:=COM.MICROSOFT.CONCAT([.I$2]; &quot;: &quot;; CHAR(34); [.A232]; CHAR(34))" office:value-type="string" office:string-value="language: &quot;Hindi (India)&quot;" calcext:value-type="string">
            <text:p>language: "Hindi (India)"</text:p>
          </table:table-cell>
          <table:table-cell table:formula="of:=COM.MICROSOFT.CONCAT([.J$2]; &quot;: &quot;; CHAR(34); [.D232]; CHAR(34))" office:value-type="string" office:string-value="name: &quot;hi-IN-Wavenet-A&quot;" calcext:value-type="string">
            <text:p>name: "hi-IN-Wavenet-A"</text:p>
          </table:table-cell>
          <table:table-cell table:formula="of:=COM.MICROSOFT.CONCAT([.K$2]; &quot;: &quot;; CHAR(34); IF([.E23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Hind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hi-IN</text:p>
          </table:table-cell>
          <table:table-cell table:style-name="ce4" office:value-type="string" calcext:value-type="string">
            <text:p>hi-IN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33]; &quot;, &quot;; [.J233]; &quot;, &quot;; [.K233]; &quot; },&quot;)" office:value-type="string" office:string-value="{ language: &quot;Hindi (India)&quot;, name: &quot;hi-IN-Wavenet-B&quot;, gender: &quot;Male&quot; }," calcext:value-type="string">
            <text:p>{ language: "Hindi (India)", name: "hi-IN-Wavenet-B", gender: "Male" },</text:p>
          </table:table-cell>
          <table:table-cell table:style-name="ce4"/>
          <table:table-cell table:formula="of:=COM.MICROSOFT.CONCAT([.I$2]; &quot;: &quot;; CHAR(34); [.A233]; CHAR(34))" office:value-type="string" office:string-value="language: &quot;Hindi (India)&quot;" calcext:value-type="string">
            <text:p>language: "Hindi (India)"</text:p>
          </table:table-cell>
          <table:table-cell table:formula="of:=COM.MICROSOFT.CONCAT([.J$2]; &quot;: &quot;; CHAR(34); [.D233]; CHAR(34))" office:value-type="string" office:string-value="name: &quot;hi-IN-Wavenet-B&quot;" calcext:value-type="string">
            <text:p>name: "hi-IN-Wavenet-B"</text:p>
          </table:table-cell>
          <table:table-cell table:formula="of:=COM.MICROSOFT.CONCAT([.K$2]; &quot;: &quot;; CHAR(34); IF([.E23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Hind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hi-IN</text:p>
          </table:table-cell>
          <table:table-cell table:style-name="ce4" office:value-type="string" calcext:value-type="string">
            <text:p>hi-IN-Wavenet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34]; &quot;, &quot;; [.J234]; &quot;, &quot;; [.K234]; &quot; },&quot;)" office:value-type="string" office:string-value="{ language: &quot;Hindi (India)&quot;, name: &quot;hi-IN-Wavenet-C&quot;, gender: &quot;Male&quot; }," calcext:value-type="string">
            <text:p>{ language: "Hindi (India)", name: "hi-IN-Wavenet-C", gender: "Male" },</text:p>
          </table:table-cell>
          <table:table-cell table:style-name="ce4"/>
          <table:table-cell table:formula="of:=COM.MICROSOFT.CONCAT([.I$2]; &quot;: &quot;; CHAR(34); [.A234]; CHAR(34))" office:value-type="string" office:string-value="language: &quot;Hindi (India)&quot;" calcext:value-type="string">
            <text:p>language: "Hindi (India)"</text:p>
          </table:table-cell>
          <table:table-cell table:formula="of:=COM.MICROSOFT.CONCAT([.J$2]; &quot;: &quot;; CHAR(34); [.D234]; CHAR(34))" office:value-type="string" office:string-value="name: &quot;hi-IN-Wavenet-C&quot;" calcext:value-type="string">
            <text:p>name: "hi-IN-Wavenet-C"</text:p>
          </table:table-cell>
          <table:table-cell table:formula="of:=COM.MICROSOFT.CONCAT([.K$2]; &quot;: &quot;; CHAR(34); IF([.E23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Hind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hi-IN</text:p>
          </table:table-cell>
          <table:table-cell table:style-name="ce4" office:value-type="string" calcext:value-type="string">
            <text:p>hi-IN-Wavenet-D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35]; &quot;, &quot;; [.J235]; &quot;, &quot;; [.K235]; &quot; },&quot;)" office:value-type="string" office:string-value="{ language: &quot;Hindi (India)&quot;, name: &quot;hi-IN-Wavenet-D&quot;, gender: &quot;Female&quot; }," calcext:value-type="string">
            <text:p>{ language: "Hindi (India)", name: "hi-IN-Wavenet-D", gender: "Female" },</text:p>
          </table:table-cell>
          <table:table-cell table:style-name="ce4"/>
          <table:table-cell table:formula="of:=COM.MICROSOFT.CONCAT([.I$2]; &quot;: &quot;; CHAR(34); [.A235]; CHAR(34))" office:value-type="string" office:string-value="language: &quot;Hindi (India)&quot;" calcext:value-type="string">
            <text:p>language: "Hindi (India)"</text:p>
          </table:table-cell>
          <table:table-cell table:formula="of:=COM.MICROSOFT.CONCAT([.J$2]; &quot;: &quot;; CHAR(34); [.D235]; CHAR(34))" office:value-type="string" office:string-value="name: &quot;hi-IN-Wavenet-D&quot;" calcext:value-type="string">
            <text:p>name: "hi-IN-Wavenet-D"</text:p>
          </table:table-cell>
          <table:table-cell table:formula="of:=COM.MICROSOFT.CONCAT([.K$2]; &quot;: &quot;; CHAR(34); IF([.E23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ungarian (Hungar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hu-HU</text:p>
          </table:table-cell>
          <table:table-cell table:style-name="ce3" office:value-type="string" calcext:value-type="string">
            <text:p>hu-HU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36]; &quot;, &quot;; [.J236]; &quot;, &quot;; [.K236]; &quot; },&quot;)" office:value-type="string" office:string-value="{ language: &quot;Hungarian (Hungary)&quot;, name: &quot;hu-HU-Standard-A&quot;, gender: &quot;Female&quot; }," calcext:value-type="string">
            <text:p>{ language: "Hungarian (Hungary)", name: "hu-HU-Standard-A", gender: "Female" },</text:p>
          </table:table-cell>
          <table:table-cell table:style-name="ce3"/>
          <table:table-cell table:formula="of:=COM.MICROSOFT.CONCAT([.I$2]; &quot;: &quot;; CHAR(34); [.A236]; CHAR(34))" office:value-type="string" office:string-value="language: &quot;Hungarian (Hungary)&quot;" calcext:value-type="string">
            <text:p>language: "Hungarian (Hungary)"</text:p>
          </table:table-cell>
          <table:table-cell table:formula="of:=COM.MICROSOFT.CONCAT([.J$2]; &quot;: &quot;; CHAR(34); [.D236]; CHAR(34))" office:value-type="string" office:string-value="name: &quot;hu-HU-Standard-A&quot;" calcext:value-type="string">
            <text:p>name: "hu-HU-Standard-A"</text:p>
          </table:table-cell>
          <table:table-cell table:formula="of:=COM.MICROSOFT.CONCAT([.K$2]; &quot;: &quot;; CHAR(34); IF([.E23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Hungarian (Hungar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hu-HU</text:p>
          </table:table-cell>
          <table:table-cell table:style-name="ce4" office:value-type="string" calcext:value-type="string">
            <text:p>hu-HU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37]; &quot;, &quot;; [.J237]; &quot;, &quot;; [.K237]; &quot; },&quot;)" office:value-type="string" office:string-value="{ language: &quot;Hungarian (Hungary)&quot;, name: &quot;hu-HU-Wavenet-A&quot;, gender: &quot;Female&quot; }," calcext:value-type="string">
            <text:p>{ language: "Hungarian (Hungary)", name: "hu-HU-Wavenet-A", gender: "Female" },</text:p>
          </table:table-cell>
          <table:table-cell table:style-name="ce4"/>
          <table:table-cell table:formula="of:=COM.MICROSOFT.CONCAT([.I$2]; &quot;: &quot;; CHAR(34); [.A237]; CHAR(34))" office:value-type="string" office:string-value="language: &quot;Hungarian (Hungary)&quot;" calcext:value-type="string">
            <text:p>language: "Hungarian (Hungary)"</text:p>
          </table:table-cell>
          <table:table-cell table:formula="of:=COM.MICROSOFT.CONCAT([.J$2]; &quot;: &quot;; CHAR(34); [.D237]; CHAR(34))" office:value-type="string" office:string-value="name: &quot;hu-HU-Wavenet-A&quot;" calcext:value-type="string">
            <text:p>name: "hu-HU-Wavenet-A"</text:p>
          </table:table-cell>
          <table:table-cell table:formula="of:=COM.MICROSOFT.CONCAT([.K$2]; &quot;: &quot;; CHAR(34); IF([.E23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celandic (Iceland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is-IS</text:p>
          </table:table-cell>
          <table:table-cell table:style-name="ce3" office:value-type="string" calcext:value-type="string">
            <text:p>is-IS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38]; &quot;, &quot;; [.J238]; &quot;, &quot;; [.K238]; &quot; },&quot;)" office:value-type="string" office:string-value="{ language: &quot;Icelandic (Iceland)&quot;, name: &quot;is-IS-Standard-A&quot;, gender: &quot;Female&quot; }," calcext:value-type="string">
            <text:p>{ language: "Icelandic (Iceland)", name: "is-IS-Standard-A", gender: "Female" },</text:p>
          </table:table-cell>
          <table:table-cell table:style-name="ce3"/>
          <table:table-cell table:formula="of:=COM.MICROSOFT.CONCAT([.I$2]; &quot;: &quot;; CHAR(34); [.A238]; CHAR(34))" office:value-type="string" office:string-value="language: &quot;Icelandic (Iceland)&quot;" calcext:value-type="string">
            <text:p>language: "Icelandic (Iceland)"</text:p>
          </table:table-cell>
          <table:table-cell table:formula="of:=COM.MICROSOFT.CONCAT([.J$2]; &quot;: &quot;; CHAR(34); [.D238]; CHAR(34))" office:value-type="string" office:string-value="name: &quot;is-IS-Standard-A&quot;" calcext:value-type="string">
            <text:p>name: "is-IS-Standard-A"</text:p>
          </table:table-cell>
          <table:table-cell table:formula="of:=COM.MICROSOFT.CONCAT([.K$2]; &quot;: &quot;; CHAR(34); IF([.E23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Indonesian (Indones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id-ID</text:p>
          </table:table-cell>
          <table:table-cell table:style-name="ce3" office:value-type="string" calcext:value-type="string">
            <text:p>id-ID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39]; &quot;, &quot;; [.J239]; &quot;, &quot;; [.K239]; &quot; },&quot;)" office:value-type="string" office:string-value="{ language: &quot;Indonesian (Indonesia)&quot;, name: &quot;id-ID-Standard-A&quot;, gender: &quot;Female&quot; }," calcext:value-type="string">
            <text:p>{ language: "Indonesian (Indonesia)", name: "id-ID-Standard-A", gender: "Female" },</text:p>
          </table:table-cell>
          <table:table-cell table:style-name="ce3"/>
          <table:table-cell table:formula="of:=COM.MICROSOFT.CONCAT([.I$2]; &quot;: &quot;; CHAR(34); [.A239]; CHAR(34))" office:value-type="string" office:string-value="language: &quot;Indonesian (Indonesia)&quot;" calcext:value-type="string">
            <text:p>language: "Indonesian (Indonesia)"</text:p>
          </table:table-cell>
          <table:table-cell table:formula="of:=COM.MICROSOFT.CONCAT([.J$2]; &quot;: &quot;; CHAR(34); [.D239]; CHAR(34))" office:value-type="string" office:string-value="name: &quot;id-ID-Standard-A&quot;" calcext:value-type="string">
            <text:p>name: "id-ID-Standard-A"</text:p>
          </table:table-cell>
          <table:table-cell table:formula="of:=COM.MICROSOFT.CONCAT([.K$2]; &quot;: &quot;; CHAR(34); IF([.E23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Indonesian (Indones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id-ID</text:p>
          </table:table-cell>
          <table:table-cell table:style-name="ce3" office:value-type="string" calcext:value-type="string">
            <text:p>id-ID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40]; &quot;, &quot;; [.J240]; &quot;, &quot;; [.K240]; &quot; },&quot;)" office:value-type="string" office:string-value="{ language: &quot;Indonesian (Indonesia)&quot;, name: &quot;id-ID-Standard-B&quot;, gender: &quot;Male&quot; }," calcext:value-type="string">
            <text:p>{ language: "Indonesian (Indonesia)", name: "id-ID-Standard-B", gender: "Male" },</text:p>
          </table:table-cell>
          <table:table-cell table:style-name="ce3"/>
          <table:table-cell table:formula="of:=COM.MICROSOFT.CONCAT([.I$2]; &quot;: &quot;; CHAR(34); [.A240]; CHAR(34))" office:value-type="string" office:string-value="language: &quot;Indonesian (Indonesia)&quot;" calcext:value-type="string">
            <text:p>language: "Indonesian (Indonesia)"</text:p>
          </table:table-cell>
          <table:table-cell table:formula="of:=COM.MICROSOFT.CONCAT([.J$2]; &quot;: &quot;; CHAR(34); [.D240]; CHAR(34))" office:value-type="string" office:string-value="name: &quot;id-ID-Standard-B&quot;" calcext:value-type="string">
            <text:p>name: "id-ID-Standard-B"</text:p>
          </table:table-cell>
          <table:table-cell table:formula="of:=COM.MICROSOFT.CONCAT([.K$2]; &quot;: &quot;; CHAR(34); IF([.E24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Indonesian (Indones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id-ID</text:p>
          </table:table-cell>
          <table:table-cell table:style-name="ce3" office:value-type="string" calcext:value-type="string">
            <text:p>id-ID-Standard-C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41]; &quot;, &quot;; [.J241]; &quot;, &quot;; [.K241]; &quot; },&quot;)" office:value-type="string" office:string-value="{ language: &quot;Indonesian (Indonesia)&quot;, name: &quot;id-ID-Standard-C&quot;, gender: &quot;Male&quot; }," calcext:value-type="string">
            <text:p>{ language: "Indonesian (Indonesia)", name: "id-ID-Standard-C", gender: "Male" },</text:p>
          </table:table-cell>
          <table:table-cell table:style-name="ce3"/>
          <table:table-cell table:formula="of:=COM.MICROSOFT.CONCAT([.I$2]; &quot;: &quot;; CHAR(34); [.A241]; CHAR(34))" office:value-type="string" office:string-value="language: &quot;Indonesian (Indonesia)&quot;" calcext:value-type="string">
            <text:p>language: "Indonesian (Indonesia)"</text:p>
          </table:table-cell>
          <table:table-cell table:formula="of:=COM.MICROSOFT.CONCAT([.J$2]; &quot;: &quot;; CHAR(34); [.D241]; CHAR(34))" office:value-type="string" office:string-value="name: &quot;id-ID-Standard-C&quot;" calcext:value-type="string">
            <text:p>name: "id-ID-Standard-C"</text:p>
          </table:table-cell>
          <table:table-cell table:formula="of:=COM.MICROSOFT.CONCAT([.K$2]; &quot;: &quot;; CHAR(34); IF([.E24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Indonesian (Indones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id-ID</text:p>
          </table:table-cell>
          <table:table-cell table:style-name="ce3" office:value-type="string" calcext:value-type="string">
            <text:p>id-ID-Standard-D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42]; &quot;, &quot;; [.J242]; &quot;, &quot;; [.K242]; &quot; },&quot;)" office:value-type="string" office:string-value="{ language: &quot;Indonesian (Indonesia)&quot;, name: &quot;id-ID-Standard-D&quot;, gender: &quot;Female&quot; }," calcext:value-type="string">
            <text:p>{ language: "Indonesian (Indonesia)", name: "id-ID-Standard-D", gender: "Female" },</text:p>
          </table:table-cell>
          <table:table-cell table:style-name="ce3"/>
          <table:table-cell table:formula="of:=COM.MICROSOFT.CONCAT([.I$2]; &quot;: &quot;; CHAR(34); [.A242]; CHAR(34))" office:value-type="string" office:string-value="language: &quot;Indonesian (Indonesia)&quot;" calcext:value-type="string">
            <text:p>language: "Indonesian (Indonesia)"</text:p>
          </table:table-cell>
          <table:table-cell table:formula="of:=COM.MICROSOFT.CONCAT([.J$2]; &quot;: &quot;; CHAR(34); [.D242]; CHAR(34))" office:value-type="string" office:string-value="name: &quot;id-ID-Standard-D&quot;" calcext:value-type="string">
            <text:p>name: "id-ID-Standard-D"</text:p>
          </table:table-cell>
          <table:table-cell table:formula="of:=COM.MICROSOFT.CONCAT([.K$2]; &quot;: &quot;; CHAR(34); IF([.E24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Indonesian (Indones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id-ID</text:p>
          </table:table-cell>
          <table:table-cell table:style-name="ce4" office:value-type="string" calcext:value-type="string">
            <text:p>id-ID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43]; &quot;, &quot;; [.J243]; &quot;, &quot;; [.K243]; &quot; },&quot;)" office:value-type="string" office:string-value="{ language: &quot;Indonesian (Indonesia)&quot;, name: &quot;id-ID-Wavenet-A&quot;, gender: &quot;Female&quot; }," calcext:value-type="string">
            <text:p>{ language: "Indonesian (Indonesia)", name: "id-ID-Wavenet-A", gender: "Female" },</text:p>
          </table:table-cell>
          <table:table-cell table:style-name="ce4"/>
          <table:table-cell table:formula="of:=COM.MICROSOFT.CONCAT([.I$2]; &quot;: &quot;; CHAR(34); [.A243]; CHAR(34))" office:value-type="string" office:string-value="language: &quot;Indonesian (Indonesia)&quot;" calcext:value-type="string">
            <text:p>language: "Indonesian (Indonesia)"</text:p>
          </table:table-cell>
          <table:table-cell table:formula="of:=COM.MICROSOFT.CONCAT([.J$2]; &quot;: &quot;; CHAR(34); [.D243]; CHAR(34))" office:value-type="string" office:string-value="name: &quot;id-ID-Wavenet-A&quot;" calcext:value-type="string">
            <text:p>name: "id-ID-Wavenet-A"</text:p>
          </table:table-cell>
          <table:table-cell table:formula="of:=COM.MICROSOFT.CONCAT([.K$2]; &quot;: &quot;; CHAR(34); IF([.E24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ndonesian (Indones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id-ID</text:p>
          </table:table-cell>
          <table:table-cell table:style-name="ce4" office:value-type="string" calcext:value-type="string">
            <text:p>id-ID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44]; &quot;, &quot;; [.J244]; &quot;, &quot;; [.K244]; &quot; },&quot;)" office:value-type="string" office:string-value="{ language: &quot;Indonesian (Indonesia)&quot;, name: &quot;id-ID-Wavenet-B&quot;, gender: &quot;Male&quot; }," calcext:value-type="string">
            <text:p>{ language: "Indonesian (Indonesia)", name: "id-ID-Wavenet-B", gender: "Male" },</text:p>
          </table:table-cell>
          <table:table-cell table:style-name="ce4"/>
          <table:table-cell table:formula="of:=COM.MICROSOFT.CONCAT([.I$2]; &quot;: &quot;; CHAR(34); [.A244]; CHAR(34))" office:value-type="string" office:string-value="language: &quot;Indonesian (Indonesia)&quot;" calcext:value-type="string">
            <text:p>language: "Indonesian (Indonesia)"</text:p>
          </table:table-cell>
          <table:table-cell table:formula="of:=COM.MICROSOFT.CONCAT([.J$2]; &quot;: &quot;; CHAR(34); [.D244]; CHAR(34))" office:value-type="string" office:string-value="name: &quot;id-ID-Wavenet-B&quot;" calcext:value-type="string">
            <text:p>name: "id-ID-Wavenet-B"</text:p>
          </table:table-cell>
          <table:table-cell table:formula="of:=COM.MICROSOFT.CONCAT([.K$2]; &quot;: &quot;; CHAR(34); IF([.E24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ndonesian (Indones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id-ID</text:p>
          </table:table-cell>
          <table:table-cell table:style-name="ce4" office:value-type="string" calcext:value-type="string">
            <text:p>id-ID-Wavenet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45]; &quot;, &quot;; [.J245]; &quot;, &quot;; [.K245]; &quot; },&quot;)" office:value-type="string" office:string-value="{ language: &quot;Indonesian (Indonesia)&quot;, name: &quot;id-ID-Wavenet-C&quot;, gender: &quot;Male&quot; }," calcext:value-type="string">
            <text:p>{ language: "Indonesian (Indonesia)", name: "id-ID-Wavenet-C", gender: "Male" },</text:p>
          </table:table-cell>
          <table:table-cell table:style-name="ce4"/>
          <table:table-cell table:formula="of:=COM.MICROSOFT.CONCAT([.I$2]; &quot;: &quot;; CHAR(34); [.A245]; CHAR(34))" office:value-type="string" office:string-value="language: &quot;Indonesian (Indonesia)&quot;" calcext:value-type="string">
            <text:p>language: "Indonesian (Indonesia)"</text:p>
          </table:table-cell>
          <table:table-cell table:formula="of:=COM.MICROSOFT.CONCAT([.J$2]; &quot;: &quot;; CHAR(34); [.D245]; CHAR(34))" office:value-type="string" office:string-value="name: &quot;id-ID-Wavenet-C&quot;" calcext:value-type="string">
            <text:p>name: "id-ID-Wavenet-C"</text:p>
          </table:table-cell>
          <table:table-cell table:formula="of:=COM.MICROSOFT.CONCAT([.K$2]; &quot;: &quot;; CHAR(34); IF([.E24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ndonesian (Indones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id-ID</text:p>
          </table:table-cell>
          <table:table-cell table:style-name="ce4" office:value-type="string" calcext:value-type="string">
            <text:p>id-ID-Wavenet-D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46]; &quot;, &quot;; [.J246]; &quot;, &quot;; [.K246]; &quot; },&quot;)" office:value-type="string" office:string-value="{ language: &quot;Indonesian (Indonesia)&quot;, name: &quot;id-ID-Wavenet-D&quot;, gender: &quot;Female&quot; }," calcext:value-type="string">
            <text:p>{ language: "Indonesian (Indonesia)", name: "id-ID-Wavenet-D", gender: "Female" },</text:p>
          </table:table-cell>
          <table:table-cell table:style-name="ce4"/>
          <table:table-cell table:formula="of:=COM.MICROSOFT.CONCAT([.I$2]; &quot;: &quot;; CHAR(34); [.A246]; CHAR(34))" office:value-type="string" office:string-value="language: &quot;Indonesian (Indonesia)&quot;" calcext:value-type="string">
            <text:p>language: "Indonesian (Indonesia)"</text:p>
          </table:table-cell>
          <table:table-cell table:formula="of:=COM.MICROSOFT.CONCAT([.J$2]; &quot;: &quot;; CHAR(34); [.D246]; CHAR(34))" office:value-type="string" office:string-value="name: &quot;id-ID-Wavenet-D&quot;" calcext:value-type="string">
            <text:p>name: "id-ID-Wavenet-D"</text:p>
          </table:table-cell>
          <table:table-cell table:formula="of:=COM.MICROSOFT.CONCAT([.K$2]; &quot;: &quot;; CHAR(34); IF([.E24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talian (Ital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it-IT</text:p>
          </table:table-cell>
          <table:table-cell table:style-name="ce4" office:value-type="string" calcext:value-type="string">
            <text:p>it-IT-Neural2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47]; &quot;, &quot;; [.J247]; &quot;, &quot;; [.K247]; &quot; },&quot;)" office:value-type="string" office:string-value="{ language: &quot;Italian (Italy)&quot;, name: &quot;it-IT-Neural2-A&quot;, gender: &quot;Female&quot; }," calcext:value-type="string">
            <text:p>{ language: "Italian (Italy)", name: "it-IT-Neural2-A", gender: "Female" },</text:p>
          </table:table-cell>
          <table:table-cell table:style-name="ce4"/>
          <table:table-cell table:formula="of:=COM.MICROSOFT.CONCAT([.I$2]; &quot;: &quot;; CHAR(34); [.A247]; CHAR(34))" office:value-type="string" office:string-value="language: &quot;Italian (Italy)&quot;" calcext:value-type="string">
            <text:p>language: "Italian (Italy)"</text:p>
          </table:table-cell>
          <table:table-cell table:formula="of:=COM.MICROSOFT.CONCAT([.J$2]; &quot;: &quot;; CHAR(34); [.D247]; CHAR(34))" office:value-type="string" office:string-value="name: &quot;it-IT-Neural2-A&quot;" calcext:value-type="string">
            <text:p>name: "it-IT-Neural2-A"</text:p>
          </table:table-cell>
          <table:table-cell table:formula="of:=COM.MICROSOFT.CONCAT([.K$2]; &quot;: &quot;; CHAR(34); IF([.E24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talian (Ital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it-IT</text:p>
          </table:table-cell>
          <table:table-cell table:style-name="ce4" office:value-type="string" calcext:value-type="string">
            <text:p>it-IT-Neural2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48]; &quot;, &quot;; [.J248]; &quot;, &quot;; [.K248]; &quot; },&quot;)" office:value-type="string" office:string-value="{ language: &quot;Italian (Italy)&quot;, name: &quot;it-IT-Neural2-C&quot;, gender: &quot;Male&quot; }," calcext:value-type="string">
            <text:p>{ language: "Italian (Italy)", name: "it-IT-Neural2-C", gender: "Male" },</text:p>
          </table:table-cell>
          <table:table-cell table:style-name="ce4"/>
          <table:table-cell table:formula="of:=COM.MICROSOFT.CONCAT([.I$2]; &quot;: &quot;; CHAR(34); [.A248]; CHAR(34))" office:value-type="string" office:string-value="language: &quot;Italian (Italy)&quot;" calcext:value-type="string">
            <text:p>language: "Italian (Italy)"</text:p>
          </table:table-cell>
          <table:table-cell table:formula="of:=COM.MICROSOFT.CONCAT([.J$2]; &quot;: &quot;; CHAR(34); [.D248]; CHAR(34))" office:value-type="string" office:string-value="name: &quot;it-IT-Neural2-C&quot;" calcext:value-type="string">
            <text:p>name: "it-IT-Neural2-C"</text:p>
          </table:table-cell>
          <table:table-cell table:formula="of:=COM.MICROSOFT.CONCAT([.K$2]; &quot;: &quot;; CHAR(34); IF([.E24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talian (Ital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it-IT</text:p>
          </table:table-cell>
          <table:table-cell table:style-name="ce3" office:value-type="string" calcext:value-type="string">
            <text:p>it-IT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49]; &quot;, &quot;; [.J249]; &quot;, &quot;; [.K249]; &quot; },&quot;)" office:value-type="string" office:string-value="{ language: &quot;Italian (Italy)&quot;, name: &quot;it-IT-Standard-A&quot;, gender: &quot;Female&quot; }," calcext:value-type="string">
            <text:p>{ language: "Italian (Italy)", name: "it-IT-Standard-A", gender: "Female" },</text:p>
          </table:table-cell>
          <table:table-cell table:style-name="ce3"/>
          <table:table-cell table:formula="of:=COM.MICROSOFT.CONCAT([.I$2]; &quot;: &quot;; CHAR(34); [.A249]; CHAR(34))" office:value-type="string" office:string-value="language: &quot;Italian (Italy)&quot;" calcext:value-type="string">
            <text:p>language: "Italian (Italy)"</text:p>
          </table:table-cell>
          <table:table-cell table:formula="of:=COM.MICROSOFT.CONCAT([.J$2]; &quot;: &quot;; CHAR(34); [.D249]; CHAR(34))" office:value-type="string" office:string-value="name: &quot;it-IT-Standard-A&quot;" calcext:value-type="string">
            <text:p>name: "it-IT-Standard-A"</text:p>
          </table:table-cell>
          <table:table-cell table:formula="of:=COM.MICROSOFT.CONCAT([.K$2]; &quot;: &quot;; CHAR(34); IF([.E24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Italian (Ital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it-IT</text:p>
          </table:table-cell>
          <table:table-cell table:style-name="ce3" office:value-type="string" calcext:value-type="string">
            <text:p>it-IT-Standard-B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50]; &quot;, &quot;; [.J250]; &quot;, &quot;; [.K250]; &quot; },&quot;)" office:value-type="string" office:string-value="{ language: &quot;Italian (Italy)&quot;, name: &quot;it-IT-Standard-B&quot;, gender: &quot;Female&quot; }," calcext:value-type="string">
            <text:p>{ language: "Italian (Italy)", name: "it-IT-Standard-B", gender: "Female" },</text:p>
          </table:table-cell>
          <table:table-cell table:style-name="ce3"/>
          <table:table-cell table:formula="of:=COM.MICROSOFT.CONCAT([.I$2]; &quot;: &quot;; CHAR(34); [.A250]; CHAR(34))" office:value-type="string" office:string-value="language: &quot;Italian (Italy)&quot;" calcext:value-type="string">
            <text:p>language: "Italian (Italy)"</text:p>
          </table:table-cell>
          <table:table-cell table:formula="of:=COM.MICROSOFT.CONCAT([.J$2]; &quot;: &quot;; CHAR(34); [.D250]; CHAR(34))" office:value-type="string" office:string-value="name: &quot;it-IT-Standard-B&quot;" calcext:value-type="string">
            <text:p>name: "it-IT-Standard-B"</text:p>
          </table:table-cell>
          <table:table-cell table:formula="of:=COM.MICROSOFT.CONCAT([.K$2]; &quot;: &quot;; CHAR(34); IF([.E25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Italian (Ital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it-IT</text:p>
          </table:table-cell>
          <table:table-cell table:style-name="ce3" office:value-type="string" calcext:value-type="string">
            <text:p>it-IT-Standard-C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51]; &quot;, &quot;; [.J251]; &quot;, &quot;; [.K251]; &quot; },&quot;)" office:value-type="string" office:string-value="{ language: &quot;Italian (Italy)&quot;, name: &quot;it-IT-Standard-C&quot;, gender: &quot;Male&quot; }," calcext:value-type="string">
            <text:p>{ language: "Italian (Italy)", name: "it-IT-Standard-C", gender: "Male" },</text:p>
          </table:table-cell>
          <table:table-cell table:style-name="ce3"/>
          <table:table-cell table:formula="of:=COM.MICROSOFT.CONCAT([.I$2]; &quot;: &quot;; CHAR(34); [.A251]; CHAR(34))" office:value-type="string" office:string-value="language: &quot;Italian (Italy)&quot;" calcext:value-type="string">
            <text:p>language: "Italian (Italy)"</text:p>
          </table:table-cell>
          <table:table-cell table:formula="of:=COM.MICROSOFT.CONCAT([.J$2]; &quot;: &quot;; CHAR(34); [.D251]; CHAR(34))" office:value-type="string" office:string-value="name: &quot;it-IT-Standard-C&quot;" calcext:value-type="string">
            <text:p>name: "it-IT-Standard-C"</text:p>
          </table:table-cell>
          <table:table-cell table:formula="of:=COM.MICROSOFT.CONCAT([.K$2]; &quot;: &quot;; CHAR(34); IF([.E25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Italian (Ital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it-IT</text:p>
          </table:table-cell>
          <table:table-cell table:style-name="ce3" office:value-type="string" calcext:value-type="string">
            <text:p>it-IT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52]; &quot;, &quot;; [.J252]; &quot;, &quot;; [.K252]; &quot; },&quot;)" office:value-type="string" office:string-value="{ language: &quot;Italian (Italy)&quot;, name: &quot;it-IT-Standard-D&quot;, gender: &quot;Male&quot; }," calcext:value-type="string">
            <text:p>{ language: "Italian (Italy)", name: "it-IT-Standard-D", gender: "Male" },</text:p>
          </table:table-cell>
          <table:table-cell table:style-name="ce3"/>
          <table:table-cell table:formula="of:=COM.MICROSOFT.CONCAT([.I$2]; &quot;: &quot;; CHAR(34); [.A252]; CHAR(34))" office:value-type="string" office:string-value="language: &quot;Italian (Italy)&quot;" calcext:value-type="string">
            <text:p>language: "Italian (Italy)"</text:p>
          </table:table-cell>
          <table:table-cell table:formula="of:=COM.MICROSOFT.CONCAT([.J$2]; &quot;: &quot;; CHAR(34); [.D252]; CHAR(34))" office:value-type="string" office:string-value="name: &quot;it-IT-Standard-D&quot;" calcext:value-type="string">
            <text:p>name: "it-IT-Standard-D"</text:p>
          </table:table-cell>
          <table:table-cell table:formula="of:=COM.MICROSOFT.CONCAT([.K$2]; &quot;: &quot;; CHAR(34); IF([.E25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Italian (Ital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it-IT</text:p>
          </table:table-cell>
          <table:table-cell table:style-name="ce4" office:value-type="string" calcext:value-type="string">
            <text:p>it-IT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53]; &quot;, &quot;; [.J253]; &quot;, &quot;; [.K253]; &quot; },&quot;)" office:value-type="string" office:string-value="{ language: &quot;Italian (Italy)&quot;, name: &quot;it-IT-Wavenet-A&quot;, gender: &quot;Female&quot; }," calcext:value-type="string">
            <text:p>{ language: "Italian (Italy)", name: "it-IT-Wavenet-A", gender: "Female" },</text:p>
          </table:table-cell>
          <table:table-cell table:style-name="ce4"/>
          <table:table-cell table:formula="of:=COM.MICROSOFT.CONCAT([.I$2]; &quot;: &quot;; CHAR(34); [.A253]; CHAR(34))" office:value-type="string" office:string-value="language: &quot;Italian (Italy)&quot;" calcext:value-type="string">
            <text:p>language: "Italian (Italy)"</text:p>
          </table:table-cell>
          <table:table-cell table:formula="of:=COM.MICROSOFT.CONCAT([.J$2]; &quot;: &quot;; CHAR(34); [.D253]; CHAR(34))" office:value-type="string" office:string-value="name: &quot;it-IT-Wavenet-A&quot;" calcext:value-type="string">
            <text:p>name: "it-IT-Wavenet-A"</text:p>
          </table:table-cell>
          <table:table-cell table:formula="of:=COM.MICROSOFT.CONCAT([.K$2]; &quot;: &quot;; CHAR(34); IF([.E25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talian (Ital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it-IT</text:p>
          </table:table-cell>
          <table:table-cell table:style-name="ce4" office:value-type="string" calcext:value-type="string">
            <text:p>it-IT-Wavenet-B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54]; &quot;, &quot;; [.J254]; &quot;, &quot;; [.K254]; &quot; },&quot;)" office:value-type="string" office:string-value="{ language: &quot;Italian (Italy)&quot;, name: &quot;it-IT-Wavenet-B&quot;, gender: &quot;Female&quot; }," calcext:value-type="string">
            <text:p>{ language: "Italian (Italy)", name: "it-IT-Wavenet-B", gender: "Female" },</text:p>
          </table:table-cell>
          <table:table-cell table:style-name="ce4"/>
          <table:table-cell table:formula="of:=COM.MICROSOFT.CONCAT([.I$2]; &quot;: &quot;; CHAR(34); [.A254]; CHAR(34))" office:value-type="string" office:string-value="language: &quot;Italian (Italy)&quot;" calcext:value-type="string">
            <text:p>language: "Italian (Italy)"</text:p>
          </table:table-cell>
          <table:table-cell table:formula="of:=COM.MICROSOFT.CONCAT([.J$2]; &quot;: &quot;; CHAR(34); [.D254]; CHAR(34))" office:value-type="string" office:string-value="name: &quot;it-IT-Wavenet-B&quot;" calcext:value-type="string">
            <text:p>name: "it-IT-Wavenet-B"</text:p>
          </table:table-cell>
          <table:table-cell table:formula="of:=COM.MICROSOFT.CONCAT([.K$2]; &quot;: &quot;; CHAR(34); IF([.E25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talian (Ital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it-IT</text:p>
          </table:table-cell>
          <table:table-cell table:style-name="ce4" office:value-type="string" calcext:value-type="string">
            <text:p>it-IT-Wavenet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55]; &quot;, &quot;; [.J255]; &quot;, &quot;; [.K255]; &quot; },&quot;)" office:value-type="string" office:string-value="{ language: &quot;Italian (Italy)&quot;, name: &quot;it-IT-Wavenet-C&quot;, gender: &quot;Male&quot; }," calcext:value-type="string">
            <text:p>{ language: "Italian (Italy)", name: "it-IT-Wavenet-C", gender: "Male" },</text:p>
          </table:table-cell>
          <table:table-cell table:style-name="ce4"/>
          <table:table-cell table:formula="of:=COM.MICROSOFT.CONCAT([.I$2]; &quot;: &quot;; CHAR(34); [.A255]; CHAR(34))" office:value-type="string" office:string-value="language: &quot;Italian (Italy)&quot;" calcext:value-type="string">
            <text:p>language: "Italian (Italy)"</text:p>
          </table:table-cell>
          <table:table-cell table:formula="of:=COM.MICROSOFT.CONCAT([.J$2]; &quot;: &quot;; CHAR(34); [.D255]; CHAR(34))" office:value-type="string" office:string-value="name: &quot;it-IT-Wavenet-C&quot;" calcext:value-type="string">
            <text:p>name: "it-IT-Wavenet-C"</text:p>
          </table:table-cell>
          <table:table-cell table:formula="of:=COM.MICROSOFT.CONCAT([.K$2]; &quot;: &quot;; CHAR(34); IF([.E25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talian (Ital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it-IT</text:p>
          </table:table-cell>
          <table:table-cell table:style-name="ce4" office:value-type="string" calcext:value-type="string">
            <text:p>it-IT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56]; &quot;, &quot;; [.J256]; &quot;, &quot;; [.K256]; &quot; },&quot;)" office:value-type="string" office:string-value="{ language: &quot;Italian (Italy)&quot;, name: &quot;it-IT-Wavenet-D&quot;, gender: &quot;Male&quot; }," calcext:value-type="string">
            <text:p>{ language: "Italian (Italy)", name: "it-IT-Wavenet-D", gender: "Male" },</text:p>
          </table:table-cell>
          <table:table-cell table:style-name="ce4"/>
          <table:table-cell table:formula="of:=COM.MICROSOFT.CONCAT([.I$2]; &quot;: &quot;; CHAR(34); [.A256]; CHAR(34))" office:value-type="string" office:string-value="language: &quot;Italian (Italy)&quot;" calcext:value-type="string">
            <text:p>language: "Italian (Italy)"</text:p>
          </table:table-cell>
          <table:table-cell table:formula="of:=COM.MICROSOFT.CONCAT([.J$2]; &quot;: &quot;; CHAR(34); [.D256]; CHAR(34))" office:value-type="string" office:string-value="name: &quot;it-IT-Wavenet-D&quot;" calcext:value-type="string">
            <text:p>name: "it-IT-Wavenet-D"</text:p>
          </table:table-cell>
          <table:table-cell table:formula="of:=COM.MICROSOFT.CONCAT([.K$2]; &quot;: &quot;; CHAR(34); IF([.E25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Japanese (Japa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ja-JP</text:p>
          </table:table-cell>
          <table:table-cell table:style-name="ce4" office:value-type="string" calcext:value-type="string">
            <text:p>ja-JP-Neural2-B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57]; &quot;, &quot;; [.J257]; &quot;, &quot;; [.K257]; &quot; },&quot;)" office:value-type="string" office:string-value="{ language: &quot;Japanese (Japan)&quot;, name: &quot;ja-JP-Neural2-B&quot;, gender: &quot;Female&quot; }," calcext:value-type="string">
            <text:p>{ language: "Japanese (Japan)", name: "ja-JP-Neural2-B", gender: "Female" },</text:p>
          </table:table-cell>
          <table:table-cell table:style-name="ce4"/>
          <table:table-cell table:formula="of:=COM.MICROSOFT.CONCAT([.I$2]; &quot;: &quot;; CHAR(34); [.A257]; CHAR(34))" office:value-type="string" office:string-value="language: &quot;Japanese (Japan)&quot;" calcext:value-type="string">
            <text:p>language: "Japanese (Japan)"</text:p>
          </table:table-cell>
          <table:table-cell table:formula="of:=COM.MICROSOFT.CONCAT([.J$2]; &quot;: &quot;; CHAR(34); [.D257]; CHAR(34))" office:value-type="string" office:string-value="name: &quot;ja-JP-Neural2-B&quot;" calcext:value-type="string">
            <text:p>name: "ja-JP-Neural2-B"</text:p>
          </table:table-cell>
          <table:table-cell table:formula="of:=COM.MICROSOFT.CONCAT([.K$2]; &quot;: &quot;; CHAR(34); IF([.E25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Japanese (Japa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ja-JP</text:p>
          </table:table-cell>
          <table:table-cell table:style-name="ce4" office:value-type="string" calcext:value-type="string">
            <text:p>ja-JP-Neural2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58]; &quot;, &quot;; [.J258]; &quot;, &quot;; [.K258]; &quot; },&quot;)" office:value-type="string" office:string-value="{ language: &quot;Japanese (Japan)&quot;, name: &quot;ja-JP-Neural2-C&quot;, gender: &quot;Male&quot; }," calcext:value-type="string">
            <text:p>{ language: "Japanese (Japan)", name: "ja-JP-Neural2-C", gender: "Male" },</text:p>
          </table:table-cell>
          <table:table-cell table:style-name="ce4"/>
          <table:table-cell table:formula="of:=COM.MICROSOFT.CONCAT([.I$2]; &quot;: &quot;; CHAR(34); [.A258]; CHAR(34))" office:value-type="string" office:string-value="language: &quot;Japanese (Japan)&quot;" calcext:value-type="string">
            <text:p>language: "Japanese (Japan)"</text:p>
          </table:table-cell>
          <table:table-cell table:formula="of:=COM.MICROSOFT.CONCAT([.J$2]; &quot;: &quot;; CHAR(34); [.D258]; CHAR(34))" office:value-type="string" office:string-value="name: &quot;ja-JP-Neural2-C&quot;" calcext:value-type="string">
            <text:p>name: "ja-JP-Neural2-C"</text:p>
          </table:table-cell>
          <table:table-cell table:formula="of:=COM.MICROSOFT.CONCAT([.K$2]; &quot;: &quot;; CHAR(34); IF([.E25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Japanese (Japa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ja-JP</text:p>
          </table:table-cell>
          <table:table-cell table:style-name="ce4" office:value-type="string" calcext:value-type="string">
            <text:p>ja-JP-Neural2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59]; &quot;, &quot;; [.J259]; &quot;, &quot;; [.K259]; &quot; },&quot;)" office:value-type="string" office:string-value="{ language: &quot;Japanese (Japan)&quot;, name: &quot;ja-JP-Neural2-D&quot;, gender: &quot;Male&quot; }," calcext:value-type="string">
            <text:p>{ language: "Japanese (Japan)", name: "ja-JP-Neural2-D", gender: "Male" },</text:p>
          </table:table-cell>
          <table:table-cell table:style-name="ce4"/>
          <table:table-cell table:formula="of:=COM.MICROSOFT.CONCAT([.I$2]; &quot;: &quot;; CHAR(34); [.A259]; CHAR(34))" office:value-type="string" office:string-value="language: &quot;Japanese (Japan)&quot;" calcext:value-type="string">
            <text:p>language: "Japanese (Japan)"</text:p>
          </table:table-cell>
          <table:table-cell table:formula="of:=COM.MICROSOFT.CONCAT([.J$2]; &quot;: &quot;; CHAR(34); [.D259]; CHAR(34))" office:value-type="string" office:string-value="name: &quot;ja-JP-Neural2-D&quot;" calcext:value-type="string">
            <text:p>name: "ja-JP-Neural2-D"</text:p>
          </table:table-cell>
          <table:table-cell table:formula="of:=COM.MICROSOFT.CONCAT([.K$2]; &quot;: &quot;; CHAR(34); IF([.E25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Japanese (Japan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ja-JP</text:p>
          </table:table-cell>
          <table:table-cell table:style-name="ce3" office:value-type="string" calcext:value-type="string">
            <text:p>ja-JP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60]; &quot;, &quot;; [.J260]; &quot;, &quot;; [.K260]; &quot; },&quot;)" office:value-type="string" office:string-value="{ language: &quot;Japanese (Japan)&quot;, name: &quot;ja-JP-Standard-A&quot;, gender: &quot;Female&quot; }," calcext:value-type="string">
            <text:p>{ language: "Japanese (Japan)", name: "ja-JP-Standard-A", gender: "Female" },</text:p>
          </table:table-cell>
          <table:table-cell table:style-name="ce3"/>
          <table:table-cell table:formula="of:=COM.MICROSOFT.CONCAT([.I$2]; &quot;: &quot;; CHAR(34); [.A260]; CHAR(34))" office:value-type="string" office:string-value="language: &quot;Japanese (Japan)&quot;" calcext:value-type="string">
            <text:p>language: "Japanese (Japan)"</text:p>
          </table:table-cell>
          <table:table-cell table:formula="of:=COM.MICROSOFT.CONCAT([.J$2]; &quot;: &quot;; CHAR(34); [.D260]; CHAR(34))" office:value-type="string" office:string-value="name: &quot;ja-JP-Standard-A&quot;" calcext:value-type="string">
            <text:p>name: "ja-JP-Standard-A"</text:p>
          </table:table-cell>
          <table:table-cell table:formula="of:=COM.MICROSOFT.CONCAT([.K$2]; &quot;: &quot;; CHAR(34); IF([.E26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Japanese (Japan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ja-JP</text:p>
          </table:table-cell>
          <table:table-cell table:style-name="ce3" office:value-type="string" calcext:value-type="string">
            <text:p>ja-JP-Standard-B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61]; &quot;, &quot;; [.J261]; &quot;, &quot;; [.K261]; &quot; },&quot;)" office:value-type="string" office:string-value="{ language: &quot;Japanese (Japan)&quot;, name: &quot;ja-JP-Standard-B&quot;, gender: &quot;Female&quot; }," calcext:value-type="string">
            <text:p>{ language: "Japanese (Japan)", name: "ja-JP-Standard-B", gender: "Female" },</text:p>
          </table:table-cell>
          <table:table-cell table:style-name="ce3"/>
          <table:table-cell table:formula="of:=COM.MICROSOFT.CONCAT([.I$2]; &quot;: &quot;; CHAR(34); [.A261]; CHAR(34))" office:value-type="string" office:string-value="language: &quot;Japanese (Japan)&quot;" calcext:value-type="string">
            <text:p>language: "Japanese (Japan)"</text:p>
          </table:table-cell>
          <table:table-cell table:formula="of:=COM.MICROSOFT.CONCAT([.J$2]; &quot;: &quot;; CHAR(34); [.D261]; CHAR(34))" office:value-type="string" office:string-value="name: &quot;ja-JP-Standard-B&quot;" calcext:value-type="string">
            <text:p>name: "ja-JP-Standard-B"</text:p>
          </table:table-cell>
          <table:table-cell table:formula="of:=COM.MICROSOFT.CONCAT([.K$2]; &quot;: &quot;; CHAR(34); IF([.E26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Japanese (Japan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ja-JP</text:p>
          </table:table-cell>
          <table:table-cell table:style-name="ce3" office:value-type="string" calcext:value-type="string">
            <text:p>ja-JP-Standard-C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62]; &quot;, &quot;; [.J262]; &quot;, &quot;; [.K262]; &quot; },&quot;)" office:value-type="string" office:string-value="{ language: &quot;Japanese (Japan)&quot;, name: &quot;ja-JP-Standard-C&quot;, gender: &quot;Male&quot; }," calcext:value-type="string">
            <text:p>{ language: "Japanese (Japan)", name: "ja-JP-Standard-C", gender: "Male" },</text:p>
          </table:table-cell>
          <table:table-cell table:style-name="ce3"/>
          <table:table-cell table:formula="of:=COM.MICROSOFT.CONCAT([.I$2]; &quot;: &quot;; CHAR(34); [.A262]; CHAR(34))" office:value-type="string" office:string-value="language: &quot;Japanese (Japan)&quot;" calcext:value-type="string">
            <text:p>language: "Japanese (Japan)"</text:p>
          </table:table-cell>
          <table:table-cell table:formula="of:=COM.MICROSOFT.CONCAT([.J$2]; &quot;: &quot;; CHAR(34); [.D262]; CHAR(34))" office:value-type="string" office:string-value="name: &quot;ja-JP-Standard-C&quot;" calcext:value-type="string">
            <text:p>name: "ja-JP-Standard-C"</text:p>
          </table:table-cell>
          <table:table-cell table:formula="of:=COM.MICROSOFT.CONCAT([.K$2]; &quot;: &quot;; CHAR(34); IF([.E26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Japanese (Japan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ja-JP</text:p>
          </table:table-cell>
          <table:table-cell table:style-name="ce3" office:value-type="string" calcext:value-type="string">
            <text:p>ja-JP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63]; &quot;, &quot;; [.J263]; &quot;, &quot;; [.K263]; &quot; },&quot;)" office:value-type="string" office:string-value="{ language: &quot;Japanese (Japan)&quot;, name: &quot;ja-JP-Standard-D&quot;, gender: &quot;Male&quot; }," calcext:value-type="string">
            <text:p>{ language: "Japanese (Japan)", name: "ja-JP-Standard-D", gender: "Male" },</text:p>
          </table:table-cell>
          <table:table-cell table:style-name="ce3"/>
          <table:table-cell table:formula="of:=COM.MICROSOFT.CONCAT([.I$2]; &quot;: &quot;; CHAR(34); [.A263]; CHAR(34))" office:value-type="string" office:string-value="language: &quot;Japanese (Japan)&quot;" calcext:value-type="string">
            <text:p>language: "Japanese (Japan)"</text:p>
          </table:table-cell>
          <table:table-cell table:formula="of:=COM.MICROSOFT.CONCAT([.J$2]; &quot;: &quot;; CHAR(34); [.D263]; CHAR(34))" office:value-type="string" office:string-value="name: &quot;ja-JP-Standard-D&quot;" calcext:value-type="string">
            <text:p>name: "ja-JP-Standard-D"</text:p>
          </table:table-cell>
          <table:table-cell table:formula="of:=COM.MICROSOFT.CONCAT([.K$2]; &quot;: &quot;; CHAR(34); IF([.E26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Japanese (Japa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ja-JP</text:p>
          </table:table-cell>
          <table:table-cell table:style-name="ce4" office:value-type="string" calcext:value-type="string">
            <text:p>ja-JP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64]; &quot;, &quot;; [.J264]; &quot;, &quot;; [.K264]; &quot; },&quot;)" office:value-type="string" office:string-value="{ language: &quot;Japanese (Japan)&quot;, name: &quot;ja-JP-Wavenet-A&quot;, gender: &quot;Female&quot; }," calcext:value-type="string">
            <text:p>{ language: "Japanese (Japan)", name: "ja-JP-Wavenet-A", gender: "Female" },</text:p>
          </table:table-cell>
          <table:table-cell table:style-name="ce4"/>
          <table:table-cell table:formula="of:=COM.MICROSOFT.CONCAT([.I$2]; &quot;: &quot;; CHAR(34); [.A264]; CHAR(34))" office:value-type="string" office:string-value="language: &quot;Japanese (Japan)&quot;" calcext:value-type="string">
            <text:p>language: "Japanese (Japan)"</text:p>
          </table:table-cell>
          <table:table-cell table:formula="of:=COM.MICROSOFT.CONCAT([.J$2]; &quot;: &quot;; CHAR(34); [.D264]; CHAR(34))" office:value-type="string" office:string-value="name: &quot;ja-JP-Wavenet-A&quot;" calcext:value-type="string">
            <text:p>name: "ja-JP-Wavenet-A"</text:p>
          </table:table-cell>
          <table:table-cell table:formula="of:=COM.MICROSOFT.CONCAT([.K$2]; &quot;: &quot;; CHAR(34); IF([.E26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Japanese (Japa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ja-JP</text:p>
          </table:table-cell>
          <table:table-cell table:style-name="ce4" office:value-type="string" calcext:value-type="string">
            <text:p>ja-JP-Wavenet-B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65]; &quot;, &quot;; [.J265]; &quot;, &quot;; [.K265]; &quot; },&quot;)" office:value-type="string" office:string-value="{ language: &quot;Japanese (Japan)&quot;, name: &quot;ja-JP-Wavenet-B&quot;, gender: &quot;Female&quot; }," calcext:value-type="string">
            <text:p>{ language: "Japanese (Japan)", name: "ja-JP-Wavenet-B", gender: "Female" },</text:p>
          </table:table-cell>
          <table:table-cell table:style-name="ce4"/>
          <table:table-cell table:formula="of:=COM.MICROSOFT.CONCAT([.I$2]; &quot;: &quot;; CHAR(34); [.A265]; CHAR(34))" office:value-type="string" office:string-value="language: &quot;Japanese (Japan)&quot;" calcext:value-type="string">
            <text:p>language: "Japanese (Japan)"</text:p>
          </table:table-cell>
          <table:table-cell table:formula="of:=COM.MICROSOFT.CONCAT([.J$2]; &quot;: &quot;; CHAR(34); [.D265]; CHAR(34))" office:value-type="string" office:string-value="name: &quot;ja-JP-Wavenet-B&quot;" calcext:value-type="string">
            <text:p>name: "ja-JP-Wavenet-B"</text:p>
          </table:table-cell>
          <table:table-cell table:formula="of:=COM.MICROSOFT.CONCAT([.K$2]; &quot;: &quot;; CHAR(34); IF([.E26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Japanese (Japa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ja-JP</text:p>
          </table:table-cell>
          <table:table-cell table:style-name="ce4" office:value-type="string" calcext:value-type="string">
            <text:p>ja-JP-Wavenet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66]; &quot;, &quot;; [.J266]; &quot;, &quot;; [.K266]; &quot; },&quot;)" office:value-type="string" office:string-value="{ language: &quot;Japanese (Japan)&quot;, name: &quot;ja-JP-Wavenet-C&quot;, gender: &quot;Male&quot; }," calcext:value-type="string">
            <text:p>{ language: "Japanese (Japan)", name: "ja-JP-Wavenet-C", gender: "Male" },</text:p>
          </table:table-cell>
          <table:table-cell table:style-name="ce4"/>
          <table:table-cell table:formula="of:=COM.MICROSOFT.CONCAT([.I$2]; &quot;: &quot;; CHAR(34); [.A266]; CHAR(34))" office:value-type="string" office:string-value="language: &quot;Japanese (Japan)&quot;" calcext:value-type="string">
            <text:p>language: "Japanese (Japan)"</text:p>
          </table:table-cell>
          <table:table-cell table:formula="of:=COM.MICROSOFT.CONCAT([.J$2]; &quot;: &quot;; CHAR(34); [.D266]; CHAR(34))" office:value-type="string" office:string-value="name: &quot;ja-JP-Wavenet-C&quot;" calcext:value-type="string">
            <text:p>name: "ja-JP-Wavenet-C"</text:p>
          </table:table-cell>
          <table:table-cell table:formula="of:=COM.MICROSOFT.CONCAT([.K$2]; &quot;: &quot;; CHAR(34); IF([.E26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Japanese (Japa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ja-JP</text:p>
          </table:table-cell>
          <table:table-cell table:style-name="ce4" office:value-type="string" calcext:value-type="string">
            <text:p>ja-JP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67]; &quot;, &quot;; [.J267]; &quot;, &quot;; [.K267]; &quot; },&quot;)" office:value-type="string" office:string-value="{ language: &quot;Japanese (Japan)&quot;, name: &quot;ja-JP-Wavenet-D&quot;, gender: &quot;Male&quot; }," calcext:value-type="string">
            <text:p>{ language: "Japanese (Japan)", name: "ja-JP-Wavenet-D", gender: "Male" },</text:p>
          </table:table-cell>
          <table:table-cell table:style-name="ce4"/>
          <table:table-cell table:formula="of:=COM.MICROSOFT.CONCAT([.I$2]; &quot;: &quot;; CHAR(34); [.A267]; CHAR(34))" office:value-type="string" office:string-value="language: &quot;Japanese (Japan)&quot;" calcext:value-type="string">
            <text:p>language: "Japanese (Japan)"</text:p>
          </table:table-cell>
          <table:table-cell table:formula="of:=COM.MICROSOFT.CONCAT([.J$2]; &quot;: &quot;; CHAR(34); [.D267]; CHAR(34))" office:value-type="string" office:string-value="name: &quot;ja-JP-Wavenet-D&quot;" calcext:value-type="string">
            <text:p>name: "ja-JP-Wavenet-D"</text:p>
          </table:table-cell>
          <table:table-cell table:formula="of:=COM.MICROSOFT.CONCAT([.K$2]; &quot;: &quot;; CHAR(34); IF([.E26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Kannada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kn-IN</text:p>
          </table:table-cell>
          <table:table-cell table:style-name="ce3" office:value-type="string" calcext:value-type="string">
            <text:p>kn-IN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68]; &quot;, &quot;; [.J268]; &quot;, &quot;; [.K268]; &quot; },&quot;)" office:value-type="string" office:string-value="{ language: &quot;Kannada (India)&quot;, name: &quot;kn-IN-Standard-A&quot;, gender: &quot;Female&quot; }," calcext:value-type="string">
            <text:p>{ language: "Kannada (India)", name: "kn-IN-Standard-A", gender: "Female" },</text:p>
          </table:table-cell>
          <table:table-cell table:style-name="ce3"/>
          <table:table-cell table:formula="of:=COM.MICROSOFT.CONCAT([.I$2]; &quot;: &quot;; CHAR(34); [.A268]; CHAR(34))" office:value-type="string" office:string-value="language: &quot;Kannada (India)&quot;" calcext:value-type="string">
            <text:p>language: "Kannada (India)"</text:p>
          </table:table-cell>
          <table:table-cell table:formula="of:=COM.MICROSOFT.CONCAT([.J$2]; &quot;: &quot;; CHAR(34); [.D268]; CHAR(34))" office:value-type="string" office:string-value="name: &quot;kn-IN-Standard-A&quot;" calcext:value-type="string">
            <text:p>name: "kn-IN-Standard-A"</text:p>
          </table:table-cell>
          <table:table-cell table:formula="of:=COM.MICROSOFT.CONCAT([.K$2]; &quot;: &quot;; CHAR(34); IF([.E26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Kannada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kn-IN</text:p>
          </table:table-cell>
          <table:table-cell table:style-name="ce3" office:value-type="string" calcext:value-type="string">
            <text:p>kn-IN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69]; &quot;, &quot;; [.J269]; &quot;, &quot;; [.K269]; &quot; },&quot;)" office:value-type="string" office:string-value="{ language: &quot;Kannada (India)&quot;, name: &quot;kn-IN-Standard-B&quot;, gender: &quot;Male&quot; }," calcext:value-type="string">
            <text:p>{ language: "Kannada (India)", name: "kn-IN-Standard-B", gender: "Male" },</text:p>
          </table:table-cell>
          <table:table-cell table:style-name="ce3"/>
          <table:table-cell table:formula="of:=COM.MICROSOFT.CONCAT([.I$2]; &quot;: &quot;; CHAR(34); [.A269]; CHAR(34))" office:value-type="string" office:string-value="language: &quot;Kannada (India)&quot;" calcext:value-type="string">
            <text:p>language: "Kannada (India)"</text:p>
          </table:table-cell>
          <table:table-cell table:formula="of:=COM.MICROSOFT.CONCAT([.J$2]; &quot;: &quot;; CHAR(34); [.D269]; CHAR(34))" office:value-type="string" office:string-value="name: &quot;kn-IN-Standard-B&quot;" calcext:value-type="string">
            <text:p>name: "kn-IN-Standard-B"</text:p>
          </table:table-cell>
          <table:table-cell table:formula="of:=COM.MICROSOFT.CONCAT([.K$2]; &quot;: &quot;; CHAR(34); IF([.E26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Kannada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kn-IN</text:p>
          </table:table-cell>
          <table:table-cell table:style-name="ce3" office:value-type="string" calcext:value-type="string">
            <text:p>kn-IN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70]; &quot;, &quot;; [.J270]; &quot;, &quot;; [.K270]; &quot; },&quot;)" office:value-type="string" office:string-value="{ language: &quot;Kannada (India)&quot;, name: &quot;kn-IN-Standard-C&quot;, gender: &quot;Female&quot; }," calcext:value-type="string">
            <text:p>{ language: "Kannada (India)", name: "kn-IN-Standard-C", gender: "Female" },</text:p>
          </table:table-cell>
          <table:table-cell table:style-name="ce3"/>
          <table:table-cell table:formula="of:=COM.MICROSOFT.CONCAT([.I$2]; &quot;: &quot;; CHAR(34); [.A270]; CHAR(34))" office:value-type="string" office:string-value="language: &quot;Kannada (India)&quot;" calcext:value-type="string">
            <text:p>language: "Kannada (India)"</text:p>
          </table:table-cell>
          <table:table-cell table:formula="of:=COM.MICROSOFT.CONCAT([.J$2]; &quot;: &quot;; CHAR(34); [.D270]; CHAR(34))" office:value-type="string" office:string-value="name: &quot;kn-IN-Standard-C&quot;" calcext:value-type="string">
            <text:p>name: "kn-IN-Standard-C"</text:p>
          </table:table-cell>
          <table:table-cell table:formula="of:=COM.MICROSOFT.CONCAT([.K$2]; &quot;: &quot;; CHAR(34); IF([.E27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Kannada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kn-IN</text:p>
          </table:table-cell>
          <table:table-cell table:style-name="ce3" office:value-type="string" calcext:value-type="string">
            <text:p>kn-IN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71]; &quot;, &quot;; [.J271]; &quot;, &quot;; [.K271]; &quot; },&quot;)" office:value-type="string" office:string-value="{ language: &quot;Kannada (India)&quot;, name: &quot;kn-IN-Standard-D&quot;, gender: &quot;Male&quot; }," calcext:value-type="string">
            <text:p>{ language: "Kannada (India)", name: "kn-IN-Standard-D", gender: "Male" },</text:p>
          </table:table-cell>
          <table:table-cell table:style-name="ce3"/>
          <table:table-cell table:formula="of:=COM.MICROSOFT.CONCAT([.I$2]; &quot;: &quot;; CHAR(34); [.A271]; CHAR(34))" office:value-type="string" office:string-value="language: &quot;Kannada (India)&quot;" calcext:value-type="string">
            <text:p>language: "Kannada (India)"</text:p>
          </table:table-cell>
          <table:table-cell table:formula="of:=COM.MICROSOFT.CONCAT([.J$2]; &quot;: &quot;; CHAR(34); [.D271]; CHAR(34))" office:value-type="string" office:string-value="name: &quot;kn-IN-Standard-D&quot;" calcext:value-type="string">
            <text:p>name: "kn-IN-Standard-D"</text:p>
          </table:table-cell>
          <table:table-cell table:formula="of:=COM.MICROSOFT.CONCAT([.K$2]; &quot;: &quot;; CHAR(34); IF([.E27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Kannada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kn-IN</text:p>
          </table:table-cell>
          <table:table-cell table:style-name="ce4" office:value-type="string" calcext:value-type="string">
            <text:p>kn-IN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72]; &quot;, &quot;; [.J272]; &quot;, &quot;; [.K272]; &quot; },&quot;)" office:value-type="string" office:string-value="{ language: &quot;Kannada (India)&quot;, name: &quot;kn-IN-Wavenet-A&quot;, gender: &quot;Female&quot; }," calcext:value-type="string">
            <text:p>{ language: "Kannada (India)", name: "kn-IN-Wavenet-A", gender: "Female" },</text:p>
          </table:table-cell>
          <table:table-cell table:style-name="ce4"/>
          <table:table-cell table:formula="of:=COM.MICROSOFT.CONCAT([.I$2]; &quot;: &quot;; CHAR(34); [.A272]; CHAR(34))" office:value-type="string" office:string-value="language: &quot;Kannada (India)&quot;" calcext:value-type="string">
            <text:p>language: "Kannada (India)"</text:p>
          </table:table-cell>
          <table:table-cell table:formula="of:=COM.MICROSOFT.CONCAT([.J$2]; &quot;: &quot;; CHAR(34); [.D272]; CHAR(34))" office:value-type="string" office:string-value="name: &quot;kn-IN-Wavenet-A&quot;" calcext:value-type="string">
            <text:p>name: "kn-IN-Wavenet-A"</text:p>
          </table:table-cell>
          <table:table-cell table:formula="of:=COM.MICROSOFT.CONCAT([.K$2]; &quot;: &quot;; CHAR(34); IF([.E27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annada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kn-IN</text:p>
          </table:table-cell>
          <table:table-cell table:style-name="ce4" office:value-type="string" calcext:value-type="string">
            <text:p>kn-IN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73]; &quot;, &quot;; [.J273]; &quot;, &quot;; [.K273]; &quot; },&quot;)" office:value-type="string" office:string-value="{ language: &quot;Kannada (India)&quot;, name: &quot;kn-IN-Wavenet-B&quot;, gender: &quot;Male&quot; }," calcext:value-type="string">
            <text:p>{ language: "Kannada (India)", name: "kn-IN-Wavenet-B", gender: "Male" },</text:p>
          </table:table-cell>
          <table:table-cell table:style-name="ce4"/>
          <table:table-cell table:formula="of:=COM.MICROSOFT.CONCAT([.I$2]; &quot;: &quot;; CHAR(34); [.A273]; CHAR(34))" office:value-type="string" office:string-value="language: &quot;Kannada (India)&quot;" calcext:value-type="string">
            <text:p>language: "Kannada (India)"</text:p>
          </table:table-cell>
          <table:table-cell table:formula="of:=COM.MICROSOFT.CONCAT([.J$2]; &quot;: &quot;; CHAR(34); [.D273]; CHAR(34))" office:value-type="string" office:string-value="name: &quot;kn-IN-Wavenet-B&quot;" calcext:value-type="string">
            <text:p>name: "kn-IN-Wavenet-B"</text:p>
          </table:table-cell>
          <table:table-cell table:formula="of:=COM.MICROSOFT.CONCAT([.K$2]; &quot;: &quot;; CHAR(34); IF([.E27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annada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kn-IN</text:p>
          </table:table-cell>
          <table:table-cell table:style-name="ce4" office:value-type="string" calcext:value-type="string">
            <text:p>kn-IN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74]; &quot;, &quot;; [.J274]; &quot;, &quot;; [.K274]; &quot; },&quot;)" office:value-type="string" office:string-value="{ language: &quot;Kannada (India)&quot;, name: &quot;kn-IN-Wavenet-C&quot;, gender: &quot;Female&quot; }," calcext:value-type="string">
            <text:p>{ language: "Kannada (India)", name: "kn-IN-Wavenet-C", gender: "Female" },</text:p>
          </table:table-cell>
          <table:table-cell table:style-name="ce4"/>
          <table:table-cell table:formula="of:=COM.MICROSOFT.CONCAT([.I$2]; &quot;: &quot;; CHAR(34); [.A274]; CHAR(34))" office:value-type="string" office:string-value="language: &quot;Kannada (India)&quot;" calcext:value-type="string">
            <text:p>language: "Kannada (India)"</text:p>
          </table:table-cell>
          <table:table-cell table:formula="of:=COM.MICROSOFT.CONCAT([.J$2]; &quot;: &quot;; CHAR(34); [.D274]; CHAR(34))" office:value-type="string" office:string-value="name: &quot;kn-IN-Wavenet-C&quot;" calcext:value-type="string">
            <text:p>name: "kn-IN-Wavenet-C"</text:p>
          </table:table-cell>
          <table:table-cell table:formula="of:=COM.MICROSOFT.CONCAT([.K$2]; &quot;: &quot;; CHAR(34); IF([.E27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annada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kn-IN</text:p>
          </table:table-cell>
          <table:table-cell table:style-name="ce4" office:value-type="string" calcext:value-type="string">
            <text:p>kn-IN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75]; &quot;, &quot;; [.J275]; &quot;, &quot;; [.K275]; &quot; },&quot;)" office:value-type="string" office:string-value="{ language: &quot;Kannada (India)&quot;, name: &quot;kn-IN-Wavenet-D&quot;, gender: &quot;Male&quot; }," calcext:value-type="string">
            <text:p>{ language: "Kannada (India)", name: "kn-IN-Wavenet-D", gender: "Male" },</text:p>
          </table:table-cell>
          <table:table-cell table:style-name="ce4"/>
          <table:table-cell table:formula="of:=COM.MICROSOFT.CONCAT([.I$2]; &quot;: &quot;; CHAR(34); [.A275]; CHAR(34))" office:value-type="string" office:string-value="language: &quot;Kannada (India)&quot;" calcext:value-type="string">
            <text:p>language: "Kannada (India)"</text:p>
          </table:table-cell>
          <table:table-cell table:formula="of:=COM.MICROSOFT.CONCAT([.J$2]; &quot;: &quot;; CHAR(34); [.D275]; CHAR(34))" office:value-type="string" office:string-value="name: &quot;kn-IN-Wavenet-D&quot;" calcext:value-type="string">
            <text:p>name: "kn-IN-Wavenet-D"</text:p>
          </table:table-cell>
          <table:table-cell table:formula="of:=COM.MICROSOFT.CONCAT([.K$2]; &quot;: &quot;; CHAR(34); IF([.E27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orean (South Kore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ko-KR</text:p>
          </table:table-cell>
          <table:table-cell table:style-name="ce4" office:value-type="string" calcext:value-type="string">
            <text:p>ko-KR-Neural2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76]; &quot;, &quot;; [.J276]; &quot;, &quot;; [.K276]; &quot; },&quot;)" office:value-type="string" office:string-value="{ language: &quot;Korean (South Korea)&quot;, name: &quot;ko-KR-Neural2-A&quot;, gender: &quot;Female&quot; }," calcext:value-type="string">
            <text:p>{ language: "Korean (South Korea)", name: "ko-KR-Neural2-A", gender: "Female" },</text:p>
          </table:table-cell>
          <table:table-cell table:style-name="ce4"/>
          <table:table-cell table:formula="of:=COM.MICROSOFT.CONCAT([.I$2]; &quot;: &quot;; CHAR(34); [.A276]; CHAR(34))" office:value-type="string" office:string-value="language: &quot;Korean (South Korea)&quot;" calcext:value-type="string">
            <text:p>language: "Korean (South Korea)"</text:p>
          </table:table-cell>
          <table:table-cell table:formula="of:=COM.MICROSOFT.CONCAT([.J$2]; &quot;: &quot;; CHAR(34); [.D276]; CHAR(34))" office:value-type="string" office:string-value="name: &quot;ko-KR-Neural2-A&quot;" calcext:value-type="string">
            <text:p>name: "ko-KR-Neural2-A"</text:p>
          </table:table-cell>
          <table:table-cell table:formula="of:=COM.MICROSOFT.CONCAT([.K$2]; &quot;: &quot;; CHAR(34); IF([.E27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orean (South Kore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ko-KR</text:p>
          </table:table-cell>
          <table:table-cell table:style-name="ce4" office:value-type="string" calcext:value-type="string">
            <text:p>ko-KR-Neural2-B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77]; &quot;, &quot;; [.J277]; &quot;, &quot;; [.K277]; &quot; },&quot;)" office:value-type="string" office:string-value="{ language: &quot;Korean (South Korea)&quot;, name: &quot;ko-KR-Neural2-B&quot;, gender: &quot;Female&quot; }," calcext:value-type="string">
            <text:p>{ language: "Korean (South Korea)", name: "ko-KR-Neural2-B", gender: "Female" },</text:p>
          </table:table-cell>
          <table:table-cell table:style-name="ce4"/>
          <table:table-cell table:formula="of:=COM.MICROSOFT.CONCAT([.I$2]; &quot;: &quot;; CHAR(34); [.A277]; CHAR(34))" office:value-type="string" office:string-value="language: &quot;Korean (South Korea)&quot;" calcext:value-type="string">
            <text:p>language: "Korean (South Korea)"</text:p>
          </table:table-cell>
          <table:table-cell table:formula="of:=COM.MICROSOFT.CONCAT([.J$2]; &quot;: &quot;; CHAR(34); [.D277]; CHAR(34))" office:value-type="string" office:string-value="name: &quot;ko-KR-Neural2-B&quot;" calcext:value-type="string">
            <text:p>name: "ko-KR-Neural2-B"</text:p>
          </table:table-cell>
          <table:table-cell table:formula="of:=COM.MICROSOFT.CONCAT([.K$2]; &quot;: &quot;; CHAR(34); IF([.E27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orean (South Kore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ko-KR</text:p>
          </table:table-cell>
          <table:table-cell table:style-name="ce4" office:value-type="string" calcext:value-type="string">
            <text:p>ko-KR-Neural2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78]; &quot;, &quot;; [.J278]; &quot;, &quot;; [.K278]; &quot; },&quot;)" office:value-type="string" office:string-value="{ language: &quot;Korean (South Korea)&quot;, name: &quot;ko-KR-Neural2-C&quot;, gender: &quot;Male&quot; }," calcext:value-type="string">
            <text:p>{ language: "Korean (South Korea)", name: "ko-KR-Neural2-C", gender: "Male" },</text:p>
          </table:table-cell>
          <table:table-cell table:style-name="ce4"/>
          <table:table-cell table:formula="of:=COM.MICROSOFT.CONCAT([.I$2]; &quot;: &quot;; CHAR(34); [.A278]; CHAR(34))" office:value-type="string" office:string-value="language: &quot;Korean (South Korea)&quot;" calcext:value-type="string">
            <text:p>language: "Korean (South Korea)"</text:p>
          </table:table-cell>
          <table:table-cell table:formula="of:=COM.MICROSOFT.CONCAT([.J$2]; &quot;: &quot;; CHAR(34); [.D278]; CHAR(34))" office:value-type="string" office:string-value="name: &quot;ko-KR-Neural2-C&quot;" calcext:value-type="string">
            <text:p>name: "ko-KR-Neural2-C"</text:p>
          </table:table-cell>
          <table:table-cell table:formula="of:=COM.MICROSOFT.CONCAT([.K$2]; &quot;: &quot;; CHAR(34); IF([.E27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Korean (South Kore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ko-KR</text:p>
          </table:table-cell>
          <table:table-cell table:style-name="ce3" office:value-type="string" calcext:value-type="string">
            <text:p>ko-KR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79]; &quot;, &quot;; [.J279]; &quot;, &quot;; [.K279]; &quot; },&quot;)" office:value-type="string" office:string-value="{ language: &quot;Korean (South Korea)&quot;, name: &quot;ko-KR-Standard-A&quot;, gender: &quot;Female&quot; }," calcext:value-type="string">
            <text:p>{ language: "Korean (South Korea)", name: "ko-KR-Standard-A", gender: "Female" },</text:p>
          </table:table-cell>
          <table:table-cell table:style-name="ce3"/>
          <table:table-cell table:formula="of:=COM.MICROSOFT.CONCAT([.I$2]; &quot;: &quot;; CHAR(34); [.A279]; CHAR(34))" office:value-type="string" office:string-value="language: &quot;Korean (South Korea)&quot;" calcext:value-type="string">
            <text:p>language: "Korean (South Korea)"</text:p>
          </table:table-cell>
          <table:table-cell table:formula="of:=COM.MICROSOFT.CONCAT([.J$2]; &quot;: &quot;; CHAR(34); [.D279]; CHAR(34))" office:value-type="string" office:string-value="name: &quot;ko-KR-Standard-A&quot;" calcext:value-type="string">
            <text:p>name: "ko-KR-Standard-A"</text:p>
          </table:table-cell>
          <table:table-cell table:formula="of:=COM.MICROSOFT.CONCAT([.K$2]; &quot;: &quot;; CHAR(34); IF([.E27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Korean (South Kore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ko-KR</text:p>
          </table:table-cell>
          <table:table-cell table:style-name="ce3" office:value-type="string" calcext:value-type="string">
            <text:p>ko-KR-Standard-B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80]; &quot;, &quot;; [.J280]; &quot;, &quot;; [.K280]; &quot; },&quot;)" office:value-type="string" office:string-value="{ language: &quot;Korean (South Korea)&quot;, name: &quot;ko-KR-Standard-B&quot;, gender: &quot;Female&quot; }," calcext:value-type="string">
            <text:p>{ language: "Korean (South Korea)", name: "ko-KR-Standard-B", gender: "Female" },</text:p>
          </table:table-cell>
          <table:table-cell table:style-name="ce3"/>
          <table:table-cell table:formula="of:=COM.MICROSOFT.CONCAT([.I$2]; &quot;: &quot;; CHAR(34); [.A280]; CHAR(34))" office:value-type="string" office:string-value="language: &quot;Korean (South Korea)&quot;" calcext:value-type="string">
            <text:p>language: "Korean (South Korea)"</text:p>
          </table:table-cell>
          <table:table-cell table:formula="of:=COM.MICROSOFT.CONCAT([.J$2]; &quot;: &quot;; CHAR(34); [.D280]; CHAR(34))" office:value-type="string" office:string-value="name: &quot;ko-KR-Standard-B&quot;" calcext:value-type="string">
            <text:p>name: "ko-KR-Standard-B"</text:p>
          </table:table-cell>
          <table:table-cell table:formula="of:=COM.MICROSOFT.CONCAT([.K$2]; &quot;: &quot;; CHAR(34); IF([.E28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Korean (South Kore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ko-KR</text:p>
          </table:table-cell>
          <table:table-cell table:style-name="ce3" office:value-type="string" calcext:value-type="string">
            <text:p>ko-KR-Standard-C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81]; &quot;, &quot;; [.J281]; &quot;, &quot;; [.K281]; &quot; },&quot;)" office:value-type="string" office:string-value="{ language: &quot;Korean (South Korea)&quot;, name: &quot;ko-KR-Standard-C&quot;, gender: &quot;Male&quot; }," calcext:value-type="string">
            <text:p>{ language: "Korean (South Korea)", name: "ko-KR-Standard-C", gender: "Male" },</text:p>
          </table:table-cell>
          <table:table-cell table:style-name="ce3"/>
          <table:table-cell table:formula="of:=COM.MICROSOFT.CONCAT([.I$2]; &quot;: &quot;; CHAR(34); [.A281]; CHAR(34))" office:value-type="string" office:string-value="language: &quot;Korean (South Korea)&quot;" calcext:value-type="string">
            <text:p>language: "Korean (South Korea)"</text:p>
          </table:table-cell>
          <table:table-cell table:formula="of:=COM.MICROSOFT.CONCAT([.J$2]; &quot;: &quot;; CHAR(34); [.D281]; CHAR(34))" office:value-type="string" office:string-value="name: &quot;ko-KR-Standard-C&quot;" calcext:value-type="string">
            <text:p>name: "ko-KR-Standard-C"</text:p>
          </table:table-cell>
          <table:table-cell table:formula="of:=COM.MICROSOFT.CONCAT([.K$2]; &quot;: &quot;; CHAR(34); IF([.E28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Korean (South Kore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ko-KR</text:p>
          </table:table-cell>
          <table:table-cell table:style-name="ce3" office:value-type="string" calcext:value-type="string">
            <text:p>ko-KR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82]; &quot;, &quot;; [.J282]; &quot;, &quot;; [.K282]; &quot; },&quot;)" office:value-type="string" office:string-value="{ language: &quot;Korean (South Korea)&quot;, name: &quot;ko-KR-Standard-D&quot;, gender: &quot;Male&quot; }," calcext:value-type="string">
            <text:p>{ language: "Korean (South Korea)", name: "ko-KR-Standard-D", gender: "Male" },</text:p>
          </table:table-cell>
          <table:table-cell table:style-name="ce3"/>
          <table:table-cell table:formula="of:=COM.MICROSOFT.CONCAT([.I$2]; &quot;: &quot;; CHAR(34); [.A282]; CHAR(34))" office:value-type="string" office:string-value="language: &quot;Korean (South Korea)&quot;" calcext:value-type="string">
            <text:p>language: "Korean (South Korea)"</text:p>
          </table:table-cell>
          <table:table-cell table:formula="of:=COM.MICROSOFT.CONCAT([.J$2]; &quot;: &quot;; CHAR(34); [.D282]; CHAR(34))" office:value-type="string" office:string-value="name: &quot;ko-KR-Standard-D&quot;" calcext:value-type="string">
            <text:p>name: "ko-KR-Standard-D"</text:p>
          </table:table-cell>
          <table:table-cell table:formula="of:=COM.MICROSOFT.CONCAT([.K$2]; &quot;: &quot;; CHAR(34); IF([.E28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Korean (South Kore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ko-KR</text:p>
          </table:table-cell>
          <table:table-cell table:style-name="ce4" office:value-type="string" calcext:value-type="string">
            <text:p>ko-KR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83]; &quot;, &quot;; [.J283]; &quot;, &quot;; [.K283]; &quot; },&quot;)" office:value-type="string" office:string-value="{ language: &quot;Korean (South Korea)&quot;, name: &quot;ko-KR-Wavenet-A&quot;, gender: &quot;Female&quot; }," calcext:value-type="string">
            <text:p>{ language: "Korean (South Korea)", name: "ko-KR-Wavenet-A", gender: "Female" },</text:p>
          </table:table-cell>
          <table:table-cell table:style-name="ce4"/>
          <table:table-cell table:formula="of:=COM.MICROSOFT.CONCAT([.I$2]; &quot;: &quot;; CHAR(34); [.A283]; CHAR(34))" office:value-type="string" office:string-value="language: &quot;Korean (South Korea)&quot;" calcext:value-type="string">
            <text:p>language: "Korean (South Korea)"</text:p>
          </table:table-cell>
          <table:table-cell table:formula="of:=COM.MICROSOFT.CONCAT([.J$2]; &quot;: &quot;; CHAR(34); [.D283]; CHAR(34))" office:value-type="string" office:string-value="name: &quot;ko-KR-Wavenet-A&quot;" calcext:value-type="string">
            <text:p>name: "ko-KR-Wavenet-A"</text:p>
          </table:table-cell>
          <table:table-cell table:formula="of:=COM.MICROSOFT.CONCAT([.K$2]; &quot;: &quot;; CHAR(34); IF([.E28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orean (South Kore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ko-KR</text:p>
          </table:table-cell>
          <table:table-cell table:style-name="ce4" office:value-type="string" calcext:value-type="string">
            <text:p>ko-KR-Wavenet-B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84]; &quot;, &quot;; [.J284]; &quot;, &quot;; [.K284]; &quot; },&quot;)" office:value-type="string" office:string-value="{ language: &quot;Korean (South Korea)&quot;, name: &quot;ko-KR-Wavenet-B&quot;, gender: &quot;Female&quot; }," calcext:value-type="string">
            <text:p>{ language: "Korean (South Korea)", name: "ko-KR-Wavenet-B", gender: "Female" },</text:p>
          </table:table-cell>
          <table:table-cell table:style-name="ce4"/>
          <table:table-cell table:formula="of:=COM.MICROSOFT.CONCAT([.I$2]; &quot;: &quot;; CHAR(34); [.A284]; CHAR(34))" office:value-type="string" office:string-value="language: &quot;Korean (South Korea)&quot;" calcext:value-type="string">
            <text:p>language: "Korean (South Korea)"</text:p>
          </table:table-cell>
          <table:table-cell table:formula="of:=COM.MICROSOFT.CONCAT([.J$2]; &quot;: &quot;; CHAR(34); [.D284]; CHAR(34))" office:value-type="string" office:string-value="name: &quot;ko-KR-Wavenet-B&quot;" calcext:value-type="string">
            <text:p>name: "ko-KR-Wavenet-B"</text:p>
          </table:table-cell>
          <table:table-cell table:formula="of:=COM.MICROSOFT.CONCAT([.K$2]; &quot;: &quot;; CHAR(34); IF([.E28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orean (South Kore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ko-KR</text:p>
          </table:table-cell>
          <table:table-cell table:style-name="ce4" office:value-type="string" calcext:value-type="string">
            <text:p>ko-KR-Wavenet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85]; &quot;, &quot;; [.J285]; &quot;, &quot;; [.K285]; &quot; },&quot;)" office:value-type="string" office:string-value="{ language: &quot;Korean (South Korea)&quot;, name: &quot;ko-KR-Wavenet-C&quot;, gender: &quot;Male&quot; }," calcext:value-type="string">
            <text:p>{ language: "Korean (South Korea)", name: "ko-KR-Wavenet-C", gender: "Male" },</text:p>
          </table:table-cell>
          <table:table-cell table:style-name="ce4"/>
          <table:table-cell table:formula="of:=COM.MICROSOFT.CONCAT([.I$2]; &quot;: &quot;; CHAR(34); [.A285]; CHAR(34))" office:value-type="string" office:string-value="language: &quot;Korean (South Korea)&quot;" calcext:value-type="string">
            <text:p>language: "Korean (South Korea)"</text:p>
          </table:table-cell>
          <table:table-cell table:formula="of:=COM.MICROSOFT.CONCAT([.J$2]; &quot;: &quot;; CHAR(34); [.D285]; CHAR(34))" office:value-type="string" office:string-value="name: &quot;ko-KR-Wavenet-C&quot;" calcext:value-type="string">
            <text:p>name: "ko-KR-Wavenet-C"</text:p>
          </table:table-cell>
          <table:table-cell table:formula="of:=COM.MICROSOFT.CONCAT([.K$2]; &quot;: &quot;; CHAR(34); IF([.E28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Korean (South Kore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ko-KR</text:p>
          </table:table-cell>
          <table:table-cell table:style-name="ce4" office:value-type="string" calcext:value-type="string">
            <text:p>ko-KR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86]; &quot;, &quot;; [.J286]; &quot;, &quot;; [.K286]; &quot; },&quot;)" office:value-type="string" office:string-value="{ language: &quot;Korean (South Korea)&quot;, name: &quot;ko-KR-Wavenet-D&quot;, gender: &quot;Male&quot; }," calcext:value-type="string">
            <text:p>{ language: "Korean (South Korea)", name: "ko-KR-Wavenet-D", gender: "Male" },</text:p>
          </table:table-cell>
          <table:table-cell table:style-name="ce4"/>
          <table:table-cell table:formula="of:=COM.MICROSOFT.CONCAT([.I$2]; &quot;: &quot;; CHAR(34); [.A286]; CHAR(34))" office:value-type="string" office:string-value="language: &quot;Korean (South Korea)&quot;" calcext:value-type="string">
            <text:p>language: "Korean (South Korea)"</text:p>
          </table:table-cell>
          <table:table-cell table:formula="of:=COM.MICROSOFT.CONCAT([.J$2]; &quot;: &quot;; CHAR(34); [.D286]; CHAR(34))" office:value-type="string" office:string-value="name: &quot;ko-KR-Wavenet-D&quot;" calcext:value-type="string">
            <text:p>name: "ko-KR-Wavenet-D"</text:p>
          </table:table-cell>
          <table:table-cell table:formula="of:=COM.MICROSOFT.CONCAT([.K$2]; &quot;: &quot;; CHAR(34); IF([.E28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tvian (Latv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lv-LV</text:p>
          </table:table-cell>
          <table:table-cell table:style-name="ce3" office:value-type="string" calcext:value-type="string">
            <text:p>lv-LV-Standard-A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87]; &quot;, &quot;; [.J287]; &quot;, &quot;; [.K287]; &quot; },&quot;)" office:value-type="string" office:string-value="{ language: &quot;Latvian (Latvia)&quot;, name: &quot;lv-LV-Standard-A&quot;, gender: &quot;Male&quot; }," calcext:value-type="string">
            <text:p>{ language: "Latvian (Latvia)", name: "lv-LV-Standard-A", gender: "Male" },</text:p>
          </table:table-cell>
          <table:table-cell table:style-name="ce3"/>
          <table:table-cell table:formula="of:=COM.MICROSOFT.CONCAT([.I$2]; &quot;: &quot;; CHAR(34); [.A287]; CHAR(34))" office:value-type="string" office:string-value="language: &quot;Latvian (Latvia)&quot;" calcext:value-type="string">
            <text:p>language: "Latvian (Latvia)"</text:p>
          </table:table-cell>
          <table:table-cell table:formula="of:=COM.MICROSOFT.CONCAT([.J$2]; &quot;: &quot;; CHAR(34); [.D287]; CHAR(34))" office:value-type="string" office:string-value="name: &quot;lv-LV-Standard-A&quot;" calcext:value-type="string">
            <text:p>name: "lv-LV-Standard-A"</text:p>
          </table:table-cell>
          <table:table-cell table:formula="of:=COM.MICROSOFT.CONCAT([.K$2]; &quot;: &quot;; CHAR(34); IF([.E28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Lithuanian (Lithuan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lt-LT</text:p>
          </table:table-cell>
          <table:table-cell table:style-name="ce3" office:value-type="string" calcext:value-type="string">
            <text:p>lt-LT-Standard-A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88]; &quot;, &quot;; [.J288]; &quot;, &quot;; [.K288]; &quot; },&quot;)" office:value-type="string" office:string-value="{ language: &quot;Lithuanian (Lithuania)&quot;, name: &quot;lt-LT-Standard-A&quot;, gender: &quot;Male&quot; }," calcext:value-type="string">
            <text:p>{ language: "Lithuanian (Lithuania)", name: "lt-LT-Standard-A", gender: "Male" },</text:p>
          </table:table-cell>
          <table:table-cell table:style-name="ce3"/>
          <table:table-cell table:formula="of:=COM.MICROSOFT.CONCAT([.I$2]; &quot;: &quot;; CHAR(34); [.A288]; CHAR(34))" office:value-type="string" office:string-value="language: &quot;Lithuanian (Lithuania)&quot;" calcext:value-type="string">
            <text:p>language: "Lithuanian (Lithuania)"</text:p>
          </table:table-cell>
          <table:table-cell table:formula="of:=COM.MICROSOFT.CONCAT([.J$2]; &quot;: &quot;; CHAR(34); [.D288]; CHAR(34))" office:value-type="string" office:string-value="name: &quot;lt-LT-Standard-A&quot;" calcext:value-type="string">
            <text:p>name: "lt-LT-Standard-A"</text:p>
          </table:table-cell>
          <table:table-cell table:formula="of:=COM.MICROSOFT.CONCAT([.K$2]; &quot;: &quot;; CHAR(34); IF([.E28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Malay (Malays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ms-MY</text:p>
          </table:table-cell>
          <table:table-cell table:style-name="ce3" office:value-type="string" calcext:value-type="string">
            <text:p>ms-MY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89]; &quot;, &quot;; [.J289]; &quot;, &quot;; [.K289]; &quot; },&quot;)" office:value-type="string" office:string-value="{ language: &quot;Malay (Malaysia)&quot;, name: &quot;ms-MY-Standard-A&quot;, gender: &quot;Female&quot; }," calcext:value-type="string">
            <text:p>{ language: "Malay (Malaysia)", name: "ms-MY-Standard-A", gender: "Female" },</text:p>
          </table:table-cell>
          <table:table-cell table:style-name="ce3"/>
          <table:table-cell table:formula="of:=COM.MICROSOFT.CONCAT([.I$2]; &quot;: &quot;; CHAR(34); [.A289]; CHAR(34))" office:value-type="string" office:string-value="language: &quot;Malay (Malaysia)&quot;" calcext:value-type="string">
            <text:p>language: "Malay (Malaysia)"</text:p>
          </table:table-cell>
          <table:table-cell table:formula="of:=COM.MICROSOFT.CONCAT([.J$2]; &quot;: &quot;; CHAR(34); [.D289]; CHAR(34))" office:value-type="string" office:string-value="name: &quot;ms-MY-Standard-A&quot;" calcext:value-type="string">
            <text:p>name: "ms-MY-Standard-A"</text:p>
          </table:table-cell>
          <table:table-cell table:formula="of:=COM.MICROSOFT.CONCAT([.K$2]; &quot;: &quot;; CHAR(34); IF([.E28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Malay (Malays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ms-MY</text:p>
          </table:table-cell>
          <table:table-cell table:style-name="ce3" office:value-type="string" calcext:value-type="string">
            <text:p>ms-MY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90]; &quot;, &quot;; [.J290]; &quot;, &quot;; [.K290]; &quot; },&quot;)" office:value-type="string" office:string-value="{ language: &quot;Malay (Malaysia)&quot;, name: &quot;ms-MY-Standard-B&quot;, gender: &quot;Male&quot; }," calcext:value-type="string">
            <text:p>{ language: "Malay (Malaysia)", name: "ms-MY-Standard-B", gender: "Male" },</text:p>
          </table:table-cell>
          <table:table-cell table:style-name="ce3"/>
          <table:table-cell table:formula="of:=COM.MICROSOFT.CONCAT([.I$2]; &quot;: &quot;; CHAR(34); [.A290]; CHAR(34))" office:value-type="string" office:string-value="language: &quot;Malay (Malaysia)&quot;" calcext:value-type="string">
            <text:p>language: "Malay (Malaysia)"</text:p>
          </table:table-cell>
          <table:table-cell table:formula="of:=COM.MICROSOFT.CONCAT([.J$2]; &quot;: &quot;; CHAR(34); [.D290]; CHAR(34))" office:value-type="string" office:string-value="name: &quot;ms-MY-Standard-B&quot;" calcext:value-type="string">
            <text:p>name: "ms-MY-Standard-B"</text:p>
          </table:table-cell>
          <table:table-cell table:formula="of:=COM.MICROSOFT.CONCAT([.K$2]; &quot;: &quot;; CHAR(34); IF([.E29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Malay (Malays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ms-MY</text:p>
          </table:table-cell>
          <table:table-cell table:style-name="ce3" office:value-type="string" calcext:value-type="string">
            <text:p>ms-MY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91]; &quot;, &quot;; [.J291]; &quot;, &quot;; [.K291]; &quot; },&quot;)" office:value-type="string" office:string-value="{ language: &quot;Malay (Malaysia)&quot;, name: &quot;ms-MY-Standard-C&quot;, gender: &quot;Female&quot; }," calcext:value-type="string">
            <text:p>{ language: "Malay (Malaysia)", name: "ms-MY-Standard-C", gender: "Female" },</text:p>
          </table:table-cell>
          <table:table-cell table:style-name="ce3"/>
          <table:table-cell table:formula="of:=COM.MICROSOFT.CONCAT([.I$2]; &quot;: &quot;; CHAR(34); [.A291]; CHAR(34))" office:value-type="string" office:string-value="language: &quot;Malay (Malaysia)&quot;" calcext:value-type="string">
            <text:p>language: "Malay (Malaysia)"</text:p>
          </table:table-cell>
          <table:table-cell table:formula="of:=COM.MICROSOFT.CONCAT([.J$2]; &quot;: &quot;; CHAR(34); [.D291]; CHAR(34))" office:value-type="string" office:string-value="name: &quot;ms-MY-Standard-C&quot;" calcext:value-type="string">
            <text:p>name: "ms-MY-Standard-C"</text:p>
          </table:table-cell>
          <table:table-cell table:formula="of:=COM.MICROSOFT.CONCAT([.K$2]; &quot;: &quot;; CHAR(34); IF([.E29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Malay (Malays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ms-MY</text:p>
          </table:table-cell>
          <table:table-cell table:style-name="ce3" office:value-type="string" calcext:value-type="string">
            <text:p>ms-MY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92]; &quot;, &quot;; [.J292]; &quot;, &quot;; [.K292]; &quot; },&quot;)" office:value-type="string" office:string-value="{ language: &quot;Malay (Malaysia)&quot;, name: &quot;ms-MY-Standard-D&quot;, gender: &quot;Male&quot; }," calcext:value-type="string">
            <text:p>{ language: "Malay (Malaysia)", name: "ms-MY-Standard-D", gender: "Male" },</text:p>
          </table:table-cell>
          <table:table-cell table:style-name="ce3"/>
          <table:table-cell table:formula="of:=COM.MICROSOFT.CONCAT([.I$2]; &quot;: &quot;; CHAR(34); [.A292]; CHAR(34))" office:value-type="string" office:string-value="language: &quot;Malay (Malaysia)&quot;" calcext:value-type="string">
            <text:p>language: "Malay (Malaysia)"</text:p>
          </table:table-cell>
          <table:table-cell table:formula="of:=COM.MICROSOFT.CONCAT([.J$2]; &quot;: &quot;; CHAR(34); [.D292]; CHAR(34))" office:value-type="string" office:string-value="name: &quot;ms-MY-Standard-D&quot;" calcext:value-type="string">
            <text:p>name: "ms-MY-Standard-D"</text:p>
          </table:table-cell>
          <table:table-cell table:formula="of:=COM.MICROSOFT.CONCAT([.K$2]; &quot;: &quot;; CHAR(34); IF([.E29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Malay (Malays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ms-MY</text:p>
          </table:table-cell>
          <table:table-cell table:style-name="ce4" office:value-type="string" calcext:value-type="string">
            <text:p>ms-MY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93]; &quot;, &quot;; [.J293]; &quot;, &quot;; [.K293]; &quot; },&quot;)" office:value-type="string" office:string-value="{ language: &quot;Malay (Malaysia)&quot;, name: &quot;ms-MY-Wavenet-A&quot;, gender: &quot;Female&quot; }," calcext:value-type="string">
            <text:p>{ language: "Malay (Malaysia)", name: "ms-MY-Wavenet-A", gender: "Female" },</text:p>
          </table:table-cell>
          <table:table-cell table:style-name="ce4"/>
          <table:table-cell table:formula="of:=COM.MICROSOFT.CONCAT([.I$2]; &quot;: &quot;; CHAR(34); [.A293]; CHAR(34))" office:value-type="string" office:string-value="language: &quot;Malay (Malaysia)&quot;" calcext:value-type="string">
            <text:p>language: "Malay (Malaysia)"</text:p>
          </table:table-cell>
          <table:table-cell table:formula="of:=COM.MICROSOFT.CONCAT([.J$2]; &quot;: &quot;; CHAR(34); [.D293]; CHAR(34))" office:value-type="string" office:string-value="name: &quot;ms-MY-Wavenet-A&quot;" calcext:value-type="string">
            <text:p>name: "ms-MY-Wavenet-A"</text:p>
          </table:table-cell>
          <table:table-cell table:formula="of:=COM.MICROSOFT.CONCAT([.K$2]; &quot;: &quot;; CHAR(34); IF([.E29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lay (Malays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ms-MY</text:p>
          </table:table-cell>
          <table:table-cell table:style-name="ce4" office:value-type="string" calcext:value-type="string">
            <text:p>ms-MY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94]; &quot;, &quot;; [.J294]; &quot;, &quot;; [.K294]; &quot; },&quot;)" office:value-type="string" office:string-value="{ language: &quot;Malay (Malaysia)&quot;, name: &quot;ms-MY-Wavenet-B&quot;, gender: &quot;Male&quot; }," calcext:value-type="string">
            <text:p>{ language: "Malay (Malaysia)", name: "ms-MY-Wavenet-B", gender: "Male" },</text:p>
          </table:table-cell>
          <table:table-cell table:style-name="ce4"/>
          <table:table-cell table:formula="of:=COM.MICROSOFT.CONCAT([.I$2]; &quot;: &quot;; CHAR(34); [.A294]; CHAR(34))" office:value-type="string" office:string-value="language: &quot;Malay (Malaysia)&quot;" calcext:value-type="string">
            <text:p>language: "Malay (Malaysia)"</text:p>
          </table:table-cell>
          <table:table-cell table:formula="of:=COM.MICROSOFT.CONCAT([.J$2]; &quot;: &quot;; CHAR(34); [.D294]; CHAR(34))" office:value-type="string" office:string-value="name: &quot;ms-MY-Wavenet-B&quot;" calcext:value-type="string">
            <text:p>name: "ms-MY-Wavenet-B"</text:p>
          </table:table-cell>
          <table:table-cell table:formula="of:=COM.MICROSOFT.CONCAT([.K$2]; &quot;: &quot;; CHAR(34); IF([.E29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lay (Malays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ms-MY</text:p>
          </table:table-cell>
          <table:table-cell table:style-name="ce4" office:value-type="string" calcext:value-type="string">
            <text:p>ms-MY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295]; &quot;, &quot;; [.J295]; &quot;, &quot;; [.K295]; &quot; },&quot;)" office:value-type="string" office:string-value="{ language: &quot;Malay (Malaysia)&quot;, name: &quot;ms-MY-Wavenet-C&quot;, gender: &quot;Female&quot; }," calcext:value-type="string">
            <text:p>{ language: "Malay (Malaysia)", name: "ms-MY-Wavenet-C", gender: "Female" },</text:p>
          </table:table-cell>
          <table:table-cell table:style-name="ce4"/>
          <table:table-cell table:formula="of:=COM.MICROSOFT.CONCAT([.I$2]; &quot;: &quot;; CHAR(34); [.A295]; CHAR(34))" office:value-type="string" office:string-value="language: &quot;Malay (Malaysia)&quot;" calcext:value-type="string">
            <text:p>language: "Malay (Malaysia)"</text:p>
          </table:table-cell>
          <table:table-cell table:formula="of:=COM.MICROSOFT.CONCAT([.J$2]; &quot;: &quot;; CHAR(34); [.D295]; CHAR(34))" office:value-type="string" office:string-value="name: &quot;ms-MY-Wavenet-C&quot;" calcext:value-type="string">
            <text:p>name: "ms-MY-Wavenet-C"</text:p>
          </table:table-cell>
          <table:table-cell table:formula="of:=COM.MICROSOFT.CONCAT([.K$2]; &quot;: &quot;; CHAR(34); IF([.E29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lay (Malays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ms-MY</text:p>
          </table:table-cell>
          <table:table-cell table:style-name="ce4" office:value-type="string" calcext:value-type="string">
            <text:p>ms-MY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296]; &quot;, &quot;; [.J296]; &quot;, &quot;; [.K296]; &quot; },&quot;)" office:value-type="string" office:string-value="{ language: &quot;Malay (Malaysia)&quot;, name: &quot;ms-MY-Wavenet-D&quot;, gender: &quot;Male&quot; }," calcext:value-type="string">
            <text:p>{ language: "Malay (Malaysia)", name: "ms-MY-Wavenet-D", gender: "Male" },</text:p>
          </table:table-cell>
          <table:table-cell table:style-name="ce4"/>
          <table:table-cell table:formula="of:=COM.MICROSOFT.CONCAT([.I$2]; &quot;: &quot;; CHAR(34); [.A296]; CHAR(34))" office:value-type="string" office:string-value="language: &quot;Malay (Malaysia)&quot;" calcext:value-type="string">
            <text:p>language: "Malay (Malaysia)"</text:p>
          </table:table-cell>
          <table:table-cell table:formula="of:=COM.MICROSOFT.CONCAT([.J$2]; &quot;: &quot;; CHAR(34); [.D296]; CHAR(34))" office:value-type="string" office:string-value="name: &quot;ms-MY-Wavenet-D&quot;" calcext:value-type="string">
            <text:p>name: "ms-MY-Wavenet-D"</text:p>
          </table:table-cell>
          <table:table-cell table:formula="of:=COM.MICROSOFT.CONCAT([.K$2]; &quot;: &quot;; CHAR(34); IF([.E29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Malayalam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ml-IN</text:p>
          </table:table-cell>
          <table:table-cell table:style-name="ce3" office:value-type="string" calcext:value-type="string">
            <text:p>ml-IN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97]; &quot;, &quot;; [.J297]; &quot;, &quot;; [.K297]; &quot; },&quot;)" office:value-type="string" office:string-value="{ language: &quot;Malayalam (India)&quot;, name: &quot;ml-IN-Standard-A&quot;, gender: &quot;Female&quot; }," calcext:value-type="string">
            <text:p>{ language: "Malayalam (India)", name: "ml-IN-Standard-A", gender: "Female" },</text:p>
          </table:table-cell>
          <table:table-cell table:style-name="ce3"/>
          <table:table-cell table:formula="of:=COM.MICROSOFT.CONCAT([.I$2]; &quot;: &quot;; CHAR(34); [.A297]; CHAR(34))" office:value-type="string" office:string-value="language: &quot;Malayalam (India)&quot;" calcext:value-type="string">
            <text:p>language: "Malayalam (India)"</text:p>
          </table:table-cell>
          <table:table-cell table:formula="of:=COM.MICROSOFT.CONCAT([.J$2]; &quot;: &quot;; CHAR(34); [.D297]; CHAR(34))" office:value-type="string" office:string-value="name: &quot;ml-IN-Standard-A&quot;" calcext:value-type="string">
            <text:p>name: "ml-IN-Standard-A"</text:p>
          </table:table-cell>
          <table:table-cell table:formula="of:=COM.MICROSOFT.CONCAT([.K$2]; &quot;: &quot;; CHAR(34); IF([.E29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Malayalam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ml-IN</text:p>
          </table:table-cell>
          <table:table-cell table:style-name="ce3" office:value-type="string" calcext:value-type="string">
            <text:p>ml-IN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298]; &quot;, &quot;; [.J298]; &quot;, &quot;; [.K298]; &quot; },&quot;)" office:value-type="string" office:string-value="{ language: &quot;Malayalam (India)&quot;, name: &quot;ml-IN-Standard-B&quot;, gender: &quot;Male&quot; }," calcext:value-type="string">
            <text:p>{ language: "Malayalam (India)", name: "ml-IN-Standard-B", gender: "Male" },</text:p>
          </table:table-cell>
          <table:table-cell table:style-name="ce3"/>
          <table:table-cell table:formula="of:=COM.MICROSOFT.CONCAT([.I$2]; &quot;: &quot;; CHAR(34); [.A298]; CHAR(34))" office:value-type="string" office:string-value="language: &quot;Malayalam (India)&quot;" calcext:value-type="string">
            <text:p>language: "Malayalam (India)"</text:p>
          </table:table-cell>
          <table:table-cell table:formula="of:=COM.MICROSOFT.CONCAT([.J$2]; &quot;: &quot;; CHAR(34); [.D298]; CHAR(34))" office:value-type="string" office:string-value="name: &quot;ml-IN-Standard-B&quot;" calcext:value-type="string">
            <text:p>name: "ml-IN-Standard-B"</text:p>
          </table:table-cell>
          <table:table-cell table:formula="of:=COM.MICROSOFT.CONCAT([.K$2]; &quot;: &quot;; CHAR(34); IF([.E29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Malayalam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ml-IN</text:p>
          </table:table-cell>
          <table:table-cell table:style-name="ce3" office:value-type="string" calcext:value-type="string">
            <text:p>ml-IN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299]; &quot;, &quot;; [.J299]; &quot;, &quot;; [.K299]; &quot; },&quot;)" office:value-type="string" office:string-value="{ language: &quot;Malayalam (India)&quot;, name: &quot;ml-IN-Standard-C&quot;, gender: &quot;Female&quot; }," calcext:value-type="string">
            <text:p>{ language: "Malayalam (India)", name: "ml-IN-Standard-C", gender: "Female" },</text:p>
          </table:table-cell>
          <table:table-cell table:style-name="ce3"/>
          <table:table-cell table:formula="of:=COM.MICROSOFT.CONCAT([.I$2]; &quot;: &quot;; CHAR(34); [.A299]; CHAR(34))" office:value-type="string" office:string-value="language: &quot;Malayalam (India)&quot;" calcext:value-type="string">
            <text:p>language: "Malayalam (India)"</text:p>
          </table:table-cell>
          <table:table-cell table:formula="of:=COM.MICROSOFT.CONCAT([.J$2]; &quot;: &quot;; CHAR(34); [.D299]; CHAR(34))" office:value-type="string" office:string-value="name: &quot;ml-IN-Standard-C&quot;" calcext:value-type="string">
            <text:p>name: "ml-IN-Standard-C"</text:p>
          </table:table-cell>
          <table:table-cell table:formula="of:=COM.MICROSOFT.CONCAT([.K$2]; &quot;: &quot;; CHAR(34); IF([.E29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Malayalam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ml-IN</text:p>
          </table:table-cell>
          <table:table-cell table:style-name="ce3" office:value-type="string" calcext:value-type="string">
            <text:p>ml-IN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00]; &quot;, &quot;; [.J300]; &quot;, &quot;; [.K300]; &quot; },&quot;)" office:value-type="string" office:string-value="{ language: &quot;Malayalam (India)&quot;, name: &quot;ml-IN-Standard-D&quot;, gender: &quot;Male&quot; }," calcext:value-type="string">
            <text:p>{ language: "Malayalam (India)", name: "ml-IN-Standard-D", gender: "Male" },</text:p>
          </table:table-cell>
          <table:table-cell table:style-name="ce3"/>
          <table:table-cell table:formula="of:=COM.MICROSOFT.CONCAT([.I$2]; &quot;: &quot;; CHAR(34); [.A300]; CHAR(34))" office:value-type="string" office:string-value="language: &quot;Malayalam (India)&quot;" calcext:value-type="string">
            <text:p>language: "Malayalam (India)"</text:p>
          </table:table-cell>
          <table:table-cell table:formula="of:=COM.MICROSOFT.CONCAT([.J$2]; &quot;: &quot;; CHAR(34); [.D300]; CHAR(34))" office:value-type="string" office:string-value="name: &quot;ml-IN-Standard-D&quot;" calcext:value-type="string">
            <text:p>name: "ml-IN-Standard-D"</text:p>
          </table:table-cell>
          <table:table-cell table:formula="of:=COM.MICROSOFT.CONCAT([.K$2]; &quot;: &quot;; CHAR(34); IF([.E30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Malayalam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ml-IN</text:p>
          </table:table-cell>
          <table:table-cell table:style-name="ce4" office:value-type="string" calcext:value-type="string">
            <text:p>ml-IN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01]; &quot;, &quot;; [.J301]; &quot;, &quot;; [.K301]; &quot; },&quot;)" office:value-type="string" office:string-value="{ language: &quot;Malayalam (India)&quot;, name: &quot;ml-IN-Wavenet-A&quot;, gender: &quot;Female&quot; }," calcext:value-type="string">
            <text:p>{ language: "Malayalam (India)", name: "ml-IN-Wavenet-A", gender: "Female" },</text:p>
          </table:table-cell>
          <table:table-cell table:style-name="ce4"/>
          <table:table-cell table:formula="of:=COM.MICROSOFT.CONCAT([.I$2]; &quot;: &quot;; CHAR(34); [.A301]; CHAR(34))" office:value-type="string" office:string-value="language: &quot;Malayalam (India)&quot;" calcext:value-type="string">
            <text:p>language: "Malayalam (India)"</text:p>
          </table:table-cell>
          <table:table-cell table:formula="of:=COM.MICROSOFT.CONCAT([.J$2]; &quot;: &quot;; CHAR(34); [.D301]; CHAR(34))" office:value-type="string" office:string-value="name: &quot;ml-IN-Wavenet-A&quot;" calcext:value-type="string">
            <text:p>name: "ml-IN-Wavenet-A"</text:p>
          </table:table-cell>
          <table:table-cell table:formula="of:=COM.MICROSOFT.CONCAT([.K$2]; &quot;: &quot;; CHAR(34); IF([.E30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layalam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ml-IN</text:p>
          </table:table-cell>
          <table:table-cell table:style-name="ce4" office:value-type="string" calcext:value-type="string">
            <text:p>ml-IN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02]; &quot;, &quot;; [.J302]; &quot;, &quot;; [.K302]; &quot; },&quot;)" office:value-type="string" office:string-value="{ language: &quot;Malayalam (India)&quot;, name: &quot;ml-IN-Wavenet-B&quot;, gender: &quot;Male&quot; }," calcext:value-type="string">
            <text:p>{ language: "Malayalam (India)", name: "ml-IN-Wavenet-B", gender: "Male" },</text:p>
          </table:table-cell>
          <table:table-cell table:style-name="ce4"/>
          <table:table-cell table:formula="of:=COM.MICROSOFT.CONCAT([.I$2]; &quot;: &quot;; CHAR(34); [.A302]; CHAR(34))" office:value-type="string" office:string-value="language: &quot;Malayalam (India)&quot;" calcext:value-type="string">
            <text:p>language: "Malayalam (India)"</text:p>
          </table:table-cell>
          <table:table-cell table:formula="of:=COM.MICROSOFT.CONCAT([.J$2]; &quot;: &quot;; CHAR(34); [.D302]; CHAR(34))" office:value-type="string" office:string-value="name: &quot;ml-IN-Wavenet-B&quot;" calcext:value-type="string">
            <text:p>name: "ml-IN-Wavenet-B"</text:p>
          </table:table-cell>
          <table:table-cell table:formula="of:=COM.MICROSOFT.CONCAT([.K$2]; &quot;: &quot;; CHAR(34); IF([.E30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layalam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ml-IN</text:p>
          </table:table-cell>
          <table:table-cell table:style-name="ce4" office:value-type="string" calcext:value-type="string">
            <text:p>ml-IN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03]; &quot;, &quot;; [.J303]; &quot;, &quot;; [.K303]; &quot; },&quot;)" office:value-type="string" office:string-value="{ language: &quot;Malayalam (India)&quot;, name: &quot;ml-IN-Wavenet-C&quot;, gender: &quot;Female&quot; }," calcext:value-type="string">
            <text:p>{ language: "Malayalam (India)", name: "ml-IN-Wavenet-C", gender: "Female" },</text:p>
          </table:table-cell>
          <table:table-cell table:style-name="ce4"/>
          <table:table-cell table:formula="of:=COM.MICROSOFT.CONCAT([.I$2]; &quot;: &quot;; CHAR(34); [.A303]; CHAR(34))" office:value-type="string" office:string-value="language: &quot;Malayalam (India)&quot;" calcext:value-type="string">
            <text:p>language: "Malayalam (India)"</text:p>
          </table:table-cell>
          <table:table-cell table:formula="of:=COM.MICROSOFT.CONCAT([.J$2]; &quot;: &quot;; CHAR(34); [.D303]; CHAR(34))" office:value-type="string" office:string-value="name: &quot;ml-IN-Wavenet-C&quot;" calcext:value-type="string">
            <text:p>name: "ml-IN-Wavenet-C"</text:p>
          </table:table-cell>
          <table:table-cell table:formula="of:=COM.MICROSOFT.CONCAT([.K$2]; &quot;: &quot;; CHAR(34); IF([.E30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layalam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ml-IN</text:p>
          </table:table-cell>
          <table:table-cell table:style-name="ce4" office:value-type="string" calcext:value-type="string">
            <text:p>ml-IN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04]; &quot;, &quot;; [.J304]; &quot;, &quot;; [.K304]; &quot; },&quot;)" office:value-type="string" office:string-value="{ language: &quot;Malayalam (India)&quot;, name: &quot;ml-IN-Wavenet-D&quot;, gender: &quot;Male&quot; }," calcext:value-type="string">
            <text:p>{ language: "Malayalam (India)", name: "ml-IN-Wavenet-D", gender: "Male" },</text:p>
          </table:table-cell>
          <table:table-cell table:style-name="ce4"/>
          <table:table-cell table:formula="of:=COM.MICROSOFT.CONCAT([.I$2]; &quot;: &quot;; CHAR(34); [.A304]; CHAR(34))" office:value-type="string" office:string-value="language: &quot;Malayalam (India)&quot;" calcext:value-type="string">
            <text:p>language: "Malayalam (India)"</text:p>
          </table:table-cell>
          <table:table-cell table:formula="of:=COM.MICROSOFT.CONCAT([.J$2]; &quot;: &quot;; CHAR(34); [.D304]; CHAR(34))" office:value-type="string" office:string-value="name: &quot;ml-IN-Wavenet-D&quot;" calcext:value-type="string">
            <text:p>name: "ml-IN-Wavenet-D"</text:p>
          </table:table-cell>
          <table:table-cell table:formula="of:=COM.MICROSOFT.CONCAT([.K$2]; &quot;: &quot;; CHAR(34); IF([.E30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Mandarin Chinese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cmn-CN</text:p>
          </table:table-cell>
          <table:table-cell table:style-name="ce3" office:value-type="string" calcext:value-type="string">
            <text:p>cmn-CN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05]; &quot;, &quot;; [.J305]; &quot;, &quot;; [.K305]; &quot; },&quot;)" office:value-type="string" office:string-value="{ language: &quot;Mandarin Chinese&quot;, name: &quot;cmn-CN-Standard-A&quot;, gender: &quot;Female&quot; }," calcext:value-type="string">
            <text:p>{ language: "Mandarin Chinese", name: "cmn-CN-Standard-A", gender: "Female" },</text:p>
          </table:table-cell>
          <table:table-cell table:style-name="ce3"/>
          <table:table-cell table:formula="of:=COM.MICROSOFT.CONCAT([.I$2]; &quot;: &quot;; CHAR(34); [.A305]; CHAR(34))" office:value-type="string" office:string-value="language: &quot;Mandarin Chinese&quot;" calcext:value-type="string">
            <text:p>language: "Mandarin Chinese"</text:p>
          </table:table-cell>
          <table:table-cell table:formula="of:=COM.MICROSOFT.CONCAT([.J$2]; &quot;: &quot;; CHAR(34); [.D305]; CHAR(34))" office:value-type="string" office:string-value="name: &quot;cmn-CN-Standard-A&quot;" calcext:value-type="string">
            <text:p>name: "cmn-CN-Standard-A"</text:p>
          </table:table-cell>
          <table:table-cell table:formula="of:=COM.MICROSOFT.CONCAT([.K$2]; &quot;: &quot;; CHAR(34); IF([.E30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Mandarin Chinese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cmn-CN</text:p>
          </table:table-cell>
          <table:table-cell table:style-name="ce3" office:value-type="string" calcext:value-type="string">
            <text:p>cmn-CN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06]; &quot;, &quot;; [.J306]; &quot;, &quot;; [.K306]; &quot; },&quot;)" office:value-type="string" office:string-value="{ language: &quot;Mandarin Chinese&quot;, name: &quot;cmn-CN-Standard-B&quot;, gender: &quot;Male&quot; }," calcext:value-type="string">
            <text:p>{ language: "Mandarin Chinese", name: "cmn-CN-Standard-B", gender: "Male" },</text:p>
          </table:table-cell>
          <table:table-cell table:style-name="ce3"/>
          <table:table-cell table:formula="of:=COM.MICROSOFT.CONCAT([.I$2]; &quot;: &quot;; CHAR(34); [.A306]; CHAR(34))" office:value-type="string" office:string-value="language: &quot;Mandarin Chinese&quot;" calcext:value-type="string">
            <text:p>language: "Mandarin Chinese"</text:p>
          </table:table-cell>
          <table:table-cell table:formula="of:=COM.MICROSOFT.CONCAT([.J$2]; &quot;: &quot;; CHAR(34); [.D306]; CHAR(34))" office:value-type="string" office:string-value="name: &quot;cmn-CN-Standard-B&quot;" calcext:value-type="string">
            <text:p>name: "cmn-CN-Standard-B"</text:p>
          </table:table-cell>
          <table:table-cell table:formula="of:=COM.MICROSOFT.CONCAT([.K$2]; &quot;: &quot;; CHAR(34); IF([.E30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Mandarin Chinese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cmn-CN</text:p>
          </table:table-cell>
          <table:table-cell table:style-name="ce3" office:value-type="string" calcext:value-type="string">
            <text:p>cmn-CN-Standard-C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07]; &quot;, &quot;; [.J307]; &quot;, &quot;; [.K307]; &quot; },&quot;)" office:value-type="string" office:string-value="{ language: &quot;Mandarin Chinese&quot;, name: &quot;cmn-CN-Standard-C&quot;, gender: &quot;Male&quot; }," calcext:value-type="string">
            <text:p>{ language: "Mandarin Chinese", name: "cmn-CN-Standard-C", gender: "Male" },</text:p>
          </table:table-cell>
          <table:table-cell table:style-name="ce3"/>
          <table:table-cell table:formula="of:=COM.MICROSOFT.CONCAT([.I$2]; &quot;: &quot;; CHAR(34); [.A307]; CHAR(34))" office:value-type="string" office:string-value="language: &quot;Mandarin Chinese&quot;" calcext:value-type="string">
            <text:p>language: "Mandarin Chinese"</text:p>
          </table:table-cell>
          <table:table-cell table:formula="of:=COM.MICROSOFT.CONCAT([.J$2]; &quot;: &quot;; CHAR(34); [.D307]; CHAR(34))" office:value-type="string" office:string-value="name: &quot;cmn-CN-Standard-C&quot;" calcext:value-type="string">
            <text:p>name: "cmn-CN-Standard-C"</text:p>
          </table:table-cell>
          <table:table-cell table:formula="of:=COM.MICROSOFT.CONCAT([.K$2]; &quot;: &quot;; CHAR(34); IF([.E30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Mandarin Chinese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cmn-CN</text:p>
          </table:table-cell>
          <table:table-cell table:style-name="ce3" office:value-type="string" calcext:value-type="string">
            <text:p>cmn-CN-Standard-D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08]; &quot;, &quot;; [.J308]; &quot;, &quot;; [.K308]; &quot; },&quot;)" office:value-type="string" office:string-value="{ language: &quot;Mandarin Chinese&quot;, name: &quot;cmn-CN-Standard-D&quot;, gender: &quot;Female&quot; }," calcext:value-type="string">
            <text:p>{ language: "Mandarin Chinese", name: "cmn-CN-Standard-D", gender: "Female" },</text:p>
          </table:table-cell>
          <table:table-cell table:style-name="ce3"/>
          <table:table-cell table:formula="of:=COM.MICROSOFT.CONCAT([.I$2]; &quot;: &quot;; CHAR(34); [.A308]; CHAR(34))" office:value-type="string" office:string-value="language: &quot;Mandarin Chinese&quot;" calcext:value-type="string">
            <text:p>language: "Mandarin Chinese"</text:p>
          </table:table-cell>
          <table:table-cell table:formula="of:=COM.MICROSOFT.CONCAT([.J$2]; &quot;: &quot;; CHAR(34); [.D308]; CHAR(34))" office:value-type="string" office:string-value="name: &quot;cmn-CN-Standard-D&quot;" calcext:value-type="string">
            <text:p>name: "cmn-CN-Standard-D"</text:p>
          </table:table-cell>
          <table:table-cell table:formula="of:=COM.MICROSOFT.CONCAT([.K$2]; &quot;: &quot;; CHAR(34); IF([.E30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Mandarin Chinese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cmn-CN</text:p>
          </table:table-cell>
          <table:table-cell table:style-name="ce4" office:value-type="string" calcext:value-type="string">
            <text:p>cmn-CN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09]; &quot;, &quot;; [.J309]; &quot;, &quot;; [.K309]; &quot; },&quot;)" office:value-type="string" office:string-value="{ language: &quot;Mandarin Chinese&quot;, name: &quot;cmn-CN-Wavenet-A&quot;, gender: &quot;Female&quot; }," calcext:value-type="string">
            <text:p>{ language: "Mandarin Chinese", name: "cmn-CN-Wavenet-A", gender: "Female" },</text:p>
          </table:table-cell>
          <table:table-cell table:style-name="ce4"/>
          <table:table-cell table:formula="of:=COM.MICROSOFT.CONCAT([.I$2]; &quot;: &quot;; CHAR(34); [.A309]; CHAR(34))" office:value-type="string" office:string-value="language: &quot;Mandarin Chinese&quot;" calcext:value-type="string">
            <text:p>language: "Mandarin Chinese"</text:p>
          </table:table-cell>
          <table:table-cell table:formula="of:=COM.MICROSOFT.CONCAT([.J$2]; &quot;: &quot;; CHAR(34); [.D309]; CHAR(34))" office:value-type="string" office:string-value="name: &quot;cmn-CN-Wavenet-A&quot;" calcext:value-type="string">
            <text:p>name: "cmn-CN-Wavenet-A"</text:p>
          </table:table-cell>
          <table:table-cell table:formula="of:=COM.MICROSOFT.CONCAT([.K$2]; &quot;: &quot;; CHAR(34); IF([.E30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ndarin Chinese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cmn-CN</text:p>
          </table:table-cell>
          <table:table-cell table:style-name="ce4" office:value-type="string" calcext:value-type="string">
            <text:p>cmn-CN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10]; &quot;, &quot;; [.J310]; &quot;, &quot;; [.K310]; &quot; },&quot;)" office:value-type="string" office:string-value="{ language: &quot;Mandarin Chinese&quot;, name: &quot;cmn-CN-Wavenet-B&quot;, gender: &quot;Male&quot; }," calcext:value-type="string">
            <text:p>{ language: "Mandarin Chinese", name: "cmn-CN-Wavenet-B", gender: "Male" },</text:p>
          </table:table-cell>
          <table:table-cell table:style-name="ce4"/>
          <table:table-cell table:formula="of:=COM.MICROSOFT.CONCAT([.I$2]; &quot;: &quot;; CHAR(34); [.A310]; CHAR(34))" office:value-type="string" office:string-value="language: &quot;Mandarin Chinese&quot;" calcext:value-type="string">
            <text:p>language: "Mandarin Chinese"</text:p>
          </table:table-cell>
          <table:table-cell table:formula="of:=COM.MICROSOFT.CONCAT([.J$2]; &quot;: &quot;; CHAR(34); [.D310]; CHAR(34))" office:value-type="string" office:string-value="name: &quot;cmn-CN-Wavenet-B&quot;" calcext:value-type="string">
            <text:p>name: "cmn-CN-Wavenet-B"</text:p>
          </table:table-cell>
          <table:table-cell table:formula="of:=COM.MICROSOFT.CONCAT([.K$2]; &quot;: &quot;; CHAR(34); IF([.E31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ndarin Chinese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cmn-CN</text:p>
          </table:table-cell>
          <table:table-cell table:style-name="ce4" office:value-type="string" calcext:value-type="string">
            <text:p>cmn-CN-Wavenet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11]; &quot;, &quot;; [.J311]; &quot;, &quot;; [.K311]; &quot; },&quot;)" office:value-type="string" office:string-value="{ language: &quot;Mandarin Chinese&quot;, name: &quot;cmn-CN-Wavenet-C&quot;, gender: &quot;Male&quot; }," calcext:value-type="string">
            <text:p>{ language: "Mandarin Chinese", name: "cmn-CN-Wavenet-C", gender: "Male" },</text:p>
          </table:table-cell>
          <table:table-cell table:style-name="ce4"/>
          <table:table-cell table:formula="of:=COM.MICROSOFT.CONCAT([.I$2]; &quot;: &quot;; CHAR(34); [.A311]; CHAR(34))" office:value-type="string" office:string-value="language: &quot;Mandarin Chinese&quot;" calcext:value-type="string">
            <text:p>language: "Mandarin Chinese"</text:p>
          </table:table-cell>
          <table:table-cell table:formula="of:=COM.MICROSOFT.CONCAT([.J$2]; &quot;: &quot;; CHAR(34); [.D311]; CHAR(34))" office:value-type="string" office:string-value="name: &quot;cmn-CN-Wavenet-C&quot;" calcext:value-type="string">
            <text:p>name: "cmn-CN-Wavenet-C"</text:p>
          </table:table-cell>
          <table:table-cell table:formula="of:=COM.MICROSOFT.CONCAT([.K$2]; &quot;: &quot;; CHAR(34); IF([.E31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ndarin Chinese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cmn-CN</text:p>
          </table:table-cell>
          <table:table-cell table:style-name="ce4" office:value-type="string" calcext:value-type="string">
            <text:p>cmn-CN-Wavenet-D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12]; &quot;, &quot;; [.J312]; &quot;, &quot;; [.K312]; &quot; },&quot;)" office:value-type="string" office:string-value="{ language: &quot;Mandarin Chinese&quot;, name: &quot;cmn-CN-Wavenet-D&quot;, gender: &quot;Female&quot; }," calcext:value-type="string">
            <text:p>{ language: "Mandarin Chinese", name: "cmn-CN-Wavenet-D", gender: "Female" },</text:p>
          </table:table-cell>
          <table:table-cell table:style-name="ce4"/>
          <table:table-cell table:formula="of:=COM.MICROSOFT.CONCAT([.I$2]; &quot;: &quot;; CHAR(34); [.A312]; CHAR(34))" office:value-type="string" office:string-value="language: &quot;Mandarin Chinese&quot;" calcext:value-type="string">
            <text:p>language: "Mandarin Chinese"</text:p>
          </table:table-cell>
          <table:table-cell table:formula="of:=COM.MICROSOFT.CONCAT([.J$2]; &quot;: &quot;; CHAR(34); [.D312]; CHAR(34))" office:value-type="string" office:string-value="name: &quot;cmn-CN-Wavenet-D&quot;" calcext:value-type="string">
            <text:p>name: "cmn-CN-Wavenet-D"</text:p>
          </table:table-cell>
          <table:table-cell table:formula="of:=COM.MICROSOFT.CONCAT([.K$2]; &quot;: &quot;; CHAR(34); IF([.E31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Mandarin Chinese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cmn-TW</text:p>
          </table:table-cell>
          <table:table-cell table:style-name="ce3" office:value-type="string" calcext:value-type="string">
            <text:p>cmn-TW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13]; &quot;, &quot;; [.J313]; &quot;, &quot;; [.K313]; &quot; },&quot;)" office:value-type="string" office:string-value="{ language: &quot;Mandarin Chinese&quot;, name: &quot;cmn-TW-Standard-A&quot;, gender: &quot;Female&quot; }," calcext:value-type="string">
            <text:p>{ language: "Mandarin Chinese", name: "cmn-TW-Standard-A", gender: "Female" },</text:p>
          </table:table-cell>
          <table:table-cell table:style-name="ce3"/>
          <table:table-cell table:formula="of:=COM.MICROSOFT.CONCAT([.I$2]; &quot;: &quot;; CHAR(34); [.A313]; CHAR(34))" office:value-type="string" office:string-value="language: &quot;Mandarin Chinese&quot;" calcext:value-type="string">
            <text:p>language: "Mandarin Chinese"</text:p>
          </table:table-cell>
          <table:table-cell table:formula="of:=COM.MICROSOFT.CONCAT([.J$2]; &quot;: &quot;; CHAR(34); [.D313]; CHAR(34))" office:value-type="string" office:string-value="name: &quot;cmn-TW-Standard-A&quot;" calcext:value-type="string">
            <text:p>name: "cmn-TW-Standard-A"</text:p>
          </table:table-cell>
          <table:table-cell table:formula="of:=COM.MICROSOFT.CONCAT([.K$2]; &quot;: &quot;; CHAR(34); IF([.E31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Mandarin Chinese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cmn-TW</text:p>
          </table:table-cell>
          <table:table-cell table:style-name="ce3" office:value-type="string" calcext:value-type="string">
            <text:p>cmn-TW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14]; &quot;, &quot;; [.J314]; &quot;, &quot;; [.K314]; &quot; },&quot;)" office:value-type="string" office:string-value="{ language: &quot;Mandarin Chinese&quot;, name: &quot;cmn-TW-Standard-B&quot;, gender: &quot;Male&quot; }," calcext:value-type="string">
            <text:p>{ language: "Mandarin Chinese", name: "cmn-TW-Standard-B", gender: "Male" },</text:p>
          </table:table-cell>
          <table:table-cell table:style-name="ce3"/>
          <table:table-cell table:formula="of:=COM.MICROSOFT.CONCAT([.I$2]; &quot;: &quot;; CHAR(34); [.A314]; CHAR(34))" office:value-type="string" office:string-value="language: &quot;Mandarin Chinese&quot;" calcext:value-type="string">
            <text:p>language: "Mandarin Chinese"</text:p>
          </table:table-cell>
          <table:table-cell table:formula="of:=COM.MICROSOFT.CONCAT([.J$2]; &quot;: &quot;; CHAR(34); [.D314]; CHAR(34))" office:value-type="string" office:string-value="name: &quot;cmn-TW-Standard-B&quot;" calcext:value-type="string">
            <text:p>name: "cmn-TW-Standard-B"</text:p>
          </table:table-cell>
          <table:table-cell table:formula="of:=COM.MICROSOFT.CONCAT([.K$2]; &quot;: &quot;; CHAR(34); IF([.E31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Mandarin Chinese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cmn-TW</text:p>
          </table:table-cell>
          <table:table-cell table:style-name="ce3" office:value-type="string" calcext:value-type="string">
            <text:p>cmn-TW-Standard-C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15]; &quot;, &quot;; [.J315]; &quot;, &quot;; [.K315]; &quot; },&quot;)" office:value-type="string" office:string-value="{ language: &quot;Mandarin Chinese&quot;, name: &quot;cmn-TW-Standard-C&quot;, gender: &quot;Male&quot; }," calcext:value-type="string">
            <text:p>{ language: "Mandarin Chinese", name: "cmn-TW-Standard-C", gender: "Male" },</text:p>
          </table:table-cell>
          <table:table-cell table:style-name="ce3"/>
          <table:table-cell table:formula="of:=COM.MICROSOFT.CONCAT([.I$2]; &quot;: &quot;; CHAR(34); [.A315]; CHAR(34))" office:value-type="string" office:string-value="language: &quot;Mandarin Chinese&quot;" calcext:value-type="string">
            <text:p>language: "Mandarin Chinese"</text:p>
          </table:table-cell>
          <table:table-cell table:formula="of:=COM.MICROSOFT.CONCAT([.J$2]; &quot;: &quot;; CHAR(34); [.D315]; CHAR(34))" office:value-type="string" office:string-value="name: &quot;cmn-TW-Standard-C&quot;" calcext:value-type="string">
            <text:p>name: "cmn-TW-Standard-C"</text:p>
          </table:table-cell>
          <table:table-cell table:formula="of:=COM.MICROSOFT.CONCAT([.K$2]; &quot;: &quot;; CHAR(34); IF([.E31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Mandarin Chinese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cmn-TW</text:p>
          </table:table-cell>
          <table:table-cell table:style-name="ce4" office:value-type="string" calcext:value-type="string">
            <text:p>cmn-TW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16]; &quot;, &quot;; [.J316]; &quot;, &quot;; [.K316]; &quot; },&quot;)" office:value-type="string" office:string-value="{ language: &quot;Mandarin Chinese&quot;, name: &quot;cmn-TW-Wavenet-A&quot;, gender: &quot;Female&quot; }," calcext:value-type="string">
            <text:p>{ language: "Mandarin Chinese", name: "cmn-TW-Wavenet-A", gender: "Female" },</text:p>
          </table:table-cell>
          <table:table-cell table:style-name="ce4"/>
          <table:table-cell table:formula="of:=COM.MICROSOFT.CONCAT([.I$2]; &quot;: &quot;; CHAR(34); [.A316]; CHAR(34))" office:value-type="string" office:string-value="language: &quot;Mandarin Chinese&quot;" calcext:value-type="string">
            <text:p>language: "Mandarin Chinese"</text:p>
          </table:table-cell>
          <table:table-cell table:formula="of:=COM.MICROSOFT.CONCAT([.J$2]; &quot;: &quot;; CHAR(34); [.D316]; CHAR(34))" office:value-type="string" office:string-value="name: &quot;cmn-TW-Wavenet-A&quot;" calcext:value-type="string">
            <text:p>name: "cmn-TW-Wavenet-A"</text:p>
          </table:table-cell>
          <table:table-cell table:formula="of:=COM.MICROSOFT.CONCAT([.K$2]; &quot;: &quot;; CHAR(34); IF([.E31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ndarin Chinese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cmn-TW</text:p>
          </table:table-cell>
          <table:table-cell table:style-name="ce4" office:value-type="string" calcext:value-type="string">
            <text:p>cmn-TW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17]; &quot;, &quot;; [.J317]; &quot;, &quot;; [.K317]; &quot; },&quot;)" office:value-type="string" office:string-value="{ language: &quot;Mandarin Chinese&quot;, name: &quot;cmn-TW-Wavenet-B&quot;, gender: &quot;Male&quot; }," calcext:value-type="string">
            <text:p>{ language: "Mandarin Chinese", name: "cmn-TW-Wavenet-B", gender: "Male" },</text:p>
          </table:table-cell>
          <table:table-cell table:style-name="ce4"/>
          <table:table-cell table:formula="of:=COM.MICROSOFT.CONCAT([.I$2]; &quot;: &quot;; CHAR(34); [.A317]; CHAR(34))" office:value-type="string" office:string-value="language: &quot;Mandarin Chinese&quot;" calcext:value-type="string">
            <text:p>language: "Mandarin Chinese"</text:p>
          </table:table-cell>
          <table:table-cell table:formula="of:=COM.MICROSOFT.CONCAT([.J$2]; &quot;: &quot;; CHAR(34); [.D317]; CHAR(34))" office:value-type="string" office:string-value="name: &quot;cmn-TW-Wavenet-B&quot;" calcext:value-type="string">
            <text:p>name: "cmn-TW-Wavenet-B"</text:p>
          </table:table-cell>
          <table:table-cell table:formula="of:=COM.MICROSOFT.CONCAT([.K$2]; &quot;: &quot;; CHAR(34); IF([.E31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ndarin Chinese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cmn-TW</text:p>
          </table:table-cell>
          <table:table-cell table:style-name="ce4" office:value-type="string" calcext:value-type="string">
            <text:p>cmn-TW-Wavenet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18]; &quot;, &quot;; [.J318]; &quot;, &quot;; [.K318]; &quot; },&quot;)" office:value-type="string" office:string-value="{ language: &quot;Mandarin Chinese&quot;, name: &quot;cmn-TW-Wavenet-C&quot;, gender: &quot;Male&quot; }," calcext:value-type="string">
            <text:p>{ language: "Mandarin Chinese", name: "cmn-TW-Wavenet-C", gender: "Male" },</text:p>
          </table:table-cell>
          <table:table-cell table:style-name="ce4"/>
          <table:table-cell table:formula="of:=COM.MICROSOFT.CONCAT([.I$2]; &quot;: &quot;; CHAR(34); [.A318]; CHAR(34))" office:value-type="string" office:string-value="language: &quot;Mandarin Chinese&quot;" calcext:value-type="string">
            <text:p>language: "Mandarin Chinese"</text:p>
          </table:table-cell>
          <table:table-cell table:formula="of:=COM.MICROSOFT.CONCAT([.J$2]; &quot;: &quot;; CHAR(34); [.D318]; CHAR(34))" office:value-type="string" office:string-value="name: &quot;cmn-TW-Wavenet-C&quot;" calcext:value-type="string">
            <text:p>name: "cmn-TW-Wavenet-C"</text:p>
          </table:table-cell>
          <table:table-cell table:formula="of:=COM.MICROSOFT.CONCAT([.K$2]; &quot;: &quot;; CHAR(34); IF([.E31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Marath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mr-IN</text:p>
          </table:table-cell>
          <table:table-cell table:style-name="ce3" office:value-type="string" calcext:value-type="string">
            <text:p>mr-IN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19]; &quot;, &quot;; [.J319]; &quot;, &quot;; [.K319]; &quot; },&quot;)" office:value-type="string" office:string-value="{ language: &quot;Marathi (India)&quot;, name: &quot;mr-IN-Standard-A&quot;, gender: &quot;Female&quot; }," calcext:value-type="string">
            <text:p>{ language: "Marathi (India)", name: "mr-IN-Standard-A", gender: "Female" },</text:p>
          </table:table-cell>
          <table:table-cell table:style-name="ce3"/>
          <table:table-cell table:formula="of:=COM.MICROSOFT.CONCAT([.I$2]; &quot;: &quot;; CHAR(34); [.A319]; CHAR(34))" office:value-type="string" office:string-value="language: &quot;Marathi (India)&quot;" calcext:value-type="string">
            <text:p>language: "Marathi (India)"</text:p>
          </table:table-cell>
          <table:table-cell table:formula="of:=COM.MICROSOFT.CONCAT([.J$2]; &quot;: &quot;; CHAR(34); [.D319]; CHAR(34))" office:value-type="string" office:string-value="name: &quot;mr-IN-Standard-A&quot;" calcext:value-type="string">
            <text:p>name: "mr-IN-Standard-A"</text:p>
          </table:table-cell>
          <table:table-cell table:formula="of:=COM.MICROSOFT.CONCAT([.K$2]; &quot;: &quot;; CHAR(34); IF([.E31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Marath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mr-IN</text:p>
          </table:table-cell>
          <table:table-cell table:style-name="ce3" office:value-type="string" calcext:value-type="string">
            <text:p>mr-IN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20]; &quot;, &quot;; [.J320]; &quot;, &quot;; [.K320]; &quot; },&quot;)" office:value-type="string" office:string-value="{ language: &quot;Marathi (India)&quot;, name: &quot;mr-IN-Standard-B&quot;, gender: &quot;Male&quot; }," calcext:value-type="string">
            <text:p>{ language: "Marathi (India)", name: "mr-IN-Standard-B", gender: "Male" },</text:p>
          </table:table-cell>
          <table:table-cell table:style-name="ce3"/>
          <table:table-cell table:formula="of:=COM.MICROSOFT.CONCAT([.I$2]; &quot;: &quot;; CHAR(34); [.A320]; CHAR(34))" office:value-type="string" office:string-value="language: &quot;Marathi (India)&quot;" calcext:value-type="string">
            <text:p>language: "Marathi (India)"</text:p>
          </table:table-cell>
          <table:table-cell table:formula="of:=COM.MICROSOFT.CONCAT([.J$2]; &quot;: &quot;; CHAR(34); [.D320]; CHAR(34))" office:value-type="string" office:string-value="name: &quot;mr-IN-Standard-B&quot;" calcext:value-type="string">
            <text:p>name: "mr-IN-Standard-B"</text:p>
          </table:table-cell>
          <table:table-cell table:formula="of:=COM.MICROSOFT.CONCAT([.K$2]; &quot;: &quot;; CHAR(34); IF([.E32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Marath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mr-IN</text:p>
          </table:table-cell>
          <table:table-cell table:style-name="ce3" office:value-type="string" calcext:value-type="string">
            <text:p>mr-IN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21]; &quot;, &quot;; [.J321]; &quot;, &quot;; [.K321]; &quot; },&quot;)" office:value-type="string" office:string-value="{ language: &quot;Marathi (India)&quot;, name: &quot;mr-IN-Standard-C&quot;, gender: &quot;Female&quot; }," calcext:value-type="string">
            <text:p>{ language: "Marathi (India)", name: "mr-IN-Standard-C", gender: "Female" },</text:p>
          </table:table-cell>
          <table:table-cell table:style-name="ce3"/>
          <table:table-cell table:formula="of:=COM.MICROSOFT.CONCAT([.I$2]; &quot;: &quot;; CHAR(34); [.A321]; CHAR(34))" office:value-type="string" office:string-value="language: &quot;Marathi (India)&quot;" calcext:value-type="string">
            <text:p>language: "Marathi (India)"</text:p>
          </table:table-cell>
          <table:table-cell table:formula="of:=COM.MICROSOFT.CONCAT([.J$2]; &quot;: &quot;; CHAR(34); [.D321]; CHAR(34))" office:value-type="string" office:string-value="name: &quot;mr-IN-Standard-C&quot;" calcext:value-type="string">
            <text:p>name: "mr-IN-Standard-C"</text:p>
          </table:table-cell>
          <table:table-cell table:formula="of:=COM.MICROSOFT.CONCAT([.K$2]; &quot;: &quot;; CHAR(34); IF([.E32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Marath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mr-IN</text:p>
          </table:table-cell>
          <table:table-cell table:style-name="ce4" office:value-type="string" calcext:value-type="string">
            <text:p>mr-IN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22]; &quot;, &quot;; [.J322]; &quot;, &quot;; [.K322]; &quot; },&quot;)" office:value-type="string" office:string-value="{ language: &quot;Marathi (India)&quot;, name: &quot;mr-IN-Wavenet-A&quot;, gender: &quot;Female&quot; }," calcext:value-type="string">
            <text:p>{ language: "Marathi (India)", name: "mr-IN-Wavenet-A", gender: "Female" },</text:p>
          </table:table-cell>
          <table:table-cell table:style-name="ce4"/>
          <table:table-cell table:formula="of:=COM.MICROSOFT.CONCAT([.I$2]; &quot;: &quot;; CHAR(34); [.A322]; CHAR(34))" office:value-type="string" office:string-value="language: &quot;Marathi (India)&quot;" calcext:value-type="string">
            <text:p>language: "Marathi (India)"</text:p>
          </table:table-cell>
          <table:table-cell table:formula="of:=COM.MICROSOFT.CONCAT([.J$2]; &quot;: &quot;; CHAR(34); [.D322]; CHAR(34))" office:value-type="string" office:string-value="name: &quot;mr-IN-Wavenet-A&quot;" calcext:value-type="string">
            <text:p>name: "mr-IN-Wavenet-A"</text:p>
          </table:table-cell>
          <table:table-cell table:formula="of:=COM.MICROSOFT.CONCAT([.K$2]; &quot;: &quot;; CHAR(34); IF([.E32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rath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mr-IN</text:p>
          </table:table-cell>
          <table:table-cell table:style-name="ce4" office:value-type="string" calcext:value-type="string">
            <text:p>mr-IN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23]; &quot;, &quot;; [.J323]; &quot;, &quot;; [.K323]; &quot; },&quot;)" office:value-type="string" office:string-value="{ language: &quot;Marathi (India)&quot;, name: &quot;mr-IN-Wavenet-B&quot;, gender: &quot;Male&quot; }," calcext:value-type="string">
            <text:p>{ language: "Marathi (India)", name: "mr-IN-Wavenet-B", gender: "Male" },</text:p>
          </table:table-cell>
          <table:table-cell table:style-name="ce4"/>
          <table:table-cell table:formula="of:=COM.MICROSOFT.CONCAT([.I$2]; &quot;: &quot;; CHAR(34); [.A323]; CHAR(34))" office:value-type="string" office:string-value="language: &quot;Marathi (India)&quot;" calcext:value-type="string">
            <text:p>language: "Marathi (India)"</text:p>
          </table:table-cell>
          <table:table-cell table:formula="of:=COM.MICROSOFT.CONCAT([.J$2]; &quot;: &quot;; CHAR(34); [.D323]; CHAR(34))" office:value-type="string" office:string-value="name: &quot;mr-IN-Wavenet-B&quot;" calcext:value-type="string">
            <text:p>name: "mr-IN-Wavenet-B"</text:p>
          </table:table-cell>
          <table:table-cell table:formula="of:=COM.MICROSOFT.CONCAT([.K$2]; &quot;: &quot;; CHAR(34); IF([.E32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arath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mr-IN</text:p>
          </table:table-cell>
          <table:table-cell table:style-name="ce4" office:value-type="string" calcext:value-type="string">
            <text:p>mr-IN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24]; &quot;, &quot;; [.J324]; &quot;, &quot;; [.K324]; &quot; },&quot;)" office:value-type="string" office:string-value="{ language: &quot;Marathi (India)&quot;, name: &quot;mr-IN-Wavenet-C&quot;, gender: &quot;Female&quot; }," calcext:value-type="string">
            <text:p>{ language: "Marathi (India)", name: "mr-IN-Wavenet-C", gender: "Female" },</text:p>
          </table:table-cell>
          <table:table-cell table:style-name="ce4"/>
          <table:table-cell table:formula="of:=COM.MICROSOFT.CONCAT([.I$2]; &quot;: &quot;; CHAR(34); [.A324]; CHAR(34))" office:value-type="string" office:string-value="language: &quot;Marathi (India)&quot;" calcext:value-type="string">
            <text:p>language: "Marathi (India)"</text:p>
          </table:table-cell>
          <table:table-cell table:formula="of:=COM.MICROSOFT.CONCAT([.J$2]; &quot;: &quot;; CHAR(34); [.D324]; CHAR(34))" office:value-type="string" office:string-value="name: &quot;mr-IN-Wavenet-C&quot;" calcext:value-type="string">
            <text:p>name: "mr-IN-Wavenet-C"</text:p>
          </table:table-cell>
          <table:table-cell table:formula="of:=COM.MICROSOFT.CONCAT([.K$2]; &quot;: &quot;; CHAR(34); IF([.E32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Norwegian (Norwa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nb-NO</text:p>
          </table:table-cell>
          <table:table-cell table:style-name="ce3" office:value-type="string" calcext:value-type="string">
            <text:p>nb-NO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25]; &quot;, &quot;; [.J325]; &quot;, &quot;; [.K325]; &quot; },&quot;)" office:value-type="string" office:string-value="{ language: &quot;Norwegian (Norway)&quot;, name: &quot;nb-NO-Standard-A&quot;, gender: &quot;Female&quot; }," calcext:value-type="string">
            <text:p>{ language: "Norwegian (Norway)", name: "nb-NO-Standard-A", gender: "Female" },</text:p>
          </table:table-cell>
          <table:table-cell table:style-name="ce3"/>
          <table:table-cell table:formula="of:=COM.MICROSOFT.CONCAT([.I$2]; &quot;: &quot;; CHAR(34); [.A325]; CHAR(34))" office:value-type="string" office:string-value="language: &quot;Norwegian (Norway)&quot;" calcext:value-type="string">
            <text:p>language: "Norwegian (Norway)"</text:p>
          </table:table-cell>
          <table:table-cell table:formula="of:=COM.MICROSOFT.CONCAT([.J$2]; &quot;: &quot;; CHAR(34); [.D325]; CHAR(34))" office:value-type="string" office:string-value="name: &quot;nb-NO-Standard-A&quot;" calcext:value-type="string">
            <text:p>name: "nb-NO-Standard-A"</text:p>
          </table:table-cell>
          <table:table-cell table:formula="of:=COM.MICROSOFT.CONCAT([.K$2]; &quot;: &quot;; CHAR(34); IF([.E32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Norwegian (Norwa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nb-NO</text:p>
          </table:table-cell>
          <table:table-cell table:style-name="ce3" office:value-type="string" calcext:value-type="string">
            <text:p>nb-NO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26]; &quot;, &quot;; [.J326]; &quot;, &quot;; [.K326]; &quot; },&quot;)" office:value-type="string" office:string-value="{ language: &quot;Norwegian (Norway)&quot;, name: &quot;nb-NO-Standard-B&quot;, gender: &quot;Male&quot; }," calcext:value-type="string">
            <text:p>{ language: "Norwegian (Norway)", name: "nb-NO-Standard-B", gender: "Male" },</text:p>
          </table:table-cell>
          <table:table-cell table:style-name="ce3"/>
          <table:table-cell table:formula="of:=COM.MICROSOFT.CONCAT([.I$2]; &quot;: &quot;; CHAR(34); [.A326]; CHAR(34))" office:value-type="string" office:string-value="language: &quot;Norwegian (Norway)&quot;" calcext:value-type="string">
            <text:p>language: "Norwegian (Norway)"</text:p>
          </table:table-cell>
          <table:table-cell table:formula="of:=COM.MICROSOFT.CONCAT([.J$2]; &quot;: &quot;; CHAR(34); [.D326]; CHAR(34))" office:value-type="string" office:string-value="name: &quot;nb-NO-Standard-B&quot;" calcext:value-type="string">
            <text:p>name: "nb-NO-Standard-B"</text:p>
          </table:table-cell>
          <table:table-cell table:formula="of:=COM.MICROSOFT.CONCAT([.K$2]; &quot;: &quot;; CHAR(34); IF([.E32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Norwegian (Norwa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nb-NO</text:p>
          </table:table-cell>
          <table:table-cell table:style-name="ce3" office:value-type="string" calcext:value-type="string">
            <text:p>nb-NO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27]; &quot;, &quot;; [.J327]; &quot;, &quot;; [.K327]; &quot; },&quot;)" office:value-type="string" office:string-value="{ language: &quot;Norwegian (Norway)&quot;, name: &quot;nb-NO-Standard-C&quot;, gender: &quot;Female&quot; }," calcext:value-type="string">
            <text:p>{ language: "Norwegian (Norway)", name: "nb-NO-Standard-C", gender: "Female" },</text:p>
          </table:table-cell>
          <table:table-cell table:style-name="ce3"/>
          <table:table-cell table:formula="of:=COM.MICROSOFT.CONCAT([.I$2]; &quot;: &quot;; CHAR(34); [.A327]; CHAR(34))" office:value-type="string" office:string-value="language: &quot;Norwegian (Norway)&quot;" calcext:value-type="string">
            <text:p>language: "Norwegian (Norway)"</text:p>
          </table:table-cell>
          <table:table-cell table:formula="of:=COM.MICROSOFT.CONCAT([.J$2]; &quot;: &quot;; CHAR(34); [.D327]; CHAR(34))" office:value-type="string" office:string-value="name: &quot;nb-NO-Standard-C&quot;" calcext:value-type="string">
            <text:p>name: "nb-NO-Standard-C"</text:p>
          </table:table-cell>
          <table:table-cell table:formula="of:=COM.MICROSOFT.CONCAT([.K$2]; &quot;: &quot;; CHAR(34); IF([.E32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Norwegian (Norwa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nb-NO</text:p>
          </table:table-cell>
          <table:table-cell table:style-name="ce3" office:value-type="string" calcext:value-type="string">
            <text:p>nb-NO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28]; &quot;, &quot;; [.J328]; &quot;, &quot;; [.K328]; &quot; },&quot;)" office:value-type="string" office:string-value="{ language: &quot;Norwegian (Norway)&quot;, name: &quot;nb-NO-Standard-D&quot;, gender: &quot;Male&quot; }," calcext:value-type="string">
            <text:p>{ language: "Norwegian (Norway)", name: "nb-NO-Standard-D", gender: "Male" },</text:p>
          </table:table-cell>
          <table:table-cell table:style-name="ce3"/>
          <table:table-cell table:formula="of:=COM.MICROSOFT.CONCAT([.I$2]; &quot;: &quot;; CHAR(34); [.A328]; CHAR(34))" office:value-type="string" office:string-value="language: &quot;Norwegian (Norway)&quot;" calcext:value-type="string">
            <text:p>language: "Norwegian (Norway)"</text:p>
          </table:table-cell>
          <table:table-cell table:formula="of:=COM.MICROSOFT.CONCAT([.J$2]; &quot;: &quot;; CHAR(34); [.D328]; CHAR(34))" office:value-type="string" office:string-value="name: &quot;nb-NO-Standard-D&quot;" calcext:value-type="string">
            <text:p>name: "nb-NO-Standard-D"</text:p>
          </table:table-cell>
          <table:table-cell table:formula="of:=COM.MICROSOFT.CONCAT([.K$2]; &quot;: &quot;; CHAR(34); IF([.E32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Norwegian (Norwa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nb-NO</text:p>
          </table:table-cell>
          <table:table-cell table:style-name="ce3" office:value-type="string" calcext:value-type="string">
            <text:p>nb-NO-Standard-E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29]; &quot;, &quot;; [.J329]; &quot;, &quot;; [.K329]; &quot; },&quot;)" office:value-type="string" office:string-value="{ language: &quot;Norwegian (Norway)&quot;, name: &quot;nb-NO-Standard-E&quot;, gender: &quot;Female&quot; }," calcext:value-type="string">
            <text:p>{ language: "Norwegian (Norway)", name: "nb-NO-Standard-E", gender: "Female" },</text:p>
          </table:table-cell>
          <table:table-cell table:style-name="ce3"/>
          <table:table-cell table:formula="of:=COM.MICROSOFT.CONCAT([.I$2]; &quot;: &quot;; CHAR(34); [.A329]; CHAR(34))" office:value-type="string" office:string-value="language: &quot;Norwegian (Norway)&quot;" calcext:value-type="string">
            <text:p>language: "Norwegian (Norway)"</text:p>
          </table:table-cell>
          <table:table-cell table:formula="of:=COM.MICROSOFT.CONCAT([.J$2]; &quot;: &quot;; CHAR(34); [.D329]; CHAR(34))" office:value-type="string" office:string-value="name: &quot;nb-NO-Standard-E&quot;" calcext:value-type="string">
            <text:p>name: "nb-NO-Standard-E"</text:p>
          </table:table-cell>
          <table:table-cell table:formula="of:=COM.MICROSOFT.CONCAT([.K$2]; &quot;: &quot;; CHAR(34); IF([.E32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Norwegian (Norwa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nb-NO</text:p>
          </table:table-cell>
          <table:table-cell table:style-name="ce4" office:value-type="string" calcext:value-type="string">
            <text:p>nb-NO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30]; &quot;, &quot;; [.J330]; &quot;, &quot;; [.K330]; &quot; },&quot;)" office:value-type="string" office:string-value="{ language: &quot;Norwegian (Norway)&quot;, name: &quot;nb-NO-Wavenet-A&quot;, gender: &quot;Female&quot; }," calcext:value-type="string">
            <text:p>{ language: "Norwegian (Norway)", name: "nb-NO-Wavenet-A", gender: "Female" },</text:p>
          </table:table-cell>
          <table:table-cell table:style-name="ce4"/>
          <table:table-cell table:formula="of:=COM.MICROSOFT.CONCAT([.I$2]; &quot;: &quot;; CHAR(34); [.A330]; CHAR(34))" office:value-type="string" office:string-value="language: &quot;Norwegian (Norway)&quot;" calcext:value-type="string">
            <text:p>language: "Norwegian (Norway)"</text:p>
          </table:table-cell>
          <table:table-cell table:formula="of:=COM.MICROSOFT.CONCAT([.J$2]; &quot;: &quot;; CHAR(34); [.D330]; CHAR(34))" office:value-type="string" office:string-value="name: &quot;nb-NO-Wavenet-A&quot;" calcext:value-type="string">
            <text:p>name: "nb-NO-Wavenet-A"</text:p>
          </table:table-cell>
          <table:table-cell table:formula="of:=COM.MICROSOFT.CONCAT([.K$2]; &quot;: &quot;; CHAR(34); IF([.E33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Norwegian (Norwa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nb-NO</text:p>
          </table:table-cell>
          <table:table-cell table:style-name="ce4" office:value-type="string" calcext:value-type="string">
            <text:p>nb-NO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31]; &quot;, &quot;; [.J331]; &quot;, &quot;; [.K331]; &quot; },&quot;)" office:value-type="string" office:string-value="{ language: &quot;Norwegian (Norway)&quot;, name: &quot;nb-NO-Wavenet-B&quot;, gender: &quot;Male&quot; }," calcext:value-type="string">
            <text:p>{ language: "Norwegian (Norway)", name: "nb-NO-Wavenet-B", gender: "Male" },</text:p>
          </table:table-cell>
          <table:table-cell table:style-name="ce4"/>
          <table:table-cell table:formula="of:=COM.MICROSOFT.CONCAT([.I$2]; &quot;: &quot;; CHAR(34); [.A331]; CHAR(34))" office:value-type="string" office:string-value="language: &quot;Norwegian (Norway)&quot;" calcext:value-type="string">
            <text:p>language: "Norwegian (Norway)"</text:p>
          </table:table-cell>
          <table:table-cell table:formula="of:=COM.MICROSOFT.CONCAT([.J$2]; &quot;: &quot;; CHAR(34); [.D331]; CHAR(34))" office:value-type="string" office:string-value="name: &quot;nb-NO-Wavenet-B&quot;" calcext:value-type="string">
            <text:p>name: "nb-NO-Wavenet-B"</text:p>
          </table:table-cell>
          <table:table-cell table:formula="of:=COM.MICROSOFT.CONCAT([.K$2]; &quot;: &quot;; CHAR(34); IF([.E33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Norwegian (Norwa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nb-NO</text:p>
          </table:table-cell>
          <table:table-cell table:style-name="ce4" office:value-type="string" calcext:value-type="string">
            <text:p>nb-NO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32]; &quot;, &quot;; [.J332]; &quot;, &quot;; [.K332]; &quot; },&quot;)" office:value-type="string" office:string-value="{ language: &quot;Norwegian (Norway)&quot;, name: &quot;nb-NO-Wavenet-C&quot;, gender: &quot;Female&quot; }," calcext:value-type="string">
            <text:p>{ language: "Norwegian (Norway)", name: "nb-NO-Wavenet-C", gender: "Female" },</text:p>
          </table:table-cell>
          <table:table-cell table:style-name="ce4"/>
          <table:table-cell table:formula="of:=COM.MICROSOFT.CONCAT([.I$2]; &quot;: &quot;; CHAR(34); [.A332]; CHAR(34))" office:value-type="string" office:string-value="language: &quot;Norwegian (Norway)&quot;" calcext:value-type="string">
            <text:p>language: "Norwegian (Norway)"</text:p>
          </table:table-cell>
          <table:table-cell table:formula="of:=COM.MICROSOFT.CONCAT([.J$2]; &quot;: &quot;; CHAR(34); [.D332]; CHAR(34))" office:value-type="string" office:string-value="name: &quot;nb-NO-Wavenet-C&quot;" calcext:value-type="string">
            <text:p>name: "nb-NO-Wavenet-C"</text:p>
          </table:table-cell>
          <table:table-cell table:formula="of:=COM.MICROSOFT.CONCAT([.K$2]; &quot;: &quot;; CHAR(34); IF([.E33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Norwegian (Norwa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nb-NO</text:p>
          </table:table-cell>
          <table:table-cell table:style-name="ce4" office:value-type="string" calcext:value-type="string">
            <text:p>nb-NO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33]; &quot;, &quot;; [.J333]; &quot;, &quot;; [.K333]; &quot; },&quot;)" office:value-type="string" office:string-value="{ language: &quot;Norwegian (Norway)&quot;, name: &quot;nb-NO-Wavenet-D&quot;, gender: &quot;Male&quot; }," calcext:value-type="string">
            <text:p>{ language: "Norwegian (Norway)", name: "nb-NO-Wavenet-D", gender: "Male" },</text:p>
          </table:table-cell>
          <table:table-cell table:style-name="ce4"/>
          <table:table-cell table:formula="of:=COM.MICROSOFT.CONCAT([.I$2]; &quot;: &quot;; CHAR(34); [.A333]; CHAR(34))" office:value-type="string" office:string-value="language: &quot;Norwegian (Norway)&quot;" calcext:value-type="string">
            <text:p>language: "Norwegian (Norway)"</text:p>
          </table:table-cell>
          <table:table-cell table:formula="of:=COM.MICROSOFT.CONCAT([.J$2]; &quot;: &quot;; CHAR(34); [.D333]; CHAR(34))" office:value-type="string" office:string-value="name: &quot;nb-NO-Wavenet-D&quot;" calcext:value-type="string">
            <text:p>name: "nb-NO-Wavenet-D"</text:p>
          </table:table-cell>
          <table:table-cell table:formula="of:=COM.MICROSOFT.CONCAT([.K$2]; &quot;: &quot;; CHAR(34); IF([.E33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Norwegian (Norwa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nb-NO</text:p>
          </table:table-cell>
          <table:table-cell table:style-name="ce4" office:value-type="string" calcext:value-type="string">
            <text:p>nb-NO-Wavenet-E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34]; &quot;, &quot;; [.J334]; &quot;, &quot;; [.K334]; &quot; },&quot;)" office:value-type="string" office:string-value="{ language: &quot;Norwegian (Norway)&quot;, name: &quot;nb-NO-Wavenet-E&quot;, gender: &quot;Female&quot; }," calcext:value-type="string">
            <text:p>{ language: "Norwegian (Norway)", name: "nb-NO-Wavenet-E", gender: "Female" },</text:p>
          </table:table-cell>
          <table:table-cell table:style-name="ce4"/>
          <table:table-cell table:formula="of:=COM.MICROSOFT.CONCAT([.I$2]; &quot;: &quot;; CHAR(34); [.A334]; CHAR(34))" office:value-type="string" office:string-value="language: &quot;Norwegian (Norway)&quot;" calcext:value-type="string">
            <text:p>language: "Norwegian (Norway)"</text:p>
          </table:table-cell>
          <table:table-cell table:formula="of:=COM.MICROSOFT.CONCAT([.J$2]; &quot;: &quot;; CHAR(34); [.D334]; CHAR(34))" office:value-type="string" office:string-value="name: &quot;nb-NO-Wavenet-E&quot;" calcext:value-type="string">
            <text:p>name: "nb-NO-Wavenet-E"</text:p>
          </table:table-cell>
          <table:table-cell table:formula="of:=COM.MICROSOFT.CONCAT([.K$2]; &quot;: &quot;; CHAR(34); IF([.E33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olish (Poland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pl-PL</text:p>
          </table:table-cell>
          <table:table-cell table:style-name="ce3" office:value-type="string" calcext:value-type="string">
            <text:p>pl-PL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35]; &quot;, &quot;; [.J335]; &quot;, &quot;; [.K335]; &quot; },&quot;)" office:value-type="string" office:string-value="{ language: &quot;Polish (Poland)&quot;, name: &quot;pl-PL-Standard-A&quot;, gender: &quot;Female&quot; }," calcext:value-type="string">
            <text:p>{ language: "Polish (Poland)", name: "pl-PL-Standard-A", gender: "Female" },</text:p>
          </table:table-cell>
          <table:table-cell table:style-name="ce3"/>
          <table:table-cell table:formula="of:=COM.MICROSOFT.CONCAT([.I$2]; &quot;: &quot;; CHAR(34); [.A335]; CHAR(34))" office:value-type="string" office:string-value="language: &quot;Polish (Poland)&quot;" calcext:value-type="string">
            <text:p>language: "Polish (Poland)"</text:p>
          </table:table-cell>
          <table:table-cell table:formula="of:=COM.MICROSOFT.CONCAT([.J$2]; &quot;: &quot;; CHAR(34); [.D335]; CHAR(34))" office:value-type="string" office:string-value="name: &quot;pl-PL-Standard-A&quot;" calcext:value-type="string">
            <text:p>name: "pl-PL-Standard-A"</text:p>
          </table:table-cell>
          <table:table-cell table:formula="of:=COM.MICROSOFT.CONCAT([.K$2]; &quot;: &quot;; CHAR(34); IF([.E33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Polish (Poland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pl-PL</text:p>
          </table:table-cell>
          <table:table-cell table:style-name="ce3" office:value-type="string" calcext:value-type="string">
            <text:p>pl-PL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36]; &quot;, &quot;; [.J336]; &quot;, &quot;; [.K336]; &quot; },&quot;)" office:value-type="string" office:string-value="{ language: &quot;Polish (Poland)&quot;, name: &quot;pl-PL-Standard-B&quot;, gender: &quot;Male&quot; }," calcext:value-type="string">
            <text:p>{ language: "Polish (Poland)", name: "pl-PL-Standard-B", gender: "Male" },</text:p>
          </table:table-cell>
          <table:table-cell table:style-name="ce3"/>
          <table:table-cell table:formula="of:=COM.MICROSOFT.CONCAT([.I$2]; &quot;: &quot;; CHAR(34); [.A336]; CHAR(34))" office:value-type="string" office:string-value="language: &quot;Polish (Poland)&quot;" calcext:value-type="string">
            <text:p>language: "Polish (Poland)"</text:p>
          </table:table-cell>
          <table:table-cell table:formula="of:=COM.MICROSOFT.CONCAT([.J$2]; &quot;: &quot;; CHAR(34); [.D336]; CHAR(34))" office:value-type="string" office:string-value="name: &quot;pl-PL-Standard-B&quot;" calcext:value-type="string">
            <text:p>name: "pl-PL-Standard-B"</text:p>
          </table:table-cell>
          <table:table-cell table:formula="of:=COM.MICROSOFT.CONCAT([.K$2]; &quot;: &quot;; CHAR(34); IF([.E33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Polish (Poland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pl-PL</text:p>
          </table:table-cell>
          <table:table-cell table:style-name="ce3" office:value-type="string" calcext:value-type="string">
            <text:p>pl-PL-Standard-C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37]; &quot;, &quot;; [.J337]; &quot;, &quot;; [.K337]; &quot; },&quot;)" office:value-type="string" office:string-value="{ language: &quot;Polish (Poland)&quot;, name: &quot;pl-PL-Standard-C&quot;, gender: &quot;Male&quot; }," calcext:value-type="string">
            <text:p>{ language: "Polish (Poland)", name: "pl-PL-Standard-C", gender: "Male" },</text:p>
          </table:table-cell>
          <table:table-cell table:style-name="ce3"/>
          <table:table-cell table:formula="of:=COM.MICROSOFT.CONCAT([.I$2]; &quot;: &quot;; CHAR(34); [.A337]; CHAR(34))" office:value-type="string" office:string-value="language: &quot;Polish (Poland)&quot;" calcext:value-type="string">
            <text:p>language: "Polish (Poland)"</text:p>
          </table:table-cell>
          <table:table-cell table:formula="of:=COM.MICROSOFT.CONCAT([.J$2]; &quot;: &quot;; CHAR(34); [.D337]; CHAR(34))" office:value-type="string" office:string-value="name: &quot;pl-PL-Standard-C&quot;" calcext:value-type="string">
            <text:p>name: "pl-PL-Standard-C"</text:p>
          </table:table-cell>
          <table:table-cell table:formula="of:=COM.MICROSOFT.CONCAT([.K$2]; &quot;: &quot;; CHAR(34); IF([.E33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Polish (Poland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pl-PL</text:p>
          </table:table-cell>
          <table:table-cell table:style-name="ce3" office:value-type="string" calcext:value-type="string">
            <text:p>pl-PL-Standard-D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38]; &quot;, &quot;; [.J338]; &quot;, &quot;; [.K338]; &quot; },&quot;)" office:value-type="string" office:string-value="{ language: &quot;Polish (Poland)&quot;, name: &quot;pl-PL-Standard-D&quot;, gender: &quot;Female&quot; }," calcext:value-type="string">
            <text:p>{ language: "Polish (Poland)", name: "pl-PL-Standard-D", gender: "Female" },</text:p>
          </table:table-cell>
          <table:table-cell table:style-name="ce3"/>
          <table:table-cell table:formula="of:=COM.MICROSOFT.CONCAT([.I$2]; &quot;: &quot;; CHAR(34); [.A338]; CHAR(34))" office:value-type="string" office:string-value="language: &quot;Polish (Poland)&quot;" calcext:value-type="string">
            <text:p>language: "Polish (Poland)"</text:p>
          </table:table-cell>
          <table:table-cell table:formula="of:=COM.MICROSOFT.CONCAT([.J$2]; &quot;: &quot;; CHAR(34); [.D338]; CHAR(34))" office:value-type="string" office:string-value="name: &quot;pl-PL-Standard-D&quot;" calcext:value-type="string">
            <text:p>name: "pl-PL-Standard-D"</text:p>
          </table:table-cell>
          <table:table-cell table:formula="of:=COM.MICROSOFT.CONCAT([.K$2]; &quot;: &quot;; CHAR(34); IF([.E33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Polish (Poland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pl-PL</text:p>
          </table:table-cell>
          <table:table-cell table:style-name="ce3" office:value-type="string" calcext:value-type="string">
            <text:p>pl-PL-Standard-E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39]; &quot;, &quot;; [.J339]; &quot;, &quot;; [.K339]; &quot; },&quot;)" office:value-type="string" office:string-value="{ language: &quot;Polish (Poland)&quot;, name: &quot;pl-PL-Standard-E&quot;, gender: &quot;Female&quot; }," calcext:value-type="string">
            <text:p>{ language: "Polish (Poland)", name: "pl-PL-Standard-E", gender: "Female" },</text:p>
          </table:table-cell>
          <table:table-cell table:style-name="ce3"/>
          <table:table-cell table:formula="of:=COM.MICROSOFT.CONCAT([.I$2]; &quot;: &quot;; CHAR(34); [.A339]; CHAR(34))" office:value-type="string" office:string-value="language: &quot;Polish (Poland)&quot;" calcext:value-type="string">
            <text:p>language: "Polish (Poland)"</text:p>
          </table:table-cell>
          <table:table-cell table:formula="of:=COM.MICROSOFT.CONCAT([.J$2]; &quot;: &quot;; CHAR(34); [.D339]; CHAR(34))" office:value-type="string" office:string-value="name: &quot;pl-PL-Standard-E&quot;" calcext:value-type="string">
            <text:p>name: "pl-PL-Standard-E"</text:p>
          </table:table-cell>
          <table:table-cell table:formula="of:=COM.MICROSOFT.CONCAT([.K$2]; &quot;: &quot;; CHAR(34); IF([.E33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Polish (Poland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l-PL</text:p>
          </table:table-cell>
          <table:table-cell table:style-name="ce4" office:value-type="string" calcext:value-type="string">
            <text:p>pl-PL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40]; &quot;, &quot;; [.J340]; &quot;, &quot;; [.K340]; &quot; },&quot;)" office:value-type="string" office:string-value="{ language: &quot;Polish (Poland)&quot;, name: &quot;pl-PL-Wavenet-A&quot;, gender: &quot;Female&quot; }," calcext:value-type="string">
            <text:p>{ language: "Polish (Poland)", name: "pl-PL-Wavenet-A", gender: "Female" },</text:p>
          </table:table-cell>
          <table:table-cell table:style-name="ce4"/>
          <table:table-cell table:formula="of:=COM.MICROSOFT.CONCAT([.I$2]; &quot;: &quot;; CHAR(34); [.A340]; CHAR(34))" office:value-type="string" office:string-value="language: &quot;Polish (Poland)&quot;" calcext:value-type="string">
            <text:p>language: "Polish (Poland)"</text:p>
          </table:table-cell>
          <table:table-cell table:formula="of:=COM.MICROSOFT.CONCAT([.J$2]; &quot;: &quot;; CHAR(34); [.D340]; CHAR(34))" office:value-type="string" office:string-value="name: &quot;pl-PL-Wavenet-A&quot;" calcext:value-type="string">
            <text:p>name: "pl-PL-Wavenet-A"</text:p>
          </table:table-cell>
          <table:table-cell table:formula="of:=COM.MICROSOFT.CONCAT([.K$2]; &quot;: &quot;; CHAR(34); IF([.E34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lish (Poland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l-PL</text:p>
          </table:table-cell>
          <table:table-cell table:style-name="ce4" office:value-type="string" calcext:value-type="string">
            <text:p>pl-PL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41]; &quot;, &quot;; [.J341]; &quot;, &quot;; [.K341]; &quot; },&quot;)" office:value-type="string" office:string-value="{ language: &quot;Polish (Poland)&quot;, name: &quot;pl-PL-Wavenet-B&quot;, gender: &quot;Male&quot; }," calcext:value-type="string">
            <text:p>{ language: "Polish (Poland)", name: "pl-PL-Wavenet-B", gender: "Male" },</text:p>
          </table:table-cell>
          <table:table-cell table:style-name="ce4"/>
          <table:table-cell table:formula="of:=COM.MICROSOFT.CONCAT([.I$2]; &quot;: &quot;; CHAR(34); [.A341]; CHAR(34))" office:value-type="string" office:string-value="language: &quot;Polish (Poland)&quot;" calcext:value-type="string">
            <text:p>language: "Polish (Poland)"</text:p>
          </table:table-cell>
          <table:table-cell table:formula="of:=COM.MICROSOFT.CONCAT([.J$2]; &quot;: &quot;; CHAR(34); [.D341]; CHAR(34))" office:value-type="string" office:string-value="name: &quot;pl-PL-Wavenet-B&quot;" calcext:value-type="string">
            <text:p>name: "pl-PL-Wavenet-B"</text:p>
          </table:table-cell>
          <table:table-cell table:formula="of:=COM.MICROSOFT.CONCAT([.K$2]; &quot;: &quot;; CHAR(34); IF([.E34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lish (Poland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l-PL</text:p>
          </table:table-cell>
          <table:table-cell table:style-name="ce4" office:value-type="string" calcext:value-type="string">
            <text:p>pl-PL-Wavenet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42]; &quot;, &quot;; [.J342]; &quot;, &quot;; [.K342]; &quot; },&quot;)" office:value-type="string" office:string-value="{ language: &quot;Polish (Poland)&quot;, name: &quot;pl-PL-Wavenet-C&quot;, gender: &quot;Male&quot; }," calcext:value-type="string">
            <text:p>{ language: "Polish (Poland)", name: "pl-PL-Wavenet-C", gender: "Male" },</text:p>
          </table:table-cell>
          <table:table-cell table:style-name="ce4"/>
          <table:table-cell table:formula="of:=COM.MICROSOFT.CONCAT([.I$2]; &quot;: &quot;; CHAR(34); [.A342]; CHAR(34))" office:value-type="string" office:string-value="language: &quot;Polish (Poland)&quot;" calcext:value-type="string">
            <text:p>language: "Polish (Poland)"</text:p>
          </table:table-cell>
          <table:table-cell table:formula="of:=COM.MICROSOFT.CONCAT([.J$2]; &quot;: &quot;; CHAR(34); [.D342]; CHAR(34))" office:value-type="string" office:string-value="name: &quot;pl-PL-Wavenet-C&quot;" calcext:value-type="string">
            <text:p>name: "pl-PL-Wavenet-C"</text:p>
          </table:table-cell>
          <table:table-cell table:formula="of:=COM.MICROSOFT.CONCAT([.K$2]; &quot;: &quot;; CHAR(34); IF([.E34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lish (Poland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l-PL</text:p>
          </table:table-cell>
          <table:table-cell table:style-name="ce4" office:value-type="string" calcext:value-type="string">
            <text:p>pl-PL-Wavenet-D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43]; &quot;, &quot;; [.J343]; &quot;, &quot;; [.K343]; &quot; },&quot;)" office:value-type="string" office:string-value="{ language: &quot;Polish (Poland)&quot;, name: &quot;pl-PL-Wavenet-D&quot;, gender: &quot;Female&quot; }," calcext:value-type="string">
            <text:p>{ language: "Polish (Poland)", name: "pl-PL-Wavenet-D", gender: "Female" },</text:p>
          </table:table-cell>
          <table:table-cell table:style-name="ce4"/>
          <table:table-cell table:formula="of:=COM.MICROSOFT.CONCAT([.I$2]; &quot;: &quot;; CHAR(34); [.A343]; CHAR(34))" office:value-type="string" office:string-value="language: &quot;Polish (Poland)&quot;" calcext:value-type="string">
            <text:p>language: "Polish (Poland)"</text:p>
          </table:table-cell>
          <table:table-cell table:formula="of:=COM.MICROSOFT.CONCAT([.J$2]; &quot;: &quot;; CHAR(34); [.D343]; CHAR(34))" office:value-type="string" office:string-value="name: &quot;pl-PL-Wavenet-D&quot;" calcext:value-type="string">
            <text:p>name: "pl-PL-Wavenet-D"</text:p>
          </table:table-cell>
          <table:table-cell table:formula="of:=COM.MICROSOFT.CONCAT([.K$2]; &quot;: &quot;; CHAR(34); IF([.E34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lish (Poland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l-PL</text:p>
          </table:table-cell>
          <table:table-cell table:style-name="ce4" office:value-type="string" calcext:value-type="string">
            <text:p>pl-PL-Wavenet-E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44]; &quot;, &quot;; [.J344]; &quot;, &quot;; [.K344]; &quot; },&quot;)" office:value-type="string" office:string-value="{ language: &quot;Polish (Poland)&quot;, name: &quot;pl-PL-Wavenet-E&quot;, gender: &quot;Female&quot; }," calcext:value-type="string">
            <text:p>{ language: "Polish (Poland)", name: "pl-PL-Wavenet-E", gender: "Female" },</text:p>
          </table:table-cell>
          <table:table-cell table:style-name="ce4"/>
          <table:table-cell table:formula="of:=COM.MICROSOFT.CONCAT([.I$2]; &quot;: &quot;; CHAR(34); [.A344]; CHAR(34))" office:value-type="string" office:string-value="language: &quot;Polish (Poland)&quot;" calcext:value-type="string">
            <text:p>language: "Polish (Poland)"</text:p>
          </table:table-cell>
          <table:table-cell table:formula="of:=COM.MICROSOFT.CONCAT([.J$2]; &quot;: &quot;; CHAR(34); [.D344]; CHAR(34))" office:value-type="string" office:string-value="name: &quot;pl-PL-Wavenet-E&quot;" calcext:value-type="string">
            <text:p>name: "pl-PL-Wavenet-E"</text:p>
          </table:table-cell>
          <table:table-cell table:formula="of:=COM.MICROSOFT.CONCAT([.K$2]; &quot;: &quot;; CHAR(34); IF([.E34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rtuguese (Brazil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t-BR</text:p>
          </table:table-cell>
          <table:table-cell table:style-name="ce4" office:value-type="string" calcext:value-type="string">
            <text:p>pt-BR-Neural2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45]; &quot;, &quot;; [.J345]; &quot;, &quot;; [.K345]; &quot; },&quot;)" office:value-type="string" office:string-value="{ language: &quot;Portuguese (Brazil)&quot;, name: &quot;pt-BR-Neural2-A&quot;, gender: &quot;Female&quot; }," calcext:value-type="string">
            <text:p>{ language: "Portuguese (Brazil)", name: "pt-BR-Neural2-A", gender: "Female" },</text:p>
          </table:table-cell>
          <table:table-cell table:style-name="ce4"/>
          <table:table-cell table:formula="of:=COM.MICROSOFT.CONCAT([.I$2]; &quot;: &quot;; CHAR(34); [.A345]; CHAR(34))" office:value-type="string" office:string-value="language: &quot;Portuguese (Brazil)&quot;" calcext:value-type="string">
            <text:p>language: "Portuguese (Brazil)"</text:p>
          </table:table-cell>
          <table:table-cell table:formula="of:=COM.MICROSOFT.CONCAT([.J$2]; &quot;: &quot;; CHAR(34); [.D345]; CHAR(34))" office:value-type="string" office:string-value="name: &quot;pt-BR-Neural2-A&quot;" calcext:value-type="string">
            <text:p>name: "pt-BR-Neural2-A"</text:p>
          </table:table-cell>
          <table:table-cell table:formula="of:=COM.MICROSOFT.CONCAT([.K$2]; &quot;: &quot;; CHAR(34); IF([.E34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rtuguese (Brazil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t-BR</text:p>
          </table:table-cell>
          <table:table-cell table:style-name="ce4" office:value-type="string" calcext:value-type="string">
            <text:p>pt-BR-Neural2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46]; &quot;, &quot;; [.J346]; &quot;, &quot;; [.K346]; &quot; },&quot;)" office:value-type="string" office:string-value="{ language: &quot;Portuguese (Brazil)&quot;, name: &quot;pt-BR-Neural2-B&quot;, gender: &quot;Male&quot; }," calcext:value-type="string">
            <text:p>{ language: "Portuguese (Brazil)", name: "pt-BR-Neural2-B", gender: "Male" },</text:p>
          </table:table-cell>
          <table:table-cell table:style-name="ce4"/>
          <table:table-cell table:formula="of:=COM.MICROSOFT.CONCAT([.I$2]; &quot;: &quot;; CHAR(34); [.A346]; CHAR(34))" office:value-type="string" office:string-value="language: &quot;Portuguese (Brazil)&quot;" calcext:value-type="string">
            <text:p>language: "Portuguese (Brazil)"</text:p>
          </table:table-cell>
          <table:table-cell table:formula="of:=COM.MICROSOFT.CONCAT([.J$2]; &quot;: &quot;; CHAR(34); [.D346]; CHAR(34))" office:value-type="string" office:string-value="name: &quot;pt-BR-Neural2-B&quot;" calcext:value-type="string">
            <text:p>name: "pt-BR-Neural2-B"</text:p>
          </table:table-cell>
          <table:table-cell table:formula="of:=COM.MICROSOFT.CONCAT([.K$2]; &quot;: &quot;; CHAR(34); IF([.E34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rtuguese (Brazil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t-BR</text:p>
          </table:table-cell>
          <table:table-cell table:style-name="ce4" office:value-type="string" calcext:value-type="string">
            <text:p>pt-BR-Neural2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47]; &quot;, &quot;; [.J347]; &quot;, &quot;; [.K347]; &quot; },&quot;)" office:value-type="string" office:string-value="{ language: &quot;Portuguese (Brazil)&quot;, name: &quot;pt-BR-Neural2-C&quot;, gender: &quot;Female&quot; }," calcext:value-type="string">
            <text:p>{ language: "Portuguese (Brazil)", name: "pt-BR-Neural2-C", gender: "Female" },</text:p>
          </table:table-cell>
          <table:table-cell table:style-name="ce4"/>
          <table:table-cell table:formula="of:=COM.MICROSOFT.CONCAT([.I$2]; &quot;: &quot;; CHAR(34); [.A347]; CHAR(34))" office:value-type="string" office:string-value="language: &quot;Portuguese (Brazil)&quot;" calcext:value-type="string">
            <text:p>language: "Portuguese (Brazil)"</text:p>
          </table:table-cell>
          <table:table-cell table:formula="of:=COM.MICROSOFT.CONCAT([.J$2]; &quot;: &quot;; CHAR(34); [.D347]; CHAR(34))" office:value-type="string" office:string-value="name: &quot;pt-BR-Neural2-C&quot;" calcext:value-type="string">
            <text:p>name: "pt-BR-Neural2-C"</text:p>
          </table:table-cell>
          <table:table-cell table:formula="of:=COM.MICROSOFT.CONCAT([.K$2]; &quot;: &quot;; CHAR(34); IF([.E34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ortuguese (Brazil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pt-BR</text:p>
          </table:table-cell>
          <table:table-cell table:style-name="ce3" office:value-type="string" calcext:value-type="string">
            <text:p>pt-BR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48]; &quot;, &quot;; [.J348]; &quot;, &quot;; [.K348]; &quot; },&quot;)" office:value-type="string" office:string-value="{ language: &quot;Portuguese (Brazil)&quot;, name: &quot;pt-BR-Standard-A&quot;, gender: &quot;Female&quot; }," calcext:value-type="string">
            <text:p>{ language: "Portuguese (Brazil)", name: "pt-BR-Standard-A", gender: "Female" },</text:p>
          </table:table-cell>
          <table:table-cell table:style-name="ce3"/>
          <table:table-cell table:formula="of:=COM.MICROSOFT.CONCAT([.I$2]; &quot;: &quot;; CHAR(34); [.A348]; CHAR(34))" office:value-type="string" office:string-value="language: &quot;Portuguese (Brazil)&quot;" calcext:value-type="string">
            <text:p>language: "Portuguese (Brazil)"</text:p>
          </table:table-cell>
          <table:table-cell table:formula="of:=COM.MICROSOFT.CONCAT([.J$2]; &quot;: &quot;; CHAR(34); [.D348]; CHAR(34))" office:value-type="string" office:string-value="name: &quot;pt-BR-Standard-A&quot;" calcext:value-type="string">
            <text:p>name: "pt-BR-Standard-A"</text:p>
          </table:table-cell>
          <table:table-cell table:formula="of:=COM.MICROSOFT.CONCAT([.K$2]; &quot;: &quot;; CHAR(34); IF([.E34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Portuguese (Brazil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pt-BR</text:p>
          </table:table-cell>
          <table:table-cell table:style-name="ce3" office:value-type="string" calcext:value-type="string">
            <text:p>pt-BR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49]; &quot;, &quot;; [.J349]; &quot;, &quot;; [.K349]; &quot; },&quot;)" office:value-type="string" office:string-value="{ language: &quot;Portuguese (Brazil)&quot;, name: &quot;pt-BR-Standard-B&quot;, gender: &quot;Male&quot; }," calcext:value-type="string">
            <text:p>{ language: "Portuguese (Brazil)", name: "pt-BR-Standard-B", gender: "Male" },</text:p>
          </table:table-cell>
          <table:table-cell table:style-name="ce3"/>
          <table:table-cell table:formula="of:=COM.MICROSOFT.CONCAT([.I$2]; &quot;: &quot;; CHAR(34); [.A349]; CHAR(34))" office:value-type="string" office:string-value="language: &quot;Portuguese (Brazil)&quot;" calcext:value-type="string">
            <text:p>language: "Portuguese (Brazil)"</text:p>
          </table:table-cell>
          <table:table-cell table:formula="of:=COM.MICROSOFT.CONCAT([.J$2]; &quot;: &quot;; CHAR(34); [.D349]; CHAR(34))" office:value-type="string" office:string-value="name: &quot;pt-BR-Standard-B&quot;" calcext:value-type="string">
            <text:p>name: "pt-BR-Standard-B"</text:p>
          </table:table-cell>
          <table:table-cell table:formula="of:=COM.MICROSOFT.CONCAT([.K$2]; &quot;: &quot;; CHAR(34); IF([.E34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Portuguese (Brazil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pt-BR</text:p>
          </table:table-cell>
          <table:table-cell table:style-name="ce3" office:value-type="string" calcext:value-type="string">
            <text:p>pt-BR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50]; &quot;, &quot;; [.J350]; &quot;, &quot;; [.K350]; &quot; },&quot;)" office:value-type="string" office:string-value="{ language: &quot;Portuguese (Brazil)&quot;, name: &quot;pt-BR-Standard-C&quot;, gender: &quot;Female&quot; }," calcext:value-type="string">
            <text:p>{ language: "Portuguese (Brazil)", name: "pt-BR-Standard-C", gender: "Female" },</text:p>
          </table:table-cell>
          <table:table-cell table:style-name="ce3"/>
          <table:table-cell table:formula="of:=COM.MICROSOFT.CONCAT([.I$2]; &quot;: &quot;; CHAR(34); [.A350]; CHAR(34))" office:value-type="string" office:string-value="language: &quot;Portuguese (Brazil)&quot;" calcext:value-type="string">
            <text:p>language: "Portuguese (Brazil)"</text:p>
          </table:table-cell>
          <table:table-cell table:formula="of:=COM.MICROSOFT.CONCAT([.J$2]; &quot;: &quot;; CHAR(34); [.D350]; CHAR(34))" office:value-type="string" office:string-value="name: &quot;pt-BR-Standard-C&quot;" calcext:value-type="string">
            <text:p>name: "pt-BR-Standard-C"</text:p>
          </table:table-cell>
          <table:table-cell table:formula="of:=COM.MICROSOFT.CONCAT([.K$2]; &quot;: &quot;; CHAR(34); IF([.E35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Portuguese (Brazil)</text:p>
          </table:table-cell>
          <table:table-cell table:style-name="ce3" office:value-type="string" calcext:value-type="string">
            <text:p>Studio</text:p>
          </table:table-cell>
          <table:table-cell table:style-name="ce3" office:value-type="string" calcext:value-type="string">
            <text:p>pt-BR</text:p>
          </table:table-cell>
          <table:table-cell table:style-name="ce3" office:value-type="string" calcext:value-type="string">
            <text:p>pt-BR-Studio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51]; &quot;, &quot;; [.J351]; &quot;, &quot;; [.K351]; &quot; },&quot;)" office:value-type="string" office:string-value="{ language: &quot;Portuguese (Brazil)&quot;, name: &quot;pt-BR-Studio-B&quot;, gender: &quot;Male&quot; }," calcext:value-type="string">
            <text:p>{ language: "Portuguese (Brazil)", name: "pt-BR-Studio-B", gender: "Male" },</text:p>
          </table:table-cell>
          <table:table-cell table:style-name="ce3"/>
          <table:table-cell table:formula="of:=COM.MICROSOFT.CONCAT([.I$2]; &quot;: &quot;; CHAR(34); [.A351]; CHAR(34))" office:value-type="string" office:string-value="language: &quot;Portuguese (Brazil)&quot;" calcext:value-type="string">
            <text:p>language: "Portuguese (Brazil)"</text:p>
          </table:table-cell>
          <table:table-cell table:formula="of:=COM.MICROSOFT.CONCAT([.J$2]; &quot;: &quot;; CHAR(34); [.D351]; CHAR(34))" office:value-type="string" office:string-value="name: &quot;pt-BR-Studio-B&quot;" calcext:value-type="string">
            <text:p>name: "pt-BR-Studio-B"</text:p>
          </table:table-cell>
          <table:table-cell table:formula="of:=COM.MICROSOFT.CONCAT([.K$2]; &quot;: &quot;; CHAR(34); IF([.E35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Portuguese (Brazil)</text:p>
          </table:table-cell>
          <table:table-cell table:style-name="ce3" office:value-type="string" calcext:value-type="string">
            <text:p>Studio</text:p>
          </table:table-cell>
          <table:table-cell table:style-name="ce3" office:value-type="string" calcext:value-type="string">
            <text:p>pt-BR</text:p>
          </table:table-cell>
          <table:table-cell table:style-name="ce3" office:value-type="string" calcext:value-type="string">
            <text:p>pt-BR-Studio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52]; &quot;, &quot;; [.J352]; &quot;, &quot;; [.K352]; &quot; },&quot;)" office:value-type="string" office:string-value="{ language: &quot;Portuguese (Brazil)&quot;, name: &quot;pt-BR-Studio-C&quot;, gender: &quot;Female&quot; }," calcext:value-type="string">
            <text:p>{ language: "Portuguese (Brazil)", name: "pt-BR-Studio-C", gender: "Female" },</text:p>
          </table:table-cell>
          <table:table-cell table:style-name="ce3"/>
          <table:table-cell table:formula="of:=COM.MICROSOFT.CONCAT([.I$2]; &quot;: &quot;; CHAR(34); [.A352]; CHAR(34))" office:value-type="string" office:string-value="language: &quot;Portuguese (Brazil)&quot;" calcext:value-type="string">
            <text:p>language: "Portuguese (Brazil)"</text:p>
          </table:table-cell>
          <table:table-cell table:formula="of:=COM.MICROSOFT.CONCAT([.J$2]; &quot;: &quot;; CHAR(34); [.D352]; CHAR(34))" office:value-type="string" office:string-value="name: &quot;pt-BR-Studio-C&quot;" calcext:value-type="string">
            <text:p>name: "pt-BR-Studio-C"</text:p>
          </table:table-cell>
          <table:table-cell table:formula="of:=COM.MICROSOFT.CONCAT([.K$2]; &quot;: &quot;; CHAR(34); IF([.E35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Portuguese (Brazil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t-BR</text:p>
          </table:table-cell>
          <table:table-cell table:style-name="ce4" office:value-type="string" calcext:value-type="string">
            <text:p>pt-BR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53]; &quot;, &quot;; [.J353]; &quot;, &quot;; [.K353]; &quot; },&quot;)" office:value-type="string" office:string-value="{ language: &quot;Portuguese (Brazil)&quot;, name: &quot;pt-BR-Wavenet-A&quot;, gender: &quot;Female&quot; }," calcext:value-type="string">
            <text:p>{ language: "Portuguese (Brazil)", name: "pt-BR-Wavenet-A", gender: "Female" },</text:p>
          </table:table-cell>
          <table:table-cell table:style-name="ce4"/>
          <table:table-cell table:formula="of:=COM.MICROSOFT.CONCAT([.I$2]; &quot;: &quot;; CHAR(34); [.A353]; CHAR(34))" office:value-type="string" office:string-value="language: &quot;Portuguese (Brazil)&quot;" calcext:value-type="string">
            <text:p>language: "Portuguese (Brazil)"</text:p>
          </table:table-cell>
          <table:table-cell table:formula="of:=COM.MICROSOFT.CONCAT([.J$2]; &quot;: &quot;; CHAR(34); [.D353]; CHAR(34))" office:value-type="string" office:string-value="name: &quot;pt-BR-Wavenet-A&quot;" calcext:value-type="string">
            <text:p>name: "pt-BR-Wavenet-A"</text:p>
          </table:table-cell>
          <table:table-cell table:formula="of:=COM.MICROSOFT.CONCAT([.K$2]; &quot;: &quot;; CHAR(34); IF([.E35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rtuguese (Brazil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t-BR</text:p>
          </table:table-cell>
          <table:table-cell table:style-name="ce4" office:value-type="string" calcext:value-type="string">
            <text:p>pt-BR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54]; &quot;, &quot;; [.J354]; &quot;, &quot;; [.K354]; &quot; },&quot;)" office:value-type="string" office:string-value="{ language: &quot;Portuguese (Brazil)&quot;, name: &quot;pt-BR-Wavenet-B&quot;, gender: &quot;Male&quot; }," calcext:value-type="string">
            <text:p>{ language: "Portuguese (Brazil)", name: "pt-BR-Wavenet-B", gender: "Male" },</text:p>
          </table:table-cell>
          <table:table-cell table:style-name="ce4"/>
          <table:table-cell table:formula="of:=COM.MICROSOFT.CONCAT([.I$2]; &quot;: &quot;; CHAR(34); [.A354]; CHAR(34))" office:value-type="string" office:string-value="language: &quot;Portuguese (Brazil)&quot;" calcext:value-type="string">
            <text:p>language: "Portuguese (Brazil)"</text:p>
          </table:table-cell>
          <table:table-cell table:formula="of:=COM.MICROSOFT.CONCAT([.J$2]; &quot;: &quot;; CHAR(34); [.D354]; CHAR(34))" office:value-type="string" office:string-value="name: &quot;pt-BR-Wavenet-B&quot;" calcext:value-type="string">
            <text:p>name: "pt-BR-Wavenet-B"</text:p>
          </table:table-cell>
          <table:table-cell table:formula="of:=COM.MICROSOFT.CONCAT([.K$2]; &quot;: &quot;; CHAR(34); IF([.E35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rtuguese (Brazil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t-BR</text:p>
          </table:table-cell>
          <table:table-cell table:style-name="ce4" office:value-type="string" calcext:value-type="string">
            <text:p>pt-BR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55]; &quot;, &quot;; [.J355]; &quot;, &quot;; [.K355]; &quot; },&quot;)" office:value-type="string" office:string-value="{ language: &quot;Portuguese (Brazil)&quot;, name: &quot;pt-BR-Wavenet-C&quot;, gender: &quot;Female&quot; }," calcext:value-type="string">
            <text:p>{ language: "Portuguese (Brazil)", name: "pt-BR-Wavenet-C", gender: "Female" },</text:p>
          </table:table-cell>
          <table:table-cell table:style-name="ce4"/>
          <table:table-cell table:formula="of:=COM.MICROSOFT.CONCAT([.I$2]; &quot;: &quot;; CHAR(34); [.A355]; CHAR(34))" office:value-type="string" office:string-value="language: &quot;Portuguese (Brazil)&quot;" calcext:value-type="string">
            <text:p>language: "Portuguese (Brazil)"</text:p>
          </table:table-cell>
          <table:table-cell table:formula="of:=COM.MICROSOFT.CONCAT([.J$2]; &quot;: &quot;; CHAR(34); [.D355]; CHAR(34))" office:value-type="string" office:string-value="name: &quot;pt-BR-Wavenet-C&quot;" calcext:value-type="string">
            <text:p>name: "pt-BR-Wavenet-C"</text:p>
          </table:table-cell>
          <table:table-cell table:formula="of:=COM.MICROSOFT.CONCAT([.K$2]; &quot;: &quot;; CHAR(34); IF([.E35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ortuguese (Portugal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pt-PT</text:p>
          </table:table-cell>
          <table:table-cell table:style-name="ce3" office:value-type="string" calcext:value-type="string">
            <text:p>pt-PT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56]; &quot;, &quot;; [.J356]; &quot;, &quot;; [.K356]; &quot; },&quot;)" office:value-type="string" office:string-value="{ language: &quot;Portuguese (Portugal)&quot;, name: &quot;pt-PT-Standard-A&quot;, gender: &quot;Female&quot; }," calcext:value-type="string">
            <text:p>{ language: "Portuguese (Portugal)", name: "pt-PT-Standard-A", gender: "Female" },</text:p>
          </table:table-cell>
          <table:table-cell table:style-name="ce3"/>
          <table:table-cell table:formula="of:=COM.MICROSOFT.CONCAT([.I$2]; &quot;: &quot;; CHAR(34); [.A356]; CHAR(34))" office:value-type="string" office:string-value="language: &quot;Portuguese (Portugal)&quot;" calcext:value-type="string">
            <text:p>language: "Portuguese (Portugal)"</text:p>
          </table:table-cell>
          <table:table-cell table:formula="of:=COM.MICROSOFT.CONCAT([.J$2]; &quot;: &quot;; CHAR(34); [.D356]; CHAR(34))" office:value-type="string" office:string-value="name: &quot;pt-PT-Standard-A&quot;" calcext:value-type="string">
            <text:p>name: "pt-PT-Standard-A"</text:p>
          </table:table-cell>
          <table:table-cell table:formula="of:=COM.MICROSOFT.CONCAT([.K$2]; &quot;: &quot;; CHAR(34); IF([.E35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Portuguese (Portugal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pt-PT</text:p>
          </table:table-cell>
          <table:table-cell table:style-name="ce3" office:value-type="string" calcext:value-type="string">
            <text:p>pt-PT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57]; &quot;, &quot;; [.J357]; &quot;, &quot;; [.K357]; &quot; },&quot;)" office:value-type="string" office:string-value="{ language: &quot;Portuguese (Portugal)&quot;, name: &quot;pt-PT-Standard-B&quot;, gender: &quot;Male&quot; }," calcext:value-type="string">
            <text:p>{ language: "Portuguese (Portugal)", name: "pt-PT-Standard-B", gender: "Male" },</text:p>
          </table:table-cell>
          <table:table-cell table:style-name="ce3"/>
          <table:table-cell table:formula="of:=COM.MICROSOFT.CONCAT([.I$2]; &quot;: &quot;; CHAR(34); [.A357]; CHAR(34))" office:value-type="string" office:string-value="language: &quot;Portuguese (Portugal)&quot;" calcext:value-type="string">
            <text:p>language: "Portuguese (Portugal)"</text:p>
          </table:table-cell>
          <table:table-cell table:formula="of:=COM.MICROSOFT.CONCAT([.J$2]; &quot;: &quot;; CHAR(34); [.D357]; CHAR(34))" office:value-type="string" office:string-value="name: &quot;pt-PT-Standard-B&quot;" calcext:value-type="string">
            <text:p>name: "pt-PT-Standard-B"</text:p>
          </table:table-cell>
          <table:table-cell table:formula="of:=COM.MICROSOFT.CONCAT([.K$2]; &quot;: &quot;; CHAR(34); IF([.E35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Portuguese (Portugal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pt-PT</text:p>
          </table:table-cell>
          <table:table-cell table:style-name="ce3" office:value-type="string" calcext:value-type="string">
            <text:p>pt-PT-Standard-C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58]; &quot;, &quot;; [.J358]; &quot;, &quot;; [.K358]; &quot; },&quot;)" office:value-type="string" office:string-value="{ language: &quot;Portuguese (Portugal)&quot;, name: &quot;pt-PT-Standard-C&quot;, gender: &quot;Male&quot; }," calcext:value-type="string">
            <text:p>{ language: "Portuguese (Portugal)", name: "pt-PT-Standard-C", gender: "Male" },</text:p>
          </table:table-cell>
          <table:table-cell table:style-name="ce3"/>
          <table:table-cell table:formula="of:=COM.MICROSOFT.CONCAT([.I$2]; &quot;: &quot;; CHAR(34); [.A358]; CHAR(34))" office:value-type="string" office:string-value="language: &quot;Portuguese (Portugal)&quot;" calcext:value-type="string">
            <text:p>language: "Portuguese (Portugal)"</text:p>
          </table:table-cell>
          <table:table-cell table:formula="of:=COM.MICROSOFT.CONCAT([.J$2]; &quot;: &quot;; CHAR(34); [.D358]; CHAR(34))" office:value-type="string" office:string-value="name: &quot;pt-PT-Standard-C&quot;" calcext:value-type="string">
            <text:p>name: "pt-PT-Standard-C"</text:p>
          </table:table-cell>
          <table:table-cell table:formula="of:=COM.MICROSOFT.CONCAT([.K$2]; &quot;: &quot;; CHAR(34); IF([.E35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Portuguese (Portugal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pt-PT</text:p>
          </table:table-cell>
          <table:table-cell table:style-name="ce3" office:value-type="string" calcext:value-type="string">
            <text:p>pt-PT-Standard-D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59]; &quot;, &quot;; [.J359]; &quot;, &quot;; [.K359]; &quot; },&quot;)" office:value-type="string" office:string-value="{ language: &quot;Portuguese (Portugal)&quot;, name: &quot;pt-PT-Standard-D&quot;, gender: &quot;Female&quot; }," calcext:value-type="string">
            <text:p>{ language: "Portuguese (Portugal)", name: "pt-PT-Standard-D", gender: "Female" },</text:p>
          </table:table-cell>
          <table:table-cell table:style-name="ce3"/>
          <table:table-cell table:formula="of:=COM.MICROSOFT.CONCAT([.I$2]; &quot;: &quot;; CHAR(34); [.A359]; CHAR(34))" office:value-type="string" office:string-value="language: &quot;Portuguese (Portugal)&quot;" calcext:value-type="string">
            <text:p>language: "Portuguese (Portugal)"</text:p>
          </table:table-cell>
          <table:table-cell table:formula="of:=COM.MICROSOFT.CONCAT([.J$2]; &quot;: &quot;; CHAR(34); [.D359]; CHAR(34))" office:value-type="string" office:string-value="name: &quot;pt-PT-Standard-D&quot;" calcext:value-type="string">
            <text:p>name: "pt-PT-Standard-D"</text:p>
          </table:table-cell>
          <table:table-cell table:formula="of:=COM.MICROSOFT.CONCAT([.K$2]; &quot;: &quot;; CHAR(34); IF([.E35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Portuguese (Portugal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t-PT</text:p>
          </table:table-cell>
          <table:table-cell table:style-name="ce4" office:value-type="string" calcext:value-type="string">
            <text:p>pt-PT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60]; &quot;, &quot;; [.J360]; &quot;, &quot;; [.K360]; &quot; },&quot;)" office:value-type="string" office:string-value="{ language: &quot;Portuguese (Portugal)&quot;, name: &quot;pt-PT-Wavenet-A&quot;, gender: &quot;Female&quot; }," calcext:value-type="string">
            <text:p>{ language: "Portuguese (Portugal)", name: "pt-PT-Wavenet-A", gender: "Female" },</text:p>
          </table:table-cell>
          <table:table-cell table:style-name="ce4"/>
          <table:table-cell table:formula="of:=COM.MICROSOFT.CONCAT([.I$2]; &quot;: &quot;; CHAR(34); [.A360]; CHAR(34))" office:value-type="string" office:string-value="language: &quot;Portuguese (Portugal)&quot;" calcext:value-type="string">
            <text:p>language: "Portuguese (Portugal)"</text:p>
          </table:table-cell>
          <table:table-cell table:formula="of:=COM.MICROSOFT.CONCAT([.J$2]; &quot;: &quot;; CHAR(34); [.D360]; CHAR(34))" office:value-type="string" office:string-value="name: &quot;pt-PT-Wavenet-A&quot;" calcext:value-type="string">
            <text:p>name: "pt-PT-Wavenet-A"</text:p>
          </table:table-cell>
          <table:table-cell table:formula="of:=COM.MICROSOFT.CONCAT([.K$2]; &quot;: &quot;; CHAR(34); IF([.E36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rtuguese (Portugal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t-PT</text:p>
          </table:table-cell>
          <table:table-cell table:style-name="ce4" office:value-type="string" calcext:value-type="string">
            <text:p>pt-PT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61]; &quot;, &quot;; [.J361]; &quot;, &quot;; [.K361]; &quot; },&quot;)" office:value-type="string" office:string-value="{ language: &quot;Portuguese (Portugal)&quot;, name: &quot;pt-PT-Wavenet-B&quot;, gender: &quot;Male&quot; }," calcext:value-type="string">
            <text:p>{ language: "Portuguese (Portugal)", name: "pt-PT-Wavenet-B", gender: "Male" },</text:p>
          </table:table-cell>
          <table:table-cell table:style-name="ce4"/>
          <table:table-cell table:formula="of:=COM.MICROSOFT.CONCAT([.I$2]; &quot;: &quot;; CHAR(34); [.A361]; CHAR(34))" office:value-type="string" office:string-value="language: &quot;Portuguese (Portugal)&quot;" calcext:value-type="string">
            <text:p>language: "Portuguese (Portugal)"</text:p>
          </table:table-cell>
          <table:table-cell table:formula="of:=COM.MICROSOFT.CONCAT([.J$2]; &quot;: &quot;; CHAR(34); [.D361]; CHAR(34))" office:value-type="string" office:string-value="name: &quot;pt-PT-Wavenet-B&quot;" calcext:value-type="string">
            <text:p>name: "pt-PT-Wavenet-B"</text:p>
          </table:table-cell>
          <table:table-cell table:formula="of:=COM.MICROSOFT.CONCAT([.K$2]; &quot;: &quot;; CHAR(34); IF([.E36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rtuguese (Portugal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t-PT</text:p>
          </table:table-cell>
          <table:table-cell table:style-name="ce4" office:value-type="string" calcext:value-type="string">
            <text:p>pt-PT-Wavenet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62]; &quot;, &quot;; [.J362]; &quot;, &quot;; [.K362]; &quot; },&quot;)" office:value-type="string" office:string-value="{ language: &quot;Portuguese (Portugal)&quot;, name: &quot;pt-PT-Wavenet-C&quot;, gender: &quot;Male&quot; }," calcext:value-type="string">
            <text:p>{ language: "Portuguese (Portugal)", name: "pt-PT-Wavenet-C", gender: "Male" },</text:p>
          </table:table-cell>
          <table:table-cell table:style-name="ce4"/>
          <table:table-cell table:formula="of:=COM.MICROSOFT.CONCAT([.I$2]; &quot;: &quot;; CHAR(34); [.A362]; CHAR(34))" office:value-type="string" office:string-value="language: &quot;Portuguese (Portugal)&quot;" calcext:value-type="string">
            <text:p>language: "Portuguese (Portugal)"</text:p>
          </table:table-cell>
          <table:table-cell table:formula="of:=COM.MICROSOFT.CONCAT([.J$2]; &quot;: &quot;; CHAR(34); [.D362]; CHAR(34))" office:value-type="string" office:string-value="name: &quot;pt-PT-Wavenet-C&quot;" calcext:value-type="string">
            <text:p>name: "pt-PT-Wavenet-C"</text:p>
          </table:table-cell>
          <table:table-cell table:formula="of:=COM.MICROSOFT.CONCAT([.K$2]; &quot;: &quot;; CHAR(34); IF([.E36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ortuguese (Portugal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t-PT</text:p>
          </table:table-cell>
          <table:table-cell table:style-name="ce4" office:value-type="string" calcext:value-type="string">
            <text:p>pt-PT-Wavenet-D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63]; &quot;, &quot;; [.J363]; &quot;, &quot;; [.K363]; &quot; },&quot;)" office:value-type="string" office:string-value="{ language: &quot;Portuguese (Portugal)&quot;, name: &quot;pt-PT-Wavenet-D&quot;, gender: &quot;Female&quot; }," calcext:value-type="string">
            <text:p>{ language: "Portuguese (Portugal)", name: "pt-PT-Wavenet-D", gender: "Female" },</text:p>
          </table:table-cell>
          <table:table-cell table:style-name="ce4"/>
          <table:table-cell table:formula="of:=COM.MICROSOFT.CONCAT([.I$2]; &quot;: &quot;; CHAR(34); [.A363]; CHAR(34))" office:value-type="string" office:string-value="language: &quot;Portuguese (Portugal)&quot;" calcext:value-type="string">
            <text:p>language: "Portuguese (Portugal)"</text:p>
          </table:table-cell>
          <table:table-cell table:formula="of:=COM.MICROSOFT.CONCAT([.J$2]; &quot;: &quot;; CHAR(34); [.D363]; CHAR(34))" office:value-type="string" office:string-value="name: &quot;pt-PT-Wavenet-D&quot;" calcext:value-type="string">
            <text:p>name: "pt-PT-Wavenet-D"</text:p>
          </table:table-cell>
          <table:table-cell table:formula="of:=COM.MICROSOFT.CONCAT([.K$2]; &quot;: &quot;; CHAR(34); IF([.E36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unjab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pa-IN</text:p>
          </table:table-cell>
          <table:table-cell table:style-name="ce3" office:value-type="string" calcext:value-type="string">
            <text:p>pa-IN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64]; &quot;, &quot;; [.J364]; &quot;, &quot;; [.K364]; &quot; },&quot;)" office:value-type="string" office:string-value="{ language: &quot;Punjabi (India)&quot;, name: &quot;pa-IN-Standard-A&quot;, gender: &quot;Female&quot; }," calcext:value-type="string">
            <text:p>{ language: "Punjabi (India)", name: "pa-IN-Standard-A", gender: "Female" },</text:p>
          </table:table-cell>
          <table:table-cell table:style-name="ce3"/>
          <table:table-cell table:formula="of:=COM.MICROSOFT.CONCAT([.I$2]; &quot;: &quot;; CHAR(34); [.A364]; CHAR(34))" office:value-type="string" office:string-value="language: &quot;Punjabi (India)&quot;" calcext:value-type="string">
            <text:p>language: "Punjabi (India)"</text:p>
          </table:table-cell>
          <table:table-cell table:formula="of:=COM.MICROSOFT.CONCAT([.J$2]; &quot;: &quot;; CHAR(34); [.D364]; CHAR(34))" office:value-type="string" office:string-value="name: &quot;pa-IN-Standard-A&quot;" calcext:value-type="string">
            <text:p>name: "pa-IN-Standard-A"</text:p>
          </table:table-cell>
          <table:table-cell table:formula="of:=COM.MICROSOFT.CONCAT([.K$2]; &quot;: &quot;; CHAR(34); IF([.E36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Punjab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pa-IN</text:p>
          </table:table-cell>
          <table:table-cell table:style-name="ce3" office:value-type="string" calcext:value-type="string">
            <text:p>pa-IN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65]; &quot;, &quot;; [.J365]; &quot;, &quot;; [.K365]; &quot; },&quot;)" office:value-type="string" office:string-value="{ language: &quot;Punjabi (India)&quot;, name: &quot;pa-IN-Standard-B&quot;, gender: &quot;Male&quot; }," calcext:value-type="string">
            <text:p>{ language: "Punjabi (India)", name: "pa-IN-Standard-B", gender: "Male" },</text:p>
          </table:table-cell>
          <table:table-cell table:style-name="ce3"/>
          <table:table-cell table:formula="of:=COM.MICROSOFT.CONCAT([.I$2]; &quot;: &quot;; CHAR(34); [.A365]; CHAR(34))" office:value-type="string" office:string-value="language: &quot;Punjabi (India)&quot;" calcext:value-type="string">
            <text:p>language: "Punjabi (India)"</text:p>
          </table:table-cell>
          <table:table-cell table:formula="of:=COM.MICROSOFT.CONCAT([.J$2]; &quot;: &quot;; CHAR(34); [.D365]; CHAR(34))" office:value-type="string" office:string-value="name: &quot;pa-IN-Standard-B&quot;" calcext:value-type="string">
            <text:p>name: "pa-IN-Standard-B"</text:p>
          </table:table-cell>
          <table:table-cell table:formula="of:=COM.MICROSOFT.CONCAT([.K$2]; &quot;: &quot;; CHAR(34); IF([.E36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Punjab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pa-IN</text:p>
          </table:table-cell>
          <table:table-cell table:style-name="ce3" office:value-type="string" calcext:value-type="string">
            <text:p>pa-IN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66]; &quot;, &quot;; [.J366]; &quot;, &quot;; [.K366]; &quot; },&quot;)" office:value-type="string" office:string-value="{ language: &quot;Punjabi (India)&quot;, name: &quot;pa-IN-Standard-C&quot;, gender: &quot;Female&quot; }," calcext:value-type="string">
            <text:p>{ language: "Punjabi (India)", name: "pa-IN-Standard-C", gender: "Female" },</text:p>
          </table:table-cell>
          <table:table-cell table:style-name="ce3"/>
          <table:table-cell table:formula="of:=COM.MICROSOFT.CONCAT([.I$2]; &quot;: &quot;; CHAR(34); [.A366]; CHAR(34))" office:value-type="string" office:string-value="language: &quot;Punjabi (India)&quot;" calcext:value-type="string">
            <text:p>language: "Punjabi (India)"</text:p>
          </table:table-cell>
          <table:table-cell table:formula="of:=COM.MICROSOFT.CONCAT([.J$2]; &quot;: &quot;; CHAR(34); [.D366]; CHAR(34))" office:value-type="string" office:string-value="name: &quot;pa-IN-Standard-C&quot;" calcext:value-type="string">
            <text:p>name: "pa-IN-Standard-C"</text:p>
          </table:table-cell>
          <table:table-cell table:formula="of:=COM.MICROSOFT.CONCAT([.K$2]; &quot;: &quot;; CHAR(34); IF([.E36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Punjabi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pa-IN</text:p>
          </table:table-cell>
          <table:table-cell table:style-name="ce3" office:value-type="string" calcext:value-type="string">
            <text:p>pa-IN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67]; &quot;, &quot;; [.J367]; &quot;, &quot;; [.K367]; &quot; },&quot;)" office:value-type="string" office:string-value="{ language: &quot;Punjabi (India)&quot;, name: &quot;pa-IN-Standard-D&quot;, gender: &quot;Male&quot; }," calcext:value-type="string">
            <text:p>{ language: "Punjabi (India)", name: "pa-IN-Standard-D", gender: "Male" },</text:p>
          </table:table-cell>
          <table:table-cell table:style-name="ce3"/>
          <table:table-cell table:formula="of:=COM.MICROSOFT.CONCAT([.I$2]; &quot;: &quot;; CHAR(34); [.A367]; CHAR(34))" office:value-type="string" office:string-value="language: &quot;Punjabi (India)&quot;" calcext:value-type="string">
            <text:p>language: "Punjabi (India)"</text:p>
          </table:table-cell>
          <table:table-cell table:formula="of:=COM.MICROSOFT.CONCAT([.J$2]; &quot;: &quot;; CHAR(34); [.D367]; CHAR(34))" office:value-type="string" office:string-value="name: &quot;pa-IN-Standard-D&quot;" calcext:value-type="string">
            <text:p>name: "pa-IN-Standard-D"</text:p>
          </table:table-cell>
          <table:table-cell table:formula="of:=COM.MICROSOFT.CONCAT([.K$2]; &quot;: &quot;; CHAR(34); IF([.E36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Punjab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a-IN</text:p>
          </table:table-cell>
          <table:table-cell table:style-name="ce4" office:value-type="string" calcext:value-type="string">
            <text:p>pa-IN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68]; &quot;, &quot;; [.J368]; &quot;, &quot;; [.K368]; &quot; },&quot;)" office:value-type="string" office:string-value="{ language: &quot;Punjabi (India)&quot;, name: &quot;pa-IN-Wavenet-A&quot;, gender: &quot;Female&quot; }," calcext:value-type="string">
            <text:p>{ language: "Punjabi (India)", name: "pa-IN-Wavenet-A", gender: "Female" },</text:p>
          </table:table-cell>
          <table:table-cell table:style-name="ce4"/>
          <table:table-cell table:formula="of:=COM.MICROSOFT.CONCAT([.I$2]; &quot;: &quot;; CHAR(34); [.A368]; CHAR(34))" office:value-type="string" office:string-value="language: &quot;Punjabi (India)&quot;" calcext:value-type="string">
            <text:p>language: "Punjabi (India)"</text:p>
          </table:table-cell>
          <table:table-cell table:formula="of:=COM.MICROSOFT.CONCAT([.J$2]; &quot;: &quot;; CHAR(34); [.D368]; CHAR(34))" office:value-type="string" office:string-value="name: &quot;pa-IN-Wavenet-A&quot;" calcext:value-type="string">
            <text:p>name: "pa-IN-Wavenet-A"</text:p>
          </table:table-cell>
          <table:table-cell table:formula="of:=COM.MICROSOFT.CONCAT([.K$2]; &quot;: &quot;; CHAR(34); IF([.E36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unjab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a-IN</text:p>
          </table:table-cell>
          <table:table-cell table:style-name="ce4" office:value-type="string" calcext:value-type="string">
            <text:p>pa-IN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69]; &quot;, &quot;; [.J369]; &quot;, &quot;; [.K369]; &quot; },&quot;)" office:value-type="string" office:string-value="{ language: &quot;Punjabi (India)&quot;, name: &quot;pa-IN-Wavenet-B&quot;, gender: &quot;Male&quot; }," calcext:value-type="string">
            <text:p>{ language: "Punjabi (India)", name: "pa-IN-Wavenet-B", gender: "Male" },</text:p>
          </table:table-cell>
          <table:table-cell table:style-name="ce4"/>
          <table:table-cell table:formula="of:=COM.MICROSOFT.CONCAT([.I$2]; &quot;: &quot;; CHAR(34); [.A369]; CHAR(34))" office:value-type="string" office:string-value="language: &quot;Punjabi (India)&quot;" calcext:value-type="string">
            <text:p>language: "Punjabi (India)"</text:p>
          </table:table-cell>
          <table:table-cell table:formula="of:=COM.MICROSOFT.CONCAT([.J$2]; &quot;: &quot;; CHAR(34); [.D369]; CHAR(34))" office:value-type="string" office:string-value="name: &quot;pa-IN-Wavenet-B&quot;" calcext:value-type="string">
            <text:p>name: "pa-IN-Wavenet-B"</text:p>
          </table:table-cell>
          <table:table-cell table:formula="of:=COM.MICROSOFT.CONCAT([.K$2]; &quot;: &quot;; CHAR(34); IF([.E36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unjab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a-IN</text:p>
          </table:table-cell>
          <table:table-cell table:style-name="ce4" office:value-type="string" calcext:value-type="string">
            <text:p>pa-IN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70]; &quot;, &quot;; [.J370]; &quot;, &quot;; [.K370]; &quot; },&quot;)" office:value-type="string" office:string-value="{ language: &quot;Punjabi (India)&quot;, name: &quot;pa-IN-Wavenet-C&quot;, gender: &quot;Female&quot; }," calcext:value-type="string">
            <text:p>{ language: "Punjabi (India)", name: "pa-IN-Wavenet-C", gender: "Female" },</text:p>
          </table:table-cell>
          <table:table-cell table:style-name="ce4"/>
          <table:table-cell table:formula="of:=COM.MICROSOFT.CONCAT([.I$2]; &quot;: &quot;; CHAR(34); [.A370]; CHAR(34))" office:value-type="string" office:string-value="language: &quot;Punjabi (India)&quot;" calcext:value-type="string">
            <text:p>language: "Punjabi (India)"</text:p>
          </table:table-cell>
          <table:table-cell table:formula="of:=COM.MICROSOFT.CONCAT([.J$2]; &quot;: &quot;; CHAR(34); [.D370]; CHAR(34))" office:value-type="string" office:string-value="name: &quot;pa-IN-Wavenet-C&quot;" calcext:value-type="string">
            <text:p>name: "pa-IN-Wavenet-C"</text:p>
          </table:table-cell>
          <table:table-cell table:formula="of:=COM.MICROSOFT.CONCAT([.K$2]; &quot;: &quot;; CHAR(34); IF([.E37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unjabi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pa-IN</text:p>
          </table:table-cell>
          <table:table-cell table:style-name="ce4" office:value-type="string" calcext:value-type="string">
            <text:p>pa-IN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71]; &quot;, &quot;; [.J371]; &quot;, &quot;; [.K371]; &quot; },&quot;)" office:value-type="string" office:string-value="{ language: &quot;Punjabi (India)&quot;, name: &quot;pa-IN-Wavenet-D&quot;, gender: &quot;Male&quot; }," calcext:value-type="string">
            <text:p>{ language: "Punjabi (India)", name: "pa-IN-Wavenet-D", gender: "Male" },</text:p>
          </table:table-cell>
          <table:table-cell table:style-name="ce4"/>
          <table:table-cell table:formula="of:=COM.MICROSOFT.CONCAT([.I$2]; &quot;: &quot;; CHAR(34); [.A371]; CHAR(34))" office:value-type="string" office:string-value="language: &quot;Punjabi (India)&quot;" calcext:value-type="string">
            <text:p>language: "Punjabi (India)"</text:p>
          </table:table-cell>
          <table:table-cell table:formula="of:=COM.MICROSOFT.CONCAT([.J$2]; &quot;: &quot;; CHAR(34); [.D371]; CHAR(34))" office:value-type="string" office:string-value="name: &quot;pa-IN-Wavenet-D&quot;" calcext:value-type="string">
            <text:p>name: "pa-IN-Wavenet-D"</text:p>
          </table:table-cell>
          <table:table-cell table:formula="of:=COM.MICROSOFT.CONCAT([.K$2]; &quot;: &quot;; CHAR(34); IF([.E37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Romanian (Roman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ro-RO</text:p>
          </table:table-cell>
          <table:table-cell table:style-name="ce3" office:value-type="string" calcext:value-type="string">
            <text:p>ro-RO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72]; &quot;, &quot;; [.J372]; &quot;, &quot;; [.K372]; &quot; },&quot;)" office:value-type="string" office:string-value="{ language: &quot;Romanian (Romania)&quot;, name: &quot;ro-RO-Standard-A&quot;, gender: &quot;Female&quot; }," calcext:value-type="string">
            <text:p>{ language: "Romanian (Romania)", name: "ro-RO-Standard-A", gender: "Female" },</text:p>
          </table:table-cell>
          <table:table-cell table:style-name="ce3"/>
          <table:table-cell table:formula="of:=COM.MICROSOFT.CONCAT([.I$2]; &quot;: &quot;; CHAR(34); [.A372]; CHAR(34))" office:value-type="string" office:string-value="language: &quot;Romanian (Romania)&quot;" calcext:value-type="string">
            <text:p>language: "Romanian (Romania)"</text:p>
          </table:table-cell>
          <table:table-cell table:formula="of:=COM.MICROSOFT.CONCAT([.J$2]; &quot;: &quot;; CHAR(34); [.D372]; CHAR(34))" office:value-type="string" office:string-value="name: &quot;ro-RO-Standard-A&quot;" calcext:value-type="string">
            <text:p>name: "ro-RO-Standard-A"</text:p>
          </table:table-cell>
          <table:table-cell table:formula="of:=COM.MICROSOFT.CONCAT([.K$2]; &quot;: &quot;; CHAR(34); IF([.E37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Romanian (Roman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ro-RO</text:p>
          </table:table-cell>
          <table:table-cell table:style-name="ce4" office:value-type="string" calcext:value-type="string">
            <text:p>ro-RO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73]; &quot;, &quot;; [.J373]; &quot;, &quot;; [.K373]; &quot; },&quot;)" office:value-type="string" office:string-value="{ language: &quot;Romanian (Romania)&quot;, name: &quot;ro-RO-Wavenet-A&quot;, gender: &quot;Female&quot; }," calcext:value-type="string">
            <text:p>{ language: "Romanian (Romania)", name: "ro-RO-Wavenet-A", gender: "Female" },</text:p>
          </table:table-cell>
          <table:table-cell table:style-name="ce4"/>
          <table:table-cell table:formula="of:=COM.MICROSOFT.CONCAT([.I$2]; &quot;: &quot;; CHAR(34); [.A373]; CHAR(34))" office:value-type="string" office:string-value="language: &quot;Romanian (Romania)&quot;" calcext:value-type="string">
            <text:p>language: "Romanian (Romania)"</text:p>
          </table:table-cell>
          <table:table-cell table:formula="of:=COM.MICROSOFT.CONCAT([.J$2]; &quot;: &quot;; CHAR(34); [.D373]; CHAR(34))" office:value-type="string" office:string-value="name: &quot;ro-RO-Wavenet-A&quot;" calcext:value-type="string">
            <text:p>name: "ro-RO-Wavenet-A"</text:p>
          </table:table-cell>
          <table:table-cell table:formula="of:=COM.MICROSOFT.CONCAT([.K$2]; &quot;: &quot;; CHAR(34); IF([.E37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Russian (Russ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ru-RU</text:p>
          </table:table-cell>
          <table:table-cell table:style-name="ce3" office:value-type="string" calcext:value-type="string">
            <text:p>ru-RU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74]; &quot;, &quot;; [.J374]; &quot;, &quot;; [.K374]; &quot; },&quot;)" office:value-type="string" office:string-value="{ language: &quot;Russian (Russia)&quot;, name: &quot;ru-RU-Standard-A&quot;, gender: &quot;Female&quot; }," calcext:value-type="string">
            <text:p>{ language: "Russian (Russia)", name: "ru-RU-Standard-A", gender: "Female" },</text:p>
          </table:table-cell>
          <table:table-cell table:style-name="ce3"/>
          <table:table-cell table:formula="of:=COM.MICROSOFT.CONCAT([.I$2]; &quot;: &quot;; CHAR(34); [.A374]; CHAR(34))" office:value-type="string" office:string-value="language: &quot;Russian (Russia)&quot;" calcext:value-type="string">
            <text:p>language: "Russian (Russia)"</text:p>
          </table:table-cell>
          <table:table-cell table:formula="of:=COM.MICROSOFT.CONCAT([.J$2]; &quot;: &quot;; CHAR(34); [.D374]; CHAR(34))" office:value-type="string" office:string-value="name: &quot;ru-RU-Standard-A&quot;" calcext:value-type="string">
            <text:p>name: "ru-RU-Standard-A"</text:p>
          </table:table-cell>
          <table:table-cell table:formula="of:=COM.MICROSOFT.CONCAT([.K$2]; &quot;: &quot;; CHAR(34); IF([.E37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Russian (Russ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ru-RU</text:p>
          </table:table-cell>
          <table:table-cell table:style-name="ce3" office:value-type="string" calcext:value-type="string">
            <text:p>ru-RU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75]; &quot;, &quot;; [.J375]; &quot;, &quot;; [.K375]; &quot; },&quot;)" office:value-type="string" office:string-value="{ language: &quot;Russian (Russia)&quot;, name: &quot;ru-RU-Standard-B&quot;, gender: &quot;Male&quot; }," calcext:value-type="string">
            <text:p>{ language: "Russian (Russia)", name: "ru-RU-Standard-B", gender: "Male" },</text:p>
          </table:table-cell>
          <table:table-cell table:style-name="ce3"/>
          <table:table-cell table:formula="of:=COM.MICROSOFT.CONCAT([.I$2]; &quot;: &quot;; CHAR(34); [.A375]; CHAR(34))" office:value-type="string" office:string-value="language: &quot;Russian (Russia)&quot;" calcext:value-type="string">
            <text:p>language: "Russian (Russia)"</text:p>
          </table:table-cell>
          <table:table-cell table:formula="of:=COM.MICROSOFT.CONCAT([.J$2]; &quot;: &quot;; CHAR(34); [.D375]; CHAR(34))" office:value-type="string" office:string-value="name: &quot;ru-RU-Standard-B&quot;" calcext:value-type="string">
            <text:p>name: "ru-RU-Standard-B"</text:p>
          </table:table-cell>
          <table:table-cell table:formula="of:=COM.MICROSOFT.CONCAT([.K$2]; &quot;: &quot;; CHAR(34); IF([.E37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Russian (Russ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ru-RU</text:p>
          </table:table-cell>
          <table:table-cell table:style-name="ce3" office:value-type="string" calcext:value-type="string">
            <text:p>ru-RU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76]; &quot;, &quot;; [.J376]; &quot;, &quot;; [.K376]; &quot; },&quot;)" office:value-type="string" office:string-value="{ language: &quot;Russian (Russia)&quot;, name: &quot;ru-RU-Standard-C&quot;, gender: &quot;Female&quot; }," calcext:value-type="string">
            <text:p>{ language: "Russian (Russia)", name: "ru-RU-Standard-C", gender: "Female" },</text:p>
          </table:table-cell>
          <table:table-cell table:style-name="ce3"/>
          <table:table-cell table:formula="of:=COM.MICROSOFT.CONCAT([.I$2]; &quot;: &quot;; CHAR(34); [.A376]; CHAR(34))" office:value-type="string" office:string-value="language: &quot;Russian (Russia)&quot;" calcext:value-type="string">
            <text:p>language: "Russian (Russia)"</text:p>
          </table:table-cell>
          <table:table-cell table:formula="of:=COM.MICROSOFT.CONCAT([.J$2]; &quot;: &quot;; CHAR(34); [.D376]; CHAR(34))" office:value-type="string" office:string-value="name: &quot;ru-RU-Standard-C&quot;" calcext:value-type="string">
            <text:p>name: "ru-RU-Standard-C"</text:p>
          </table:table-cell>
          <table:table-cell table:formula="of:=COM.MICROSOFT.CONCAT([.K$2]; &quot;: &quot;; CHAR(34); IF([.E37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Russian (Russ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ru-RU</text:p>
          </table:table-cell>
          <table:table-cell table:style-name="ce3" office:value-type="string" calcext:value-type="string">
            <text:p>ru-RU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77]; &quot;, &quot;; [.J377]; &quot;, &quot;; [.K377]; &quot; },&quot;)" office:value-type="string" office:string-value="{ language: &quot;Russian (Russia)&quot;, name: &quot;ru-RU-Standard-D&quot;, gender: &quot;Male&quot; }," calcext:value-type="string">
            <text:p>{ language: "Russian (Russia)", name: "ru-RU-Standard-D", gender: "Male" },</text:p>
          </table:table-cell>
          <table:table-cell table:style-name="ce3"/>
          <table:table-cell table:formula="of:=COM.MICROSOFT.CONCAT([.I$2]; &quot;: &quot;; CHAR(34); [.A377]; CHAR(34))" office:value-type="string" office:string-value="language: &quot;Russian (Russia)&quot;" calcext:value-type="string">
            <text:p>language: "Russian (Russia)"</text:p>
          </table:table-cell>
          <table:table-cell table:formula="of:=COM.MICROSOFT.CONCAT([.J$2]; &quot;: &quot;; CHAR(34); [.D377]; CHAR(34))" office:value-type="string" office:string-value="name: &quot;ru-RU-Standard-D&quot;" calcext:value-type="string">
            <text:p>name: "ru-RU-Standard-D"</text:p>
          </table:table-cell>
          <table:table-cell table:formula="of:=COM.MICROSOFT.CONCAT([.K$2]; &quot;: &quot;; CHAR(34); IF([.E37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Russian (Russ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ru-RU</text:p>
          </table:table-cell>
          <table:table-cell table:style-name="ce3" office:value-type="string" calcext:value-type="string">
            <text:p>ru-RU-Standard-E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78]; &quot;, &quot;; [.J378]; &quot;, &quot;; [.K378]; &quot; },&quot;)" office:value-type="string" office:string-value="{ language: &quot;Russian (Russia)&quot;, name: &quot;ru-RU-Standard-E&quot;, gender: &quot;Female&quot; }," calcext:value-type="string">
            <text:p>{ language: "Russian (Russia)", name: "ru-RU-Standard-E", gender: "Female" },</text:p>
          </table:table-cell>
          <table:table-cell table:style-name="ce3"/>
          <table:table-cell table:formula="of:=COM.MICROSOFT.CONCAT([.I$2]; &quot;: &quot;; CHAR(34); [.A378]; CHAR(34))" office:value-type="string" office:string-value="language: &quot;Russian (Russia)&quot;" calcext:value-type="string">
            <text:p>language: "Russian (Russia)"</text:p>
          </table:table-cell>
          <table:table-cell table:formula="of:=COM.MICROSOFT.CONCAT([.J$2]; &quot;: &quot;; CHAR(34); [.D378]; CHAR(34))" office:value-type="string" office:string-value="name: &quot;ru-RU-Standard-E&quot;" calcext:value-type="string">
            <text:p>name: "ru-RU-Standard-E"</text:p>
          </table:table-cell>
          <table:table-cell table:formula="of:=COM.MICROSOFT.CONCAT([.K$2]; &quot;: &quot;; CHAR(34); IF([.E37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Russian (Russ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ru-RU</text:p>
          </table:table-cell>
          <table:table-cell table:style-name="ce4" office:value-type="string" calcext:value-type="string">
            <text:p>ru-RU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79]; &quot;, &quot;; [.J379]; &quot;, &quot;; [.K379]; &quot; },&quot;)" office:value-type="string" office:string-value="{ language: &quot;Russian (Russia)&quot;, name: &quot;ru-RU-Wavenet-A&quot;, gender: &quot;Female&quot; }," calcext:value-type="string">
            <text:p>{ language: "Russian (Russia)", name: "ru-RU-Wavenet-A", gender: "Female" },</text:p>
          </table:table-cell>
          <table:table-cell table:style-name="ce4"/>
          <table:table-cell table:formula="of:=COM.MICROSOFT.CONCAT([.I$2]; &quot;: &quot;; CHAR(34); [.A379]; CHAR(34))" office:value-type="string" office:string-value="language: &quot;Russian (Russia)&quot;" calcext:value-type="string">
            <text:p>language: "Russian (Russia)"</text:p>
          </table:table-cell>
          <table:table-cell table:formula="of:=COM.MICROSOFT.CONCAT([.J$2]; &quot;: &quot;; CHAR(34); [.D379]; CHAR(34))" office:value-type="string" office:string-value="name: &quot;ru-RU-Wavenet-A&quot;" calcext:value-type="string">
            <text:p>name: "ru-RU-Wavenet-A"</text:p>
          </table:table-cell>
          <table:table-cell table:formula="of:=COM.MICROSOFT.CONCAT([.K$2]; &quot;: &quot;; CHAR(34); IF([.E37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ussian (Russ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ru-RU</text:p>
          </table:table-cell>
          <table:table-cell table:style-name="ce4" office:value-type="string" calcext:value-type="string">
            <text:p>ru-RU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80]; &quot;, &quot;; [.J380]; &quot;, &quot;; [.K380]; &quot; },&quot;)" office:value-type="string" office:string-value="{ language: &quot;Russian (Russia)&quot;, name: &quot;ru-RU-Wavenet-B&quot;, gender: &quot;Male&quot; }," calcext:value-type="string">
            <text:p>{ language: "Russian (Russia)", name: "ru-RU-Wavenet-B", gender: "Male" },</text:p>
          </table:table-cell>
          <table:table-cell table:style-name="ce4"/>
          <table:table-cell table:formula="of:=COM.MICROSOFT.CONCAT([.I$2]; &quot;: &quot;; CHAR(34); [.A380]; CHAR(34))" office:value-type="string" office:string-value="language: &quot;Russian (Russia)&quot;" calcext:value-type="string">
            <text:p>language: "Russian (Russia)"</text:p>
          </table:table-cell>
          <table:table-cell table:formula="of:=COM.MICROSOFT.CONCAT([.J$2]; &quot;: &quot;; CHAR(34); [.D380]; CHAR(34))" office:value-type="string" office:string-value="name: &quot;ru-RU-Wavenet-B&quot;" calcext:value-type="string">
            <text:p>name: "ru-RU-Wavenet-B"</text:p>
          </table:table-cell>
          <table:table-cell table:formula="of:=COM.MICROSOFT.CONCAT([.K$2]; &quot;: &quot;; CHAR(34); IF([.E38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ussian (Russ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ru-RU</text:p>
          </table:table-cell>
          <table:table-cell table:style-name="ce4" office:value-type="string" calcext:value-type="string">
            <text:p>ru-RU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81]; &quot;, &quot;; [.J381]; &quot;, &quot;; [.K381]; &quot; },&quot;)" office:value-type="string" office:string-value="{ language: &quot;Russian (Russia)&quot;, name: &quot;ru-RU-Wavenet-C&quot;, gender: &quot;Female&quot; }," calcext:value-type="string">
            <text:p>{ language: "Russian (Russia)", name: "ru-RU-Wavenet-C", gender: "Female" },</text:p>
          </table:table-cell>
          <table:table-cell table:style-name="ce4"/>
          <table:table-cell table:formula="of:=COM.MICROSOFT.CONCAT([.I$2]; &quot;: &quot;; CHAR(34); [.A381]; CHAR(34))" office:value-type="string" office:string-value="language: &quot;Russian (Russia)&quot;" calcext:value-type="string">
            <text:p>language: "Russian (Russia)"</text:p>
          </table:table-cell>
          <table:table-cell table:formula="of:=COM.MICROSOFT.CONCAT([.J$2]; &quot;: &quot;; CHAR(34); [.D381]; CHAR(34))" office:value-type="string" office:string-value="name: &quot;ru-RU-Wavenet-C&quot;" calcext:value-type="string">
            <text:p>name: "ru-RU-Wavenet-C"</text:p>
          </table:table-cell>
          <table:table-cell table:formula="of:=COM.MICROSOFT.CONCAT([.K$2]; &quot;: &quot;; CHAR(34); IF([.E38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ussian (Russ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ru-RU</text:p>
          </table:table-cell>
          <table:table-cell table:style-name="ce4" office:value-type="string" calcext:value-type="string">
            <text:p>ru-RU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82]; &quot;, &quot;; [.J382]; &quot;, &quot;; [.K382]; &quot; },&quot;)" office:value-type="string" office:string-value="{ language: &quot;Russian (Russia)&quot;, name: &quot;ru-RU-Wavenet-D&quot;, gender: &quot;Male&quot; }," calcext:value-type="string">
            <text:p>{ language: "Russian (Russia)", name: "ru-RU-Wavenet-D", gender: "Male" },</text:p>
          </table:table-cell>
          <table:table-cell table:style-name="ce4"/>
          <table:table-cell table:formula="of:=COM.MICROSOFT.CONCAT([.I$2]; &quot;: &quot;; CHAR(34); [.A382]; CHAR(34))" office:value-type="string" office:string-value="language: &quot;Russian (Russia)&quot;" calcext:value-type="string">
            <text:p>language: "Russian (Russia)"</text:p>
          </table:table-cell>
          <table:table-cell table:formula="of:=COM.MICROSOFT.CONCAT([.J$2]; &quot;: &quot;; CHAR(34); [.D382]; CHAR(34))" office:value-type="string" office:string-value="name: &quot;ru-RU-Wavenet-D&quot;" calcext:value-type="string">
            <text:p>name: "ru-RU-Wavenet-D"</text:p>
          </table:table-cell>
          <table:table-cell table:formula="of:=COM.MICROSOFT.CONCAT([.K$2]; &quot;: &quot;; CHAR(34); IF([.E38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ussian (Russ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ru-RU</text:p>
          </table:table-cell>
          <table:table-cell table:style-name="ce4" office:value-type="string" calcext:value-type="string">
            <text:p>ru-RU-Wavenet-E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83]; &quot;, &quot;; [.J383]; &quot;, &quot;; [.K383]; &quot; },&quot;)" office:value-type="string" office:string-value="{ language: &quot;Russian (Russia)&quot;, name: &quot;ru-RU-Wavenet-E&quot;, gender: &quot;Female&quot; }," calcext:value-type="string">
            <text:p>{ language: "Russian (Russia)", name: "ru-RU-Wavenet-E", gender: "Female" },</text:p>
          </table:table-cell>
          <table:table-cell table:style-name="ce4"/>
          <table:table-cell table:formula="of:=COM.MICROSOFT.CONCAT([.I$2]; &quot;: &quot;; CHAR(34); [.A383]; CHAR(34))" office:value-type="string" office:string-value="language: &quot;Russian (Russia)&quot;" calcext:value-type="string">
            <text:p>language: "Russian (Russia)"</text:p>
          </table:table-cell>
          <table:table-cell table:formula="of:=COM.MICROSOFT.CONCAT([.J$2]; &quot;: &quot;; CHAR(34); [.D383]; CHAR(34))" office:value-type="string" office:string-value="name: &quot;ru-RU-Wavenet-E&quot;" calcext:value-type="string">
            <text:p>name: "ru-RU-Wavenet-E"</text:p>
          </table:table-cell>
          <table:table-cell table:formula="of:=COM.MICROSOFT.CONCAT([.K$2]; &quot;: &quot;; CHAR(34); IF([.E38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erbian (Cyrillic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sr-RS</text:p>
          </table:table-cell>
          <table:table-cell table:style-name="ce3" office:value-type="string" calcext:value-type="string">
            <text:p>sr-RS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84]; &quot;, &quot;; [.J384]; &quot;, &quot;; [.K384]; &quot; },&quot;)" office:value-type="string" office:string-value="{ language: &quot;Serbian (Cyrillic)&quot;, name: &quot;sr-RS-Standard-A&quot;, gender: &quot;Female&quot; }," calcext:value-type="string">
            <text:p>{ language: "Serbian (Cyrillic)", name: "sr-RS-Standard-A", gender: "Female" },</text:p>
          </table:table-cell>
          <table:table-cell table:style-name="ce3"/>
          <table:table-cell table:formula="of:=COM.MICROSOFT.CONCAT([.I$2]; &quot;: &quot;; CHAR(34); [.A384]; CHAR(34))" office:value-type="string" office:string-value="language: &quot;Serbian (Cyrillic)&quot;" calcext:value-type="string">
            <text:p>language: "Serbian (Cyrillic)"</text:p>
          </table:table-cell>
          <table:table-cell table:formula="of:=COM.MICROSOFT.CONCAT([.J$2]; &quot;: &quot;; CHAR(34); [.D384]; CHAR(34))" office:value-type="string" office:string-value="name: &quot;sr-RS-Standard-A&quot;" calcext:value-type="string">
            <text:p>name: "sr-RS-Standard-A"</text:p>
          </table:table-cell>
          <table:table-cell table:formula="of:=COM.MICROSOFT.CONCAT([.K$2]; &quot;: &quot;; CHAR(34); IF([.E38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Slovak (Slovak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sk-SK</text:p>
          </table:table-cell>
          <table:table-cell table:style-name="ce3" office:value-type="string" calcext:value-type="string">
            <text:p>sk-SK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85]; &quot;, &quot;; [.J385]; &quot;, &quot;; [.K385]; &quot; },&quot;)" office:value-type="string" office:string-value="{ language: &quot;Slovak (Slovakia)&quot;, name: &quot;sk-SK-Standard-A&quot;, gender: &quot;Female&quot; }," calcext:value-type="string">
            <text:p>{ language: "Slovak (Slovakia)", name: "sk-SK-Standard-A", gender: "Female" },</text:p>
          </table:table-cell>
          <table:table-cell table:style-name="ce3"/>
          <table:table-cell table:formula="of:=COM.MICROSOFT.CONCAT([.I$2]; &quot;: &quot;; CHAR(34); [.A385]; CHAR(34))" office:value-type="string" office:string-value="language: &quot;Slovak (Slovakia)&quot;" calcext:value-type="string">
            <text:p>language: "Slovak (Slovakia)"</text:p>
          </table:table-cell>
          <table:table-cell table:formula="of:=COM.MICROSOFT.CONCAT([.J$2]; &quot;: &quot;; CHAR(34); [.D385]; CHAR(34))" office:value-type="string" office:string-value="name: &quot;sk-SK-Standard-A&quot;" calcext:value-type="string">
            <text:p>name: "sk-SK-Standard-A"</text:p>
          </table:table-cell>
          <table:table-cell table:formula="of:=COM.MICROSOFT.CONCAT([.K$2]; &quot;: &quot;; CHAR(34); IF([.E38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Slovak (Slovak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sk-SK</text:p>
          </table:table-cell>
          <table:table-cell table:style-name="ce4" office:value-type="string" calcext:value-type="string">
            <text:p>sk-SK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86]; &quot;, &quot;; [.J386]; &quot;, &quot;; [.K386]; &quot; },&quot;)" office:value-type="string" office:string-value="{ language: &quot;Slovak (Slovakia)&quot;, name: &quot;sk-SK-Wavenet-A&quot;, gender: &quot;Female&quot; }," calcext:value-type="string">
            <text:p>{ language: "Slovak (Slovakia)", name: "sk-SK-Wavenet-A", gender: "Female" },</text:p>
          </table:table-cell>
          <table:table-cell table:style-name="ce4"/>
          <table:table-cell table:formula="of:=COM.MICROSOFT.CONCAT([.I$2]; &quot;: &quot;; CHAR(34); [.A386]; CHAR(34))" office:value-type="string" office:string-value="language: &quot;Slovak (Slovakia)&quot;" calcext:value-type="string">
            <text:p>language: "Slovak (Slovakia)"</text:p>
          </table:table-cell>
          <table:table-cell table:formula="of:=COM.MICROSOFT.CONCAT([.J$2]; &quot;: &quot;; CHAR(34); [.D386]; CHAR(34))" office:value-type="string" office:string-value="name: &quot;sk-SK-Wavenet-A&quot;" calcext:value-type="string">
            <text:p>name: "sk-SK-Wavenet-A"</text:p>
          </table:table-cell>
          <table:table-cell table:formula="of:=COM.MICROSOFT.CONCAT([.K$2]; &quot;: &quot;; CHAR(34); IF([.E38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Spai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ES</text:p>
          </table:table-cell>
          <table:table-cell table:style-name="ce4" office:value-type="string" calcext:value-type="string">
            <text:p>es-ES-Neural2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87]; &quot;, &quot;; [.J387]; &quot;, &quot;; [.K387]; &quot; },&quot;)" office:value-type="string" office:string-value="{ language: &quot;Spanish (Spain)&quot;, name: &quot;es-ES-Neural2-A&quot;, gender: &quot;Female&quot; }," calcext:value-type="string">
            <text:p>{ language: "Spanish (Spain)", name: "es-ES-Neural2-A", gender: "Female" },</text:p>
          </table:table-cell>
          <table:table-cell table:style-name="ce4"/>
          <table:table-cell table:formula="of:=COM.MICROSOFT.CONCAT([.I$2]; &quot;: &quot;; CHAR(34); [.A387]; CHAR(34))" office:value-type="string" office:string-value="language: &quot;Spanish (Spain)&quot;" calcext:value-type="string">
            <text:p>language: "Spanish (Spain)"</text:p>
          </table:table-cell>
          <table:table-cell table:formula="of:=COM.MICROSOFT.CONCAT([.J$2]; &quot;: &quot;; CHAR(34); [.D387]; CHAR(34))" office:value-type="string" office:string-value="name: &quot;es-ES-Neural2-A&quot;" calcext:value-type="string">
            <text:p>name: "es-ES-Neural2-A"</text:p>
          </table:table-cell>
          <table:table-cell table:formula="of:=COM.MICROSOFT.CONCAT([.K$2]; &quot;: &quot;; CHAR(34); IF([.E38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Spai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ES</text:p>
          </table:table-cell>
          <table:table-cell table:style-name="ce4" office:value-type="string" calcext:value-type="string">
            <text:p>es-ES-Neural2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88]; &quot;, &quot;; [.J388]; &quot;, &quot;; [.K388]; &quot; },&quot;)" office:value-type="string" office:string-value="{ language: &quot;Spanish (Spain)&quot;, name: &quot;es-ES-Neural2-B&quot;, gender: &quot;Male&quot; }," calcext:value-type="string">
            <text:p>{ language: "Spanish (Spain)", name: "es-ES-Neural2-B", gender: "Male" },</text:p>
          </table:table-cell>
          <table:table-cell table:style-name="ce4"/>
          <table:table-cell table:formula="of:=COM.MICROSOFT.CONCAT([.I$2]; &quot;: &quot;; CHAR(34); [.A388]; CHAR(34))" office:value-type="string" office:string-value="language: &quot;Spanish (Spain)&quot;" calcext:value-type="string">
            <text:p>language: "Spanish (Spain)"</text:p>
          </table:table-cell>
          <table:table-cell table:formula="of:=COM.MICROSOFT.CONCAT([.J$2]; &quot;: &quot;; CHAR(34); [.D388]; CHAR(34))" office:value-type="string" office:string-value="name: &quot;es-ES-Neural2-B&quot;" calcext:value-type="string">
            <text:p>name: "es-ES-Neural2-B"</text:p>
          </table:table-cell>
          <table:table-cell table:formula="of:=COM.MICROSOFT.CONCAT([.K$2]; &quot;: &quot;; CHAR(34); IF([.E388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Spai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ES</text:p>
          </table:table-cell>
          <table:table-cell table:style-name="ce4" office:value-type="string" calcext:value-type="string">
            <text:p>es-ES-Neural2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89]; &quot;, &quot;; [.J389]; &quot;, &quot;; [.K389]; &quot; },&quot;)" office:value-type="string" office:string-value="{ language: &quot;Spanish (Spain)&quot;, name: &quot;es-ES-Neural2-C&quot;, gender: &quot;Female&quot; }," calcext:value-type="string">
            <text:p>{ language: "Spanish (Spain)", name: "es-ES-Neural2-C", gender: "Female" },</text:p>
          </table:table-cell>
          <table:table-cell table:style-name="ce4"/>
          <table:table-cell table:formula="of:=COM.MICROSOFT.CONCAT([.I$2]; &quot;: &quot;; CHAR(34); [.A389]; CHAR(34))" office:value-type="string" office:string-value="language: &quot;Spanish (Spain)&quot;" calcext:value-type="string">
            <text:p>language: "Spanish (Spain)"</text:p>
          </table:table-cell>
          <table:table-cell table:formula="of:=COM.MICROSOFT.CONCAT([.J$2]; &quot;: &quot;; CHAR(34); [.D389]; CHAR(34))" office:value-type="string" office:string-value="name: &quot;es-ES-Neural2-C&quot;" calcext:value-type="string">
            <text:p>name: "es-ES-Neural2-C"</text:p>
          </table:table-cell>
          <table:table-cell table:formula="of:=COM.MICROSOFT.CONCAT([.K$2]; &quot;: &quot;; CHAR(34); IF([.E38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Spai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ES</text:p>
          </table:table-cell>
          <table:table-cell table:style-name="ce4" office:value-type="string" calcext:value-type="string">
            <text:p>es-ES-Neural2-D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90]; &quot;, &quot;; [.J390]; &quot;, &quot;; [.K390]; &quot; },&quot;)" office:value-type="string" office:string-value="{ language: &quot;Spanish (Spain)&quot;, name: &quot;es-ES-Neural2-D&quot;, gender: &quot;Female&quot; }," calcext:value-type="string">
            <text:p>{ language: "Spanish (Spain)", name: "es-ES-Neural2-D", gender: "Female" },</text:p>
          </table:table-cell>
          <table:table-cell table:style-name="ce4"/>
          <table:table-cell table:formula="of:=COM.MICROSOFT.CONCAT([.I$2]; &quot;: &quot;; CHAR(34); [.A390]; CHAR(34))" office:value-type="string" office:string-value="language: &quot;Spanish (Spain)&quot;" calcext:value-type="string">
            <text:p>language: "Spanish (Spain)"</text:p>
          </table:table-cell>
          <table:table-cell table:formula="of:=COM.MICROSOFT.CONCAT([.J$2]; &quot;: &quot;; CHAR(34); [.D390]; CHAR(34))" office:value-type="string" office:string-value="name: &quot;es-ES-Neural2-D&quot;" calcext:value-type="string">
            <text:p>name: "es-ES-Neural2-D"</text:p>
          </table:table-cell>
          <table:table-cell table:formula="of:=COM.MICROSOFT.CONCAT([.K$2]; &quot;: &quot;; CHAR(34); IF([.E39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Spai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ES</text:p>
          </table:table-cell>
          <table:table-cell table:style-name="ce4" office:value-type="string" calcext:value-type="string">
            <text:p>es-ES-Neural2-E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391]; &quot;, &quot;; [.J391]; &quot;, &quot;; [.K391]; &quot; },&quot;)" office:value-type="string" office:string-value="{ language: &quot;Spanish (Spain)&quot;, name: &quot;es-ES-Neural2-E&quot;, gender: &quot;Female&quot; }," calcext:value-type="string">
            <text:p>{ language: "Spanish (Spain)", name: "es-ES-Neural2-E", gender: "Female" },</text:p>
          </table:table-cell>
          <table:table-cell table:style-name="ce4"/>
          <table:table-cell table:formula="of:=COM.MICROSOFT.CONCAT([.I$2]; &quot;: &quot;; CHAR(34); [.A391]; CHAR(34))" office:value-type="string" office:string-value="language: &quot;Spanish (Spain)&quot;" calcext:value-type="string">
            <text:p>language: "Spanish (Spain)"</text:p>
          </table:table-cell>
          <table:table-cell table:formula="of:=COM.MICROSOFT.CONCAT([.J$2]; &quot;: &quot;; CHAR(34); [.D391]; CHAR(34))" office:value-type="string" office:string-value="name: &quot;es-ES-Neural2-E&quot;" calcext:value-type="string">
            <text:p>name: "es-ES-Neural2-E"</text:p>
          </table:table-cell>
          <table:table-cell table:formula="of:=COM.MICROSOFT.CONCAT([.K$2]; &quot;: &quot;; CHAR(34); IF([.E39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Spai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ES</text:p>
          </table:table-cell>
          <table:table-cell table:style-name="ce4" office:value-type="string" calcext:value-type="string">
            <text:p>es-ES-Neural2-F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92]; &quot;, &quot;; [.J392]; &quot;, &quot;; [.K392]; &quot; },&quot;)" office:value-type="string" office:string-value="{ language: &quot;Spanish (Spain)&quot;, name: &quot;es-ES-Neural2-F&quot;, gender: &quot;Male&quot; }," calcext:value-type="string">
            <text:p>{ language: "Spanish (Spain)", name: "es-ES-Neural2-F", gender: "Male" },</text:p>
          </table:table-cell>
          <table:table-cell table:style-name="ce4"/>
          <table:table-cell table:formula="of:=COM.MICROSOFT.CONCAT([.I$2]; &quot;: &quot;; CHAR(34); [.A392]; CHAR(34))" office:value-type="string" office:string-value="language: &quot;Spanish (Spain)&quot;" calcext:value-type="string">
            <text:p>language: "Spanish (Spain)"</text:p>
          </table:table-cell>
          <table:table-cell table:formula="of:=COM.MICROSOFT.CONCAT([.J$2]; &quot;: &quot;; CHAR(34); [.D392]; CHAR(34))" office:value-type="string" office:string-value="name: &quot;es-ES-Neural2-F&quot;" calcext:value-type="string">
            <text:p>name: "es-ES-Neural2-F"</text:p>
          </table:table-cell>
          <table:table-cell table:formula="of:=COM.MICROSOFT.CONCAT([.K$2]; &quot;: &quot;; CHAR(34); IF([.E39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Spai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ES</text:p>
          </table:table-cell>
          <table:table-cell table:style-name="ce4" office:value-type="string" calcext:value-type="string">
            <text:p>es-ES-Polyglot-1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393]; &quot;, &quot;; [.J393]; &quot;, &quot;; [.K393]; &quot; },&quot;)" office:value-type="string" office:string-value="{ language: &quot;Spanish (Spain)&quot;, name: &quot;es-ES-Polyglot-1&quot;, gender: &quot;Male&quot; }," calcext:value-type="string">
            <text:p>{ language: "Spanish (Spain)", name: "es-ES-Polyglot-1", gender: "Male" },</text:p>
          </table:table-cell>
          <table:table-cell table:style-name="ce4"/>
          <table:table-cell table:formula="of:=COM.MICROSOFT.CONCAT([.I$2]; &quot;: &quot;; CHAR(34); [.A393]; CHAR(34))" office:value-type="string" office:string-value="language: &quot;Spanish (Spain)&quot;" calcext:value-type="string">
            <text:p>language: "Spanish (Spain)"</text:p>
          </table:table-cell>
          <table:table-cell table:formula="of:=COM.MICROSOFT.CONCAT([.J$2]; &quot;: &quot;; CHAR(34); [.D393]; CHAR(34))" office:value-type="string" office:string-value="name: &quot;es-ES-Polyglot-1&quot;" calcext:value-type="string">
            <text:p>name: "es-ES-Polyglot-1"</text:p>
          </table:table-cell>
          <table:table-cell table:formula="of:=COM.MICROSOFT.CONCAT([.K$2]; &quot;: &quot;; CHAR(34); IF([.E39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panish (Spain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s-ES</text:p>
          </table:table-cell>
          <table:table-cell table:style-name="ce3" office:value-type="string" calcext:value-type="string">
            <text:p>es-ES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94]; &quot;, &quot;; [.J394]; &quot;, &quot;; [.K394]; &quot; },&quot;)" office:value-type="string" office:string-value="{ language: &quot;Spanish (Spain)&quot;, name: &quot;es-ES-Standard-A&quot;, gender: &quot;Female&quot; }," calcext:value-type="string">
            <text:p>{ language: "Spanish (Spain)", name: "es-ES-Standard-A", gender: "Female" },</text:p>
          </table:table-cell>
          <table:table-cell table:style-name="ce3"/>
          <table:table-cell table:formula="of:=COM.MICROSOFT.CONCAT([.I$2]; &quot;: &quot;; CHAR(34); [.A394]; CHAR(34))" office:value-type="string" office:string-value="language: &quot;Spanish (Spain)&quot;" calcext:value-type="string">
            <text:p>language: "Spanish (Spain)"</text:p>
          </table:table-cell>
          <table:table-cell table:formula="of:=COM.MICROSOFT.CONCAT([.J$2]; &quot;: &quot;; CHAR(34); [.D394]; CHAR(34))" office:value-type="string" office:string-value="name: &quot;es-ES-Standard-A&quot;" calcext:value-type="string">
            <text:p>name: "es-ES-Standard-A"</text:p>
          </table:table-cell>
          <table:table-cell table:formula="of:=COM.MICROSOFT.CONCAT([.K$2]; &quot;: &quot;; CHAR(34); IF([.E39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Spanish (Spain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s-ES</text:p>
          </table:table-cell>
          <table:table-cell table:style-name="ce3" office:value-type="string" calcext:value-type="string">
            <text:p>es-ES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95]; &quot;, &quot;; [.J395]; &quot;, &quot;; [.K395]; &quot; },&quot;)" office:value-type="string" office:string-value="{ language: &quot;Spanish (Spain)&quot;, name: &quot;es-ES-Standard-B&quot;, gender: &quot;Male&quot; }," calcext:value-type="string">
            <text:p>{ language: "Spanish (Spain)", name: "es-ES-Standard-B", gender: "Male" },</text:p>
          </table:table-cell>
          <table:table-cell table:style-name="ce3"/>
          <table:table-cell table:formula="of:=COM.MICROSOFT.CONCAT([.I$2]; &quot;: &quot;; CHAR(34); [.A395]; CHAR(34))" office:value-type="string" office:string-value="language: &quot;Spanish (Spain)&quot;" calcext:value-type="string">
            <text:p>language: "Spanish (Spain)"</text:p>
          </table:table-cell>
          <table:table-cell table:formula="of:=COM.MICROSOFT.CONCAT([.J$2]; &quot;: &quot;; CHAR(34); [.D395]; CHAR(34))" office:value-type="string" office:string-value="name: &quot;es-ES-Standard-B&quot;" calcext:value-type="string">
            <text:p>name: "es-ES-Standard-B"</text:p>
          </table:table-cell>
          <table:table-cell table:formula="of:=COM.MICROSOFT.CONCAT([.K$2]; &quot;: &quot;; CHAR(34); IF([.E39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Spanish (Spain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s-ES</text:p>
          </table:table-cell>
          <table:table-cell table:style-name="ce3" office:value-type="string" calcext:value-type="string">
            <text:p>es-ES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96]; &quot;, &quot;; [.J396]; &quot;, &quot;; [.K396]; &quot; },&quot;)" office:value-type="string" office:string-value="{ language: &quot;Spanish (Spain)&quot;, name: &quot;es-ES-Standard-C&quot;, gender: &quot;Female&quot; }," calcext:value-type="string">
            <text:p>{ language: "Spanish (Spain)", name: "es-ES-Standard-C", gender: "Female" },</text:p>
          </table:table-cell>
          <table:table-cell table:style-name="ce3"/>
          <table:table-cell table:formula="of:=COM.MICROSOFT.CONCAT([.I$2]; &quot;: &quot;; CHAR(34); [.A396]; CHAR(34))" office:value-type="string" office:string-value="language: &quot;Spanish (Spain)&quot;" calcext:value-type="string">
            <text:p>language: "Spanish (Spain)"</text:p>
          </table:table-cell>
          <table:table-cell table:formula="of:=COM.MICROSOFT.CONCAT([.J$2]; &quot;: &quot;; CHAR(34); [.D396]; CHAR(34))" office:value-type="string" office:string-value="name: &quot;es-ES-Standard-C&quot;" calcext:value-type="string">
            <text:p>name: "es-ES-Standard-C"</text:p>
          </table:table-cell>
          <table:table-cell table:formula="of:=COM.MICROSOFT.CONCAT([.K$2]; &quot;: &quot;; CHAR(34); IF([.E39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Spanish (Spain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s-ES</text:p>
          </table:table-cell>
          <table:table-cell table:style-name="ce3" office:value-type="string" calcext:value-type="string">
            <text:p>es-ES-Standard-D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97]; &quot;, &quot;; [.J397]; &quot;, &quot;; [.K397]; &quot; },&quot;)" office:value-type="string" office:string-value="{ language: &quot;Spanish (Spain)&quot;, name: &quot;es-ES-Standard-D&quot;, gender: &quot;Female&quot; }," calcext:value-type="string">
            <text:p>{ language: "Spanish (Spain)", name: "es-ES-Standard-D", gender: "Female" },</text:p>
          </table:table-cell>
          <table:table-cell table:style-name="ce3"/>
          <table:table-cell table:formula="of:=COM.MICROSOFT.CONCAT([.I$2]; &quot;: &quot;; CHAR(34); [.A397]; CHAR(34))" office:value-type="string" office:string-value="language: &quot;Spanish (Spain)&quot;" calcext:value-type="string">
            <text:p>language: "Spanish (Spain)"</text:p>
          </table:table-cell>
          <table:table-cell table:formula="of:=COM.MICROSOFT.CONCAT([.J$2]; &quot;: &quot;; CHAR(34); [.D397]; CHAR(34))" office:value-type="string" office:string-value="name: &quot;es-ES-Standard-D&quot;" calcext:value-type="string">
            <text:p>name: "es-ES-Standard-D"</text:p>
          </table:table-cell>
          <table:table-cell table:formula="of:=COM.MICROSOFT.CONCAT([.K$2]; &quot;: &quot;; CHAR(34); IF([.E39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Spanish (Spain)</text:p>
          </table:table-cell>
          <table:table-cell table:style-name="ce3" office:value-type="string" calcext:value-type="string">
            <text:p>Studio</text:p>
          </table:table-cell>
          <table:table-cell table:style-name="ce3" office:value-type="string" calcext:value-type="string">
            <text:p>es-ES</text:p>
          </table:table-cell>
          <table:table-cell table:style-name="ce3" office:value-type="string" calcext:value-type="string">
            <text:p>es-ES-Studio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398]; &quot;, &quot;; [.J398]; &quot;, &quot;; [.K398]; &quot; },&quot;)" office:value-type="string" office:string-value="{ language: &quot;Spanish (Spain)&quot;, name: &quot;es-ES-Studio-C&quot;, gender: &quot;Female&quot; }," calcext:value-type="string">
            <text:p>{ language: "Spanish (Spain)", name: "es-ES-Studio-C", gender: "Female" },</text:p>
          </table:table-cell>
          <table:table-cell table:style-name="ce3"/>
          <table:table-cell table:formula="of:=COM.MICROSOFT.CONCAT([.I$2]; &quot;: &quot;; CHAR(34); [.A398]; CHAR(34))" office:value-type="string" office:string-value="language: &quot;Spanish (Spain)&quot;" calcext:value-type="string">
            <text:p>language: "Spanish (Spain)"</text:p>
          </table:table-cell>
          <table:table-cell table:formula="of:=COM.MICROSOFT.CONCAT([.J$2]; &quot;: &quot;; CHAR(34); [.D398]; CHAR(34))" office:value-type="string" office:string-value="name: &quot;es-ES-Studio-C&quot;" calcext:value-type="string">
            <text:p>name: "es-ES-Studio-C"</text:p>
          </table:table-cell>
          <table:table-cell table:formula="of:=COM.MICROSOFT.CONCAT([.K$2]; &quot;: &quot;; CHAR(34); IF([.E39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Spanish (Spain)</text:p>
          </table:table-cell>
          <table:table-cell table:style-name="ce3" office:value-type="string" calcext:value-type="string">
            <text:p>Studio</text:p>
          </table:table-cell>
          <table:table-cell table:style-name="ce3" office:value-type="string" calcext:value-type="string">
            <text:p>es-ES</text:p>
          </table:table-cell>
          <table:table-cell table:style-name="ce3" office:value-type="string" calcext:value-type="string">
            <text:p>es-ES-Studio-F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399]; &quot;, &quot;; [.J399]; &quot;, &quot;; [.K399]; &quot; },&quot;)" office:value-type="string" office:string-value="{ language: &quot;Spanish (Spain)&quot;, name: &quot;es-ES-Studio-F&quot;, gender: &quot;Male&quot; }," calcext:value-type="string">
            <text:p>{ language: "Spanish (Spain)", name: "es-ES-Studio-F", gender: "Male" },</text:p>
          </table:table-cell>
          <table:table-cell table:style-name="ce3"/>
          <table:table-cell table:formula="of:=COM.MICROSOFT.CONCAT([.I$2]; &quot;: &quot;; CHAR(34); [.A399]; CHAR(34))" office:value-type="string" office:string-value="language: &quot;Spanish (Spain)&quot;" calcext:value-type="string">
            <text:p>language: "Spanish (Spain)"</text:p>
          </table:table-cell>
          <table:table-cell table:formula="of:=COM.MICROSOFT.CONCAT([.J$2]; &quot;: &quot;; CHAR(34); [.D399]; CHAR(34))" office:value-type="string" office:string-value="name: &quot;es-ES-Studio-F&quot;" calcext:value-type="string">
            <text:p>name: "es-ES-Studio-F"</text:p>
          </table:table-cell>
          <table:table-cell table:formula="of:=COM.MICROSOFT.CONCAT([.K$2]; &quot;: &quot;; CHAR(34); IF([.E39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Spanish (Spai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ES</text:p>
          </table:table-cell>
          <table:table-cell table:style-name="ce4" office:value-type="string" calcext:value-type="string">
            <text:p>es-ES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00]; &quot;, &quot;; [.J400]; &quot;, &quot;; [.K400]; &quot; },&quot;)" office:value-type="string" office:string-value="{ language: &quot;Spanish (Spain)&quot;, name: &quot;es-ES-Wavenet-B&quot;, gender: &quot;Male&quot; }," calcext:value-type="string">
            <text:p>{ language: "Spanish (Spain)", name: "es-ES-Wavenet-B", gender: "Male" },</text:p>
          </table:table-cell>
          <table:table-cell table:style-name="ce4"/>
          <table:table-cell table:formula="of:=COM.MICROSOFT.CONCAT([.I$2]; &quot;: &quot;; CHAR(34); [.A400]; CHAR(34))" office:value-type="string" office:string-value="language: &quot;Spanish (Spain)&quot;" calcext:value-type="string">
            <text:p>language: "Spanish (Spain)"</text:p>
          </table:table-cell>
          <table:table-cell table:formula="of:=COM.MICROSOFT.CONCAT([.J$2]; &quot;: &quot;; CHAR(34); [.D400]; CHAR(34))" office:value-type="string" office:string-value="name: &quot;es-ES-Wavenet-B&quot;" calcext:value-type="string">
            <text:p>name: "es-ES-Wavenet-B"</text:p>
          </table:table-cell>
          <table:table-cell table:formula="of:=COM.MICROSOFT.CONCAT([.K$2]; &quot;: &quot;; CHAR(34); IF([.E40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Spai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ES</text:p>
          </table:table-cell>
          <table:table-cell table:style-name="ce4" office:value-type="string" calcext:value-type="string">
            <text:p>es-ES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01]; &quot;, &quot;; [.J401]; &quot;, &quot;; [.K401]; &quot; },&quot;)" office:value-type="string" office:string-value="{ language: &quot;Spanish (Spain)&quot;, name: &quot;es-ES-Wavenet-C&quot;, gender: &quot;Female&quot; }," calcext:value-type="string">
            <text:p>{ language: "Spanish (Spain)", name: "es-ES-Wavenet-C", gender: "Female" },</text:p>
          </table:table-cell>
          <table:table-cell table:style-name="ce4"/>
          <table:table-cell table:formula="of:=COM.MICROSOFT.CONCAT([.I$2]; &quot;: &quot;; CHAR(34); [.A401]; CHAR(34))" office:value-type="string" office:string-value="language: &quot;Spanish (Spain)&quot;" calcext:value-type="string">
            <text:p>language: "Spanish (Spain)"</text:p>
          </table:table-cell>
          <table:table-cell table:formula="of:=COM.MICROSOFT.CONCAT([.J$2]; &quot;: &quot;; CHAR(34); [.D401]; CHAR(34))" office:value-type="string" office:string-value="name: &quot;es-ES-Wavenet-C&quot;" calcext:value-type="string">
            <text:p>name: "es-ES-Wavenet-C"</text:p>
          </table:table-cell>
          <table:table-cell table:formula="of:=COM.MICROSOFT.CONCAT([.K$2]; &quot;: &quot;; CHAR(34); IF([.E40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Spai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ES</text:p>
          </table:table-cell>
          <table:table-cell table:style-name="ce4" office:value-type="string" calcext:value-type="string">
            <text:p>es-ES-Wavenet-D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02]; &quot;, &quot;; [.J402]; &quot;, &quot;; [.K402]; &quot; },&quot;)" office:value-type="string" office:string-value="{ language: &quot;Spanish (Spain)&quot;, name: &quot;es-ES-Wavenet-D&quot;, gender: &quot;Female&quot; }," calcext:value-type="string">
            <text:p>{ language: "Spanish (Spain)", name: "es-ES-Wavenet-D", gender: "Female" },</text:p>
          </table:table-cell>
          <table:table-cell table:style-name="ce4"/>
          <table:table-cell table:formula="of:=COM.MICROSOFT.CONCAT([.I$2]; &quot;: &quot;; CHAR(34); [.A402]; CHAR(34))" office:value-type="string" office:string-value="language: &quot;Spanish (Spain)&quot;" calcext:value-type="string">
            <text:p>language: "Spanish (Spain)"</text:p>
          </table:table-cell>
          <table:table-cell table:formula="of:=COM.MICROSOFT.CONCAT([.J$2]; &quot;: &quot;; CHAR(34); [.D402]; CHAR(34))" office:value-type="string" office:string-value="name: &quot;es-ES-Wavenet-D&quot;" calcext:value-type="string">
            <text:p>name: "es-ES-Wavenet-D"</text:p>
          </table:table-cell>
          <table:table-cell table:formula="of:=COM.MICROSOFT.CONCAT([.K$2]; &quot;: &quot;; CHAR(34); IF([.E40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US</text:p>
          </table:table-cell>
          <table:table-cell table:style-name="ce4" office:value-type="string" calcext:value-type="string">
            <text:p>es-US-Neural2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03]; &quot;, &quot;; [.J403]; &quot;, &quot;; [.K403]; &quot; },&quot;)" office:value-type="string" office:string-value="{ language: &quot;Spanish (US)&quot;, name: &quot;es-US-Neural2-A&quot;, gender: &quot;Female&quot; }," calcext:value-type="string">
            <text:p>{ language: "Spanish (US)", name: "es-US-Neural2-A", gender: "Female" },</text:p>
          </table:table-cell>
          <table:table-cell table:style-name="ce4"/>
          <table:table-cell table:formula="of:=COM.MICROSOFT.CONCAT([.I$2]; &quot;: &quot;; CHAR(34); [.A403]; CHAR(34))" office:value-type="string" office:string-value="language: &quot;Spanish (US)&quot;" calcext:value-type="string">
            <text:p>language: "Spanish (US)"</text:p>
          </table:table-cell>
          <table:table-cell table:formula="of:=COM.MICROSOFT.CONCAT([.J$2]; &quot;: &quot;; CHAR(34); [.D403]; CHAR(34))" office:value-type="string" office:string-value="name: &quot;es-US-Neural2-A&quot;" calcext:value-type="string">
            <text:p>name: "es-US-Neural2-A"</text:p>
          </table:table-cell>
          <table:table-cell table:formula="of:=COM.MICROSOFT.CONCAT([.K$2]; &quot;: &quot;; CHAR(34); IF([.E40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US</text:p>
          </table:table-cell>
          <table:table-cell table:style-name="ce4" office:value-type="string" calcext:value-type="string">
            <text:p>es-US-Neural2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04]; &quot;, &quot;; [.J404]; &quot;, &quot;; [.K404]; &quot; },&quot;)" office:value-type="string" office:string-value="{ language: &quot;Spanish (US)&quot;, name: &quot;es-US-Neural2-B&quot;, gender: &quot;Male&quot; }," calcext:value-type="string">
            <text:p>{ language: "Spanish (US)", name: "es-US-Neural2-B", gender: "Male" },</text:p>
          </table:table-cell>
          <table:table-cell table:style-name="ce4"/>
          <table:table-cell table:formula="of:=COM.MICROSOFT.CONCAT([.I$2]; &quot;: &quot;; CHAR(34); [.A404]; CHAR(34))" office:value-type="string" office:string-value="language: &quot;Spanish (US)&quot;" calcext:value-type="string">
            <text:p>language: "Spanish (US)"</text:p>
          </table:table-cell>
          <table:table-cell table:formula="of:=COM.MICROSOFT.CONCAT([.J$2]; &quot;: &quot;; CHAR(34); [.D404]; CHAR(34))" office:value-type="string" office:string-value="name: &quot;es-US-Neural2-B&quot;" calcext:value-type="string">
            <text:p>name: "es-US-Neural2-B"</text:p>
          </table:table-cell>
          <table:table-cell table:formula="of:=COM.MICROSOFT.CONCAT([.K$2]; &quot;: &quot;; CHAR(34); IF([.E40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US</text:p>
          </table:table-cell>
          <table:table-cell table:style-name="ce4" office:value-type="string" calcext:value-type="string">
            <text:p>es-US-Neural2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05]; &quot;, &quot;; [.J405]; &quot;, &quot;; [.K405]; &quot; },&quot;)" office:value-type="string" office:string-value="{ language: &quot;Spanish (US)&quot;, name: &quot;es-US-Neural2-C&quot;, gender: &quot;Male&quot; }," calcext:value-type="string">
            <text:p>{ language: "Spanish (US)", name: "es-US-Neural2-C", gender: "Male" },</text:p>
          </table:table-cell>
          <table:table-cell table:style-name="ce4"/>
          <table:table-cell table:formula="of:=COM.MICROSOFT.CONCAT([.I$2]; &quot;: &quot;; CHAR(34); [.A405]; CHAR(34))" office:value-type="string" office:string-value="language: &quot;Spanish (US)&quot;" calcext:value-type="string">
            <text:p>language: "Spanish (US)"</text:p>
          </table:table-cell>
          <table:table-cell table:formula="of:=COM.MICROSOFT.CONCAT([.J$2]; &quot;: &quot;; CHAR(34); [.D405]; CHAR(34))" office:value-type="string" office:string-value="name: &quot;es-US-Neural2-C&quot;" calcext:value-type="string">
            <text:p>name: "es-US-Neural2-C"</text:p>
          </table:table-cell>
          <table:table-cell table:formula="of:=COM.MICROSOFT.CONCAT([.K$2]; &quot;: &quot;; CHAR(34); IF([.E40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US</text:p>
          </table:table-cell>
          <table:table-cell table:style-name="ce4" office:value-type="string" calcext:value-type="string">
            <text:p>es-US-News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06]; &quot;, &quot;; [.J406]; &quot;, &quot;; [.K406]; &quot; },&quot;)" office:value-type="string" office:string-value="{ language: &quot;Spanish (US)&quot;, name: &quot;es-US-News-D&quot;, gender: &quot;Male&quot; }," calcext:value-type="string">
            <text:p>{ language: "Spanish (US)", name: "es-US-News-D", gender: "Male" },</text:p>
          </table:table-cell>
          <table:table-cell table:style-name="ce4"/>
          <table:table-cell table:formula="of:=COM.MICROSOFT.CONCAT([.I$2]; &quot;: &quot;; CHAR(34); [.A406]; CHAR(34))" office:value-type="string" office:string-value="language: &quot;Spanish (US)&quot;" calcext:value-type="string">
            <text:p>language: "Spanish (US)"</text:p>
          </table:table-cell>
          <table:table-cell table:formula="of:=COM.MICROSOFT.CONCAT([.J$2]; &quot;: &quot;; CHAR(34); [.D406]; CHAR(34))" office:value-type="string" office:string-value="name: &quot;es-US-News-D&quot;" calcext:value-type="string">
            <text:p>name: "es-US-News-D"</text:p>
          </table:table-cell>
          <table:table-cell table:formula="of:=COM.MICROSOFT.CONCAT([.K$2]; &quot;: &quot;; CHAR(34); IF([.E40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US</text:p>
          </table:table-cell>
          <table:table-cell table:style-name="ce4" office:value-type="string" calcext:value-type="string">
            <text:p>es-US-News-E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07]; &quot;, &quot;; [.J407]; &quot;, &quot;; [.K407]; &quot; },&quot;)" office:value-type="string" office:string-value="{ language: &quot;Spanish (US)&quot;, name: &quot;es-US-News-E&quot;, gender: &quot;Male&quot; }," calcext:value-type="string">
            <text:p>{ language: "Spanish (US)", name: "es-US-News-E", gender: "Male" },</text:p>
          </table:table-cell>
          <table:table-cell table:style-name="ce4"/>
          <table:table-cell table:formula="of:=COM.MICROSOFT.CONCAT([.I$2]; &quot;: &quot;; CHAR(34); [.A407]; CHAR(34))" office:value-type="string" office:string-value="language: &quot;Spanish (US)&quot;" calcext:value-type="string">
            <text:p>language: "Spanish (US)"</text:p>
          </table:table-cell>
          <table:table-cell table:formula="of:=COM.MICROSOFT.CONCAT([.J$2]; &quot;: &quot;; CHAR(34); [.D407]; CHAR(34))" office:value-type="string" office:string-value="name: &quot;es-US-News-E&quot;" calcext:value-type="string">
            <text:p>name: "es-US-News-E"</text:p>
          </table:table-cell>
          <table:table-cell table:formula="of:=COM.MICROSOFT.CONCAT([.K$2]; &quot;: &quot;; CHAR(34); IF([.E40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US</text:p>
          </table:table-cell>
          <table:table-cell table:style-name="ce4" office:value-type="string" calcext:value-type="string">
            <text:p>es-US-News-F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08]; &quot;, &quot;; [.J408]; &quot;, &quot;; [.K408]; &quot; },&quot;)" office:value-type="string" office:string-value="{ language: &quot;Spanish (US)&quot;, name: &quot;es-US-News-F&quot;, gender: &quot;Female&quot; }," calcext:value-type="string">
            <text:p>{ language: "Spanish (US)", name: "es-US-News-F", gender: "Female" },</text:p>
          </table:table-cell>
          <table:table-cell table:style-name="ce4"/>
          <table:table-cell table:formula="of:=COM.MICROSOFT.CONCAT([.I$2]; &quot;: &quot;; CHAR(34); [.A408]; CHAR(34))" office:value-type="string" office:string-value="language: &quot;Spanish (US)&quot;" calcext:value-type="string">
            <text:p>language: "Spanish (US)"</text:p>
          </table:table-cell>
          <table:table-cell table:formula="of:=COM.MICROSOFT.CONCAT([.J$2]; &quot;: &quot;; CHAR(34); [.D408]; CHAR(34))" office:value-type="string" office:string-value="name: &quot;es-US-News-F&quot;" calcext:value-type="string">
            <text:p>name: "es-US-News-F"</text:p>
          </table:table-cell>
          <table:table-cell table:formula="of:=COM.MICROSOFT.CONCAT([.K$2]; &quot;: &quot;; CHAR(34); IF([.E40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US</text:p>
          </table:table-cell>
          <table:table-cell table:style-name="ce4" office:value-type="string" calcext:value-type="string">
            <text:p>es-US-News-G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09]; &quot;, &quot;; [.J409]; &quot;, &quot;; [.K409]; &quot; },&quot;)" office:value-type="string" office:string-value="{ language: &quot;Spanish (US)&quot;, name: &quot;es-US-News-G&quot;, gender: &quot;Female&quot; }," calcext:value-type="string">
            <text:p>{ language: "Spanish (US)", name: "es-US-News-G", gender: "Female" },</text:p>
          </table:table-cell>
          <table:table-cell table:style-name="ce4"/>
          <table:table-cell table:formula="of:=COM.MICROSOFT.CONCAT([.I$2]; &quot;: &quot;; CHAR(34); [.A409]; CHAR(34))" office:value-type="string" office:string-value="language: &quot;Spanish (US)&quot;" calcext:value-type="string">
            <text:p>language: "Spanish (US)"</text:p>
          </table:table-cell>
          <table:table-cell table:formula="of:=COM.MICROSOFT.CONCAT([.J$2]; &quot;: &quot;; CHAR(34); [.D409]; CHAR(34))" office:value-type="string" office:string-value="name: &quot;es-US-News-G&quot;" calcext:value-type="string">
            <text:p>name: "es-US-News-G"</text:p>
          </table:table-cell>
          <table:table-cell table:formula="of:=COM.MICROSOFT.CONCAT([.K$2]; &quot;: &quot;; CHAR(34); IF([.E40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US</text:p>
          </table:table-cell>
          <table:table-cell table:style-name="ce4" office:value-type="string" calcext:value-type="string">
            <text:p>es-US-Polyglot-1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10]; &quot;, &quot;; [.J410]; &quot;, &quot;; [.K410]; &quot; },&quot;)" office:value-type="string" office:string-value="{ language: &quot;Spanish (US)&quot;, name: &quot;es-US-Polyglot-1&quot;, gender: &quot;Male&quot; }," calcext:value-type="string">
            <text:p>{ language: "Spanish (US)", name: "es-US-Polyglot-1", gender: "Male" },</text:p>
          </table:table-cell>
          <table:table-cell table:style-name="ce4"/>
          <table:table-cell table:formula="of:=COM.MICROSOFT.CONCAT([.I$2]; &quot;: &quot;; CHAR(34); [.A410]; CHAR(34))" office:value-type="string" office:string-value="language: &quot;Spanish (US)&quot;" calcext:value-type="string">
            <text:p>language: "Spanish (US)"</text:p>
          </table:table-cell>
          <table:table-cell table:formula="of:=COM.MICROSOFT.CONCAT([.J$2]; &quot;: &quot;; CHAR(34); [.D410]; CHAR(34))" office:value-type="string" office:string-value="name: &quot;es-US-Polyglot-1&quot;" calcext:value-type="string">
            <text:p>name: "es-US-Polyglot-1"</text:p>
          </table:table-cell>
          <table:table-cell table:formula="of:=COM.MICROSOFT.CONCAT([.K$2]; &quot;: &quot;; CHAR(34); IF([.E410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panish (U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s-US</text:p>
          </table:table-cell>
          <table:table-cell table:style-name="ce3" office:value-type="string" calcext:value-type="string">
            <text:p>es-US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11]; &quot;, &quot;; [.J411]; &quot;, &quot;; [.K411]; &quot; },&quot;)" office:value-type="string" office:string-value="{ language: &quot;Spanish (US)&quot;, name: &quot;es-US-Standard-A&quot;, gender: &quot;Female&quot; }," calcext:value-type="string">
            <text:p>{ language: "Spanish (US)", name: "es-US-Standard-A", gender: "Female" },</text:p>
          </table:table-cell>
          <table:table-cell table:style-name="ce3"/>
          <table:table-cell table:formula="of:=COM.MICROSOFT.CONCAT([.I$2]; &quot;: &quot;; CHAR(34); [.A411]; CHAR(34))" office:value-type="string" office:string-value="language: &quot;Spanish (US)&quot;" calcext:value-type="string">
            <text:p>language: "Spanish (US)"</text:p>
          </table:table-cell>
          <table:table-cell table:formula="of:=COM.MICROSOFT.CONCAT([.J$2]; &quot;: &quot;; CHAR(34); [.D411]; CHAR(34))" office:value-type="string" office:string-value="name: &quot;es-US-Standard-A&quot;" calcext:value-type="string">
            <text:p>name: "es-US-Standard-A"</text:p>
          </table:table-cell>
          <table:table-cell table:formula="of:=COM.MICROSOFT.CONCAT([.K$2]; &quot;: &quot;; CHAR(34); IF([.E41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Spanish (U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s-US</text:p>
          </table:table-cell>
          <table:table-cell table:style-name="ce3" office:value-type="string" calcext:value-type="string">
            <text:p>es-US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412]; &quot;, &quot;; [.J412]; &quot;, &quot;; [.K412]; &quot; },&quot;)" office:value-type="string" office:string-value="{ language: &quot;Spanish (US)&quot;, name: &quot;es-US-Standard-B&quot;, gender: &quot;Male&quot; }," calcext:value-type="string">
            <text:p>{ language: "Spanish (US)", name: "es-US-Standard-B", gender: "Male" },</text:p>
          </table:table-cell>
          <table:table-cell table:style-name="ce3"/>
          <table:table-cell table:formula="of:=COM.MICROSOFT.CONCAT([.I$2]; &quot;: &quot;; CHAR(34); [.A412]; CHAR(34))" office:value-type="string" office:string-value="language: &quot;Spanish (US)&quot;" calcext:value-type="string">
            <text:p>language: "Spanish (US)"</text:p>
          </table:table-cell>
          <table:table-cell table:formula="of:=COM.MICROSOFT.CONCAT([.J$2]; &quot;: &quot;; CHAR(34); [.D412]; CHAR(34))" office:value-type="string" office:string-value="name: &quot;es-US-Standard-B&quot;" calcext:value-type="string">
            <text:p>name: "es-US-Standard-B"</text:p>
          </table:table-cell>
          <table:table-cell table:formula="of:=COM.MICROSOFT.CONCAT([.K$2]; &quot;: &quot;; CHAR(34); IF([.E41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Spanish (US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es-US</text:p>
          </table:table-cell>
          <table:table-cell table:style-name="ce3" office:value-type="string" calcext:value-type="string">
            <text:p>es-US-Standard-C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413]; &quot;, &quot;; [.J413]; &quot;, &quot;; [.K413]; &quot; },&quot;)" office:value-type="string" office:string-value="{ language: &quot;Spanish (US)&quot;, name: &quot;es-US-Standard-C&quot;, gender: &quot;Male&quot; }," calcext:value-type="string">
            <text:p>{ language: "Spanish (US)", name: "es-US-Standard-C", gender: "Male" },</text:p>
          </table:table-cell>
          <table:table-cell table:style-name="ce3"/>
          <table:table-cell table:formula="of:=COM.MICROSOFT.CONCAT([.I$2]; &quot;: &quot;; CHAR(34); [.A413]; CHAR(34))" office:value-type="string" office:string-value="language: &quot;Spanish (US)&quot;" calcext:value-type="string">
            <text:p>language: "Spanish (US)"</text:p>
          </table:table-cell>
          <table:table-cell table:formula="of:=COM.MICROSOFT.CONCAT([.J$2]; &quot;: &quot;; CHAR(34); [.D413]; CHAR(34))" office:value-type="string" office:string-value="name: &quot;es-US-Standard-C&quot;" calcext:value-type="string">
            <text:p>name: "es-US-Standard-C"</text:p>
          </table:table-cell>
          <table:table-cell table:formula="of:=COM.MICROSOFT.CONCAT([.K$2]; &quot;: &quot;; CHAR(34); IF([.E41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Spanish (US)</text:p>
          </table:table-cell>
          <table:table-cell table:style-name="ce3" office:value-type="string" calcext:value-type="string">
            <text:p>Studio</text:p>
          </table:table-cell>
          <table:table-cell table:style-name="ce3" office:value-type="string" calcext:value-type="string">
            <text:p>es-US</text:p>
          </table:table-cell>
          <table:table-cell table:style-name="ce3" office:value-type="string" calcext:value-type="string">
            <text:p>es-US-Studio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414]; &quot;, &quot;; [.J414]; &quot;, &quot;; [.K414]; &quot; },&quot;)" office:value-type="string" office:string-value="{ language: &quot;Spanish (US)&quot;, name: &quot;es-US-Studio-B&quot;, gender: &quot;Male&quot; }," calcext:value-type="string">
            <text:p>{ language: "Spanish (US)", name: "es-US-Studio-B", gender: "Male" },</text:p>
          </table:table-cell>
          <table:table-cell table:style-name="ce3"/>
          <table:table-cell table:formula="of:=COM.MICROSOFT.CONCAT([.I$2]; &quot;: &quot;; CHAR(34); [.A414]; CHAR(34))" office:value-type="string" office:string-value="language: &quot;Spanish (US)&quot;" calcext:value-type="string">
            <text:p>language: "Spanish (US)"</text:p>
          </table:table-cell>
          <table:table-cell table:formula="of:=COM.MICROSOFT.CONCAT([.J$2]; &quot;: &quot;; CHAR(34); [.D414]; CHAR(34))" office:value-type="string" office:string-value="name: &quot;es-US-Studio-B&quot;" calcext:value-type="string">
            <text:p>name: "es-US-Studio-B"</text:p>
          </table:table-cell>
          <table:table-cell table:formula="of:=COM.MICROSOFT.CONCAT([.K$2]; &quot;: &quot;; CHAR(34); IF([.E41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Span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US</text:p>
          </table:table-cell>
          <table:table-cell table:style-name="ce4" office:value-type="string" calcext:value-type="string">
            <text:p>es-US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15]; &quot;, &quot;; [.J415]; &quot;, &quot;; [.K415]; &quot; },&quot;)" office:value-type="string" office:string-value="{ language: &quot;Spanish (US)&quot;, name: &quot;es-US-Wavenet-A&quot;, gender: &quot;Female&quot; }," calcext:value-type="string">
            <text:p>{ language: "Spanish (US)", name: "es-US-Wavenet-A", gender: "Female" },</text:p>
          </table:table-cell>
          <table:table-cell table:style-name="ce4"/>
          <table:table-cell table:formula="of:=COM.MICROSOFT.CONCAT([.I$2]; &quot;: &quot;; CHAR(34); [.A415]; CHAR(34))" office:value-type="string" office:string-value="language: &quot;Spanish (US)&quot;" calcext:value-type="string">
            <text:p>language: "Spanish (US)"</text:p>
          </table:table-cell>
          <table:table-cell table:formula="of:=COM.MICROSOFT.CONCAT([.J$2]; &quot;: &quot;; CHAR(34); [.D415]; CHAR(34))" office:value-type="string" office:string-value="name: &quot;es-US-Wavenet-A&quot;" calcext:value-type="string">
            <text:p>name: "es-US-Wavenet-A"</text:p>
          </table:table-cell>
          <table:table-cell table:formula="of:=COM.MICROSOFT.CONCAT([.K$2]; &quot;: &quot;; CHAR(34); IF([.E41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US</text:p>
          </table:table-cell>
          <table:table-cell table:style-name="ce4" office:value-type="string" calcext:value-type="string">
            <text:p>es-US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16]; &quot;, &quot;; [.J416]; &quot;, &quot;; [.K416]; &quot; },&quot;)" office:value-type="string" office:string-value="{ language: &quot;Spanish (US)&quot;, name: &quot;es-US-Wavenet-B&quot;, gender: &quot;Male&quot; }," calcext:value-type="string">
            <text:p>{ language: "Spanish (US)", name: "es-US-Wavenet-B", gender: "Male" },</text:p>
          </table:table-cell>
          <table:table-cell table:style-name="ce4"/>
          <table:table-cell table:formula="of:=COM.MICROSOFT.CONCAT([.I$2]; &quot;: &quot;; CHAR(34); [.A416]; CHAR(34))" office:value-type="string" office:string-value="language: &quot;Spanish (US)&quot;" calcext:value-type="string">
            <text:p>language: "Spanish (US)"</text:p>
          </table:table-cell>
          <table:table-cell table:formula="of:=COM.MICROSOFT.CONCAT([.J$2]; &quot;: &quot;; CHAR(34); [.D416]; CHAR(34))" office:value-type="string" office:string-value="name: &quot;es-US-Wavenet-B&quot;" calcext:value-type="string">
            <text:p>name: "es-US-Wavenet-B"</text:p>
          </table:table-cell>
          <table:table-cell table:formula="of:=COM.MICROSOFT.CONCAT([.K$2]; &quot;: &quot;; CHAR(34); IF([.E41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panish (US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es-US</text:p>
          </table:table-cell>
          <table:table-cell table:style-name="ce4" office:value-type="string" calcext:value-type="string">
            <text:p>es-US-Wavenet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17]; &quot;, &quot;; [.J417]; &quot;, &quot;; [.K417]; &quot; },&quot;)" office:value-type="string" office:string-value="{ language: &quot;Spanish (US)&quot;, name: &quot;es-US-Wavenet-C&quot;, gender: &quot;Male&quot; }," calcext:value-type="string">
            <text:p>{ language: "Spanish (US)", name: "es-US-Wavenet-C", gender: "Male" },</text:p>
          </table:table-cell>
          <table:table-cell table:style-name="ce4"/>
          <table:table-cell table:formula="of:=COM.MICROSOFT.CONCAT([.I$2]; &quot;: &quot;; CHAR(34); [.A417]; CHAR(34))" office:value-type="string" office:string-value="language: &quot;Spanish (US)&quot;" calcext:value-type="string">
            <text:p>language: "Spanish (US)"</text:p>
          </table:table-cell>
          <table:table-cell table:formula="of:=COM.MICROSOFT.CONCAT([.J$2]; &quot;: &quot;; CHAR(34); [.D417]; CHAR(34))" office:value-type="string" office:string-value="name: &quot;es-US-Wavenet-C&quot;" calcext:value-type="string">
            <text:p>name: "es-US-Wavenet-C"</text:p>
          </table:table-cell>
          <table:table-cell table:formula="of:=COM.MICROSOFT.CONCAT([.K$2]; &quot;: &quot;; CHAR(34); IF([.E41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Swedish (Sweden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sv-SE</text:p>
          </table:table-cell>
          <table:table-cell table:style-name="ce3" office:value-type="string" calcext:value-type="string">
            <text:p>sv-SE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18]; &quot;, &quot;; [.J418]; &quot;, &quot;; [.K418]; &quot; },&quot;)" office:value-type="string" office:string-value="{ language: &quot;Swedish (Sweden)&quot;, name: &quot;sv-SE-Standard-A&quot;, gender: &quot;Female&quot; }," calcext:value-type="string">
            <text:p>{ language: "Swedish (Sweden)", name: "sv-SE-Standard-A", gender: "Female" },</text:p>
          </table:table-cell>
          <table:table-cell table:style-name="ce3"/>
          <table:table-cell table:formula="of:=COM.MICROSOFT.CONCAT([.I$2]; &quot;: &quot;; CHAR(34); [.A418]; CHAR(34))" office:value-type="string" office:string-value="language: &quot;Swedish (Sweden)&quot;" calcext:value-type="string">
            <text:p>language: "Swedish (Sweden)"</text:p>
          </table:table-cell>
          <table:table-cell table:formula="of:=COM.MICROSOFT.CONCAT([.J$2]; &quot;: &quot;; CHAR(34); [.D418]; CHAR(34))" office:value-type="string" office:string-value="name: &quot;sv-SE-Standard-A&quot;" calcext:value-type="string">
            <text:p>name: "sv-SE-Standard-A"</text:p>
          </table:table-cell>
          <table:table-cell table:formula="of:=COM.MICROSOFT.CONCAT([.K$2]; &quot;: &quot;; CHAR(34); IF([.E41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Swedish (Sweden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sv-SE</text:p>
          </table:table-cell>
          <table:table-cell table:style-name="ce3" office:value-type="string" calcext:value-type="string">
            <text:p>sv-SE-Standard-B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19]; &quot;, &quot;; [.J419]; &quot;, &quot;; [.K419]; &quot; },&quot;)" office:value-type="string" office:string-value="{ language: &quot;Swedish (Sweden)&quot;, name: &quot;sv-SE-Standard-B&quot;, gender: &quot;Female&quot; }," calcext:value-type="string">
            <text:p>{ language: "Swedish (Sweden)", name: "sv-SE-Standard-B", gender: "Female" },</text:p>
          </table:table-cell>
          <table:table-cell table:style-name="ce3"/>
          <table:table-cell table:formula="of:=COM.MICROSOFT.CONCAT([.I$2]; &quot;: &quot;; CHAR(34); [.A419]; CHAR(34))" office:value-type="string" office:string-value="language: &quot;Swedish (Sweden)&quot;" calcext:value-type="string">
            <text:p>language: "Swedish (Sweden)"</text:p>
          </table:table-cell>
          <table:table-cell table:formula="of:=COM.MICROSOFT.CONCAT([.J$2]; &quot;: &quot;; CHAR(34); [.D419]; CHAR(34))" office:value-type="string" office:string-value="name: &quot;sv-SE-Standard-B&quot;" calcext:value-type="string">
            <text:p>name: "sv-SE-Standard-B"</text:p>
          </table:table-cell>
          <table:table-cell table:formula="of:=COM.MICROSOFT.CONCAT([.K$2]; &quot;: &quot;; CHAR(34); IF([.E41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Swedish (Sweden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sv-SE</text:p>
          </table:table-cell>
          <table:table-cell table:style-name="ce3" office:value-type="string" calcext:value-type="string">
            <text:p>sv-SE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20]; &quot;, &quot;; [.J420]; &quot;, &quot;; [.K420]; &quot; },&quot;)" office:value-type="string" office:string-value="{ language: &quot;Swedish (Sweden)&quot;, name: &quot;sv-SE-Standard-C&quot;, gender: &quot;Female&quot; }," calcext:value-type="string">
            <text:p>{ language: "Swedish (Sweden)", name: "sv-SE-Standard-C", gender: "Female" },</text:p>
          </table:table-cell>
          <table:table-cell table:style-name="ce3"/>
          <table:table-cell table:formula="of:=COM.MICROSOFT.CONCAT([.I$2]; &quot;: &quot;; CHAR(34); [.A420]; CHAR(34))" office:value-type="string" office:string-value="language: &quot;Swedish (Sweden)&quot;" calcext:value-type="string">
            <text:p>language: "Swedish (Sweden)"</text:p>
          </table:table-cell>
          <table:table-cell table:formula="of:=COM.MICROSOFT.CONCAT([.J$2]; &quot;: &quot;; CHAR(34); [.D420]; CHAR(34))" office:value-type="string" office:string-value="name: &quot;sv-SE-Standard-C&quot;" calcext:value-type="string">
            <text:p>name: "sv-SE-Standard-C"</text:p>
          </table:table-cell>
          <table:table-cell table:formula="of:=COM.MICROSOFT.CONCAT([.K$2]; &quot;: &quot;; CHAR(34); IF([.E42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Swedish (Sweden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sv-SE</text:p>
          </table:table-cell>
          <table:table-cell table:style-name="ce3" office:value-type="string" calcext:value-type="string">
            <text:p>sv-SE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421]; &quot;, &quot;; [.J421]; &quot;, &quot;; [.K421]; &quot; },&quot;)" office:value-type="string" office:string-value="{ language: &quot;Swedish (Sweden)&quot;, name: &quot;sv-SE-Standard-D&quot;, gender: &quot;Male&quot; }," calcext:value-type="string">
            <text:p>{ language: "Swedish (Sweden)", name: "sv-SE-Standard-D", gender: "Male" },</text:p>
          </table:table-cell>
          <table:table-cell table:style-name="ce3"/>
          <table:table-cell table:formula="of:=COM.MICROSOFT.CONCAT([.I$2]; &quot;: &quot;; CHAR(34); [.A421]; CHAR(34))" office:value-type="string" office:string-value="language: &quot;Swedish (Sweden)&quot;" calcext:value-type="string">
            <text:p>language: "Swedish (Sweden)"</text:p>
          </table:table-cell>
          <table:table-cell table:formula="of:=COM.MICROSOFT.CONCAT([.J$2]; &quot;: &quot;; CHAR(34); [.D421]; CHAR(34))" office:value-type="string" office:string-value="name: &quot;sv-SE-Standard-D&quot;" calcext:value-type="string">
            <text:p>name: "sv-SE-Standard-D"</text:p>
          </table:table-cell>
          <table:table-cell table:formula="of:=COM.MICROSOFT.CONCAT([.K$2]; &quot;: &quot;; CHAR(34); IF([.E42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Swedish (Sweden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sv-SE</text:p>
          </table:table-cell>
          <table:table-cell table:style-name="ce3" office:value-type="string" calcext:value-type="string">
            <text:p>sv-SE-Standard-E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422]; &quot;, &quot;; [.J422]; &quot;, &quot;; [.K422]; &quot; },&quot;)" office:value-type="string" office:string-value="{ language: &quot;Swedish (Sweden)&quot;, name: &quot;sv-SE-Standard-E&quot;, gender: &quot;Male&quot; }," calcext:value-type="string">
            <text:p>{ language: "Swedish (Sweden)", name: "sv-SE-Standard-E", gender: "Male" },</text:p>
          </table:table-cell>
          <table:table-cell table:style-name="ce3"/>
          <table:table-cell table:formula="of:=COM.MICROSOFT.CONCAT([.I$2]; &quot;: &quot;; CHAR(34); [.A422]; CHAR(34))" office:value-type="string" office:string-value="language: &quot;Swedish (Sweden)&quot;" calcext:value-type="string">
            <text:p>language: "Swedish (Sweden)"</text:p>
          </table:table-cell>
          <table:table-cell table:formula="of:=COM.MICROSOFT.CONCAT([.J$2]; &quot;: &quot;; CHAR(34); [.D422]; CHAR(34))" office:value-type="string" office:string-value="name: &quot;sv-SE-Standard-E&quot;" calcext:value-type="string">
            <text:p>name: "sv-SE-Standard-E"</text:p>
          </table:table-cell>
          <table:table-cell table:formula="of:=COM.MICROSOFT.CONCAT([.K$2]; &quot;: &quot;; CHAR(34); IF([.E422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Swedish (Swede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sv-SE</text:p>
          </table:table-cell>
          <table:table-cell table:style-name="ce4" office:value-type="string" calcext:value-type="string">
            <text:p>sv-SE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23]; &quot;, &quot;; [.J423]; &quot;, &quot;; [.K423]; &quot; },&quot;)" office:value-type="string" office:string-value="{ language: &quot;Swedish (Sweden)&quot;, name: &quot;sv-SE-Wavenet-A&quot;, gender: &quot;Female&quot; }," calcext:value-type="string">
            <text:p>{ language: "Swedish (Sweden)", name: "sv-SE-Wavenet-A", gender: "Female" },</text:p>
          </table:table-cell>
          <table:table-cell table:style-name="ce4"/>
          <table:table-cell table:formula="of:=COM.MICROSOFT.CONCAT([.I$2]; &quot;: &quot;; CHAR(34); [.A423]; CHAR(34))" office:value-type="string" office:string-value="language: &quot;Swedish (Sweden)&quot;" calcext:value-type="string">
            <text:p>language: "Swedish (Sweden)"</text:p>
          </table:table-cell>
          <table:table-cell table:formula="of:=COM.MICROSOFT.CONCAT([.J$2]; &quot;: &quot;; CHAR(34); [.D423]; CHAR(34))" office:value-type="string" office:string-value="name: &quot;sv-SE-Wavenet-A&quot;" calcext:value-type="string">
            <text:p>name: "sv-SE-Wavenet-A"</text:p>
          </table:table-cell>
          <table:table-cell table:formula="of:=COM.MICROSOFT.CONCAT([.K$2]; &quot;: &quot;; CHAR(34); IF([.E42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wedish (Swede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sv-SE</text:p>
          </table:table-cell>
          <table:table-cell table:style-name="ce4" office:value-type="string" calcext:value-type="string">
            <text:p>sv-SE-Wavenet-B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24]; &quot;, &quot;; [.J424]; &quot;, &quot;; [.K424]; &quot; },&quot;)" office:value-type="string" office:string-value="{ language: &quot;Swedish (Sweden)&quot;, name: &quot;sv-SE-Wavenet-B&quot;, gender: &quot;Female&quot; }," calcext:value-type="string">
            <text:p>{ language: "Swedish (Sweden)", name: "sv-SE-Wavenet-B", gender: "Female" },</text:p>
          </table:table-cell>
          <table:table-cell table:style-name="ce4"/>
          <table:table-cell table:formula="of:=COM.MICROSOFT.CONCAT([.I$2]; &quot;: &quot;; CHAR(34); [.A424]; CHAR(34))" office:value-type="string" office:string-value="language: &quot;Swedish (Sweden)&quot;" calcext:value-type="string">
            <text:p>language: "Swedish (Sweden)"</text:p>
          </table:table-cell>
          <table:table-cell table:formula="of:=COM.MICROSOFT.CONCAT([.J$2]; &quot;: &quot;; CHAR(34); [.D424]; CHAR(34))" office:value-type="string" office:string-value="name: &quot;sv-SE-Wavenet-B&quot;" calcext:value-type="string">
            <text:p>name: "sv-SE-Wavenet-B"</text:p>
          </table:table-cell>
          <table:table-cell table:formula="of:=COM.MICROSOFT.CONCAT([.K$2]; &quot;: &quot;; CHAR(34); IF([.E42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wedish (Swede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sv-SE</text:p>
          </table:table-cell>
          <table:table-cell table:style-name="ce4" office:value-type="string" calcext:value-type="string">
            <text:p>sv-SE-Wavenet-C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25]; &quot;, &quot;; [.J425]; &quot;, &quot;; [.K425]; &quot; },&quot;)" office:value-type="string" office:string-value="{ language: &quot;Swedish (Sweden)&quot;, name: &quot;sv-SE-Wavenet-C&quot;, gender: &quot;Male&quot; }," calcext:value-type="string">
            <text:p>{ language: "Swedish (Sweden)", name: "sv-SE-Wavenet-C", gender: "Male" },</text:p>
          </table:table-cell>
          <table:table-cell table:style-name="ce4"/>
          <table:table-cell table:formula="of:=COM.MICROSOFT.CONCAT([.I$2]; &quot;: &quot;; CHAR(34); [.A425]; CHAR(34))" office:value-type="string" office:string-value="language: &quot;Swedish (Sweden)&quot;" calcext:value-type="string">
            <text:p>language: "Swedish (Sweden)"</text:p>
          </table:table-cell>
          <table:table-cell table:formula="of:=COM.MICROSOFT.CONCAT([.J$2]; &quot;: &quot;; CHAR(34); [.D425]; CHAR(34))" office:value-type="string" office:string-value="name: &quot;sv-SE-Wavenet-C&quot;" calcext:value-type="string">
            <text:p>name: "sv-SE-Wavenet-C"</text:p>
          </table:table-cell>
          <table:table-cell table:formula="of:=COM.MICROSOFT.CONCAT([.K$2]; &quot;: &quot;; CHAR(34); IF([.E42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wedish (Swede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sv-SE</text:p>
          </table:table-cell>
          <table:table-cell table:style-name="ce4" office:value-type="string" calcext:value-type="string">
            <text:p>sv-SE-Wavenet-D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26]; &quot;, &quot;; [.J426]; &quot;, &quot;; [.K426]; &quot; },&quot;)" office:value-type="string" office:string-value="{ language: &quot;Swedish (Sweden)&quot;, name: &quot;sv-SE-Wavenet-D&quot;, gender: &quot;Female&quot; }," calcext:value-type="string">
            <text:p>{ language: "Swedish (Sweden)", name: "sv-SE-Wavenet-D", gender: "Female" },</text:p>
          </table:table-cell>
          <table:table-cell table:style-name="ce4"/>
          <table:table-cell table:formula="of:=COM.MICROSOFT.CONCAT([.I$2]; &quot;: &quot;; CHAR(34); [.A426]; CHAR(34))" office:value-type="string" office:string-value="language: &quot;Swedish (Sweden)&quot;" calcext:value-type="string">
            <text:p>language: "Swedish (Sweden)"</text:p>
          </table:table-cell>
          <table:table-cell table:formula="of:=COM.MICROSOFT.CONCAT([.J$2]; &quot;: &quot;; CHAR(34); [.D426]; CHAR(34))" office:value-type="string" office:string-value="name: &quot;sv-SE-Wavenet-D&quot;" calcext:value-type="string">
            <text:p>name: "sv-SE-Wavenet-D"</text:p>
          </table:table-cell>
          <table:table-cell table:formula="of:=COM.MICROSOFT.CONCAT([.K$2]; &quot;: &quot;; CHAR(34); IF([.E42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wedish (Sweden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sv-SE</text:p>
          </table:table-cell>
          <table:table-cell table:style-name="ce4" office:value-type="string" calcext:value-type="string">
            <text:p>sv-SE-Wavenet-E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27]; &quot;, &quot;; [.J427]; &quot;, &quot;; [.K427]; &quot; },&quot;)" office:value-type="string" office:string-value="{ language: &quot;Swedish (Sweden)&quot;, name: &quot;sv-SE-Wavenet-E&quot;, gender: &quot;Male&quot; }," calcext:value-type="string">
            <text:p>{ language: "Swedish (Sweden)", name: "sv-SE-Wavenet-E", gender: "Male" },</text:p>
          </table:table-cell>
          <table:table-cell table:style-name="ce4"/>
          <table:table-cell table:formula="of:=COM.MICROSOFT.CONCAT([.I$2]; &quot;: &quot;; CHAR(34); [.A427]; CHAR(34))" office:value-type="string" office:string-value="language: &quot;Swedish (Sweden)&quot;" calcext:value-type="string">
            <text:p>language: "Swedish (Sweden)"</text:p>
          </table:table-cell>
          <table:table-cell table:formula="of:=COM.MICROSOFT.CONCAT([.J$2]; &quot;: &quot;; CHAR(34); [.D427]; CHAR(34))" office:value-type="string" office:string-value="name: &quot;sv-SE-Wavenet-E&quot;" calcext:value-type="string">
            <text:p>name: "sv-SE-Wavenet-E"</text:p>
          </table:table-cell>
          <table:table-cell table:formula="of:=COM.MICROSOFT.CONCAT([.K$2]; &quot;: &quot;; CHAR(34); IF([.E42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amil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ta-IN</text:p>
          </table:table-cell>
          <table:table-cell table:style-name="ce3" office:value-type="string" calcext:value-type="string">
            <text:p>ta-IN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28]; &quot;, &quot;; [.J428]; &quot;, &quot;; [.K428]; &quot; },&quot;)" office:value-type="string" office:string-value="{ language: &quot;Tamil (India)&quot;, name: &quot;ta-IN-Standard-A&quot;, gender: &quot;Female&quot; }," calcext:value-type="string">
            <text:p>{ language: "Tamil (India)", name: "ta-IN-Standard-A", gender: "Female" },</text:p>
          </table:table-cell>
          <table:table-cell table:style-name="ce3"/>
          <table:table-cell table:formula="of:=COM.MICROSOFT.CONCAT([.I$2]; &quot;: &quot;; CHAR(34); [.A428]; CHAR(34))" office:value-type="string" office:string-value="language: &quot;Tamil (India)&quot;" calcext:value-type="string">
            <text:p>language: "Tamil (India)"</text:p>
          </table:table-cell>
          <table:table-cell table:formula="of:=COM.MICROSOFT.CONCAT([.J$2]; &quot;: &quot;; CHAR(34); [.D428]; CHAR(34))" office:value-type="string" office:string-value="name: &quot;ta-IN-Standard-A&quot;" calcext:value-type="string">
            <text:p>name: "ta-IN-Standard-A"</text:p>
          </table:table-cell>
          <table:table-cell table:formula="of:=COM.MICROSOFT.CONCAT([.K$2]; &quot;: &quot;; CHAR(34); IF([.E42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Tamil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ta-IN</text:p>
          </table:table-cell>
          <table:table-cell table:style-name="ce3" office:value-type="string" calcext:value-type="string">
            <text:p>ta-IN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429]; &quot;, &quot;; [.J429]; &quot;, &quot;; [.K429]; &quot; },&quot;)" office:value-type="string" office:string-value="{ language: &quot;Tamil (India)&quot;, name: &quot;ta-IN-Standard-B&quot;, gender: &quot;Male&quot; }," calcext:value-type="string">
            <text:p>{ language: "Tamil (India)", name: "ta-IN-Standard-B", gender: "Male" },</text:p>
          </table:table-cell>
          <table:table-cell table:style-name="ce3"/>
          <table:table-cell table:formula="of:=COM.MICROSOFT.CONCAT([.I$2]; &quot;: &quot;; CHAR(34); [.A429]; CHAR(34))" office:value-type="string" office:string-value="language: &quot;Tamil (India)&quot;" calcext:value-type="string">
            <text:p>language: "Tamil (India)"</text:p>
          </table:table-cell>
          <table:table-cell table:formula="of:=COM.MICROSOFT.CONCAT([.J$2]; &quot;: &quot;; CHAR(34); [.D429]; CHAR(34))" office:value-type="string" office:string-value="name: &quot;ta-IN-Standard-B&quot;" calcext:value-type="string">
            <text:p>name: "ta-IN-Standard-B"</text:p>
          </table:table-cell>
          <table:table-cell table:formula="of:=COM.MICROSOFT.CONCAT([.K$2]; &quot;: &quot;; CHAR(34); IF([.E42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Tamil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ta-IN</text:p>
          </table:table-cell>
          <table:table-cell table:style-name="ce3" office:value-type="string" calcext:value-type="string">
            <text:p>ta-IN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30]; &quot;, &quot;; [.J430]; &quot;, &quot;; [.K430]; &quot; },&quot;)" office:value-type="string" office:string-value="{ language: &quot;Tamil (India)&quot;, name: &quot;ta-IN-Standard-C&quot;, gender: &quot;Female&quot; }," calcext:value-type="string">
            <text:p>{ language: "Tamil (India)", name: "ta-IN-Standard-C", gender: "Female" },</text:p>
          </table:table-cell>
          <table:table-cell table:style-name="ce3"/>
          <table:table-cell table:formula="of:=COM.MICROSOFT.CONCAT([.I$2]; &quot;: &quot;; CHAR(34); [.A430]; CHAR(34))" office:value-type="string" office:string-value="language: &quot;Tamil (India)&quot;" calcext:value-type="string">
            <text:p>language: "Tamil (India)"</text:p>
          </table:table-cell>
          <table:table-cell table:formula="of:=COM.MICROSOFT.CONCAT([.J$2]; &quot;: &quot;; CHAR(34); [.D430]; CHAR(34))" office:value-type="string" office:string-value="name: &quot;ta-IN-Standard-C&quot;" calcext:value-type="string">
            <text:p>name: "ta-IN-Standard-C"</text:p>
          </table:table-cell>
          <table:table-cell table:formula="of:=COM.MICROSOFT.CONCAT([.K$2]; &quot;: &quot;; CHAR(34); IF([.E43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Tamil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ta-IN</text:p>
          </table:table-cell>
          <table:table-cell table:style-name="ce3" office:value-type="string" calcext:value-type="string">
            <text:p>ta-IN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431]; &quot;, &quot;; [.J431]; &quot;, &quot;; [.K431]; &quot; },&quot;)" office:value-type="string" office:string-value="{ language: &quot;Tamil (India)&quot;, name: &quot;ta-IN-Standard-D&quot;, gender: &quot;Male&quot; }," calcext:value-type="string">
            <text:p>{ language: "Tamil (India)", name: "ta-IN-Standard-D", gender: "Male" },</text:p>
          </table:table-cell>
          <table:table-cell table:style-name="ce3"/>
          <table:table-cell table:formula="of:=COM.MICROSOFT.CONCAT([.I$2]; &quot;: &quot;; CHAR(34); [.A431]; CHAR(34))" office:value-type="string" office:string-value="language: &quot;Tamil (India)&quot;" calcext:value-type="string">
            <text:p>language: "Tamil (India)"</text:p>
          </table:table-cell>
          <table:table-cell table:formula="of:=COM.MICROSOFT.CONCAT([.J$2]; &quot;: &quot;; CHAR(34); [.D431]; CHAR(34))" office:value-type="string" office:string-value="name: &quot;ta-IN-Standard-D&quot;" calcext:value-type="string">
            <text:p>name: "ta-IN-Standard-D"</text:p>
          </table:table-cell>
          <table:table-cell table:formula="of:=COM.MICROSOFT.CONCAT([.K$2]; &quot;: &quot;; CHAR(34); IF([.E43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Tamil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ta-IN</text:p>
          </table:table-cell>
          <table:table-cell table:style-name="ce4" office:value-type="string" calcext:value-type="string">
            <text:p>ta-IN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32]; &quot;, &quot;; [.J432]; &quot;, &quot;; [.K432]; &quot; },&quot;)" office:value-type="string" office:string-value="{ language: &quot;Tamil (India)&quot;, name: &quot;ta-IN-Wavenet-A&quot;, gender: &quot;Female&quot; }," calcext:value-type="string">
            <text:p>{ language: "Tamil (India)", name: "ta-IN-Wavenet-A", gender: "Female" },</text:p>
          </table:table-cell>
          <table:table-cell table:style-name="ce4"/>
          <table:table-cell table:formula="of:=COM.MICROSOFT.CONCAT([.I$2]; &quot;: &quot;; CHAR(34); [.A432]; CHAR(34))" office:value-type="string" office:string-value="language: &quot;Tamil (India)&quot;" calcext:value-type="string">
            <text:p>language: "Tamil (India)"</text:p>
          </table:table-cell>
          <table:table-cell table:formula="of:=COM.MICROSOFT.CONCAT([.J$2]; &quot;: &quot;; CHAR(34); [.D432]; CHAR(34))" office:value-type="string" office:string-value="name: &quot;ta-IN-Wavenet-A&quot;" calcext:value-type="string">
            <text:p>name: "ta-IN-Wavenet-A"</text:p>
          </table:table-cell>
          <table:table-cell table:formula="of:=COM.MICROSOFT.CONCAT([.K$2]; &quot;: &quot;; CHAR(34); IF([.E43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Tamil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ta-IN</text:p>
          </table:table-cell>
          <table:table-cell table:style-name="ce4" office:value-type="string" calcext:value-type="string">
            <text:p>ta-IN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33]; &quot;, &quot;; [.J433]; &quot;, &quot;; [.K433]; &quot; },&quot;)" office:value-type="string" office:string-value="{ language: &quot;Tamil (India)&quot;, name: &quot;ta-IN-Wavenet-B&quot;, gender: &quot;Male&quot; }," calcext:value-type="string">
            <text:p>{ language: "Tamil (India)", name: "ta-IN-Wavenet-B", gender: "Male" },</text:p>
          </table:table-cell>
          <table:table-cell table:style-name="ce4"/>
          <table:table-cell table:formula="of:=COM.MICROSOFT.CONCAT([.I$2]; &quot;: &quot;; CHAR(34); [.A433]; CHAR(34))" office:value-type="string" office:string-value="language: &quot;Tamil (India)&quot;" calcext:value-type="string">
            <text:p>language: "Tamil (India)"</text:p>
          </table:table-cell>
          <table:table-cell table:formula="of:=COM.MICROSOFT.CONCAT([.J$2]; &quot;: &quot;; CHAR(34); [.D433]; CHAR(34))" office:value-type="string" office:string-value="name: &quot;ta-IN-Wavenet-B&quot;" calcext:value-type="string">
            <text:p>name: "ta-IN-Wavenet-B"</text:p>
          </table:table-cell>
          <table:table-cell table:formula="of:=COM.MICROSOFT.CONCAT([.K$2]; &quot;: &quot;; CHAR(34); IF([.E43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Tamil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ta-IN</text:p>
          </table:table-cell>
          <table:table-cell table:style-name="ce4" office:value-type="string" calcext:value-type="string">
            <text:p>ta-IN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34]; &quot;, &quot;; [.J434]; &quot;, &quot;; [.K434]; &quot; },&quot;)" office:value-type="string" office:string-value="{ language: &quot;Tamil (India)&quot;, name: &quot;ta-IN-Wavenet-C&quot;, gender: &quot;Female&quot; }," calcext:value-type="string">
            <text:p>{ language: "Tamil (India)", name: "ta-IN-Wavenet-C", gender: "Female" },</text:p>
          </table:table-cell>
          <table:table-cell table:style-name="ce4"/>
          <table:table-cell table:formula="of:=COM.MICROSOFT.CONCAT([.I$2]; &quot;: &quot;; CHAR(34); [.A434]; CHAR(34))" office:value-type="string" office:string-value="language: &quot;Tamil (India)&quot;" calcext:value-type="string">
            <text:p>language: "Tamil (India)"</text:p>
          </table:table-cell>
          <table:table-cell table:formula="of:=COM.MICROSOFT.CONCAT([.J$2]; &quot;: &quot;; CHAR(34); [.D434]; CHAR(34))" office:value-type="string" office:string-value="name: &quot;ta-IN-Wavenet-C&quot;" calcext:value-type="string">
            <text:p>name: "ta-IN-Wavenet-C"</text:p>
          </table:table-cell>
          <table:table-cell table:formula="of:=COM.MICROSOFT.CONCAT([.K$2]; &quot;: &quot;; CHAR(34); IF([.E43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Tamil (India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ta-IN</text:p>
          </table:table-cell>
          <table:table-cell table:style-name="ce4" office:value-type="string" calcext:value-type="string">
            <text:p>ta-IN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35]; &quot;, &quot;; [.J435]; &quot;, &quot;; [.K435]; &quot; },&quot;)" office:value-type="string" office:string-value="{ language: &quot;Tamil (India)&quot;, name: &quot;ta-IN-Wavenet-D&quot;, gender: &quot;Male&quot; }," calcext:value-type="string">
            <text:p>{ language: "Tamil (India)", name: "ta-IN-Wavenet-D", gender: "Male" },</text:p>
          </table:table-cell>
          <table:table-cell table:style-name="ce4"/>
          <table:table-cell table:formula="of:=COM.MICROSOFT.CONCAT([.I$2]; &quot;: &quot;; CHAR(34); [.A435]; CHAR(34))" office:value-type="string" office:string-value="language: &quot;Tamil (India)&quot;" calcext:value-type="string">
            <text:p>language: "Tamil (India)"</text:p>
          </table:table-cell>
          <table:table-cell table:formula="of:=COM.MICROSOFT.CONCAT([.J$2]; &quot;: &quot;; CHAR(34); [.D435]; CHAR(34))" office:value-type="string" office:string-value="name: &quot;ta-IN-Wavenet-D&quot;" calcext:value-type="string">
            <text:p>name: "ta-IN-Wavenet-D"</text:p>
          </table:table-cell>
          <table:table-cell table:formula="of:=COM.MICROSOFT.CONCAT([.K$2]; &quot;: &quot;; CHAR(34); IF([.E43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elugu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te-IN</text:p>
          </table:table-cell>
          <table:table-cell table:style-name="ce3" office:value-type="string" calcext:value-type="string">
            <text:p>te-IN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36]; &quot;, &quot;; [.J436]; &quot;, &quot;; [.K436]; &quot; },&quot;)" office:value-type="string" office:string-value="{ language: &quot;Telugu (India)&quot;, name: &quot;te-IN-Standard-A&quot;, gender: &quot;Female&quot; }," calcext:value-type="string">
            <text:p>{ language: "Telugu (India)", name: "te-IN-Standard-A", gender: "Female" },</text:p>
          </table:table-cell>
          <table:table-cell table:style-name="ce3"/>
          <table:table-cell table:formula="of:=COM.MICROSOFT.CONCAT([.I$2]; &quot;: &quot;; CHAR(34); [.A436]; CHAR(34))" office:value-type="string" office:string-value="language: &quot;Telugu (India)&quot;" calcext:value-type="string">
            <text:p>language: "Telugu (India)"</text:p>
          </table:table-cell>
          <table:table-cell table:formula="of:=COM.MICROSOFT.CONCAT([.J$2]; &quot;: &quot;; CHAR(34); [.D436]; CHAR(34))" office:value-type="string" office:string-value="name: &quot;te-IN-Standard-A&quot;" calcext:value-type="string">
            <text:p>name: "te-IN-Standard-A"</text:p>
          </table:table-cell>
          <table:table-cell table:formula="of:=COM.MICROSOFT.CONCAT([.K$2]; &quot;: &quot;; CHAR(34); IF([.E43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Telugu (India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te-IN</text:p>
          </table:table-cell>
          <table:table-cell table:style-name="ce3" office:value-type="string" calcext:value-type="string">
            <text:p>te-IN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437]; &quot;, &quot;; [.J437]; &quot;, &quot;; [.K437]; &quot; },&quot;)" office:value-type="string" office:string-value="{ language: &quot;Telugu (India)&quot;, name: &quot;te-IN-Standard-B&quot;, gender: &quot;Male&quot; }," calcext:value-type="string">
            <text:p>{ language: "Telugu (India)", name: "te-IN-Standard-B", gender: "Male" },</text:p>
          </table:table-cell>
          <table:table-cell table:style-name="ce3"/>
          <table:table-cell table:formula="of:=COM.MICROSOFT.CONCAT([.I$2]; &quot;: &quot;; CHAR(34); [.A437]; CHAR(34))" office:value-type="string" office:string-value="language: &quot;Telugu (India)&quot;" calcext:value-type="string">
            <text:p>language: "Telugu (India)"</text:p>
          </table:table-cell>
          <table:table-cell table:formula="of:=COM.MICROSOFT.CONCAT([.J$2]; &quot;: &quot;; CHAR(34); [.D437]; CHAR(34))" office:value-type="string" office:string-value="name: &quot;te-IN-Standard-B&quot;" calcext:value-type="string">
            <text:p>name: "te-IN-Standard-B"</text:p>
          </table:table-cell>
          <table:table-cell table:formula="of:=COM.MICROSOFT.CONCAT([.K$2]; &quot;: &quot;; CHAR(34); IF([.E43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Thai (Thailand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th-TH</text:p>
          </table:table-cell>
          <table:table-cell table:style-name="ce4" office:value-type="string" calcext:value-type="string">
            <text:p>th-TH-Neural2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38]; &quot;, &quot;; [.J438]; &quot;, &quot;; [.K438]; &quot; },&quot;)" office:value-type="string" office:string-value="{ language: &quot;Thai (Thailand)&quot;, name: &quot;th-TH-Neural2-C&quot;, gender: &quot;Female&quot; }," calcext:value-type="string">
            <text:p>{ language: "Thai (Thailand)", name: "th-TH-Neural2-C", gender: "Female" },</text:p>
          </table:table-cell>
          <table:table-cell table:style-name="ce4"/>
          <table:table-cell table:formula="of:=COM.MICROSOFT.CONCAT([.I$2]; &quot;: &quot;; CHAR(34); [.A438]; CHAR(34))" office:value-type="string" office:string-value="language: &quot;Thai (Thailand)&quot;" calcext:value-type="string">
            <text:p>language: "Thai (Thailand)"</text:p>
          </table:table-cell>
          <table:table-cell table:formula="of:=COM.MICROSOFT.CONCAT([.J$2]; &quot;: &quot;; CHAR(34); [.D438]; CHAR(34))" office:value-type="string" office:string-value="name: &quot;th-TH-Neural2-C&quot;" calcext:value-type="string">
            <text:p>name: "th-TH-Neural2-C"</text:p>
          </table:table-cell>
          <table:table-cell table:formula="of:=COM.MICROSOFT.CONCAT([.K$2]; &quot;: &quot;; CHAR(34); IF([.E43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Thai (Thailand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th-TH</text:p>
          </table:table-cell>
          <table:table-cell table:style-name="ce3" office:value-type="string" calcext:value-type="string">
            <text:p>th-TH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39]; &quot;, &quot;; [.J439]; &quot;, &quot;; [.K439]; &quot; },&quot;)" office:value-type="string" office:string-value="{ language: &quot;Thai (Thailand)&quot;, name: &quot;th-TH-Standard-A&quot;, gender: &quot;Female&quot; }," calcext:value-type="string">
            <text:p>{ language: "Thai (Thailand)", name: "th-TH-Standard-A", gender: "Female" },</text:p>
          </table:table-cell>
          <table:table-cell table:style-name="ce3"/>
          <table:table-cell table:formula="of:=COM.MICROSOFT.CONCAT([.I$2]; &quot;: &quot;; CHAR(34); [.A439]; CHAR(34))" office:value-type="string" office:string-value="language: &quot;Thai (Thailand)&quot;" calcext:value-type="string">
            <text:p>language: "Thai (Thailand)"</text:p>
          </table:table-cell>
          <table:table-cell table:formula="of:=COM.MICROSOFT.CONCAT([.J$2]; &quot;: &quot;; CHAR(34); [.D439]; CHAR(34))" office:value-type="string" office:string-value="name: &quot;th-TH-Standard-A&quot;" calcext:value-type="string">
            <text:p>name: "th-TH-Standard-A"</text:p>
          </table:table-cell>
          <table:table-cell table:formula="of:=COM.MICROSOFT.CONCAT([.K$2]; &quot;: &quot;; CHAR(34); IF([.E439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Turkish (Turke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tr-TR</text:p>
          </table:table-cell>
          <table:table-cell table:style-name="ce3" office:value-type="string" calcext:value-type="string">
            <text:p>tr-TR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40]; &quot;, &quot;; [.J440]; &quot;, &quot;; [.K440]; &quot; },&quot;)" office:value-type="string" office:string-value="{ language: &quot;Turkish (Turkey)&quot;, name: &quot;tr-TR-Standard-A&quot;, gender: &quot;Female&quot; }," calcext:value-type="string">
            <text:p>{ language: "Turkish (Turkey)", name: "tr-TR-Standard-A", gender: "Female" },</text:p>
          </table:table-cell>
          <table:table-cell table:style-name="ce3"/>
          <table:table-cell table:formula="of:=COM.MICROSOFT.CONCAT([.I$2]; &quot;: &quot;; CHAR(34); [.A440]; CHAR(34))" office:value-type="string" office:string-value="language: &quot;Turkish (Turkey)&quot;" calcext:value-type="string">
            <text:p>language: "Turkish (Turkey)"</text:p>
          </table:table-cell>
          <table:table-cell table:formula="of:=COM.MICROSOFT.CONCAT([.J$2]; &quot;: &quot;; CHAR(34); [.D440]; CHAR(34))" office:value-type="string" office:string-value="name: &quot;tr-TR-Standard-A&quot;" calcext:value-type="string">
            <text:p>name: "tr-TR-Standard-A"</text:p>
          </table:table-cell>
          <table:table-cell table:formula="of:=COM.MICROSOFT.CONCAT([.K$2]; &quot;: &quot;; CHAR(34); IF([.E44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Turkish (Turke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tr-TR</text:p>
          </table:table-cell>
          <table:table-cell table:style-name="ce3" office:value-type="string" calcext:value-type="string">
            <text:p>tr-TR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441]; &quot;, &quot;; [.J441]; &quot;, &quot;; [.K441]; &quot; },&quot;)" office:value-type="string" office:string-value="{ language: &quot;Turkish (Turkey)&quot;, name: &quot;tr-TR-Standard-B&quot;, gender: &quot;Male&quot; }," calcext:value-type="string">
            <text:p>{ language: "Turkish (Turkey)", name: "tr-TR-Standard-B", gender: "Male" },</text:p>
          </table:table-cell>
          <table:table-cell table:style-name="ce3"/>
          <table:table-cell table:formula="of:=COM.MICROSOFT.CONCAT([.I$2]; &quot;: &quot;; CHAR(34); [.A441]; CHAR(34))" office:value-type="string" office:string-value="language: &quot;Turkish (Turkey)&quot;" calcext:value-type="string">
            <text:p>language: "Turkish (Turkey)"</text:p>
          </table:table-cell>
          <table:table-cell table:formula="of:=COM.MICROSOFT.CONCAT([.J$2]; &quot;: &quot;; CHAR(34); [.D441]; CHAR(34))" office:value-type="string" office:string-value="name: &quot;tr-TR-Standard-B&quot;" calcext:value-type="string">
            <text:p>name: "tr-TR-Standard-B"</text:p>
          </table:table-cell>
          <table:table-cell table:formula="of:=COM.MICROSOFT.CONCAT([.K$2]; &quot;: &quot;; CHAR(34); IF([.E44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Turkish (Turke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tr-TR</text:p>
          </table:table-cell>
          <table:table-cell table:style-name="ce3" office:value-type="string" calcext:value-type="string">
            <text:p>tr-TR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42]; &quot;, &quot;; [.J442]; &quot;, &quot;; [.K442]; &quot; },&quot;)" office:value-type="string" office:string-value="{ language: &quot;Turkish (Turkey)&quot;, name: &quot;tr-TR-Standard-C&quot;, gender: &quot;Female&quot; }," calcext:value-type="string">
            <text:p>{ language: "Turkish (Turkey)", name: "tr-TR-Standard-C", gender: "Female" },</text:p>
          </table:table-cell>
          <table:table-cell table:style-name="ce3"/>
          <table:table-cell table:formula="of:=COM.MICROSOFT.CONCAT([.I$2]; &quot;: &quot;; CHAR(34); [.A442]; CHAR(34))" office:value-type="string" office:string-value="language: &quot;Turkish (Turkey)&quot;" calcext:value-type="string">
            <text:p>language: "Turkish (Turkey)"</text:p>
          </table:table-cell>
          <table:table-cell table:formula="of:=COM.MICROSOFT.CONCAT([.J$2]; &quot;: &quot;; CHAR(34); [.D442]; CHAR(34))" office:value-type="string" office:string-value="name: &quot;tr-TR-Standard-C&quot;" calcext:value-type="string">
            <text:p>name: "tr-TR-Standard-C"</text:p>
          </table:table-cell>
          <table:table-cell table:formula="of:=COM.MICROSOFT.CONCAT([.K$2]; &quot;: &quot;; CHAR(34); IF([.E44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Turkish (Turke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tr-TR</text:p>
          </table:table-cell>
          <table:table-cell table:style-name="ce3" office:value-type="string" calcext:value-type="string">
            <text:p>tr-TR-Standard-D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43]; &quot;, &quot;; [.J443]; &quot;, &quot;; [.K443]; &quot; },&quot;)" office:value-type="string" office:string-value="{ language: &quot;Turkish (Turkey)&quot;, name: &quot;tr-TR-Standard-D&quot;, gender: &quot;Female&quot; }," calcext:value-type="string">
            <text:p>{ language: "Turkish (Turkey)", name: "tr-TR-Standard-D", gender: "Female" },</text:p>
          </table:table-cell>
          <table:table-cell table:style-name="ce3"/>
          <table:table-cell table:formula="of:=COM.MICROSOFT.CONCAT([.I$2]; &quot;: &quot;; CHAR(34); [.A443]; CHAR(34))" office:value-type="string" office:string-value="language: &quot;Turkish (Turkey)&quot;" calcext:value-type="string">
            <text:p>language: "Turkish (Turkey)"</text:p>
          </table:table-cell>
          <table:table-cell table:formula="of:=COM.MICROSOFT.CONCAT([.J$2]; &quot;: &quot;; CHAR(34); [.D443]; CHAR(34))" office:value-type="string" office:string-value="name: &quot;tr-TR-Standard-D&quot;" calcext:value-type="string">
            <text:p>name: "tr-TR-Standard-D"</text:p>
          </table:table-cell>
          <table:table-cell table:formula="of:=COM.MICROSOFT.CONCAT([.K$2]; &quot;: &quot;; CHAR(34); IF([.E443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Turkish (Turkey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tr-TR</text:p>
          </table:table-cell>
          <table:table-cell table:style-name="ce3" office:value-type="string" calcext:value-type="string">
            <text:p>tr-TR-Standard-E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444]; &quot;, &quot;; [.J444]; &quot;, &quot;; [.K444]; &quot; },&quot;)" office:value-type="string" office:string-value="{ language: &quot;Turkish (Turkey)&quot;, name: &quot;tr-TR-Standard-E&quot;, gender: &quot;Male&quot; }," calcext:value-type="string">
            <text:p>{ language: "Turkish (Turkey)", name: "tr-TR-Standard-E", gender: "Male" },</text:p>
          </table:table-cell>
          <table:table-cell table:style-name="ce3"/>
          <table:table-cell table:formula="of:=COM.MICROSOFT.CONCAT([.I$2]; &quot;: &quot;; CHAR(34); [.A444]; CHAR(34))" office:value-type="string" office:string-value="language: &quot;Turkish (Turkey)&quot;" calcext:value-type="string">
            <text:p>language: "Turkish (Turkey)"</text:p>
          </table:table-cell>
          <table:table-cell table:formula="of:=COM.MICROSOFT.CONCAT([.J$2]; &quot;: &quot;; CHAR(34); [.D444]; CHAR(34))" office:value-type="string" office:string-value="name: &quot;tr-TR-Standard-E&quot;" calcext:value-type="string">
            <text:p>name: "tr-TR-Standard-E"</text:p>
          </table:table-cell>
          <table:table-cell table:formula="of:=COM.MICROSOFT.CONCAT([.K$2]; &quot;: &quot;; CHAR(34); IF([.E444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Turkish (Turke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tr-TR</text:p>
          </table:table-cell>
          <table:table-cell table:style-name="ce4" office:value-type="string" calcext:value-type="string">
            <text:p>tr-TR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45]; &quot;, &quot;; [.J445]; &quot;, &quot;; [.K445]; &quot; },&quot;)" office:value-type="string" office:string-value="{ language: &quot;Turkish (Turkey)&quot;, name: &quot;tr-TR-Wavenet-A&quot;, gender: &quot;Female&quot; }," calcext:value-type="string">
            <text:p>{ language: "Turkish (Turkey)", name: "tr-TR-Wavenet-A", gender: "Female" },</text:p>
          </table:table-cell>
          <table:table-cell table:style-name="ce4"/>
          <table:table-cell table:formula="of:=COM.MICROSOFT.CONCAT([.I$2]; &quot;: &quot;; CHAR(34); [.A445]; CHAR(34))" office:value-type="string" office:string-value="language: &quot;Turkish (Turkey)&quot;" calcext:value-type="string">
            <text:p>language: "Turkish (Turkey)"</text:p>
          </table:table-cell>
          <table:table-cell table:formula="of:=COM.MICROSOFT.CONCAT([.J$2]; &quot;: &quot;; CHAR(34); [.D445]; CHAR(34))" office:value-type="string" office:string-value="name: &quot;tr-TR-Wavenet-A&quot;" calcext:value-type="string">
            <text:p>name: "tr-TR-Wavenet-A"</text:p>
          </table:table-cell>
          <table:table-cell table:formula="of:=COM.MICROSOFT.CONCAT([.K$2]; &quot;: &quot;; CHAR(34); IF([.E445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Turkish (Turke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tr-TR</text:p>
          </table:table-cell>
          <table:table-cell table:style-name="ce4" office:value-type="string" calcext:value-type="string">
            <text:p>tr-TR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46]; &quot;, &quot;; [.J446]; &quot;, &quot;; [.K446]; &quot; },&quot;)" office:value-type="string" office:string-value="{ language: &quot;Turkish (Turkey)&quot;, name: &quot;tr-TR-Wavenet-B&quot;, gender: &quot;Male&quot; }," calcext:value-type="string">
            <text:p>{ language: "Turkish (Turkey)", name: "tr-TR-Wavenet-B", gender: "Male" },</text:p>
          </table:table-cell>
          <table:table-cell table:style-name="ce4"/>
          <table:table-cell table:formula="of:=COM.MICROSOFT.CONCAT([.I$2]; &quot;: &quot;; CHAR(34); [.A446]; CHAR(34))" office:value-type="string" office:string-value="language: &quot;Turkish (Turkey)&quot;" calcext:value-type="string">
            <text:p>language: "Turkish (Turkey)"</text:p>
          </table:table-cell>
          <table:table-cell table:formula="of:=COM.MICROSOFT.CONCAT([.J$2]; &quot;: &quot;; CHAR(34); [.D446]; CHAR(34))" office:value-type="string" office:string-value="name: &quot;tr-TR-Wavenet-B&quot;" calcext:value-type="string">
            <text:p>name: "tr-TR-Wavenet-B"</text:p>
          </table:table-cell>
          <table:table-cell table:formula="of:=COM.MICROSOFT.CONCAT([.K$2]; &quot;: &quot;; CHAR(34); IF([.E446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Turkish (Turke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tr-TR</text:p>
          </table:table-cell>
          <table:table-cell table:style-name="ce4" office:value-type="string" calcext:value-type="string">
            <text:p>tr-TR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47]; &quot;, &quot;; [.J447]; &quot;, &quot;; [.K447]; &quot; },&quot;)" office:value-type="string" office:string-value="{ language: &quot;Turkish (Turkey)&quot;, name: &quot;tr-TR-Wavenet-C&quot;, gender: &quot;Female&quot; }," calcext:value-type="string">
            <text:p>{ language: "Turkish (Turkey)", name: "tr-TR-Wavenet-C", gender: "Female" },</text:p>
          </table:table-cell>
          <table:table-cell table:style-name="ce4"/>
          <table:table-cell table:formula="of:=COM.MICROSOFT.CONCAT([.I$2]; &quot;: &quot;; CHAR(34); [.A447]; CHAR(34))" office:value-type="string" office:string-value="language: &quot;Turkish (Turkey)&quot;" calcext:value-type="string">
            <text:p>language: "Turkish (Turkey)"</text:p>
          </table:table-cell>
          <table:table-cell table:formula="of:=COM.MICROSOFT.CONCAT([.J$2]; &quot;: &quot;; CHAR(34); [.D447]; CHAR(34))" office:value-type="string" office:string-value="name: &quot;tr-TR-Wavenet-C&quot;" calcext:value-type="string">
            <text:p>name: "tr-TR-Wavenet-C"</text:p>
          </table:table-cell>
          <table:table-cell table:formula="of:=COM.MICROSOFT.CONCAT([.K$2]; &quot;: &quot;; CHAR(34); IF([.E447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Turkish (Turke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tr-TR</text:p>
          </table:table-cell>
          <table:table-cell table:style-name="ce4" office:value-type="string" calcext:value-type="string">
            <text:p>tr-TR-Wavenet-D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48]; &quot;, &quot;; [.J448]; &quot;, &quot;; [.K448]; &quot; },&quot;)" office:value-type="string" office:string-value="{ language: &quot;Turkish (Turkey)&quot;, name: &quot;tr-TR-Wavenet-D&quot;, gender: &quot;Female&quot; }," calcext:value-type="string">
            <text:p>{ language: "Turkish (Turkey)", name: "tr-TR-Wavenet-D", gender: "Female" },</text:p>
          </table:table-cell>
          <table:table-cell table:style-name="ce4"/>
          <table:table-cell table:formula="of:=COM.MICROSOFT.CONCAT([.I$2]; &quot;: &quot;; CHAR(34); [.A448]; CHAR(34))" office:value-type="string" office:string-value="language: &quot;Turkish (Turkey)&quot;" calcext:value-type="string">
            <text:p>language: "Turkish (Turkey)"</text:p>
          </table:table-cell>
          <table:table-cell table:formula="of:=COM.MICROSOFT.CONCAT([.J$2]; &quot;: &quot;; CHAR(34); [.D448]; CHAR(34))" office:value-type="string" office:string-value="name: &quot;tr-TR-Wavenet-D&quot;" calcext:value-type="string">
            <text:p>name: "tr-TR-Wavenet-D"</text:p>
          </table:table-cell>
          <table:table-cell table:formula="of:=COM.MICROSOFT.CONCAT([.K$2]; &quot;: &quot;; CHAR(34); IF([.E44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Turkish (Turkey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tr-TR</text:p>
          </table:table-cell>
          <table:table-cell table:style-name="ce4" office:value-type="string" calcext:value-type="string">
            <text:p>tr-TR-Wavenet-E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49]; &quot;, &quot;; [.J449]; &quot;, &quot;; [.K449]; &quot; },&quot;)" office:value-type="string" office:string-value="{ language: &quot;Turkish (Turkey)&quot;, name: &quot;tr-TR-Wavenet-E&quot;, gender: &quot;Male&quot; }," calcext:value-type="string">
            <text:p>{ language: "Turkish (Turkey)", name: "tr-TR-Wavenet-E", gender: "Male" },</text:p>
          </table:table-cell>
          <table:table-cell table:style-name="ce4"/>
          <table:table-cell table:formula="of:=COM.MICROSOFT.CONCAT([.I$2]; &quot;: &quot;; CHAR(34); [.A449]; CHAR(34))" office:value-type="string" office:string-value="language: &quot;Turkish (Turkey)&quot;" calcext:value-type="string">
            <text:p>language: "Turkish (Turkey)"</text:p>
          </table:table-cell>
          <table:table-cell table:formula="of:=COM.MICROSOFT.CONCAT([.J$2]; &quot;: &quot;; CHAR(34); [.D449]; CHAR(34))" office:value-type="string" office:string-value="name: &quot;tr-TR-Wavenet-E&quot;" calcext:value-type="string">
            <text:p>name: "tr-TR-Wavenet-E"</text:p>
          </table:table-cell>
          <table:table-cell table:formula="of:=COM.MICROSOFT.CONCAT([.K$2]; &quot;: &quot;; CHAR(34); IF([.E44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Ukrainian (Ukraine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uk-UA</text:p>
          </table:table-cell>
          <table:table-cell table:style-name="ce3" office:value-type="string" calcext:value-type="string">
            <text:p>uk-UA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50]; &quot;, &quot;; [.J450]; &quot;, &quot;; [.K450]; &quot; },&quot;)" office:value-type="string" office:string-value="{ language: &quot;Ukrainian (Ukraine)&quot;, name: &quot;uk-UA-Standard-A&quot;, gender: &quot;Female&quot; }," calcext:value-type="string">
            <text:p>{ language: "Ukrainian (Ukraine)", name: "uk-UA-Standard-A", gender: "Female" },</text:p>
          </table:table-cell>
          <table:table-cell table:style-name="ce3"/>
          <table:table-cell table:formula="of:=COM.MICROSOFT.CONCAT([.I$2]; &quot;: &quot;; CHAR(34); [.A450]; CHAR(34))" office:value-type="string" office:string-value="language: &quot;Ukrainian (Ukraine)&quot;" calcext:value-type="string">
            <text:p>language: "Ukrainian (Ukraine)"</text:p>
          </table:table-cell>
          <table:table-cell table:formula="of:=COM.MICROSOFT.CONCAT([.J$2]; &quot;: &quot;; CHAR(34); [.D450]; CHAR(34))" office:value-type="string" office:string-value="name: &quot;uk-UA-Standard-A&quot;" calcext:value-type="string">
            <text:p>name: "uk-UA-Standard-A"</text:p>
          </table:table-cell>
          <table:table-cell table:formula="of:=COM.MICROSOFT.CONCAT([.K$2]; &quot;: &quot;; CHAR(34); IF([.E45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Ukrainian (Ukraine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uk-UA</text:p>
          </table:table-cell>
          <table:table-cell table:style-name="ce4" office:value-type="string" calcext:value-type="string">
            <text:p>uk-UA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51]; &quot;, &quot;; [.J451]; &quot;, &quot;; [.K451]; &quot; },&quot;)" office:value-type="string" office:string-value="{ language: &quot;Ukrainian (Ukraine)&quot;, name: &quot;uk-UA-Wavenet-A&quot;, gender: &quot;Female&quot; }," calcext:value-type="string">
            <text:p>{ language: "Ukrainian (Ukraine)", name: "uk-UA-Wavenet-A", gender: "Female" },</text:p>
          </table:table-cell>
          <table:table-cell table:style-name="ce4"/>
          <table:table-cell table:formula="of:=COM.MICROSOFT.CONCAT([.I$2]; &quot;: &quot;; CHAR(34); [.A451]; CHAR(34))" office:value-type="string" office:string-value="language: &quot;Ukrainian (Ukraine)&quot;" calcext:value-type="string">
            <text:p>language: "Ukrainian (Ukraine)"</text:p>
          </table:table-cell>
          <table:table-cell table:formula="of:=COM.MICROSOFT.CONCAT([.J$2]; &quot;: &quot;; CHAR(34); [.D451]; CHAR(34))" office:value-type="string" office:string-value="name: &quot;uk-UA-Wavenet-A&quot;" calcext:value-type="string">
            <text:p>name: "uk-UA-Wavenet-A"</text:p>
          </table:table-cell>
          <table:table-cell table:formula="of:=COM.MICROSOFT.CONCAT([.K$2]; &quot;: &quot;; CHAR(34); IF([.E451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Vietnamese (Vietnam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vi-VN</text:p>
          </table:table-cell>
          <table:table-cell table:style-name="ce4" office:value-type="string" calcext:value-type="string">
            <text:p>vi-VN-Neural2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52]; &quot;, &quot;; [.J452]; &quot;, &quot;; [.K452]; &quot; },&quot;)" office:value-type="string" office:string-value="{ language: &quot;Vietnamese (Vietnam)&quot;, name: &quot;vi-VN-Neural2-A&quot;, gender: &quot;Female&quot; }," calcext:value-type="string">
            <text:p>{ language: "Vietnamese (Vietnam)", name: "vi-VN-Neural2-A", gender: "Female" },</text:p>
          </table:table-cell>
          <table:table-cell table:style-name="ce4"/>
          <table:table-cell table:formula="of:=COM.MICROSOFT.CONCAT([.I$2]; &quot;: &quot;; CHAR(34); [.A452]; CHAR(34))" office:value-type="string" office:string-value="language: &quot;Vietnamese (Vietnam)&quot;" calcext:value-type="string">
            <text:p>language: "Vietnamese (Vietnam)"</text:p>
          </table:table-cell>
          <table:table-cell table:formula="of:=COM.MICROSOFT.CONCAT([.J$2]; &quot;: &quot;; CHAR(34); [.D452]; CHAR(34))" office:value-type="string" office:string-value="name: &quot;vi-VN-Neural2-A&quot;" calcext:value-type="string">
            <text:p>name: "vi-VN-Neural2-A"</text:p>
          </table:table-cell>
          <table:table-cell table:formula="of:=COM.MICROSOFT.CONCAT([.K$2]; &quot;: &quot;; CHAR(34); IF([.E452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Vietnamese (Vietnam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vi-VN</text:p>
          </table:table-cell>
          <table:table-cell table:style-name="ce4" office:value-type="string" calcext:value-type="string">
            <text:p>vi-VN-Neural2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53]; &quot;, &quot;; [.J453]; &quot;, &quot;; [.K453]; &quot; },&quot;)" office:value-type="string" office:string-value="{ language: &quot;Vietnamese (Vietnam)&quot;, name: &quot;vi-VN-Neural2-D&quot;, gender: &quot;Male&quot; }," calcext:value-type="string">
            <text:p>{ language: "Vietnamese (Vietnam)", name: "vi-VN-Neural2-D", gender: "Male" },</text:p>
          </table:table-cell>
          <table:table-cell table:style-name="ce4"/>
          <table:table-cell table:formula="of:=COM.MICROSOFT.CONCAT([.I$2]; &quot;: &quot;; CHAR(34); [.A453]; CHAR(34))" office:value-type="string" office:string-value="language: &quot;Vietnamese (Vietnam)&quot;" calcext:value-type="string">
            <text:p>language: "Vietnamese (Vietnam)"</text:p>
          </table:table-cell>
          <table:table-cell table:formula="of:=COM.MICROSOFT.CONCAT([.J$2]; &quot;: &quot;; CHAR(34); [.D453]; CHAR(34))" office:value-type="string" office:string-value="name: &quot;vi-VN-Neural2-D&quot;" calcext:value-type="string">
            <text:p>name: "vi-VN-Neural2-D"</text:p>
          </table:table-cell>
          <table:table-cell table:formula="of:=COM.MICROSOFT.CONCAT([.K$2]; &quot;: &quot;; CHAR(34); IF([.E453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Vietnamese (Vietnam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vi-VN</text:p>
          </table:table-cell>
          <table:table-cell table:style-name="ce3" office:value-type="string" calcext:value-type="string">
            <text:p>vi-VN-Standard-A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54]; &quot;, &quot;; [.J454]; &quot;, &quot;; [.K454]; &quot; },&quot;)" office:value-type="string" office:string-value="{ language: &quot;Vietnamese (Vietnam)&quot;, name: &quot;vi-VN-Standard-A&quot;, gender: &quot;Female&quot; }," calcext:value-type="string">
            <text:p>{ language: "Vietnamese (Vietnam)", name: "vi-VN-Standard-A", gender: "Female" },</text:p>
          </table:table-cell>
          <table:table-cell table:style-name="ce3"/>
          <table:table-cell table:formula="of:=COM.MICROSOFT.CONCAT([.I$2]; &quot;: &quot;; CHAR(34); [.A454]; CHAR(34))" office:value-type="string" office:string-value="language: &quot;Vietnamese (Vietnam)&quot;" calcext:value-type="string">
            <text:p>language: "Vietnamese (Vietnam)"</text:p>
          </table:table-cell>
          <table:table-cell table:formula="of:=COM.MICROSOFT.CONCAT([.J$2]; &quot;: &quot;; CHAR(34); [.D454]; CHAR(34))" office:value-type="string" office:string-value="name: &quot;vi-VN-Standard-A&quot;" calcext:value-type="string">
            <text:p>name: "vi-VN-Standard-A"</text:p>
          </table:table-cell>
          <table:table-cell table:formula="of:=COM.MICROSOFT.CONCAT([.K$2]; &quot;: &quot;; CHAR(34); IF([.E454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Vietnamese (Vietnam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vi-VN</text:p>
          </table:table-cell>
          <table:table-cell table:style-name="ce3" office:value-type="string" calcext:value-type="string">
            <text:p>vi-VN-Standard-B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455]; &quot;, &quot;; [.J455]; &quot;, &quot;; [.K455]; &quot; },&quot;)" office:value-type="string" office:string-value="{ language: &quot;Vietnamese (Vietnam)&quot;, name: &quot;vi-VN-Standard-B&quot;, gender: &quot;Male&quot; }," calcext:value-type="string">
            <text:p>{ language: "Vietnamese (Vietnam)", name: "vi-VN-Standard-B", gender: "Male" },</text:p>
          </table:table-cell>
          <table:table-cell table:style-name="ce3"/>
          <table:table-cell table:formula="of:=COM.MICROSOFT.CONCAT([.I$2]; &quot;: &quot;; CHAR(34); [.A455]; CHAR(34))" office:value-type="string" office:string-value="language: &quot;Vietnamese (Vietnam)&quot;" calcext:value-type="string">
            <text:p>language: "Vietnamese (Vietnam)"</text:p>
          </table:table-cell>
          <table:table-cell table:formula="of:=COM.MICROSOFT.CONCAT([.J$2]; &quot;: &quot;; CHAR(34); [.D455]; CHAR(34))" office:value-type="string" office:string-value="name: &quot;vi-VN-Standard-B&quot;" calcext:value-type="string">
            <text:p>name: "vi-VN-Standard-B"</text:p>
          </table:table-cell>
          <table:table-cell table:formula="of:=COM.MICROSOFT.CONCAT([.K$2]; &quot;: &quot;; CHAR(34); IF([.E455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Vietnamese (Vietnam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vi-VN</text:p>
          </table:table-cell>
          <table:table-cell table:style-name="ce3" office:value-type="string" calcext:value-type="string">
            <text:p>vi-VN-Standard-C</text:p>
          </table:table-cell>
          <table:table-cell table:style-name="ce3" office:value-type="string" calcext:value-type="string">
            <text:p>FEMALE</text:p>
          </table:table-cell>
          <table:table-cell table:style-name="ce3"/>
          <table:table-cell table:formula="of:=COM.MICROSOFT.CONCAT(&quot;{ &quot;; [.I456]; &quot;, &quot;; [.J456]; &quot;, &quot;; [.K456]; &quot; },&quot;)" office:value-type="string" office:string-value="{ language: &quot;Vietnamese (Vietnam)&quot;, name: &quot;vi-VN-Standard-C&quot;, gender: &quot;Female&quot; }," calcext:value-type="string">
            <text:p>{ language: "Vietnamese (Vietnam)", name: "vi-VN-Standard-C", gender: "Female" },</text:p>
          </table:table-cell>
          <table:table-cell table:style-name="ce3"/>
          <table:table-cell table:formula="of:=COM.MICROSOFT.CONCAT([.I$2]; &quot;: &quot;; CHAR(34); [.A456]; CHAR(34))" office:value-type="string" office:string-value="language: &quot;Vietnamese (Vietnam)&quot;" calcext:value-type="string">
            <text:p>language: "Vietnamese (Vietnam)"</text:p>
          </table:table-cell>
          <table:table-cell table:formula="of:=COM.MICROSOFT.CONCAT([.J$2]; &quot;: &quot;; CHAR(34); [.D456]; CHAR(34))" office:value-type="string" office:string-value="name: &quot;vi-VN-Standard-C&quot;" calcext:value-type="string">
            <text:p>name: "vi-VN-Standard-C"</text:p>
          </table:table-cell>
          <table:table-cell table:formula="of:=COM.MICROSOFT.CONCAT([.K$2]; &quot;: &quot;; CHAR(34); IF([.E456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3" office:value-type="string" calcext:value-type="string">
            <text:p>Vietnamese (Vietnam)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vi-VN</text:p>
          </table:table-cell>
          <table:table-cell table:style-name="ce3" office:value-type="string" calcext:value-type="string">
            <text:p>vi-VN-Standard-D</text:p>
          </table:table-cell>
          <table:table-cell table:style-name="ce3" office:value-type="string" calcext:value-type="string">
            <text:p>MALE</text:p>
          </table:table-cell>
          <table:table-cell table:style-name="ce3"/>
          <table:table-cell table:formula="of:=COM.MICROSOFT.CONCAT(&quot;{ &quot;; [.I457]; &quot;, &quot;; [.J457]; &quot;, &quot;; [.K457]; &quot; },&quot;)" office:value-type="string" office:string-value="{ language: &quot;Vietnamese (Vietnam)&quot;, name: &quot;vi-VN-Standard-D&quot;, gender: &quot;Male&quot; }," calcext:value-type="string">
            <text:p>{ language: "Vietnamese (Vietnam)", name: "vi-VN-Standard-D", gender: "Male" },</text:p>
          </table:table-cell>
          <table:table-cell table:style-name="ce3"/>
          <table:table-cell table:formula="of:=COM.MICROSOFT.CONCAT([.I$2]; &quot;: &quot;; CHAR(34); [.A457]; CHAR(34))" office:value-type="string" office:string-value="language: &quot;Vietnamese (Vietnam)&quot;" calcext:value-type="string">
            <text:p>language: "Vietnamese (Vietnam)"</text:p>
          </table:table-cell>
          <table:table-cell table:formula="of:=COM.MICROSOFT.CONCAT([.J$2]; &quot;: &quot;; CHAR(34); [.D457]; CHAR(34))" office:value-type="string" office:string-value="name: &quot;vi-VN-Standard-D&quot;" calcext:value-type="string">
            <text:p>name: "vi-VN-Standard-D"</text:p>
          </table:table-cell>
          <table:table-cell table:formula="of:=COM.MICROSOFT.CONCAT([.K$2]; &quot;: &quot;; CHAR(34); IF([.E457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2"/>
          <table:table-cell table:style-name="Default" table:number-columns-repeated="1009"/>
        </table:table-row>
        <table:table-row table:style-name="ro2">
          <table:table-cell table:style-name="ce4" office:value-type="string" calcext:value-type="string">
            <text:p>Vietnamese (Vietnam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vi-VN</text:p>
          </table:table-cell>
          <table:table-cell table:style-name="ce4" office:value-type="string" calcext:value-type="string">
            <text:p>vi-VN-Wavenet-A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58]; &quot;, &quot;; [.J458]; &quot;, &quot;; [.K458]; &quot; },&quot;)" office:value-type="string" office:string-value="{ language: &quot;Vietnamese (Vietnam)&quot;, name: &quot;vi-VN-Wavenet-A&quot;, gender: &quot;Female&quot; }," calcext:value-type="string">
            <text:p>{ language: "Vietnamese (Vietnam)", name: "vi-VN-Wavenet-A", gender: "Female" },</text:p>
          </table:table-cell>
          <table:table-cell table:style-name="ce4"/>
          <table:table-cell table:formula="of:=COM.MICROSOFT.CONCAT([.I$2]; &quot;: &quot;; CHAR(34); [.A458]; CHAR(34))" office:value-type="string" office:string-value="language: &quot;Vietnamese (Vietnam)&quot;" calcext:value-type="string">
            <text:p>language: "Vietnamese (Vietnam)"</text:p>
          </table:table-cell>
          <table:table-cell table:formula="of:=COM.MICROSOFT.CONCAT([.J$2]; &quot;: &quot;; CHAR(34); [.D458]; CHAR(34))" office:value-type="string" office:string-value="name: &quot;vi-VN-Wavenet-A&quot;" calcext:value-type="string">
            <text:p>name: "vi-VN-Wavenet-A"</text:p>
          </table:table-cell>
          <table:table-cell table:formula="of:=COM.MICROSOFT.CONCAT([.K$2]; &quot;: &quot;; CHAR(34); IF([.E458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Vietnamese (Vietnam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vi-VN</text:p>
          </table:table-cell>
          <table:table-cell table:style-name="ce4" office:value-type="string" calcext:value-type="string">
            <text:p>vi-VN-Wavenet-B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59]; &quot;, &quot;; [.J459]; &quot;, &quot;; [.K459]; &quot; },&quot;)" office:value-type="string" office:string-value="{ language: &quot;Vietnamese (Vietnam)&quot;, name: &quot;vi-VN-Wavenet-B&quot;, gender: &quot;Male&quot; }," calcext:value-type="string">
            <text:p>{ language: "Vietnamese (Vietnam)", name: "vi-VN-Wavenet-B", gender: "Male" },</text:p>
          </table:table-cell>
          <table:table-cell table:style-name="ce4"/>
          <table:table-cell table:formula="of:=COM.MICROSOFT.CONCAT([.I$2]; &quot;: &quot;; CHAR(34); [.A459]; CHAR(34))" office:value-type="string" office:string-value="language: &quot;Vietnamese (Vietnam)&quot;" calcext:value-type="string">
            <text:p>language: "Vietnamese (Vietnam)"</text:p>
          </table:table-cell>
          <table:table-cell table:formula="of:=COM.MICROSOFT.CONCAT([.J$2]; &quot;: &quot;; CHAR(34); [.D459]; CHAR(34))" office:value-type="string" office:string-value="name: &quot;vi-VN-Wavenet-B&quot;" calcext:value-type="string">
            <text:p>name: "vi-VN-Wavenet-B"</text:p>
          </table:table-cell>
          <table:table-cell table:formula="of:=COM.MICROSOFT.CONCAT([.K$2]; &quot;: &quot;; CHAR(34); IF([.E459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Vietnamese (Vietnam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vi-VN</text:p>
          </table:table-cell>
          <table:table-cell table:style-name="ce4" office:value-type="string" calcext:value-type="string">
            <text:p>vi-VN-Wavenet-C</text:p>
          </table:table-cell>
          <table:table-cell table:style-name="ce4" office:value-type="string" calcext:value-type="string">
            <text:p>FEMALE</text:p>
          </table:table-cell>
          <table:table-cell table:style-name="ce4"/>
          <table:table-cell table:formula="of:=COM.MICROSOFT.CONCAT(&quot;{ &quot;; [.I460]; &quot;, &quot;; [.J460]; &quot;, &quot;; [.K460]; &quot; },&quot;)" office:value-type="string" office:string-value="{ language: &quot;Vietnamese (Vietnam)&quot;, name: &quot;vi-VN-Wavenet-C&quot;, gender: &quot;Female&quot; }," calcext:value-type="string">
            <text:p>{ language: "Vietnamese (Vietnam)", name: "vi-VN-Wavenet-C", gender: "Female" },</text:p>
          </table:table-cell>
          <table:table-cell table:style-name="ce4"/>
          <table:table-cell table:formula="of:=COM.MICROSOFT.CONCAT([.I$2]; &quot;: &quot;; CHAR(34); [.A460]; CHAR(34))" office:value-type="string" office:string-value="language: &quot;Vietnamese (Vietnam)&quot;" calcext:value-type="string">
            <text:p>language: "Vietnamese (Vietnam)"</text:p>
          </table:table-cell>
          <table:table-cell table:formula="of:=COM.MICROSOFT.CONCAT([.J$2]; &quot;: &quot;; CHAR(34); [.D460]; CHAR(34))" office:value-type="string" office:string-value="name: &quot;vi-VN-Wavenet-C&quot;" calcext:value-type="string">
            <text:p>name: "vi-VN-Wavenet-C"</text:p>
          </table:table-cell>
          <table:table-cell table:formula="of:=COM.MICROSOFT.CONCAT([.K$2]; &quot;: &quot;; CHAR(34); IF([.E460]=&quot;FEMALE&quot;; &quot;Female&quot;; &quot;Male&quot;); CHAR(34))" office:value-type="string" office:string-value="gender: &quot;Female&quot;" calcext:value-type="string">
            <text:p>gender: "Female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Vietnamese (Vietnam)</text:p>
          </table:table-cell>
          <table:table-cell table:style-name="ce4" office:value-type="string" calcext:value-type="string">
            <text:p>Premium</text:p>
          </table:table-cell>
          <table:table-cell table:style-name="ce4" office:value-type="string" calcext:value-type="string">
            <text:p>vi-VN</text:p>
          </table:table-cell>
          <table:table-cell table:style-name="ce4" office:value-type="string" calcext:value-type="string">
            <text:p>vi-VN-Wavenet-D</text:p>
          </table:table-cell>
          <table:table-cell table:style-name="ce4" office:value-type="string" calcext:value-type="string">
            <text:p>MALE</text:p>
          </table:table-cell>
          <table:table-cell table:style-name="ce4"/>
          <table:table-cell table:formula="of:=COM.MICROSOFT.CONCAT(&quot;{ &quot;; [.I461]; &quot;, &quot;; [.J461]; &quot;, &quot;; [.K461]; &quot; },&quot;)" office:value-type="string" office:string-value="{ language: &quot;Vietnamese (Vietnam)&quot;, name: &quot;vi-VN-Wavenet-D&quot;, gender: &quot;Male&quot; }," calcext:value-type="string">
            <text:p>{ language: "Vietnamese (Vietnam)", name: "vi-VN-Wavenet-D", gender: "Male" },</text:p>
          </table:table-cell>
          <table:table-cell table:style-name="ce4"/>
          <table:table-cell table:formula="of:=COM.MICROSOFT.CONCAT([.I$2]; &quot;: &quot;; CHAR(34); [.A461]; CHAR(34))" office:value-type="string" office:string-value="language: &quot;Vietnamese (Vietnam)&quot;" calcext:value-type="string">
            <text:p>language: "Vietnamese (Vietnam)"</text:p>
          </table:table-cell>
          <table:table-cell table:formula="of:=COM.MICROSOFT.CONCAT([.J$2]; &quot;: &quot;; CHAR(34); [.D461]; CHAR(34))" office:value-type="string" office:string-value="name: &quot;vi-VN-Wavenet-D&quot;" calcext:value-type="string">
            <text:p>name: "vi-VN-Wavenet-D"</text:p>
          </table:table-cell>
          <table:table-cell table:formula="of:=COM.MICROSOFT.CONCAT([.K$2]; &quot;: &quot;; CHAR(34); IF([.E461]=&quot;FEMALE&quot;; &quot;Female&quot;; &quot;Male&quot;); CHAR(34))" office:value-type="string" office:string-value="gender: &quot;Male&quot;" calcext:value-type="string">
            <text:p>gender: "Male"</text:p>
          </table:table-cell>
          <table:table-cell table:number-columns-repeated="1011"/>
        </table:table-row>
        <table:table-row table:style-name="ro2" table:number-rows-repeated="1048114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2:Sheet1.K461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1T11:04:14.411000000</meta:creation-date>
    <dc:date>2024-06-01T15:33:27.572000000</dc:date>
    <meta:editing-duration>PT3H11M27S</meta:editing-duration>
    <meta:editing-cycles>7</meta:editing-cycles>
    <meta:generator>LibreOffice/7.3.6.2$Windows_X86_64 LibreOffice_project/c28ca90fd6e1a19e189fc16c05f8f8924961e12e</meta:generator>
    <meta:document-statistic meta:table-count="1" meta:cell-count="4142" meta:object-count="0"/>
  </office:meta>
</office:document-meta>
</file>